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21.6pt"/>
    </style:style>
    <style:style style:name="co8" style:family="table-column">
      <style:table-column-properties fo:break-before="auto" style:column-width="40.9pt"/>
    </style:style>
    <style:style style:name="co9" style:family="table-column">
      <style:table-column-properties fo:break-before="auto" style:column-width="45.5pt"/>
    </style:style>
    <style:style style:name="co10" style:family="table-column">
      <style:table-column-properties fo:break-before="auto" style:column-width="31.66pt"/>
    </style:style>
    <style:style style:name="co11" style:family="table-column">
      <style:table-column-properties fo:break-before="auto" style:column-width="38.81pt"/>
    </style:style>
    <style:style style:name="co12" style:family="table-column">
      <style:table-column-properties fo:break-before="auto" style:column-width="56.55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35.74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69.7pt"/>
    </style:style>
    <style:style style:name="co17" style:family="table-column">
      <style:table-column-properties fo:break-before="auto" style:column-width="49.66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63.5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52.7pt"/>
    </style:style>
    <style:style style:name="co22" style:family="table-column">
      <style:table-column-properties fo:break-before="auto" style:column-width="65.06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bcc"/>
    </style:style>
    <style:style style:name="ce12" style:family="table-cell" style:parent-style-name="Default">
      <style:table-cell-properties fo:background-color="#e0efd4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7a19a"/>
      <style:text-properties fo:font-weight="normal" style:font-weight-asian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b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2e0a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>
      <style:table-cell-properties fo:background-color="#f7a19a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1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fo:background-color="#f7a19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7a19a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">
      <style:table-cell-properties fo:background-color="#f7a19a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order-bottom="none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ons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weapon particle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item group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level</text:p>
          </table:table-cell>
          <table:table-cell table:style-name="Default" office:value-type="string" calcext:value-type="string">
            <text:p>health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i type</text:p>
          </table:table-cell>
          <table:table-cell office:value-type="string" calcext:value-type="string">
            <text:p>view range</text:p>
          </table:table-cell>
          <table:table-cell table:style-name="Default" office:value-type="string" calcext:value-type="string">
            <text:p>experience given</text:p>
          </table:table-cell>
          <table:table-cell office:value-type="string" calcext:value-type="string">
            <text:p>movement speed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urrent 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ttack range</text:p>
          </table:table-cell>
          <table:table-cell table:style-name="Default" office:value-type="string" calcext:value-type="string">
            <text:p>min damage</text:p>
          </table:table-cell>
          <table:table-cell table:style-name="Default" office:value-type="string" calcext:value-type="string">
            <text:p>max damage</text:p>
          </table:table-cell>
          <table:table-cell office:value-type="string" calcext:value-type="string">
            <text:p>fire period</text:p>
          </table:table-cell>
          <table:table-cell office:value-type="string" calcext:value-type="string">
            <text:p>weapon type</text:p>
          </table:table-cell>
        </table:table-row>
        <table:table-row table:style-name="ro1">
          <table:table-cell office:value-type="string" calcext:value-type="string">
            <text:p>testing_level3</text:p>
          </table:table-cell>
          <table:table-cell office:value-type="string" calcext:value-type="string">
            <text:p>Level 3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5</text:p>
          </table:table-cell>
          <table:table-cell office:value-type="string" calcext:value-type="string">
            <text:p>Level 5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288" calcext:value-type="float">
            <text:p>3288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7</text:p>
          </table:table-cell>
          <table:table-cell office:value-type="string" calcext:value-type="string">
            <text:p>Level 7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7209" calcext:value-type="float">
            <text:p>17209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9</text:p>
          </table:table-cell>
          <table:table-cell office:value-type="string" calcext:value-type="string">
            <text:p>Level 9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7815" calcext:value-type="float">
            <text:p>5781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11</text:p>
          </table:table-cell>
          <table:table-cell office:value-type="string" calcext:value-type="string">
            <text:p>Level 11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39675" calcext:value-type="float">
            <text:p>13967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13</text:p>
          </table:table-cell>
          <table:table-cell office:value-type="string" calcext:value-type="string">
            <text:p>Level 13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00122" calcext:value-type="float">
            <text:p>300122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15</text:p>
          </table:table-cell>
          <table:table-cell office:value-type="string" calcext:value-type="string">
            <text:p>Level 15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14598" calcext:value-type="float">
            <text:p>614598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17</text:p>
          </table:table-cell>
          <table:table-cell office:value-type="string" calcext:value-type="string">
            <text:p>Level 17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163096" calcext:value-type="float">
            <text:p>1163096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19</text:p>
          </table:table-cell>
          <table:table-cell office:value-type="string" calcext:value-type="string">
            <text:p>Level 19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090058" calcext:value-type="float">
            <text:p>2090058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21</text:p>
          </table:table-cell>
          <table:table-cell office:value-type="string" calcext:value-type="string">
            <text:p>Level 21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588512" calcext:value-type="float">
            <text:p>3588512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23</text:p>
          </table:table-cell>
          <table:table-cell office:value-type="string" calcext:value-type="string">
            <text:p>Level 23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746286" calcext:value-type="float">
            <text:p>5746286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25</text:p>
          </table:table-cell>
          <table:table-cell office:value-type="string" calcext:value-type="string">
            <text:p>Level 25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8853480" calcext:value-type="float">
            <text:p>885348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27</text:p>
          </table:table-cell>
          <table:table-cell office:value-type="string" calcext:value-type="string">
            <text:p>Level 27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2768545" calcext:value-type="float">
            <text:p>127685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29</text:p>
          </table:table-cell>
          <table:table-cell office:value-type="string" calcext:value-type="string">
            <text:p>Level 29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7505774" calcext:value-type="float">
            <text:p>17505774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31</text:p>
          </table:table-cell>
          <table:table-cell office:value-type="string" calcext:value-type="string">
            <text:p>Level 31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3237820" calcext:value-type="float">
            <text:p>2323782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33</text:p>
          </table:table-cell>
          <table:table-cell office:value-type="string" calcext:value-type="string">
            <text:p>Level 33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0173597" calcext:value-type="float">
            <text:p>30173597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35</text:p>
          </table:table-cell>
          <table:table-cell office:value-type="string" calcext:value-type="string">
            <text:p>Level 35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565886" calcext:value-type="float">
            <text:p>38565886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level50</text:p>
          </table:table-cell>
          <table:table-cell office:value-type="string" calcext:value-type="string">
            <text:p>Level 50 Slime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92203537" calcext:value-type="float">
            <text:p>192203537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ing_collision0</text:p>
          </table:table-cell>
          <table:table-cell office:value-type="string" calcext:value-type="string">
            <text:p>Collision Tester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ing_experience</text:p>
          </table:table-cell>
          <table:table-cell office:value-type="string" calcext:value-type="string">
            <text:p>Experience Booster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ing_armor</text:p>
          </table:table-cell>
          <table:table-cell office:value-type="string" calcext:value-type="string">
            <text:p>Experience Booster</text:p>
          </table:table-cell>
          <table:table-cell office:value-type="string" calcext:value-type="string">
            <text:p>testing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7209" calcext:value-type="float">
            <text:p>17209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uipment0</text:p>
          </table:table-cell>
          <table:table-cell office:value-type="string" calcext:value-type="string">
            <text:p>Equipment Crate</text:p>
          </table:table-cell>
          <table:table-cell office:value-type="string" calcext:value-type="string">
            <text:p>crat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3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0</text:p>
          </table:table-cell>
          <table:table-cell office:value-type="string" calcext:value-type="string">
            <text:p>Low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hade_purpl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1</text:p>
          </table:table-cell>
          <table:table-cell office:value-type="string" calcext:value-type="string">
            <text:p>Low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hade_blu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2</text:p>
          </table:table-cell>
          <table:table-cell office:value-type="string" calcext:value-type="string">
            <text:p>Low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red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3</text:p>
          </table:table-cell>
          <table:table-cell office:value-type="string" calcext:value-type="string">
            <text:p>Low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green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4</text:p>
          </table:table-cell>
          <table:table-cell office:value-type="string" calcext:value-type="string">
            <text:p>Low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purpl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5</text:p>
          </table:table-cell>
          <table:table-cell office:value-type="string" calcext:value-type="string">
            <text:p>Basic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purpl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6</text:p>
          </table:table-cell>
          <table:table-cell office:value-type="string" calcext:value-type="string">
            <text:p>Basic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blu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7</text:p>
          </table:table-cell>
          <table:table-cell office:value-type="string" calcext:value-type="string">
            <text:p>Basic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red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8</text:p>
          </table:table-cell>
          <table:table-cell office:value-type="string" calcext:value-type="string">
            <text:p>Basic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green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9</text:p>
          </table:table-cell>
          <table:table-cell office:value-type="string" calcext:value-type="string">
            <text:p>Basic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red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10</text:p>
          </table:table-cell>
          <table:table-cell office:value-type="string" calcext:value-type="string">
            <text:p>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purpl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11</text:p>
          </table:table-cell>
          <table:table-cell office:value-type="string" calcext:value-type="string">
            <text:p>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lu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12</text:p>
          </table:table-cell>
          <table:table-cell office:value-type="string" calcext:value-type="string">
            <text:p>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red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13</text:p>
          </table:table-cell>
          <table:table-cell office:value-type="string" calcext:value-type="string">
            <text:p>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green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14</text:p>
          </table:table-cell>
          <table:table-cell office:value-type="string" calcext:value-type="string">
            <text:p>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5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15</text:p>
          </table:table-cell>
          <table:table-cell office:value-type="string" calcext:value-type="string">
            <text:p>Larg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purpl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16</text:p>
          </table:table-cell>
          <table:table-cell office:value-type="string" calcext:value-type="string">
            <text:p>Larg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blu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17</text:p>
          </table:table-cell>
          <table:table-cell office:value-type="string" calcext:value-type="string">
            <text:p>Larg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red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18</text:p>
          </table:table-cell>
          <table:table-cell office:value-type="string" calcext:value-type="string">
            <text:p>Larg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green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19</text:p>
          </table:table-cell>
          <table:table-cell office:value-type="string" calcext:value-type="string">
            <text:p>Larg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6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20</text:p>
          </table:table-cell>
          <table:table-cell office:value-type="string" calcext:value-type="string">
            <text:p>Gran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purpl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21</text:p>
          </table:table-cell>
          <table:table-cell office:value-type="string" calcext:value-type="string">
            <text:p>Gran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blu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22</text:p>
          </table:table-cell>
          <table:table-cell office:value-type="string" calcext:value-type="string">
            <text:p>Gran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red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23</text:p>
          </table:table-cell>
          <table:table-cell office:value-type="string" calcext:value-type="string">
            <text:p>Gran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green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24</text:p>
          </table:table-cell>
          <table:table-cell office:value-type="string" calcext:value-type="string">
            <text:p>Gran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9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25</text:p>
          </table:table-cell>
          <table:table-cell office:value-type="string" calcext:value-type="string">
            <text:p>Sacre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purpl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26</text:p>
          </table:table-cell>
          <table:table-cell office:value-type="string" calcext:value-type="string">
            <text:p>Sacre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lu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27</text:p>
          </table:table-cell>
          <table:table-cell office:value-type="string" calcext:value-type="string">
            <text:p>Sacre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red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28</text:p>
          </table:table-cell>
          <table:table-cell office:value-type="string" calcext:value-type="string">
            <text:p>Sacre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green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29</text:p>
          </table:table-cell>
          <table:table-cell office:value-type="string" calcext:value-type="string">
            <text:p>Sacred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0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30</text:p>
          </table:table-cell>
          <table:table-cell office:value-type="string" calcext:value-type="string">
            <text:p>Ornat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purpl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31</text:p>
          </table:table-cell>
          <table:table-cell office:value-type="string" calcext:value-type="string">
            <text:p>Ornat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blu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32</text:p>
          </table:table-cell>
          <table:table-cell office:value-type="string" calcext:value-type="string">
            <text:p>Ornat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red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33</text:p>
          </table:table-cell>
          <table:table-cell office:value-type="string" calcext:value-type="string">
            <text:p>Ornat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green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asure34</text:p>
          </table:table-cell>
          <table:table-cell office:value-type="string" calcext:value-type="string">
            <text:p>Ornate Treasure Chest</text:p>
          </table:table-cell>
          <table:table-cell office:value-type="string" calcext:value-type="string">
            <text:p>treasure0</text:p>
          </table:table-cell>
          <table:table-cell/>
          <table:table-cell office:value-type="string" calcext:value-type="string">
            <text:p>blank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blue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enture_boss0</text:p>
          </table:table-cell>
          <table:table-cell office:value-type="string" calcext:value-type="string">
            <text:p>Zombie Chieftan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ROUND(SQRT([.I59]))*[$Master.E$2]"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.2" calcext:value-type="float">
            <text:p>1.2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0.85" calcext:value-type="float">
            <text:p>0.8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enture_boss1</text:p>
          </table:table-cell>
          <table:table-cell office:value-type="string" calcext:value-type="string">
            <text:p>Black Wolf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ark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ROUND(SQRT([.I60]))*[$Master.E$2]" office:value-type="float" office:value="26" calcext:value-type="float">
            <text:p>26</text:p>
          </table:table-cell>
          <table:table-cell office:value-type="float" office:value="0.28" calcext:value-type="float">
            <text:p>0.28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.44" calcext:value-type="float">
            <text:p>1.44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enture_boss2</text:p>
          </table:table-cell>
          <table:table-cell office:value-type="string" calcext:value-type="string">
            <text:p>Frozen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lue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.4" calcext:value-type="float">
            <text:p>17.4</text:p>
          </table:table-cell>
          <table:table-cell table:formula="of:=ROUND(SQRT([.I61]))*[$Master.E$2]" office:value-type="float" office:value="52" calcext:value-type="float">
            <text:p>52</text:p>
          </table:table-cell>
          <table:table-cell office:value-type="float" office:value="0.11" calcext:value-type="float">
            <text:p>0.11</text:p>
          </table:table-cell>
          <table:table-cell office:value-type="float" office:value="0.55" calcext:value-type="float">
            <text:p>0.55</text:p>
          </table:table-cell>
          <table:table-cell office:value-type="float" office:value="1.44" calcext:value-type="float">
            <text:p>1.44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enture_boss3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hade_purple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.9" calcext:value-type="float">
            <text:p>18.9</text:p>
          </table:table-cell>
          <table:table-cell table:formula="of:=ROUND(SQRT([.I62]))*[$Master.E$2]" office:value-type="float" office:value="64" calcext:value-type="float">
            <text:p>64</text:p>
          </table:table-cell>
          <table:table-cell office:value-type="float" office:value="0.28" calcext:value-type="float">
            <text:p>0.28</text:p>
          </table:table-cell>
          <table:table-cell office:value-type="float" office:value="0.58" calcext:value-type="float">
            <text:p>0.58</text:p>
          </table:table-cell>
          <table:table-cell office:value-type="float" office:value="1.12" calcext:value-type="float">
            <text:p>1.1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.04" calcext:value-type="float">
            <text:p>1.04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enture_boss4</text:p>
          </table:table-cell>
          <table:table-cell office:value-type="string" calcext:value-type="string">
            <text:p>Edrick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shade_green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ROUND(SQRT([.I63]))*[$Master.E$2]" office:value-type="float" office:value="70" calcext:value-type="float">
            <text:p>70</text:p>
          </table:table-cell>
          <table:table-cell office:value-type="float" office:value="0.13" calcext:value-type="float">
            <text:p>0.13</text:p>
          </table:table-cell>
          <table:table-cell office:value-type="float" office:value="0.59" calcext:value-type="float">
            <text:p>0.59</text:p>
          </table:table-cell>
          <table:table-cell office:value-type="float" office:value="1.63" calcext:value-type="float">
            <text:p>1.6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.32" calcext:value-type="float">
            <text:p>1.32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enture_boss5</text:p>
          </table:table-cell>
          <table:table-cell office:value-type="string" calcext:value-type="string">
            <text:p>Flesh Eater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shade_black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ROUND(SQRT([.I64]))*[$Master.E$2]" office:value-type="float" office:value="82" calcext:value-type="float">
            <text:p>82</text:p>
          </table:table-cell>
          <table:table-cell office:value-type="float" office:value="0.26" calcext:value-type="float">
            <text:p>0.26</text:p>
          </table:table-cell>
          <table:table-cell office:value-type="float" office:value="0.5" calcext:value-type="float">
            <text:p>0.5</text:p>
          </table:table-cell>
          <table:table-cell office:value-type="float" office:value="1.44" calcext:value-type="float">
            <text:p>1.44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.08" calcext:value-type="float">
            <text:p>1.08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enture_boss6</text:p>
          </table:table-cell>
          <table:table-cell office:value-type="string" calcext:value-type="string">
            <text:p>Zombie Leader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lue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900" calcext:value-type="float">
            <text:p>19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ROUND(SQRT([.I65]))*[$Master.E$2]" office:value-type="float" office:value="88" calcext:value-type="float">
            <text:p>88</text:p>
          </table:table-cell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1.61" calcext:value-type="float">
            <text:p>1.61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1.37" calcext:value-type="float">
            <text:p>1.37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70" calcext:value-type="float">
            <text:p>17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enture_boss7</text:p>
          </table:table-cell>
          <table:table-cell office:value-type="string" calcext:value-type="string">
            <text:p>Savage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shade_purple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500" calcext:value-type="float">
            <text:p>350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5.8" calcext:value-type="float">
            <text:p>25.8</text:p>
          </table:table-cell>
          <table:table-cell table:formula="of:=ROUND(SQRT([.I66]))*[$Master.E$2]" office:value-type="float" office:value="118" calcext:value-type="float">
            <text:p>118</text:p>
          </table:table-cell>
          <table:table-cell office:value-type="float" office:value="0.14" calcext:value-type="float">
            <text:p>0.14</text:p>
          </table:table-cell>
          <table:table-cell office:value-type="float" office:value="0.8" calcext:value-type="float">
            <text:p>0.8</text:p>
          </table:table-cell>
          <table:table-cell office:value-type="float" office:value="2.28" calcext:value-type="float">
            <text:p>2.28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float" office:value="1.72" calcext:value-type="float">
            <text:p>1.72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269" calcext:value-type="float">
            <text:p>26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enture_boss8</text:p>
          </table:table-cell>
          <table:table-cell office:value-type="string" calcext:value-type="string">
            <text:p>Rioter</text:p>
          </table:table-cell>
          <table:table-cell office:value-type="string" calcext:value-type="string">
            <text:p>shootmercenary0</text:p>
          </table:table-cell>
          <table:table-cell/>
          <table:table-cell office:value-type="string" calcext:value-type="string">
            <text:p>mercenary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red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5500" calcext:value-type="float">
            <text:p>55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ROUND(SQRT([.I67]))*[$Master.E$2]" office:value-type="float" office:value="148" calcext:value-type="float">
            <text:p>148</text:p>
          </table:table-cell>
          <table:table-cell office:value-type="float" office:value="0.22" calcext:value-type="float">
            <text:p>0.22</text:p>
          </table:table-cell>
          <table:table-cell office:value-type="float" office:value="0.61" calcext:value-type="float">
            <text:p>0.61</text:p>
          </table:table-cell>
          <table:table-cell office:value-type="float" office:value="1.27" calcext:value-type="float">
            <text:p>1.27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314" calcext:value-type="float">
            <text:p>31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enture_boss9</text:p>
          </table:table-cell>
          <table:table-cell office:value-type="string" calcext:value-type="string">
            <text:p>Zombie Master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dark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6000" calcext:value-type="float">
            <text:p>60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ROUND(SQRT([.I68]))*[$Master.E$2]" office:value-type="float" office:value="154" calcext:value-type="float">
            <text:p>154</text:p>
          </table:table-cell>
          <table:table-cell office:value-type="float" office:value="0.16" calcext:value-type="float">
            <text:p>0.16</text:p>
          </table:table-cell>
          <table:table-cell office:value-type="float" office:value="0.6" calcext:value-type="float">
            <text:p>0.6</text:p>
          </table:table-cell>
          <table:table-cell office:value-type="float" office:value="1.68" calcext:value-type="float">
            <text:p>1.6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.44" calcext:value-type="float">
            <text:p>1.4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enture_boss10</text:p>
          </table:table-cell>
          <table:table-cell office:value-type="string" calcext:value-type="string">
            <text:p>Black Gun</text:p>
          </table:table-cell>
          <table:table-cell office:value-type="string" calcext:value-type="string">
            <text:p>shootmercenary0</text:p>
          </table:table-cell>
          <table:table-cell/>
          <table:table-cell office:value-type="string" calcext:value-type="string">
            <text:p>mercenary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ark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8000" calcext:value-type="float">
            <text:p>8000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ROUND(SQRT([.I69]))*[$Master.E$2]" office:value-type="float" office:value="178" calcext:value-type="float">
            <text:p>178</text:p>
          </table:table-cell>
          <table:table-cell office:value-type="float" office:value="0.24" calcext:value-type="float">
            <text:p>0.24</text:p>
          </table:table-cell>
          <table:table-cell office:value-type="float" office:value="0.66" calcext:value-type="float">
            <text:p>0.66</text:p>
          </table:table-cell>
          <table:table-cell office:value-type="float" office:value="1.32" calcext:value-type="float">
            <text:p>1.32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394" calcext:value-type="float">
            <text:p>39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enture_boss11</text:p>
          </table:table-cell>
          <table:table-cell office:value-type="string" calcext:value-type="string">
            <text:p>Skeletor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lue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6000" calcext:value-type="float">
            <text:p>16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ROUND(SQRT([.I70]))*[$Master.E$2]" office:value-type="float" office:value="252" calcext:value-type="float">
            <text:p>252</text:p>
          </table:table-cell>
          <table:table-cell office:value-type="float" office:value="0.18" calcext:value-type="float">
            <text:p>0.18</text:p>
          </table:table-cell>
          <table:table-cell office:value-type="float" office:value="0.95" calcext:value-type="float">
            <text:p>0.95</text:p>
          </table:table-cell>
          <table:table-cell office:value-type="float" office:value="2.47" calcext:value-type="float">
            <text:p>2.47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.92" calcext:value-type="float">
            <text:p>1.92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343" calcext:value-type="float">
            <text:p>34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enture_boss12</text:p>
          </table:table-cell>
          <table:table-cell office:value-type="string" calcext:value-type="string">
            <text:p>Wild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red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900000" calcext:value-type="float">
            <text:p>9000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4.2" calcext:value-type="float">
            <text:p>34.2</text:p>
          </table:table-cell>
          <table:table-cell table:formula="of:=ROUND(SQRT([.I71]))*[$Master.E$2]" office:value-type="float" office:value="1898" calcext:value-type="float">
            <text:p>1898</text:p>
          </table:table-cell>
          <table:table-cell office:value-type="float" office:value="0.17" calcext:value-type="float">
            <text:p>0.17</text:p>
          </table:table-cell>
          <table:table-cell office:value-type="float" office:value="1.06" calcext:value-type="float">
            <text:p>1.06</text:p>
          </table:table-cell>
          <table:table-cell office:value-type="float" office:value="3.12" calcext:value-type="float">
            <text:p>3.12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2.3" calcext:value-type="float">
            <text:p>2.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enture_boss13</text:p>
          </table:table-cell>
          <table:table-cell office:value-type="string" calcext:value-type="string">
            <text:p>Drakor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dark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00000" calcext:value-type="float">
            <text:p>20000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ROUND(SQRT([.I72]))*[$Master.E$2]" office:value-type="float" office:value="894" calcext:value-type="float">
            <text:p>894</text:p>
          </table:table-cell>
          <table:table-cell office:value-type="float" office:value="0.26" calcext:value-type="float">
            <text:p>0.26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43" calcext:value-type="float">
            <text:p>143</text:p>
          </table:table-cell>
          <table:table-cell office:value-type="float" office:value="3.91" calcext:value-type="float">
            <text:p>3.91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600" calcext:value-type="float">
            <text:p>600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enture_boss14</text:p>
          </table:table-cell>
          <table:table-cell office:value-type="string" calcext:value-type="string">
            <text:p>Alien Overlord</text:p>
          </table:table-cell>
          <table:table-cell office:value-type="string" calcext:value-type="string">
            <text:p>demo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ark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00000" calcext:value-type="float">
            <text:p>300000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ROUND(SQRT([.I73]))*[$Master.E$2]" office:value-type="float" office:value="1096" calcext:value-type="float">
            <text:p>1096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e0_boss</text:p>
          </table:table-cell>
          <table:table-cell office:value-type="string" calcext:value-type="string">
            <text:p>Frozen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lue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.4" calcext:value-type="float">
            <text:p>17.4</text:p>
          </table:table-cell>
          <table:table-cell table:formula="of:=ROUND(SQRT([.I74]))*[$Master.E$2]" office:value-type="float" office:value="48" calcext:value-type="float">
            <text:p>48</text:p>
          </table:table-cell>
          <table:table-cell office:value-type="float" office:value="0.11" calcext:value-type="float">
            <text:p>0.11</text:p>
          </table:table-cell>
          <table:table-cell office:value-type="float" office:value="0.55" calcext:value-type="float">
            <text:p>0.55</text:p>
          </table:table-cell>
          <table:table-cell office:value-type="float" office:value="1.44" calcext:value-type="float">
            <text:p>1.44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1.13" calcext:value-type="float">
            <text:p>1.13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1_boss</text:p>
          </table:table-cell>
          <table:table-cell office:value-type="string" calcext:value-type="string">
            <text:p>Rioter</text:p>
          </table:table-cell>
          <table:table-cell office:value-type="string" calcext:value-type="string">
            <text:p>shootmercenary0</text:p>
          </table:table-cell>
          <table:table-cell/>
          <table:table-cell office:value-type="string" calcext:value-type="string">
            <text:p>mercenary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red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800" calcext:value-type="float">
            <text:p>380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ROUND(SQRT([.I75]))*[$Master.E$2]" office:value-type="float" office:value="124" calcext:value-type="float">
            <text:p>124</text:p>
          </table:table-cell>
          <table:table-cell office:value-type="float" office:value="0.22" calcext:value-type="float">
            <text:p>0.22</text:p>
          </table:table-cell>
          <table:table-cell office:value-type="float" office:value="0.61" calcext:value-type="float">
            <text:p>0.61</text:p>
          </table:table-cell>
          <table:table-cell office:value-type="float" office:value="1.27" calcext:value-type="float">
            <text:p>1.27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314" calcext:value-type="float">
            <text:p>31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ve1_boss</text:p>
          </table:table-cell>
          <table:table-cell office:value-type="string" calcext:value-type="string">
            <text:p>Flesh Eater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hade_black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ROUND(SQRT([.I76]))*[$Master.E$2]" office:value-type="float" office:value="82" calcext:value-type="float">
            <text:p>82</text:p>
          </table:table-cell>
          <table:table-cell office:value-type="float" office:value="0.26" calcext:value-type="float">
            <text:p>0.26</text:p>
          </table:table-cell>
          <table:table-cell office:value-type="float" office:value="0.5" calcext:value-type="float">
            <text:p>0.5</text:p>
          </table:table-cell>
          <table:table-cell office:value-type="float" office:value="1.44" calcext:value-type="float">
            <text:p>1.44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.08" calcext:value-type="float">
            <text:p>1.08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0</text:p>
          </table:table-cell>
          <table:table-cell office:value-type="string" calcext:value-type="string">
            <text:p>Zombie Child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0</text:p>
          </table:table-cell>
          <table:table-cell/>
          <table:table-cell table:formula="of:=INT([$Gran.$B$2]+[$Gran.$B$3]*((ROW()-77)))" office:value-type="float" office:value="1" calcext:value-type="float">
            <text:p>1</text:p>
          </table:table-cell>
          <table:table-cell table:formula="of:=ROUND([$Master.B$6]*([$Master.B$2]^([.H77]-1))*[$Gran.B$5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ROUND(SQRT([.I77]))*[$Master.E$2]"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65" calcext:value-type="float">
            <text:p>0.65</text:p>
          </table:table-cell>
          <table:table-cell table:formula="of:=ROUND((([$Master.D$6]+[$Master.D$2]*([.H77]-1))*(1-[$Master.D$9])*[$Gran.B$13]))" office:value-type="float" office:value="6" calcext:value-type="float">
            <text:p>6</text:p>
          </table:table-cell>
          <table:table-cell table:formula="of:=ROUND((([$Master.D$6]+[$Master.D$2]*([.H77]-1))*(1+[$Master.D$9])*[$Gran.B$13]))"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1</text:p>
          </table:table-cell>
          <table:table-cell office:value-type="string" calcext:value-type="string">
            <text:p>Zombie Kid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hade_red0</text:p>
          </table:table-cell>
          <table:table-cell table:formula="of:=INT([$Gran.$B$2]+[$Gran.$B$3]*((ROW()-77)))" office:value-type="float" office:value="2" calcext:value-type="float">
            <text:p>2</text:p>
          </table:table-cell>
          <table:table-cell table:formula="of:=ROUND([$Master.B$6]*([$Master.B$2]^([.H78]-1))*[$Gran.B$5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ROUND(SQRT([.I78]))*[$Master.E$2]" office:value-type="float" office:value="10" calcext:value-type="float">
            <text:p>10</text:p>
          </table:table-cell>
          <table:table-cell office:value-type="float" office:value="0.035" calcext:value-type="float">
            <text:p>0.035</text:p>
          </table:table-cell>
          <table:table-cell office:value-type="float" office:value="0.31" calcext:value-type="float">
            <text:p>0.31</text:p>
          </table:table-cell>
          <table:table-cell office:value-type="float" office:value="0.83" calcext:value-type="float">
            <text:p>0.83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0.68" calcext:value-type="float">
            <text:p>0.68</text:p>
          </table:table-cell>
          <table:table-cell table:formula="of:=ROUND((([$Master.D$6]+[$Master.D$2]*([.H78]-1))*(1-[$Master.D$9])*[$Gran.B$13]))" office:value-type="float" office:value="17" calcext:value-type="float">
            <text:p>17</text:p>
          </table:table-cell>
          <table:table-cell table:formula="of:=ROUND((([$Master.D$6]+[$Master.D$2]*([.H78]-1))*(1+[$Master.D$9])*[$Gran.B$13]))" office:value-type="float" office:value="18" calcext:value-type="float">
            <text:p>18</text:p>
          </table:table-cell>
          <table:table-cell office:value-type="float" office:value="1.675" calcext:value-type="float">
            <text:p>1.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2</text:p>
          </table:table-cell>
          <table:table-cell office:value-type="string" calcext:value-type="string">
            <text:p>Zombie Boy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green0</text:p>
          </table:table-cell>
          <table:table-cell table:formula="of:=INT([$Gran.$B$2]+[$Gran.$B$3]*((ROW()-77)))" office:value-type="float" office:value="3" calcext:value-type="float">
            <text:p>3</text:p>
          </table:table-cell>
          <table:table-cell table:formula="of:=ROUND([$Master.B$6]*([$Master.B$2]^([.H79]-1))*[$Gran.B$5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ROUND(SQRT([.I79]))*[$Master.E$2]" office:value-type="float" office:value="12" calcext:value-type="float">
            <text:p>12</text:p>
          </table:table-cell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 office:value-type="float" office:value="0.86" calcext:value-type="float">
            <text:p>0.86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0.71" calcext:value-type="float">
            <text:p>0.71</text:p>
          </table:table-cell>
          <table:table-cell table:formula="of:=ROUND((([$Master.D$6]+[$Master.D$2]*([.H79]-1))*(1-[$Master.D$9])*[$Gran.B$13]))" office:value-type="float" office:value="27" calcext:value-type="float">
            <text:p>27</text:p>
          </table:table-cell>
          <table:table-cell table:formula="of:=ROUND((([$Master.D$6]+[$Master.D$2]*([.H79]-1))*(1+[$Master.D$9])*[$Gran.B$13]))" office:value-type="float" office:value="30" calcext:value-type="float">
            <text:p>30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3</text:p>
          </table:table-cell>
          <table:table-cell office:value-type="string" calcext:value-type="string">
            <text:p>Zombie Woman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brown0</text:p>
          </table:table-cell>
          <table:table-cell table:formula="of:=INT([$Gran.$B$2]+[$Gran.$B$3]*((ROW()-77)))" office:value-type="float" office:value="4" calcext:value-type="float">
            <text:p>4</text:p>
          </table:table-cell>
          <table:table-cell table:formula="of:=ROUND([$Master.B$6]*([$Master.B$2]^([.H80]-1))*[$Gran.B$5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ROUND(SQRT([.I80]))*[$Master.E$2]" office:value-type="float" office:value="14" calcext:value-type="float">
            <text:p>14</text:p>
          </table:table-cell>
          <table:table-cell office:value-type="float" office:value="0.045" calcext:value-type="float">
            <text:p>0.045</text:p>
          </table:table-cell>
          <table:table-cell office:value-type="float" office:value="0.33" calcext:value-type="float">
            <text:p>0.33</text:p>
          </table:table-cell>
          <table:table-cell office:value-type="float" office:value="0.89" calcext:value-type="float">
            <text:p>0.89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0.74" calcext:value-type="float">
            <text:p>0.74</text:p>
          </table:table-cell>
          <table:table-cell table:formula="of:=ROUND((([$Master.D$6]+[$Master.D$2]*([.H80]-1))*(1-[$Master.D$9])*[$Gran.B$13]))" office:value-type="float" office:value="38" calcext:value-type="float">
            <text:p>38</text:p>
          </table:table-cell>
          <table:table-cell table:formula="of:=ROUND((([$Master.D$6]+[$Master.D$2]*([.H80]-1))*(1+[$Master.D$9])*[$Gran.B$13]))" office:value-type="float" office:value="42" calcext:value-type="float">
            <text:p>42</text:p>
          </table:table-cell>
          <table:table-cell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4</text:p>
          </table:table-cell>
          <table:table-cell office:value-type="string" calcext:value-type="string">
            <text:p>Zombie Man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purple0</text:p>
          </table:table-cell>
          <table:table-cell table:formula="of:=INT([$Gran.$B$2]+[$Gran.$B$3]*((ROW()-77)))" office:value-type="float" office:value="5" calcext:value-type="float">
            <text:p>5</text:p>
          </table:table-cell>
          <table:table-cell table:formula="of:=ROUND([$Master.B$6]*([$Master.B$2]^([.H81]-1))*[$Gran.B$5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ROUND(SQRT([.I81]))*[$Master.E$2]" office:value-type="float" office:value="16" calcext:value-type="float">
            <text:p>16</text:p>
          </table:table-cell>
          <table:table-cell office:value-type="float" office:value="0.05" calcext:value-type="float">
            <text:p>0.05</text:p>
          </table:table-cell>
          <table:table-cell office:value-type="float" office:value="0.34" calcext:value-type="float">
            <text:p>0.34</text:p>
          </table:table-cell>
          <table:table-cell office:value-type="float" office:value="0.92" calcext:value-type="float">
            <text:p>0.92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table:formula="of:=ROUND((([$Master.D$6]+[$Master.D$2]*([.H81]-1))*(1-[$Master.D$9])*[$Gran.B$13]))" office:value-type="float" office:value="48" calcext:value-type="float">
            <text:p>48</text:p>
          </table:table-cell>
          <table:table-cell table:formula="of:=ROUND((([$Master.D$6]+[$Master.D$2]*([.H81]-1))*(1+[$Master.D$9])*[$Gran.B$13]))"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5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black0</text:p>
          </table:table-cell>
          <table:table-cell table:formula="of:=INT([$Gran.$B$2]+[$Gran.$B$3]*((ROW()-77)))" office:value-type="float" office:value="6" calcext:value-type="float">
            <text:p>6</text:p>
          </table:table-cell>
          <table:table-cell table:formula="of:=ROUND([$Master.B$6]*([$Master.B$2]^([.H82]-1))*[$Gran.B$5]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ROUND(SQRT([.I82]))*[$Master.E$2]" office:value-type="float" office:value="18" calcext:value-type="float">
            <text:p>18</text:p>
          </table:table-cell>
          <table:table-cell office:value-type="float" office:value="0.055" calcext:value-type="float">
            <text:p>0.055</text:p>
          </table:table-cell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table:formula="of:=ROUND((([$Master.D$6]+[$Master.D$2]*([.H82]-1))*(1-[$Master.D$9])*[$Gran.B$13]))" office:value-type="float" office:value="59" calcext:value-type="float">
            <text:p>59</text:p>
          </table:table-cell>
          <table:table-cell table:formula="of:=ROUND((([$Master.D$6]+[$Master.D$2]*([.H82]-1))*(1+[$Master.D$9])*[$Gran.B$13]))" office:value-type="float" office:value="65" calcext:value-type="float">
            <text:p>65</text:p>
          </table:table-cell>
          <table:table-cell office:value-type="float" office:value="1.575" calcext:value-type="float">
            <text:p>1.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6</text:p>
          </table:table-cell>
          <table:table-cell office:value-type="string" calcext:value-type="string">
            <text:p>Walking Dead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hade_red1</text:p>
          </table:table-cell>
          <table:table-cell table:formula="of:=INT([$Gran.$B$2]+[$Gran.$B$3]*((ROW()-77)))" office:value-type="float" office:value="7" calcext:value-type="float">
            <text:p>7</text:p>
          </table:table-cell>
          <table:table-cell table:formula="of:=ROUND([$Master.B$6]*([$Master.B$2]^([.H83]-1))*[$Gran.B$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ROUND(SQRT([.I83]))*[$Master.E$2]"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0.36" calcext:value-type="float">
            <text:p>0.36</text:p>
          </table:table-cell>
          <table:table-cell office:value-type="float" office:value="0.98" calcext:value-type="float">
            <text:p>0.98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0.83" calcext:value-type="float">
            <text:p>0.83</text:p>
          </table:table-cell>
          <table:table-cell table:formula="of:=ROUND((([$Master.D$6]+[$Master.D$2]*([.H83]-1))*(1-[$Master.D$9])*[$Gran.B$13]))" office:value-type="float" office:value="69" calcext:value-type="float">
            <text:p>69</text:p>
          </table:table-cell>
          <table:table-cell table:formula="of:=ROUND((([$Master.D$6]+[$Master.D$2]*([.H83]-1))*(1+[$Master.D$9])*[$Gran.B$13]))" office:value-type="float" office:value="76" calcext:value-type="float">
            <text:p>76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7</text:p>
          </table:table-cell>
          <table:table-cell office:value-type="string" calcext:value-type="string">
            <text:p>Angry Dead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hade_green1</text:p>
          </table:table-cell>
          <table:table-cell table:formula="of:=INT([$Gran.$B$2]+[$Gran.$B$3]*((ROW()-77)))" office:value-type="float" office:value="8" calcext:value-type="float">
            <text:p>8</text:p>
          </table:table-cell>
          <table:table-cell table:formula="of:=ROUND([$Master.B$6]*([$Master.B$2]^([.H84]-1))*[$Gran.B$5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ROUND(SQRT([.I84]))*[$Master.E$2]" office:value-type="float" office:value="22" calcext:value-type="float">
            <text:p>22</text:p>
          </table:table-cell>
          <table:table-cell office:value-type="float" office:value="0.065" calcext:value-type="float">
            <text:p>0.065</text:p>
          </table:table-cell>
          <table:table-cell office:value-type="float" office:value="0.37" calcext:value-type="float">
            <text:p>0.37</text:p>
          </table:table-cell>
          <table:table-cell office:value-type="float" office:value="1.01" calcext:value-type="float">
            <text:p>1.01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0.86" calcext:value-type="float">
            <text:p>0.86</text:p>
          </table:table-cell>
          <table:table-cell table:formula="of:=ROUND((([$Master.D$6]+[$Master.D$2]*([.H84]-1))*(1-[$Master.D$9])*[$Gran.B$13]))" office:value-type="float" office:value="80" calcext:value-type="float">
            <text:p>80</text:p>
          </table:table-cell>
          <table:table-cell table:formula="of:=ROUND((([$Master.D$6]+[$Master.D$2]*([.H84]-1))*(1+[$Master.D$9])*[$Gran.B$13]))" office:value-type="float" office:value="88" calcext:value-type="float">
            <text:p>88</text:p>
          </table:table-cell>
          <table:table-cell office:value-type="float" office:value="1.525" calcext:value-type="float">
            <text:p>1.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8</text:p>
          </table:table-cell>
          <table:table-cell office:value-type="string" calcext:value-type="string">
            <text:p>Tortured Zombie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brown1</text:p>
          </table:table-cell>
          <table:table-cell table:formula="of:=INT([$Gran.$B$2]+[$Gran.$B$3]*((ROW()-77)))" office:value-type="float" office:value="9" calcext:value-type="float">
            <text:p>9</text:p>
          </table:table-cell>
          <table:table-cell table:formula="of:=ROUND([$Master.B$6]*([$Master.B$2]^([.H85]-1))*[$Gran.B$5])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ROUND(SQRT([.I85]))*[$Master.E$2]" office:value-type="float" office:value="26" calcext:value-type="float">
            <text:p>26</text:p>
          </table:table-cell>
          <table:table-cell office:value-type="float" office:value="0.07" calcext:value-type="float">
            <text:p>0.07</text:p>
          </table:table-cell>
          <table:table-cell office:value-type="float" office:value="0.38" calcext:value-type="float">
            <text:p>0.38</text:p>
          </table:table-cell>
          <table:table-cell office:value-type="float" office:value="1.04" calcext:value-type="float">
            <text:p>1.04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0.89" calcext:value-type="float">
            <text:p>0.89</text:p>
          </table:table-cell>
          <table:table-cell table:formula="of:=ROUND((([$Master.D$6]+[$Master.D$2]*([.H85]-1))*(1-[$Master.D$9])*[$Gran.B$13]))" office:value-type="float" office:value="90" calcext:value-type="float">
            <text:p>90</text:p>
          </table:table-cell>
          <table:table-cell table:formula="of:=ROUND((([$Master.D$6]+[$Master.D$2]*([.H85]-1))*(1+[$Master.D$9])*[$Gran.B$13]))"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9</text:p>
          </table:table-cell>
          <table:table-cell office:value-type="string" calcext:value-type="string">
            <text:p>Zombie Child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purple1</text:p>
          </table:table-cell>
          <table:table-cell table:formula="of:=INT([$Gran.$B$2]+[$Gran.$B$3]*((ROW()-77)))" office:value-type="float" office:value="10" calcext:value-type="float">
            <text:p>10</text:p>
          </table:table-cell>
          <table:table-cell table:formula="of:=ROUND([$Master.B$6]*([$Master.B$2]^([.H86]-1))*[$Gran.B$5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ROUND(SQRT([.I86]))*[$Master.E$2]" office:value-type="float" office:value="30" calcext:value-type="float">
            <text:p>30</text:p>
          </table:table-cell>
          <table:table-cell office:value-type="float" office:value="0.075" calcext:value-type="float">
            <text:p>0.075</text:p>
          </table:table-cell>
          <table:table-cell office:value-type="float" office:value="0.39" calcext:value-type="float">
            <text:p>0.39</text:p>
          </table:table-cell>
          <table:table-cell office:value-type="float" office:value="1.07" calcext:value-type="float">
            <text:p>1.07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0.92" calcext:value-type="float">
            <text:p>0.92</text:p>
          </table:table-cell>
          <table:table-cell table:formula="of:=ROUND((([$Master.D$6]+[$Master.D$2]*([.H86]-1))*(1-[$Master.D$9])*[$Gran.B$13]))" office:value-type="float" office:value="101" calcext:value-type="float">
            <text:p>101</text:p>
          </table:table-cell>
          <table:table-cell table:formula="of:=ROUND((([$Master.D$6]+[$Master.D$2]*([.H86]-1))*(1+[$Master.D$9])*[$Gran.B$13]))" office:value-type="float" office:value="111" calcext:value-type="float">
            <text:p>111</text:p>
          </table:table-cell>
          <table:table-cell office:value-type="float" office:value="1.475" calcext:value-type="float">
            <text:p>1.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10</text:p>
          </table:table-cell>
          <table:table-cell office:value-type="string" calcext:value-type="string">
            <text:p>Zombie Kid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lack1</text:p>
          </table:table-cell>
          <table:table-cell table:formula="of:=INT([$Gran.$B$2]+[$Gran.$B$3]*((ROW()-77)))" office:value-type="float" office:value="11" calcext:value-type="float">
            <text:p>11</text:p>
          </table:table-cell>
          <table:table-cell table:formula="of:=ROUND([$Master.B$6]*([$Master.B$2]^([.H87]-1))*[$Gran.B$5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ROUND(SQRT([.I87]))*[$Master.E$2]" office:value-type="float" office:value="34" calcext:value-type="float">
            <text:p>34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table:formula="of:=ROUND((([$Master.D$6]+[$Master.D$2]*([.H87]-1))*(1-[$Master.D$9])*[$Gran.B$13]))" office:value-type="float" office:value="111" calcext:value-type="float">
            <text:p>111</text:p>
          </table:table-cell>
          <table:table-cell table:formula="of:=ROUND((([$Master.D$6]+[$Master.D$2]*([.H87]-1))*(1+[$Master.D$9])*[$Gran.B$13]))" office:value-type="float" office:value="123" calcext:value-type="float">
            <text:p>123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11</text:p>
          </table:table-cell>
          <table:table-cell office:value-type="string" calcext:value-type="string">
            <text:p>Zombie Boy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red1</text:p>
          </table:table-cell>
          <table:table-cell table:formula="of:=INT([$Gran.$B$2]+[$Gran.$B$3]*((ROW()-77)))" office:value-type="float" office:value="12" calcext:value-type="float">
            <text:p>12</text:p>
          </table:table-cell>
          <table:table-cell table:formula="of:=ROUND([$Master.B$6]*([$Master.B$2]^([.H88]-1))*[$Gran.B$5])"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ROUND(SQRT([.I88]))*[$Master.E$2]" office:value-type="float" office:value="38" calcext:value-type="float">
            <text:p>38</text:p>
          </table:table-cell>
          <table:table-cell office:value-type="float" office:value="0.085" calcext:value-type="float">
            <text:p>0.085</text:p>
          </table:table-cell>
          <table:table-cell office:value-type="float" office:value="0.41" calcext:value-type="float">
            <text:p>0.41</text:p>
          </table:table-cell>
          <table:table-cell office:value-type="float" office:value="1.13" calcext:value-type="float">
            <text:p>1.13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0.98" calcext:value-type="float">
            <text:p>0.98</text:p>
          </table:table-cell>
          <table:table-cell table:formula="of:=ROUND((([$Master.D$6]+[$Master.D$2]*([.H88]-1))*(1-[$Master.D$9])*[$Gran.B$13]))" office:value-type="float" office:value="122" calcext:value-type="float">
            <text:p>122</text:p>
          </table:table-cell>
          <table:table-cell table:formula="of:=ROUND((([$Master.D$6]+[$Master.D$2]*([.H88]-1))*(1+[$Master.D$9])*[$Gran.B$13]))" office:value-type="float" office:value="134" calcext:value-type="float">
            <text:p>134</text:p>
          </table:table-cell>
          <table:table-cell office:value-type="float" office:value="1.425" calcext:value-type="float">
            <text:p>1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12</text:p>
          </table:table-cell>
          <table:table-cell office:value-type="string" calcext:value-type="string">
            <text:p>Zombie Woman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green1</text:p>
          </table:table-cell>
          <table:table-cell table:formula="of:=INT([$Gran.$B$2]+[$Gran.$B$3]*((ROW()-77)))" office:value-type="float" office:value="13" calcext:value-type="float">
            <text:p>13</text:p>
          </table:table-cell>
          <table:table-cell table:formula="of:=ROUND([$Master.B$6]*([$Master.B$2]^([.H89]-1))*[$Gran.B$5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ROUND(SQRT([.I89]))*[$Master.E$2]" office:value-type="float" office:value="44" calcext:value-type="float">
            <text:p>44</text:p>
          </table:table-cell>
          <table:table-cell office:value-type="float" office:value="0.09" calcext:value-type="float">
            <text:p>0.09</text:p>
          </table:table-cell>
          <table:table-cell office:value-type="float" office:value="0.42" calcext:value-type="float">
            <text:p>0.42</text:p>
          </table:table-cell>
          <table:table-cell office:value-type="float" office:value="1.16" calcext:value-type="float">
            <text:p>1.16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1.01" calcext:value-type="float">
            <text:p>1.01</text:p>
          </table:table-cell>
          <table:table-cell table:formula="of:=ROUND((([$Master.D$6]+[$Master.D$2]*([.H89]-1))*(1-[$Master.D$9])*[$Gran.B$13]))" office:value-type="float" office:value="132" calcext:value-type="float">
            <text:p>132</text:p>
          </table:table-cell>
          <table:table-cell table:formula="of:=ROUND((([$Master.D$6]+[$Master.D$2]*([.H89]-1))*(1+[$Master.D$9])*[$Gran.B$13]))" office:value-type="float" office:value="146" calcext:value-type="float">
            <text:p>14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13</text:p>
          </table:table-cell>
          <table:table-cell office:value-type="string" calcext:value-type="string">
            <text:p>Zombie Man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brown1</text:p>
          </table:table-cell>
          <table:table-cell table:formula="of:=INT([$Gran.$B$2]+[$Gran.$B$3]*((ROW()-77)))" office:value-type="float" office:value="14" calcext:value-type="float">
            <text:p>14</text:p>
          </table:table-cell>
          <table:table-cell table:formula="of:=ROUND([$Master.B$6]*([$Master.B$2]^([.H90]-1))*[$Gran.B$5])"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ROUND(SQRT([.I90]))*[$Master.E$2]" office:value-type="float" office:value="50" calcext:value-type="float">
            <text:p>50</text:p>
          </table:table-cell>
          <table:table-cell office:value-type="float" office:value="0.095" calcext:value-type="float">
            <text:p>0.095</text:p>
          </table:table-cell>
          <table:table-cell office:value-type="float" office:value="0.43" calcext:value-type="float">
            <text:p>0.43</text:p>
          </table:table-cell>
          <table:table-cell office:value-type="float" office:value="1.19" calcext:value-type="float">
            <text:p>1.19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1.04" calcext:value-type="float">
            <text:p>1.04</text:p>
          </table:table-cell>
          <table:table-cell table:formula="of:=ROUND((([$Master.D$6]+[$Master.D$2]*([.H90]-1))*(1-[$Master.D$9])*[$Gran.B$13]))" office:value-type="float" office:value="143" calcext:value-type="float">
            <text:p>143</text:p>
          </table:table-cell>
          <table:table-cell table:formula="of:=ROUND((([$Master.D$6]+[$Master.D$2]*([.H90]-1))*(1+[$Master.D$9])*[$Gran.B$13]))" office:value-type="float" office:value="158" calcext:value-type="float">
            <text:p>158</text:p>
          </table:table-cell>
          <table:table-cell office:value-type="float" office:value="1.375" calcext:value-type="float">
            <text:p>1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14</text:p>
          </table:table-cell>
          <table:table-cell office:value-type="string" calcext:value-type="string">
            <text:p>Zombie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purple1</text:p>
          </table:table-cell>
          <table:table-cell table:formula="of:=INT([$Gran.$B$2]+[$Gran.$B$3]*((ROW()-77)))" office:value-type="float" office:value="15" calcext:value-type="float">
            <text:p>15</text:p>
          </table:table-cell>
          <table:table-cell table:formula="of:=ROUND([$Master.B$6]*([$Master.B$2]^([.H91]-1))*[$Gran.B$5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ROUND(SQRT([.I91]))*[$Master.E$2]" office:value-type="float" office:value="56" calcext:value-type="float">
            <text:p>56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2" calcext:value-type="float">
            <text:p>1.22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1.07" calcext:value-type="float">
            <text:p>1.07</text:p>
          </table:table-cell>
          <table:table-cell table:formula="of:=ROUND((([$Master.D$6]+[$Master.D$2]*([.H91]-1))*(1-[$Master.D$9])*[$Gran.B$13]))" office:value-type="float" office:value="153" calcext:value-type="float">
            <text:p>153</text:p>
          </table:table-cell>
          <table:table-cell table:formula="of:=ROUND((([$Master.D$6]+[$Master.D$2]*([.H91]-1))*(1+[$Master.D$9])*[$Gran.B$13]))" office:value-type="float" office:value="169" calcext:value-type="float">
            <text:p>169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15</text:p>
          </table:table-cell>
          <table:table-cell office:value-type="string" calcext:value-type="string">
            <text:p>Walking Dead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black1</text:p>
          </table:table-cell>
          <table:table-cell table:formula="of:=INT([$Gran.$B$2]+[$Gran.$B$3]*((ROW()-77)))" office:value-type="float" office:value="16" calcext:value-type="float">
            <text:p>16</text:p>
          </table:table-cell>
          <table:table-cell table:formula="of:=ROUND([$Master.B$6]*([$Master.B$2]^([.H92]-1))*[$Gran.B$5])"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ROUND(SQRT([.I92]))*[$Master.E$2]" office:value-type="float" office:value="64" calcext:value-type="float">
            <text:p>64</text:p>
          </table:table-cell>
          <table:table-cell office:value-type="float" office:value="0.105" calcext:value-type="float">
            <text:p>0.105</text:p>
          </table:table-cell>
          <table:table-cell office:value-type="float" office:value="0.45" calcext:value-type="float">
            <text:p>0.45</text:p>
          </table:table-cell>
          <table:table-cell office:value-type="float" office:value="1.25" calcext:value-type="float">
            <text:p>1.2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1.1" calcext:value-type="float">
            <text:p>1.1</text:p>
          </table:table-cell>
          <table:table-cell table:formula="of:=ROUND((([$Master.D$6]+[$Master.D$2]*([.H92]-1))*(1-[$Master.D$9])*[$Gran.B$13]))" office:value-type="float" office:value="164" calcext:value-type="float">
            <text:p>164</text:p>
          </table:table-cell>
          <table:table-cell table:formula="of:=ROUND((([$Master.D$6]+[$Master.D$2]*([.H92]-1))*(1+[$Master.D$9])*[$Gran.B$13]))" office:value-type="float" office:value="181" calcext:value-type="float">
            <text:p>181</text:p>
          </table:table-cell>
          <table:table-cell office:value-type="float" office:value="1.325" calcext:value-type="float">
            <text:p>1.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16</text:p>
          </table:table-cell>
          <table:table-cell office:value-type="string" calcext:value-type="string">
            <text:p>Angry Dead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red</text:p>
          </table:table-cell>
          <table:table-cell table:formula="of:=INT([$Gran.$B$2]+[$Gran.$B$3]*((ROW()-77)))" office:value-type="float" office:value="17" calcext:value-type="float">
            <text:p>17</text:p>
          </table:table-cell>
          <table:table-cell table:formula="of:=ROUND([$Master.B$6]*([$Master.B$2]^([.H93]-1))*[$Gran.B$5])"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ROUND(SQRT([.I93]))*[$Master.E$2]" office:value-type="float" office:value="72" calcext:value-type="float">
            <text:p>72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  <table:table-cell office:value-type="float" office:value="1.28" calcext:value-type="float">
            <text:p>1.28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1.13" calcext:value-type="float">
            <text:p>1.13</text:p>
          </table:table-cell>
          <table:table-cell table:formula="of:=ROUND((([$Master.D$6]+[$Master.D$2]*([.H93]-1))*(1-[$Master.D$9])*[$Gran.B$13]))" office:value-type="float" office:value="174" calcext:value-type="float">
            <text:p>174</text:p>
          </table:table-cell>
          <table:table-cell table:formula="of:=ROUND((([$Master.D$6]+[$Master.D$2]*([.H93]-1))*(1+[$Master.D$9])*[$Gran.B$13]))" office:value-type="float" office:value="192" calcext:value-type="float">
            <text:p>192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17</text:p>
          </table:table-cell>
          <table:table-cell office:value-type="string" calcext:value-type="string">
            <text:p>Tortured Zombie II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green</text:p>
          </table:table-cell>
          <table:table-cell table:formula="of:=INT([$Gran.$B$2]+[$Gran.$B$3]*((ROW()-77)))" office:value-type="float" office:value="18" calcext:value-type="float">
            <text:p>18</text:p>
          </table:table-cell>
          <table:table-cell table:formula="of:=ROUND([$Master.B$6]*([$Master.B$2]^([.H94]-1))*[$Gran.B$5])"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ROUND(SQRT([.I94]))*[$Master.E$2]" office:value-type="float" office:value="84" calcext:value-type="float">
            <text:p>84</text:p>
          </table:table-cell>
          <table:table-cell office:value-type="float" office:value="0.115" calcext:value-type="float">
            <text:p>0.115</text:p>
          </table:table-cell>
          <table:table-cell office:value-type="float" office:value="0.47" calcext:value-type="float">
            <text:p>0.47</text:p>
          </table:table-cell>
          <table:table-cell office:value-type="float" office:value="1.31" calcext:value-type="float">
            <text:p>1.31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.16" calcext:value-type="float">
            <text:p>1.16</text:p>
          </table:table-cell>
          <table:table-cell table:formula="of:=ROUND((([$Master.D$6]+[$Master.D$2]*([.H94]-1))*(1-[$Master.D$9])*[$Gran.B$13]))" office:value-type="float" office:value="185" calcext:value-type="float">
            <text:p>185</text:p>
          </table:table-cell>
          <table:table-cell table:formula="of:=ROUND((([$Master.D$6]+[$Master.D$2]*([.H94]-1))*(1+[$Master.D$9])*[$Gran.B$13]))" office:value-type="float" office:value="204" calcext:value-type="float">
            <text:p>204</text:p>
          </table:table-cell>
          <table:table-cell office:value-type="float" office:value="1.275" calcext:value-type="float">
            <text:p>1.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18</text:p>
          </table:table-cell>
          <table:table-cell office:value-type="string" calcext:value-type="string">
            <text:p>Demon Zombie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lue</text:p>
          </table:table-cell>
          <table:table-cell table:formula="of:=INT([$Gran.$B$2]+[$Gran.$B$3]*((ROW()-77)))" office:value-type="float" office:value="19" calcext:value-type="float">
            <text:p>19</text:p>
          </table:table-cell>
          <table:table-cell table:formula="of:=ROUND([$Master.B$6]*([$Master.B$2]^([.H95]-1))*[$Gran.B$5])"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ROUND(SQRT([.I95]))*[$Master.E$2]" office:value-type="float" office:value="94" calcext:value-type="float">
            <text:p>94</text:p>
          </table:table-cell>
          <table:table-cell office:value-type="float" office:value="0.12" calcext:value-type="float">
            <text:p>0.12</text:p>
          </table:table-cell>
          <table:table-cell office:value-type="float" office:value="0.48" calcext:value-type="float">
            <text:p>0.48</text:p>
          </table:table-cell>
          <table:table-cell office:value-type="float" office:value="1.34" calcext:value-type="float">
            <text:p>1.34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1.19" calcext:value-type="float">
            <text:p>1.19</text:p>
          </table:table-cell>
          <table:table-cell table:formula="of:=ROUND((([$Master.D$6]+[$Master.D$2]*([.H95]-1))*(1-[$Master.D$9])*[$Gran.B$13]))" office:value-type="float" office:value="195" calcext:value-type="float">
            <text:p>195</text:p>
          </table:table-cell>
          <table:table-cell table:formula="of:=ROUND((([$Master.D$6]+[$Master.D$2]*([.H95]-1))*(1+[$Master.D$9])*[$Gran.B$13]))" office:value-type="float" office:value="216" calcext:value-type="float">
            <text:p>216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19</text:p>
          </table:table-cell>
          <table:table-cell office:value-type="string" calcext:value-type="string">
            <text:p>Restless Corpse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purple</text:p>
          </table:table-cell>
          <table:table-cell table:formula="of:=INT([$Gran.$B$2]+[$Gran.$B$3]*((ROW()-77)))" office:value-type="float" office:value="20" calcext:value-type="float">
            <text:p>20</text:p>
          </table:table-cell>
          <table:table-cell table:formula="of:=ROUND([$Master.B$6]*([$Master.B$2]^([.H96]-1))*[$Gran.B$5])"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ROUND(SQRT([.I96]))*[$Master.E$2]" office:value-type="float" office:value="108" calcext:value-type="float">
            <text:p>108</text:p>
          </table:table-cell>
          <table:table-cell office:value-type="float" office:value="0.125" calcext:value-type="float">
            <text:p>0.125</text:p>
          </table:table-cell>
          <table:table-cell office:value-type="float" office:value="0.49" calcext:value-type="float">
            <text:p>0.49</text:p>
          </table:table-cell>
          <table:table-cell office:value-type="float" office:value="1.37" calcext:value-type="float">
            <text:p>1.37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.22" calcext:value-type="float">
            <text:p>1.22</text:p>
          </table:table-cell>
          <table:table-cell table:formula="of:=ROUND((([$Master.D$6]+[$Master.D$2]*([.H96]-1))*(1-[$Master.D$9])*[$Gran.B$13]))" office:value-type="float" office:value="206" calcext:value-type="float">
            <text:p>206</text:p>
          </table:table-cell>
          <table:table-cell table:formula="of:=ROUND((([$Master.D$6]+[$Master.D$2]*([.H96]-1))*(1+[$Master.D$9])*[$Gran.B$13]))" office:value-type="float" office:value="227" calcext:value-type="float">
            <text:p>227</text:p>
          </table:table-cell>
          <table:table-cell office:value-type="float" office:value="1.225" calcext:value-type="float">
            <text:p>1.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20</text:p>
          </table:table-cell>
          <table:table-cell office:value-type="string" calcext:value-type="string">
            <text:p>Zombie Lord</text:p>
          </table:table-cell>
          <table:table-cell office:value-type="string" calcext:value-type="string">
            <text:p>zombie0</text:p>
          </table:table-cell>
          <table:table-cell/>
          <table:table-cell office:value-type="string" calcext:value-type="string">
            <text:p>zombie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ark</text:p>
          </table:table-cell>
          <table:table-cell table:formula="of:=INT([$Gran.$B$2]+[$Gran.$B$3]*((ROW()-77)))" office:value-type="float" office:value="21" calcext:value-type="float">
            <text:p>21</text:p>
          </table:table-cell>
          <table:table-cell table:formula="of:=ROUND([$Master.B$6]*([$Master.B$2]^([.H97]-1))*[$Gran.B$5])" office:value-type="float" office:value="3801" calcext:value-type="float">
            <text:p>38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ROUND(SQRT([.I97]))*[$Master.E$2]" office:value-type="float" office:value="124" calcext:value-type="float">
            <text:p>124</text:p>
          </table:table-cell>
          <table:table-cell office:value-type="float" office:value="0.13" calcext:value-type="float">
            <text:p>0.1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.25" calcext:value-type="float">
            <text:p>1.25</text:p>
          </table:table-cell>
          <table:table-cell table:formula="of:=ROUND((([$Master.D$6]+[$Master.D$2]*([.H97]-1))*(1-[$Master.D$9])*[$Gran.B$13]))" office:value-type="float" office:value="216" calcext:value-type="float">
            <text:p>216</text:p>
          </table:table-cell>
          <table:table-cell table:formula="of:=ROUND((([$Master.D$6]+[$Master.D$2]*([.H97]-1))*(1+[$Master.D$9])*[$Gran.B$13]))" office:value-type="float" office:value="239" calcext:value-type="float">
            <text:p>239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0</text:p>
          </table:table-cell>
          <table:table-cell office:value-type="string" calcext:value-type="string">
            <text:p>Baby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ark</text:p>
          </table:table-cell>
          <table:table-cell table:formula="of:=INT([$Gran.$C$2]+[$Gran.$C$3]*((ROW()-98)))" office:value-type="float" office:value="1" calcext:value-type="float">
            <text:p>1</text:p>
          </table:table-cell>
          <table:table-cell table:formula="of:=ROUND([$Master.B$6]*([$Master.B$2]^([.H98]-1))*[$Gran.C$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ROUND(SQRT([.I98]))*[$Master.E$2]"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  <table:table-cell table:formula="of:=ROUND((([$Master.D$6]+[$Master.D$2]*([.H98]-1))*(1-[$Master.D$9])*[$Gran.C$13]))" office:value-type="float" office:value="4" calcext:value-type="float">
            <text:p>4</text:p>
          </table:table-cell>
          <table:table-cell table:formula="of:=ROUND((([$Master.D$6]+[$Master.D$2]*([.H98]-1))*(1+[$Master.D$9])*[$Gran.C$13]))"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1</text:p>
          </table:table-cell>
          <table:table-cell office:value-type="string" calcext:value-type="string">
            <text:p>Tiny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ark</text:p>
          </table:table-cell>
          <table:table-cell table:formula="of:=INT([$Gran.$C$2]+[$Gran.$C$3]*((ROW()-98)))" office:value-type="float" office:value="2" calcext:value-type="float">
            <text:p>2</text:p>
          </table:table-cell>
          <table:table-cell table:formula="of:=ROUND([$Master.B$6]*([$Master.B$2]^([.H99]-1))*[$Gran.C$5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ROUND(SQRT([.I99]))*[$Master.E$2]" office:value-type="float" office:value="8" calcext:value-type="float">
            <text:p>8</text:p>
          </table:table-cell>
          <table:table-cell office:value-type="float" office:value="0.175" calcext:value-type="float">
            <text:p>0.175</text:p>
          </table:table-cell>
          <table:table-cell office:value-type="float" office:value="0.24" calcext:value-type="float">
            <text:p>0.24</text:p>
          </table:table-cell>
          <table:table-cell office:value-type="float" office:value="0.57" calcext:value-type="float">
            <text:p>0.5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0.63" calcext:value-type="float">
            <text:p>0.63</text:p>
          </table:table-cell>
          <table:table-cell table:formula="of:=ROUND((([$Master.D$6]+[$Master.D$2]*([.H99]-1))*(1-[$Master.D$9])*[$Gran.C$13]))" office:value-type="float" office:value="10" calcext:value-type="float">
            <text:p>10</text:p>
          </table:table-cell>
          <table:table-cell table:formula="of:=ROUND((([$Master.D$6]+[$Master.D$2]*([.H99]-1))*(1+[$Master.D$9])*[$Gran.C$13]))" office:value-type="float" office:value="11" calcext:value-type="float">
            <text:p>11</text:p>
          </table:table-cell>
          <table:table-cell office:value-type="float" office:value="1.087" calcext:value-type="float">
            <text:p>1.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2</text:p>
          </table:table-cell>
          <table:table-cell office:value-type="string" calcext:value-type="string">
            <text:p>Small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ark</text:p>
          </table:table-cell>
          <table:table-cell table:formula="of:=INT([$Gran.$C$2]+[$Gran.$C$3]*((ROW()-98)))" office:value-type="float" office:value="3" calcext:value-type="float">
            <text:p>3</text:p>
          </table:table-cell>
          <table:table-cell table:formula="of:=ROUND([$Master.B$6]*([$Master.B$2]^([.H100]-1))*[$Gran.C$5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ROUND(SQRT([.I100]))*[$Master.E$2]" office:value-type="float" office:value="8" calcext:value-type="float">
            <text:p>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0.66" calcext:value-type="float">
            <text:p>0.66</text:p>
          </table:table-cell>
          <table:table-cell table:formula="of:=ROUND((([$Master.D$6]+[$Master.D$2]*([.H100]-1))*(1-[$Master.D$9])*[$Gran.C$13]))" office:value-type="float" office:value="17" calcext:value-type="float">
            <text:p>17</text:p>
          </table:table-cell>
          <table:table-cell table:formula="of:=ROUND((([$Master.D$6]+[$Master.D$2]*([.H100]-1))*(1+[$Master.D$9])*[$Gran.C$13]))" office:value-type="float" office:value="18" calcext:value-type="float">
            <text:p>18</text:p>
          </table:table-cell>
          <table:table-cell office:value-type="float" office:value="1.074" calcext:value-type="float">
            <text:p>1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3</text:p>
          </table:table-cell>
          <table:table-cell office:value-type="string" calcext:value-type="string">
            <text:p>Flying Roden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ark</text:p>
          </table:table-cell>
          <table:table-cell table:formula="of:=INT([$Gran.$C$2]+[$Gran.$C$3]*((ROW()-98)))" office:value-type="float" office:value="4" calcext:value-type="float">
            <text:p>4</text:p>
          </table:table-cell>
          <table:table-cell table:formula="of:=ROUND([$Master.B$6]*([$Master.B$2]^([.H101]-1))*[$Gran.C$5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ROUND(SQRT([.I101]))*[$Master.E$2]" office:value-type="float" office:value="10" calcext:value-type="float">
            <text:p>10</text:p>
          </table:table-cell>
          <table:table-cell office:value-type="float" office:value="0.185" calcext:value-type="float">
            <text:p>0.185</text:p>
          </table:table-cell>
          <table:table-cell office:value-type="float" office:value="0.28" calcext:value-type="float">
            <text:p>0.28</text:p>
          </table:table-cell>
          <table:table-cell office:value-type="float" office:value="0.71" calcext:value-type="float">
            <text:p>0.7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0.69" calcext:value-type="float">
            <text:p>0.69</text:p>
          </table:table-cell>
          <table:table-cell table:formula="of:=ROUND((([$Master.D$6]+[$Master.D$2]*([.H101]-1))*(1-[$Master.D$9])*[$Gran.C$13]))" office:value-type="float" office:value="23" calcext:value-type="float">
            <text:p>23</text:p>
          </table:table-cell>
          <table:table-cell table:formula="of:=ROUND((([$Master.D$6]+[$Master.D$2]*([.H101]-1))*(1+[$Master.D$9])*[$Gran.C$13]))" office:value-type="float" office:value="26" calcext:value-type="float">
            <text:p>26</text:p>
          </table:table-cell>
          <table:table-cell office:value-type="float" office:value="1.061" calcext:value-type="float">
            <text:p>1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4</text:p>
          </table:table-cell>
          <table:table-cell office:value-type="string" calcext:value-type="string">
            <text:p>Nocturnal Creature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ark</text:p>
          </table:table-cell>
          <table:table-cell table:formula="of:=INT([$Gran.$C$2]+[$Gran.$C$3]*((ROW()-98)))" office:value-type="float" office:value="5" calcext:value-type="float">
            <text:p>5</text:p>
          </table:table-cell>
          <table:table-cell table:formula="of:=ROUND([$Master.B$6]*([$Master.B$2]^([.H102]-1))*[$Gran.C$5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ROUND(SQRT([.I102]))*[$Master.E$2]" office:value-type="float" office:value="10" calcext:value-type="float">
            <text:p>10</text:p>
          </table:table-cell>
          <table:table-cell office:value-type="float" office:value="0.19" calcext:value-type="float">
            <text:p>0.19</text:p>
          </table:table-cell>
          <table:table-cell office:value-type="float" office:value="0.3" calcext:value-type="float">
            <text:p>0.3</text:p>
          </table:table-cell>
          <table:table-cell office:value-type="float" office:value="0.78" calcext:value-type="float">
            <text:p>0.7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0.72" calcext:value-type="float">
            <text:p>0.72</text:p>
          </table:table-cell>
          <table:table-cell table:formula="of:=ROUND((([$Master.D$6]+[$Master.D$2]*([.H102]-1))*(1-[$Master.D$9])*[$Gran.C$13]))" office:value-type="float" office:value="30" calcext:value-type="float">
            <text:p>30</text:p>
          </table:table-cell>
          <table:table-cell table:formula="of:=ROUND((([$Master.D$6]+[$Master.D$2]*([.H102]-1))*(1+[$Master.D$9])*[$Gran.C$13]))" office:value-type="float" office:value="33" calcext:value-type="float">
            <text:p>33</text:p>
          </table:table-cell>
          <table:table-cell office:value-type="float" office:value="1.048" calcext:value-type="float">
            <text:p>1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5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ark</text:p>
          </table:table-cell>
          <table:table-cell table:formula="of:=INT([$Gran.$C$2]+[$Gran.$C$3]*((ROW()-98)))" office:value-type="float" office:value="6" calcext:value-type="float">
            <text:p>6</text:p>
          </table:table-cell>
          <table:table-cell table:formula="of:=ROUND([$Master.B$6]*([$Master.B$2]^([.H103]-1))*[$Gran.C$5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ROUND(SQRT([.I103]))*[$Master.E$2]" office:value-type="float" office:value="12" calcext:value-type="float">
            <text:p>12</text:p>
          </table:table-cell>
          <table:table-cell office:value-type="float" office:value="0.195" calcext:value-type="float">
            <text:p>0.195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0.75" calcext:value-type="float">
            <text:p>0.75</text:p>
          </table:table-cell>
          <table:table-cell table:formula="of:=ROUND((([$Master.D$6]+[$Master.D$2]*([.H103]-1))*(1-[$Master.D$9])*[$Gran.C$13]))" office:value-type="float" office:value="36" calcext:value-type="float">
            <text:p>36</text:p>
          </table:table-cell>
          <table:table-cell table:formula="of:=ROUND((([$Master.D$6]+[$Master.D$2]*([.H103]-1))*(1+[$Master.D$9])*[$Gran.C$13]))" office:value-type="float" office:value="40" calcext:value-type="float">
            <text:p>40</text:p>
          </table:table-cell>
          <table:table-cell office:value-type="float" office:value="1.035" calcext:value-type="float">
            <text:p>1.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6</text:p>
          </table:table-cell>
          <table:table-cell office:value-type="string" calcext:value-type="string">
            <text:p>Zombie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dark</text:p>
          </table:table-cell>
          <table:table-cell table:formula="of:=INT([$Gran.$C$2]+[$Gran.$C$3]*((ROW()-98)))" office:value-type="float" office:value="7" calcext:value-type="float">
            <text:p>7</text:p>
          </table:table-cell>
          <table:table-cell table:formula="of:=ROUND([$Master.B$6]*([$Master.B$2]^([.H104]-1))*[$Gran.C$5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ROUND(SQRT([.I104]))*[$Master.E$2]"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0.92" calcext:value-type="float">
            <text:p>0.9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0.78" calcext:value-type="float">
            <text:p>0.78</text:p>
          </table:table-cell>
          <table:table-cell table:formula="of:=ROUND((([$Master.D$6]+[$Master.D$2]*([.H104]-1))*(1-[$Master.D$9])*[$Gran.C$13]))" office:value-type="float" office:value="43" calcext:value-type="float">
            <text:p>43</text:p>
          </table:table-cell>
          <table:table-cell table:formula="of:=ROUND((([$Master.D$6]+[$Master.D$2]*([.H104]-1))*(1+[$Master.D$9])*[$Gran.C$13]))" office:value-type="float" office:value="47" calcext:value-type="float">
            <text:p>47</text:p>
          </table:table-cell>
          <table:table-cell office:value-type="float" office:value="1.022" calcext:value-type="float">
            <text:p>1.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7</text:p>
          </table:table-cell>
          <table:table-cell office:value-type="string" calcext:value-type="string">
            <text:p>Scary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ark</text:p>
          </table:table-cell>
          <table:table-cell table:formula="of:=INT([$Gran.$C$2]+[$Gran.$C$3]*((ROW()-98)))" office:value-type="float" office:value="8" calcext:value-type="float">
            <text:p>8</text:p>
          </table:table-cell>
          <table:table-cell table:formula="of:=ROUND([$Master.B$6]*([$Master.B$2]^([.H105]-1))*[$Gran.C$5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ROUND(SQRT([.I105]))*[$Master.E$2]" office:value-type="float" office:value="16" calcext:value-type="float">
            <text:p>16</text:p>
          </table:table-cell>
          <table:table-cell office:value-type="float" office:value="0.205" calcext:value-type="float">
            <text:p>0.205</text:p>
          </table:table-cell>
          <table:table-cell office:value-type="float" office:value="0.36" calcext:value-type="float">
            <text:p>0.36</text:p>
          </table:table-cell>
          <table:table-cell office:value-type="float" office:value="0.99" calcext:value-type="float">
            <text:p>0.99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0.81" calcext:value-type="float">
            <text:p>0.81</text:p>
          </table:table-cell>
          <table:table-cell table:formula="of:=ROUND((([$Master.D$6]+[$Master.D$2]*([.H105]-1))*(1-[$Master.D$9])*[$Gran.C$13]))" office:value-type="float" office:value="49" calcext:value-type="float">
            <text:p>49</text:p>
          </table:table-cell>
          <table:table-cell table:formula="of:=ROUND((([$Master.D$6]+[$Master.D$2]*([.H105]-1))*(1+[$Master.D$9])*[$Gran.C$13]))" office:value-type="float" office:value="54" calcext:value-type="float">
            <text:p>54</text:p>
          </table:table-cell>
          <table:table-cell office:value-type="float" office:value="1.009" calcext:value-type="float">
            <text:p>1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8</text:p>
          </table:table-cell>
          <table:table-cell office:value-type="string" calcext:value-type="string">
            <text:p>Large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ark</text:p>
          </table:table-cell>
          <table:table-cell table:formula="of:=INT([$Gran.$C$2]+[$Gran.$C$3]*((ROW()-98)))" office:value-type="float" office:value="9" calcext:value-type="float">
            <text:p>9</text:p>
          </table:table-cell>
          <table:table-cell table:formula="of:=ROUND([$Master.B$6]*([$Master.B$2]^([.H106]-1))*[$Gran.C$5]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ROUND(SQRT([.I106]))*[$Master.E$2]" office:value-type="float" office:value="18" calcext:value-type="float">
            <text:p>18</text:p>
          </table:table-cell>
          <table:table-cell office:value-type="float" office:value="0.21" calcext:value-type="float">
            <text:p>0.21</text:p>
          </table:table-cell>
          <table:table-cell office:value-type="float" office:value="0.38" calcext:value-type="float">
            <text:p>0.38</text:p>
          </table:table-cell>
          <table:table-cell office:value-type="float" office:value="1.06" calcext:value-type="float">
            <text:p>1.0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0.84" calcext:value-type="float">
            <text:p>0.84</text:p>
          </table:table-cell>
          <table:table-cell table:formula="of:=ROUND((([$Master.D$6]+[$Master.D$2]*([.H106]-1))*(1-[$Master.D$9])*[$Gran.C$13]))" office:value-type="float" office:value="55" calcext:value-type="float">
            <text:p>55</text:p>
          </table:table-cell>
          <table:table-cell table:formula="of:=ROUND((([$Master.D$6]+[$Master.D$2]*([.H106]-1))*(1+[$Master.D$9])*[$Gran.C$13]))" office:value-type="float" office:value="61" calcext:value-type="float">
            <text:p>61</text:p>
          </table:table-cell>
          <table:table-cell office:value-type="float" office:value="0.996" calcext:value-type="float">
            <text:p>0.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9</text:p>
          </table:table-cell>
          <table:table-cell office:value-type="string" calcext:value-type="string">
            <text:p>Baby Ba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black2</text:p>
          </table:table-cell>
          <table:table-cell table:formula="of:=INT([$Gran.$C$2]+[$Gran.$C$3]*((ROW()-98)))" office:value-type="float" office:value="10" calcext:value-type="float">
            <text:p>10</text:p>
          </table:table-cell>
          <table:table-cell table:formula="of:=ROUND([$Master.B$6]*([$Master.B$2]^([.H107]-1))*[$Gran.C$5])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ROUND(SQRT([.I107]))*[$Master.E$2]" office:value-type="float" office:value="20" calcext:value-type="float">
            <text:p>20</text:p>
          </table:table-cell>
          <table:table-cell office:value-type="float" office:value="0.215" calcext:value-type="float">
            <text:p>0.215</text:p>
          </table:table-cell>
          <table:table-cell office:value-type="float" office:value="0.4" calcext:value-type="float">
            <text:p>0.4</text:p>
          </table:table-cell>
          <table:table-cell office:value-type="float" office:value="1.13" calcext:value-type="float">
            <text:p>1.13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0.87" calcext:value-type="float">
            <text:p>0.87</text:p>
          </table:table-cell>
          <table:table-cell table:formula="of:=ROUND((([$Master.D$6]+[$Master.D$2]*([.H107]-1))*(1-[$Master.D$9])*[$Gran.C$13]))" office:value-type="float" office:value="62" calcext:value-type="float">
            <text:p>62</text:p>
          </table:table-cell>
          <table:table-cell table:formula="of:=ROUND((([$Master.D$6]+[$Master.D$2]*([.H107]-1))*(1+[$Master.D$9])*[$Gran.C$13]))" office:value-type="float" office:value="68" calcext:value-type="float">
            <text:p>68</text:p>
          </table:table-cell>
          <table:table-cell office:value-type="float" office:value="0.983" calcext:value-type="float">
            <text:p>0.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10</text:p>
          </table:table-cell>
          <table:table-cell office:value-type="string" calcext:value-type="string">
            <text:p>Tiny Ba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black2</text:p>
          </table:table-cell>
          <table:table-cell table:formula="of:=INT([$Gran.$C$2]+[$Gran.$C$3]*((ROW()-98)))" office:value-type="float" office:value="11" calcext:value-type="float">
            <text:p>11</text:p>
          </table:table-cell>
          <table:table-cell table:formula="of:=ROUND([$Master.B$6]*([$Master.B$2]^([.H108]-1))*[$Gran.C$5])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ROUND(SQRT([.I108]))*[$Master.E$2]" office:value-type="float" office:value="24" calcext:value-type="float">
            <text:p>24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1.2" calcext:value-type="float">
            <text:p>1.2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.9</text:p>
          </table:table-cell>
          <table:table-cell table:formula="of:=ROUND((([$Master.D$6]+[$Master.D$2]*([.H108]-1))*(1-[$Master.D$9])*[$Gran.C$13]))" office:value-type="float" office:value="68" calcext:value-type="float">
            <text:p>68</text:p>
          </table:table-cell>
          <table:table-cell table:formula="of:=ROUND((([$Master.D$6]+[$Master.D$2]*([.H108]-1))*(1+[$Master.D$9])*[$Gran.C$13]))" office:value-type="float" office:value="76" calcext:value-type="float">
            <text:p>76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11</text:p>
          </table:table-cell>
          <table:table-cell office:value-type="string" calcext:value-type="string">
            <text:p>Small Ba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lack2</text:p>
          </table:table-cell>
          <table:table-cell table:formula="of:=INT([$Gran.$C$2]+[$Gran.$C$3]*((ROW()-98)))" office:value-type="float" office:value="12" calcext:value-type="float">
            <text:p>12</text:p>
          </table:table-cell>
          <table:table-cell table:formula="of:=ROUND([$Master.B$6]*([$Master.B$2]^([.H109]-1))*[$Gran.C$5])"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ROUND(SQRT([.I109]))*[$Master.E$2]" office:value-type="float" office:value="26" calcext:value-type="float">
            <text:p>26</text:p>
          </table:table-cell>
          <table:table-cell office:value-type="float" office:value="0.225" calcext:value-type="float">
            <text:p>0.225</text:p>
          </table:table-cell>
          <table:table-cell office:value-type="float" office:value="0.44" calcext:value-type="float">
            <text:p>0.44</text:p>
          </table:table-cell>
          <table:table-cell office:value-type="float" office:value="1.27" calcext:value-type="float">
            <text:p>1.2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0.93" calcext:value-type="float">
            <text:p>0.93</text:p>
          </table:table-cell>
          <table:table-cell table:formula="of:=ROUND((([$Master.D$6]+[$Master.D$2]*([.H109]-1))*(1-[$Master.D$9])*[$Gran.C$13]))" office:value-type="float" office:value="75" calcext:value-type="float">
            <text:p>75</text:p>
          </table:table-cell>
          <table:table-cell table:formula="of:=ROUND((([$Master.D$6]+[$Master.D$2]*([.H109]-1))*(1+[$Master.D$9])*[$Gran.C$13]))" office:value-type="float" office:value="83" calcext:value-type="float">
            <text:p>83</text:p>
          </table:table-cell>
          <table:table-cell office:value-type="float" office:value="0.957" calcext:value-type="float">
            <text:p>0.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12</text:p>
          </table:table-cell>
          <table:table-cell office:value-type="string" calcext:value-type="string">
            <text:p>Flying Roden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lack2</text:p>
          </table:table-cell>
          <table:table-cell table:formula="of:=INT([$Gran.$C$2]+[$Gran.$C$3]*((ROW()-98)))" office:value-type="float" office:value="13" calcext:value-type="float">
            <text:p>13</text:p>
          </table:table-cell>
          <table:table-cell table:formula="of:=ROUND([$Master.B$6]*([$Master.B$2]^([.H110]-1))*[$Gran.C$5])"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ROUND(SQRT([.I110]))*[$Master.E$2]" office:value-type="float" office:value="30" calcext:value-type="float">
            <text:p>30</text:p>
          </table:table-cell>
          <table:table-cell office:value-type="float" office:value="0.23" calcext:value-type="float">
            <text:p>0.23</text:p>
          </table:table-cell>
          <table:table-cell office:value-type="float" office:value="0.46" calcext:value-type="float">
            <text:p>0.46</text:p>
          </table:table-cell>
          <table:table-cell office:value-type="float" office:value="1.34" calcext:value-type="float">
            <text:p>1.34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0.96" calcext:value-type="float">
            <text:p>0.96</text:p>
          </table:table-cell>
          <table:table-cell table:formula="of:=ROUND((([$Master.D$6]+[$Master.D$2]*([.H110]-1))*(1-[$Master.D$9])*[$Gran.C$13]))" office:value-type="float" office:value="81" calcext:value-type="float">
            <text:p>81</text:p>
          </table:table-cell>
          <table:table-cell table:formula="of:=ROUND((([$Master.D$6]+[$Master.D$2]*([.H110]-1))*(1+[$Master.D$9])*[$Gran.C$13]))" office:value-type="float" office:value="90" calcext:value-type="float">
            <text:p>90</text:p>
          </table:table-cell>
          <table:table-cell office:value-type="float" office:value="0.944" calcext:value-type="float">
            <text:p>0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13</text:p>
          </table:table-cell>
          <table:table-cell office:value-type="string" calcext:value-type="string">
            <text:p>Nocturnal Creature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black2</text:p>
          </table:table-cell>
          <table:table-cell table:formula="of:=INT([$Gran.$C$2]+[$Gran.$C$3]*((ROW()-98)))" office:value-type="float" office:value="14" calcext:value-type="float">
            <text:p>14</text:p>
          </table:table-cell>
          <table:table-cell table:formula="of:=ROUND([$Master.B$6]*([$Master.B$2]^([.H111]-1))*[$Gran.C$5])"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ROUND(SQRT([.I111]))*[$Master.E$2]" office:value-type="float" office:value="34" calcext:value-type="float">
            <text:p>34</text:p>
          </table:table-cell>
          <table:table-cell office:value-type="float" office:value="0.235" calcext:value-type="float">
            <text:p>0.235</text:p>
          </table:table-cell>
          <table:table-cell office:value-type="float" office:value="0.48" calcext:value-type="float">
            <text:p>0.48</text:p>
          </table:table-cell>
          <table:table-cell office:value-type="float" office:value="1.41" calcext:value-type="float">
            <text:p>1.4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0.99" calcext:value-type="float">
            <text:p>0.99</text:p>
          </table:table-cell>
          <table:table-cell table:formula="of:=ROUND((([$Master.D$6]+[$Master.D$2]*([.H111]-1))*(1-[$Master.D$9])*[$Gran.C$13]))" office:value-type="float" office:value="88" calcext:value-type="float">
            <text:p>88</text:p>
          </table:table-cell>
          <table:table-cell table:formula="of:=ROUND((([$Master.D$6]+[$Master.D$2]*([.H111]-1))*(1+[$Master.D$9])*[$Gran.C$13]))" office:value-type="float" office:value="97" calcext:value-type="float">
            <text:p>97</text:p>
          </table:table-cell>
          <table:table-cell office:value-type="float" office:value="0.931" calcext:value-type="float">
            <text:p>0.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14</text:p>
          </table:table-cell>
          <table:table-cell office:value-type="string" calcext:value-type="string">
            <text:p>Ba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black2</text:p>
          </table:table-cell>
          <table:table-cell table:formula="of:=INT([$Gran.$C$2]+[$Gran.$C$3]*((ROW()-98)))" office:value-type="float" office:value="15" calcext:value-type="float">
            <text:p>15</text:p>
          </table:table-cell>
          <table:table-cell table:formula="of:=ROUND([$Master.B$6]*([$Master.B$2]^([.H112]-1))*[$Gran.C$5])"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ROUND(SQRT([.I112]))*[$Master.E$2]" office:value-type="float" office:value="40" calcext:value-type="float">
            <text:p>40</text:p>
          </table:table-cell>
          <table:table-cell office:value-type="float" office:value="0.24" calcext:value-type="float">
            <text:p>0.24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1.02" calcext:value-type="float">
            <text:p>1.02</text:p>
          </table:table-cell>
          <table:table-cell table:formula="of:=ROUND((([$Master.D$6]+[$Master.D$2]*([.H112]-1))*(1-[$Master.D$9])*[$Gran.C$13]))" office:value-type="float" office:value="94" calcext:value-type="float">
            <text:p>94</text:p>
          </table:table-cell>
          <table:table-cell table:formula="of:=ROUND((([$Master.D$6]+[$Master.D$2]*([.H112]-1))*(1+[$Master.D$9])*[$Gran.C$13]))" office:value-type="float" office:value="104" calcext:value-type="float">
            <text:p>104</text:p>
          </table:table-cell>
          <table:table-cell office:value-type="float" office:value="0.918" calcext:value-type="float">
            <text:p>0.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15</text:p>
          </table:table-cell>
          <table:table-cell office:value-type="string" calcext:value-type="string">
            <text:p>Zombie Ba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lack2</text:p>
          </table:table-cell>
          <table:table-cell table:formula="of:=INT([$Gran.$C$2]+[$Gran.$C$3]*((ROW()-98)))" office:value-type="float" office:value="16" calcext:value-type="float">
            <text:p>16</text:p>
          </table:table-cell>
          <table:table-cell table:formula="of:=ROUND([$Master.B$6]*([$Master.B$2]^([.H113]-1))*[$Gran.C$5])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ROUND(SQRT([.I113]))*[$Master.E$2]" office:value-type="float" office:value="46" calcext:value-type="float">
            <text:p>46</text:p>
          </table:table-cell>
          <table:table-cell office:value-type="float" office:value="0.245" calcext:value-type="float">
            <text:p>0.245</text:p>
          </table:table-cell>
          <table:table-cell office:value-type="float" office:value="0.52" calcext:value-type="float">
            <text:p>0.52</text:p>
          </table:table-cell>
          <table:table-cell office:value-type="float" office:value="1.55" calcext:value-type="float">
            <text:p>1.5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.05" calcext:value-type="float">
            <text:p>1.05</text:p>
          </table:table-cell>
          <table:table-cell table:formula="of:=ROUND((([$Master.D$6]+[$Master.D$2]*([.H113]-1))*(1-[$Master.D$9])*[$Gran.C$13]))" office:value-type="float" office:value="101" calcext:value-type="float">
            <text:p>101</text:p>
          </table:table-cell>
          <table:table-cell table:formula="of:=ROUND((([$Master.D$6]+[$Master.D$2]*([.H113]-1))*(1+[$Master.D$9])*[$Gran.C$13]))" office:value-type="float" office:value="111" calcext:value-type="float">
            <text:p>111</text:p>
          </table:table-cell>
          <table:table-cell office:value-type="float" office:value="0.905" calcext:value-type="float">
            <text:p>0.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16</text:p>
          </table:table-cell>
          <table:table-cell office:value-type="string" calcext:value-type="string">
            <text:p>Scary Ba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lack2</text:p>
          </table:table-cell>
          <table:table-cell table:formula="of:=INT([$Gran.$C$2]+[$Gran.$C$3]*((ROW()-98)))" office:value-type="float" office:value="17" calcext:value-type="float">
            <text:p>17</text:p>
          </table:table-cell>
          <table:table-cell table:formula="of:=ROUND([$Master.B$6]*([$Master.B$2]^([.H114]-1))*[$Gran.C$5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ROUND(SQRT([.I114]))*[$Master.E$2]"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float" office:value="0.54" calcext:value-type="float">
            <text:p>0.54</text:p>
          </table:table-cell>
          <table:table-cell office:value-type="float" office:value="1.62" calcext:value-type="float">
            <text:p>1.62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.08" calcext:value-type="float">
            <text:p>1.08</text:p>
          </table:table-cell>
          <table:table-cell table:formula="of:=ROUND((([$Master.D$6]+[$Master.D$2]*([.H114]-1))*(1-[$Master.D$9])*[$Gran.C$13]))" office:value-type="float" office:value="107" calcext:value-type="float">
            <text:p>107</text:p>
          </table:table-cell>
          <table:table-cell table:formula="of:=ROUND((([$Master.D$6]+[$Master.D$2]*([.H114]-1))*(1+[$Master.D$9])*[$Gran.C$13]))" office:value-type="float" office:value="118" calcext:value-type="float">
            <text:p>118</text:p>
          </table:table-cell>
          <table:table-cell office:value-type="float" office:value="0.892" calcext:value-type="float">
            <text:p>0.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17</text:p>
          </table:table-cell>
          <table:table-cell office:value-type="string" calcext:value-type="string">
            <text:p>Large Bat II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brown1</text:p>
          </table:table-cell>
          <table:table-cell table:formula="of:=INT([$Gran.$C$2]+[$Gran.$C$3]*((ROW()-98)))" office:value-type="float" office:value="18" calcext:value-type="float">
            <text:p>18</text:p>
          </table:table-cell>
          <table:table-cell table:formula="of:=ROUND([$Master.B$6]*([$Master.B$2]^([.H115]-1))*[$Gran.C$5])"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ROUND(SQRT([.I115]))*[$Master.E$2]" office:value-type="float" office:value="58" calcext:value-type="float">
            <text:p>58</text:p>
          </table:table-cell>
          <table:table-cell office:value-type="float" office:value="0.255" calcext:value-type="float">
            <text:p>0.255</text:p>
          </table:table-cell>
          <table:table-cell office:value-type="float" office:value="0.56" calcext:value-type="float">
            <text:p>0.56</text:p>
          </table:table-cell>
          <table:table-cell office:value-type="float" office:value="1.69" calcext:value-type="float">
            <text:p>1.69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1.11" calcext:value-type="float">
            <text:p>1.11</text:p>
          </table:table-cell>
          <table:table-cell table:formula="of:=ROUND((([$Master.D$6]+[$Master.D$2]*([.H115]-1))*(1-[$Master.D$9])*[$Gran.C$13]))" office:value-type="float" office:value="114" calcext:value-type="float">
            <text:p>114</text:p>
          </table:table-cell>
          <table:table-cell table:formula="of:=ROUND((([$Master.D$6]+[$Master.D$2]*([.H115]-1))*(1+[$Master.D$9])*[$Gran.C$13]))" office:value-type="float" office:value="126" calcext:value-type="float">
            <text:p>126</text:p>
          </table:table-cell>
          <table:table-cell office:value-type="float" office:value="0.879" calcext:value-type="float">
            <text:p>0.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18</text:p>
          </table:table-cell>
          <table:table-cell office:value-type="string" calcext:value-type="string">
            <text:p>Vicious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red2</text:p>
          </table:table-cell>
          <table:table-cell table:formula="of:=INT([$Gran.$C$2]+[$Gran.$C$3]*((ROW()-98)))" office:value-type="float" office:value="19" calcext:value-type="float">
            <text:p>19</text:p>
          </table:table-cell>
          <table:table-cell table:formula="of:=ROUND([$Master.B$6]*([$Master.B$2]^([.H116]-1))*[$Gran.C$5])"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ROUND(SQRT([.I116]))*[$Master.E$2]" office:value-type="float" office:value="68" calcext:value-type="float">
            <text:p>68</text:p>
          </table:table-cell>
          <table:table-cell office:value-type="float" office:value="0.26" calcext:value-type="float">
            <text:p>0.26</text:p>
          </table:table-cell>
          <table:table-cell office:value-type="float" office:value="0.58" calcext:value-type="float">
            <text:p>0.58</text:p>
          </table:table-cell>
          <table:table-cell office:value-type="float" office:value="1.76" calcext:value-type="float">
            <text:p>1.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1.14" calcext:value-type="float">
            <text:p>1.14</text:p>
          </table:table-cell>
          <table:table-cell table:formula="of:=ROUND((([$Master.D$6]+[$Master.D$2]*([.H116]-1))*(1-[$Master.D$9])*[$Gran.C$13]))" office:value-type="float" office:value="120" calcext:value-type="float">
            <text:p>120</text:p>
          </table:table-cell>
          <table:table-cell table:formula="of:=ROUND((([$Master.D$6]+[$Master.D$2]*([.H116]-1))*(1+[$Master.D$9])*[$Gran.C$13]))" office:value-type="float" office:value="133" calcext:value-type="float">
            <text:p>133</text:p>
          </table:table-cell>
          <table:table-cell office:value-type="float" office:value="0.866" calcext:value-type="float">
            <text:p>0.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19</text:p>
          </table:table-cell>
          <table:table-cell office:value-type="string" calcext:value-type="string">
            <text:p>Demon Bat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purple2</text:p>
          </table:table-cell>
          <table:table-cell table:formula="of:=INT([$Gran.$C$2]+[$Gran.$C$3]*((ROW()-98)))" office:value-type="float" office:value="20" calcext:value-type="float">
            <text:p>20</text:p>
          </table:table-cell>
          <table:table-cell table:formula="of:=ROUND([$Master.B$6]*([$Master.B$2]^([.H117]-1))*[$Gran.C$5])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ROUND(SQRT([.I117]))*[$Master.E$2]" office:value-type="float" office:value="76" calcext:value-type="float">
            <text:p>76</text:p>
          </table:table-cell>
          <table:table-cell office:value-type="float" office:value="0.265" calcext:value-type="float">
            <text:p>0.265</text:p>
          </table:table-cell>
          <table:table-cell office:value-type="float" office:value="0.6" calcext:value-type="float">
            <text:p>0.6</text:p>
          </table:table-cell>
          <table:table-cell office:value-type="float" office:value="1.83" calcext:value-type="float">
            <text:p>1.83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1.17" calcext:value-type="float">
            <text:p>1.17</text:p>
          </table:table-cell>
          <table:table-cell table:formula="of:=ROUND((([$Master.D$6]+[$Master.D$2]*([.H117]-1))*(1-[$Master.D$9])*[$Gran.C$13]))" office:value-type="float" office:value="127" calcext:value-type="float">
            <text:p>127</text:p>
          </table:table-cell>
          <table:table-cell table:formula="of:=ROUND((([$Master.D$6]+[$Master.D$2]*([.H117]-1))*(1+[$Master.D$9])*[$Gran.C$13]))" office:value-type="float" office:value="140" calcext:value-type="float">
            <text:p>140</text:p>
          </table:table-cell>
          <table:table-cell office:value-type="float" office:value="0.853" calcext:value-type="float">
            <text:p>0.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20</text:p>
          </table:table-cell>
          <table:table-cell office:value-type="string" calcext:value-type="string">
            <text:p>Bat Lord</text:p>
          </table:table-cell>
          <table:table-cell office:value-type="string" calcext:value-type="string">
            <text:p>bat0</text:p>
          </table:table-cell>
          <table:table-cell/>
          <table:table-cell office:value-type="string" calcext:value-type="string">
            <text:p>bat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dark</text:p>
          </table:table-cell>
          <table:table-cell table:formula="of:=INT([$Gran.$C$2]+[$Gran.$C$3]*((ROW()-98)))" office:value-type="float" office:value="21" calcext:value-type="float">
            <text:p>21</text:p>
          </table:table-cell>
          <table:table-cell table:formula="of:=ROUND([$Master.B$6]*([$Master.B$2]^([.H118]-1))*[$Gran.C$5])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ROUND(SQRT([.I118]))*[$Master.E$2]" office:value-type="float" office:value="88" calcext:value-type="float">
            <text:p>88</text:p>
          </table:table-cell>
          <table:table-cell office:value-type="float" office:value="0.27" calcext:value-type="float">
            <text:p>0.27</text:p>
          </table:table-cell>
          <table:table-cell office:value-type="float" office:value="0.62" calcext:value-type="float">
            <text:p>0.62</text:p>
          </table:table-cell>
          <table:table-cell office:value-type="float" office:value="1.9" calcext:value-type="float">
            <text:p>1.9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1.2" calcext:value-type="float">
            <text:p>1.2</text:p>
          </table:table-cell>
          <table:table-cell table:formula="of:=ROUND((([$Master.D$6]+[$Master.D$2]*([.H118]-1))*(1-[$Master.D$9])*[$Gran.C$13]))" office:value-type="float" office:value="133" calcext:value-type="float">
            <text:p>133</text:p>
          </table:table-cell>
          <table:table-cell table:formula="of:=ROUND((([$Master.D$6]+[$Master.D$2]*([.H118]-1))*(1+[$Master.D$9])*[$Gran.C$13]))" office:value-type="float" office:value="147" calcext:value-type="float">
            <text:p>147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0</text:p>
          </table:table-cell>
          <table:table-cell office:value-type="string" calcext:value-type="string">
            <text:p>Baby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shade_red1</text:p>
          </table:table-cell>
          <table:table-cell table:formula="of:=INT([$Gran.$D$2]+[$Gran.$D$3]*((ROW()-119)))" office:value-type="float" office:value="1" calcext:value-type="float">
            <text:p>1</text:p>
          </table:table-cell>
          <table:table-cell table:formula="of:=ROUND([$Master.B$6]*([$Master.B$2]^([.H119]-1))*[$Gran.D$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ROUND(SQRT([.I119]))*[$Master.E$2]" office:value-type="float" office:value="6" calcext:value-type="float">
            <text:p>6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formula="of:=ROUND((([$Master.D$6]+[$Master.D$2]*([.H119]-1))*(1-[$Master.D$9])*[$Gran.D$13]))" office:value-type="float" office:value="4" calcext:value-type="float">
            <text:p>4</text:p>
          </table:table-cell>
          <table:table-cell table:formula="of:=ROUND((([$Master.D$6]+[$Master.D$2]*([.H119]-1))*(1+[$Master.D$9])*[$Gran.D$13]))"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1</text:p>
          </table:table-cell>
          <table:table-cell office:value-type="string" calcext:value-type="string">
            <text:p>Small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red0</text:p>
          </table:table-cell>
          <table:table-cell table:formula="of:=INT([$Gran.$D$2]+[$Gran.$D$3]*((ROW()-119)))" office:value-type="float" office:value="2" calcext:value-type="float">
            <text:p>2</text:p>
          </table:table-cell>
          <table:table-cell table:formula="of:=ROUND([$Master.B$6]*([$Master.B$2]^([.H120]-1))*[$Gran.D$5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.1" calcext:value-type="float">
            <text:p>10.1</text:p>
          </table:table-cell>
          <table:table-cell table:formula="of:=ROUND(SQRT([.I120]))*[$Master.E$2]" office:value-type="float" office:value="8" calcext:value-type="float">
            <text:p>8</text:p>
          </table:table-cell>
          <table:table-cell office:value-type="float" office:value="0.212" calcext:value-type="float">
            <text:p>0.212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0.63" calcext:value-type="float">
            <text:p>0.63</text:p>
          </table:table-cell>
          <table:table-cell table:formula="of:=ROUND((([$Master.D$6]+[$Master.D$2]*([.H120]-1))*(1-[$Master.D$9])*[$Gran.D$13]))" office:value-type="float" office:value="10" calcext:value-type="float">
            <text:p>10</text:p>
          </table:table-cell>
          <table:table-cell table:formula="of:=ROUND((([$Master.D$6]+[$Master.D$2]*([.H120]-1))*(1+[$Master.D$9])*[$Gran.D$13]))" office:value-type="float" office:value="11" calcext:value-type="float">
            <text:p>11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2</text:p>
          </table:table-cell>
          <table:table-cell office:value-type="string" calcext:value-type="string">
            <text:p>Tiny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green0</text:p>
          </table:table-cell>
          <table:table-cell table:formula="of:=INT([$Gran.$D$2]+[$Gran.$D$3]*((ROW()-119)))" office:value-type="float" office:value="3" calcext:value-type="float">
            <text:p>3</text:p>
          </table:table-cell>
          <table:table-cell table:formula="of:=ROUND([$Master.B$6]*([$Master.B$2]^([.H121]-1))*[$Gran.D$5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2" calcext:value-type="float">
            <text:p>11.2</text:p>
          </table:table-cell>
          <table:table-cell table:formula="of:=ROUND(SQRT([.I121]))*[$Master.E$2]" office:value-type="float" office:value="8" calcext:value-type="float">
            <text:p>8</text:p>
          </table:table-cell>
          <table:table-cell office:value-type="float" office:value="0.214" calcext:value-type="float">
            <text:p>0.214</text:p>
          </table:table-cell>
          <table:table-cell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0.66" calcext:value-type="float">
            <text:p>0.66</text:p>
          </table:table-cell>
          <table:table-cell table:formula="of:=ROUND((([$Master.D$6]+[$Master.D$2]*([.H121]-1))*(1-[$Master.D$9])*[$Gran.D$13]))" office:value-type="float" office:value="17" calcext:value-type="float">
            <text:p>17</text:p>
          </table:table-cell>
          <table:table-cell table:formula="of:=ROUND((([$Master.D$6]+[$Master.D$2]*([.H121]-1))*(1+[$Master.D$9])*[$Gran.D$13]))" office:value-type="float" office:value="18" calcext:value-type="float">
            <text:p>18</text:p>
          </table:table-cell>
          <table:table-cell office:value-type="float" office:value="0.774" calcext:value-type="float">
            <text:p>0.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3</text:p>
          </table:table-cell>
          <table:table-cell office:value-type="string" calcext:value-type="string">
            <text:p>Large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brown0</text:p>
          </table:table-cell>
          <table:table-cell table:formula="of:=INT([$Gran.$D$2]+[$Gran.$D$3]*((ROW()-119)))" office:value-type="float" office:value="4" calcext:value-type="float">
            <text:p>4</text:p>
          </table:table-cell>
          <table:table-cell table:formula="of:=ROUND([$Master.B$6]*([$Master.B$2]^([.H122]-1))*[$Gran.D$5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.3" calcext:value-type="float">
            <text:p>12.3</text:p>
          </table:table-cell>
          <table:table-cell table:formula="of:=ROUND(SQRT([.I122]))*[$Master.E$2]" office:value-type="float" office:value="10" calcext:value-type="float">
            <text:p>10</text:p>
          </table:table-cell>
          <table:table-cell office:value-type="float" office:value="0.216" calcext:value-type="float">
            <text:p>0.216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0.69" calcext:value-type="float">
            <text:p>0.69</text:p>
          </table:table-cell>
          <table:table-cell table:formula="of:=ROUND((([$Master.D$6]+[$Master.D$2]*([.H122]-1))*(1-[$Master.D$9])*[$Gran.D$13]))" office:value-type="float" office:value="23" calcext:value-type="float">
            <text:p>23</text:p>
          </table:table-cell>
          <table:table-cell table:formula="of:=ROUND((([$Master.D$6]+[$Master.D$2]*([.H122]-1))*(1+[$Master.D$9])*[$Gran.D$13]))" office:value-type="float" office:value="26" calcext:value-type="float">
            <text:p>26</text:p>
          </table:table-cell>
          <table:table-cell office:value-type="float" office:value="0.761" calcext:value-type="float">
            <text:p>0.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4</text:p>
          </table:table-cell>
          <table:table-cell office:value-type="string" calcext:value-type="string">
            <text:p>Small Wolf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purple0</text:p>
          </table:table-cell>
          <table:table-cell table:formula="of:=INT([$Gran.$D$2]+[$Gran.$D$3]*((ROW()-119)))" office:value-type="float" office:value="5" calcext:value-type="float">
            <text:p>5</text:p>
          </table:table-cell>
          <table:table-cell table:formula="of:=ROUND([$Master.B$6]*([$Master.B$2]^([.H123]-1))*[$Gran.D$5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table:formula="of:=ROUND(SQRT([.I123]))*[$Master.E$2]" office:value-type="float" office:value="10" calcext:value-type="float">
            <text:p>10</text:p>
          </table:table-cell>
          <table:table-cell office:value-type="float" office:value="0.218" calcext:value-type="float">
            <text:p>0.218</text:p>
          </table:table-cell>
          <table:table-cell office:value-type="float" office:value="0.38" calcext:value-type="float">
            <text:p>0.38</text:p>
          </table:table-cell>
          <table:table-cell office:value-type="float" office:value="0.58" calcext:value-type="float">
            <text:p>0.5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0.72" calcext:value-type="float">
            <text:p>0.72</text:p>
          </table:table-cell>
          <table:table-cell table:formula="of:=ROUND((([$Master.D$6]+[$Master.D$2]*([.H123]-1))*(1-[$Master.D$9])*[$Gran.D$13]))" office:value-type="float" office:value="30" calcext:value-type="float">
            <text:p>30</text:p>
          </table:table-cell>
          <table:table-cell table:formula="of:=ROUND((([$Master.D$6]+[$Master.D$2]*([.H123]-1))*(1+[$Master.D$9])*[$Gran.D$13]))" office:value-type="float" office:value="33" calcext:value-type="float">
            <text:p>33</text:p>
          </table:table-cell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5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hade_black0</text:p>
          </table:table-cell>
          <table:table-cell table:formula="of:=INT([$Gran.$D$2]+[$Gran.$D$3]*((ROW()-119)))" office:value-type="float" office:value="6" calcext:value-type="float">
            <text:p>6</text:p>
          </table:table-cell>
          <table:table-cell table:formula="of:=ROUND([$Master.B$6]*([$Master.B$2]^([.H124]-1))*[$Gran.D$5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.5</text:p>
          </table:table-cell>
          <table:table-cell table:formula="of:=ROUND(SQRT([.I124]))*[$Master.E$2]" office:value-type="float" office:value="12" calcext:value-type="float">
            <text:p>12</text:p>
          </table:table-cell>
          <table:table-cell office:value-type="float" office:value="0.22" calcext:value-type="float">
            <text:p>0.22</text:p>
          </table:table-cell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0.75" calcext:value-type="float">
            <text:p>0.75</text:p>
          </table:table-cell>
          <table:table-cell table:formula="of:=ROUND((([$Master.D$6]+[$Master.D$2]*([.H124]-1))*(1-[$Master.D$9])*[$Gran.D$13]))" office:value-type="float" office:value="36" calcext:value-type="float">
            <text:p>36</text:p>
          </table:table-cell>
          <table:table-cell table:formula="of:=ROUND((([$Master.D$6]+[$Master.D$2]*([.H124]-1))*(1+[$Master.D$9])*[$Gran.D$13]))" office:value-type="float" office:value="40" calcext:value-type="float">
            <text:p>40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6</text:p>
          </table:table-cell>
          <table:table-cell office:value-type="string" calcext:value-type="string">
            <text:p>Tarantula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hade_red1</text:p>
          </table:table-cell>
          <table:table-cell table:formula="of:=INT([$Gran.$D$2]+[$Gran.$D$3]*((ROW()-119)))" office:value-type="float" office:value="7" calcext:value-type="float">
            <text:p>7</text:p>
          </table:table-cell>
          <table:table-cell table:formula="of:=ROUND([$Master.B$6]*([$Master.B$2]^([.H125]-1))*[$Gran.D$5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.6" calcext:value-type="float">
            <text:p>15.6</text:p>
          </table:table-cell>
          <table:table-cell table:formula="of:=ROUND(SQRT([.I125]))*[$Master.E$2]" office:value-type="float" office:value="14" calcext:value-type="float">
            <text:p>14</text:p>
          </table:table-cell>
          <table:table-cell office:value-type="float" office:value="0.222" calcext:value-type="float">
            <text:p>0.222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0.78" calcext:value-type="float">
            <text:p>0.78</text:p>
          </table:table-cell>
          <table:table-cell table:formula="of:=ROUND((([$Master.D$6]+[$Master.D$2]*([.H125]-1))*(1-[$Master.D$9])*[$Gran.D$13]))" office:value-type="float" office:value="43" calcext:value-type="float">
            <text:p>43</text:p>
          </table:table-cell>
          <table:table-cell table:formula="of:=ROUND((([$Master.D$6]+[$Master.D$2]*([.H125]-1))*(1+[$Master.D$9])*[$Gran.D$13]))" office:value-type="float" office:value="47" calcext:value-type="float">
            <text:p>47</text:p>
          </table:table-cell>
          <table:table-cell office:value-type="float" office:value="0.722" calcext:value-type="float">
            <text:p>0.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7</text:p>
          </table:table-cell>
          <table:table-cell office:value-type="string" calcext:value-type="string">
            <text:p>Mutated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green1</text:p>
          </table:table-cell>
          <table:table-cell table:formula="of:=INT([$Gran.$D$2]+[$Gran.$D$3]*((ROW()-119)))" office:value-type="float" office:value="8" calcext:value-type="float">
            <text:p>8</text:p>
          </table:table-cell>
          <table:table-cell table:formula="of:=ROUND([$Master.B$6]*([$Master.B$2]^([.H126]-1))*[$Gran.D$5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.7" calcext:value-type="float">
            <text:p>16.7</text:p>
          </table:table-cell>
          <table:table-cell table:formula="of:=ROUND(SQRT([.I126]))*[$Master.E$2]" office:value-type="float" office:value="16" calcext:value-type="float">
            <text:p>16</text:p>
          </table:table-cell>
          <table:table-cell office:value-type="float" office:value="0.224" calcext:value-type="float">
            <text:p>0.224</text:p>
          </table:table-cell>
          <table:table-cell office:value-type="float" office:value="0.44" calcext:value-type="float">
            <text:p>0.44</text:p>
          </table:table-cell>
          <table:table-cell office:value-type="float" office:value="0.79" calcext:value-type="float">
            <text:p>0.79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0.81" calcext:value-type="float">
            <text:p>0.81</text:p>
          </table:table-cell>
          <table:table-cell table:formula="of:=ROUND((([$Master.D$6]+[$Master.D$2]*([.H126]-1))*(1-[$Master.D$9])*[$Gran.D$13]))" office:value-type="float" office:value="49" calcext:value-type="float">
            <text:p>49</text:p>
          </table:table-cell>
          <table:table-cell table:formula="of:=ROUND((([$Master.D$6]+[$Master.D$2]*([.H126]-1))*(1+[$Master.D$9])*[$Gran.D$13]))" office:value-type="float" office:value="54" calcext:value-type="float">
            <text:p>54</text:p>
          </table:table-cell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8</text:p>
          </table:table-cell>
          <table:table-cell office:value-type="string" calcext:value-type="string">
            <text:p>Vicious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brown1</text:p>
          </table:table-cell>
          <table:table-cell table:formula="of:=INT([$Gran.$D$2]+[$Gran.$D$3]*((ROW()-119)))" office:value-type="float" office:value="9" calcext:value-type="float">
            <text:p>9</text:p>
          </table:table-cell>
          <table:table-cell table:formula="of:=ROUND([$Master.B$6]*([$Master.B$2]^([.H127]-1))*[$Gran.D$5]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.8" calcext:value-type="float">
            <text:p>17.8</text:p>
          </table:table-cell>
          <table:table-cell table:formula="of:=ROUND(SQRT([.I127]))*[$Master.E$2]" office:value-type="float" office:value="18" calcext:value-type="float">
            <text:p>18</text:p>
          </table:table-cell>
          <table:table-cell office:value-type="float" office:value="0.226" calcext:value-type="float">
            <text:p>0.226</text:p>
          </table:table-cell>
          <table:table-cell office:value-type="float" office:value="0.46" calcext:value-type="float">
            <text:p>0.46</text:p>
          </table:table-cell>
          <table:table-cell office:value-type="float" office:value="0.86" calcext:value-type="float">
            <text:p>0.86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0.84" calcext:value-type="float">
            <text:p>0.84</text:p>
          </table:table-cell>
          <table:table-cell table:formula="of:=ROUND((([$Master.D$6]+[$Master.D$2]*([.H127]-1))*(1-[$Master.D$9])*[$Gran.D$13]))" office:value-type="float" office:value="55" calcext:value-type="float">
            <text:p>55</text:p>
          </table:table-cell>
          <table:table-cell table:formula="of:=ROUND((([$Master.D$6]+[$Master.D$2]*([.H127]-1))*(1+[$Master.D$9])*[$Gran.D$13]))" office:value-type="float" office:value="61" calcext:value-type="float">
            <text:p>61</text:p>
          </table:table-cell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9</text:p>
          </table:table-cell>
          <table:table-cell office:value-type="string" calcext:value-type="string">
            <text:p>Baby 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purple1</text:p>
          </table:table-cell>
          <table:table-cell table:formula="of:=INT([$Gran.$D$2]+[$Gran.$D$3]*((ROW()-119)))" office:value-type="float" office:value="10" calcext:value-type="float">
            <text:p>10</text:p>
          </table:table-cell>
          <table:table-cell table:formula="of:=ROUND([$Master.B$6]*([$Master.B$2]^([.H128]-1))*[$Gran.D$5])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" calcext:value-type="float">
            <text:p>18.9</text:p>
          </table:table-cell>
          <table:table-cell table:formula="of:=ROUND(SQRT([.I128]))*[$Master.E$2]" office:value-type="float" office:value="20" calcext:value-type="float">
            <text:p>20</text:p>
          </table:table-cell>
          <table:table-cell office:value-type="float" office:value="0.228" calcext:value-type="float">
            <text:p>0.228</text:p>
          </table:table-cell>
          <table:table-cell office:value-type="float" office:value="0.48" calcext:value-type="float">
            <text:p>0.48</text:p>
          </table:table-cell>
          <table:table-cell office:value-type="float" office:value="0.93" calcext:value-type="float">
            <text:p>0.93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0.87" calcext:value-type="float">
            <text:p>0.87</text:p>
          </table:table-cell>
          <table:table-cell table:formula="of:=ROUND((([$Master.D$6]+[$Master.D$2]*([.H128]-1))*(1-[$Master.D$9])*[$Gran.D$13]))" office:value-type="float" office:value="62" calcext:value-type="float">
            <text:p>62</text:p>
          </table:table-cell>
          <table:table-cell table:formula="of:=ROUND((([$Master.D$6]+[$Master.D$2]*([.H128]-1))*(1+[$Master.D$9])*[$Gran.D$13]))" office:value-type="float" office:value="68" calcext:value-type="float">
            <text:p>68</text:p>
          </table:table-cell>
          <table:table-cell office:value-type="float" office:value="0.683" calcext:value-type="float">
            <text:p>0.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10</text:p>
          </table:table-cell>
          <table:table-cell office:value-type="string" calcext:value-type="string">
            <text:p>Small 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black1</text:p>
          </table:table-cell>
          <table:table-cell table:formula="of:=INT([$Gran.$D$2]+[$Gran.$D$3]*((ROW()-119)))" office:value-type="float" office:value="11" calcext:value-type="float">
            <text:p>11</text:p>
          </table:table-cell>
          <table:table-cell table:formula="of:=ROUND([$Master.B$6]*([$Master.B$2]^([.H129]-1))*[$Gran.D$5])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ROUND(SQRT([.I129]))*[$Master.E$2]"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table:formula="of:=ROUND((([$Master.D$6]+[$Master.D$2]*([.H129]-1))*(1-[$Master.D$9])*[$Gran.D$13]))" office:value-type="float" office:value="68" calcext:value-type="float">
            <text:p>68</text:p>
          </table:table-cell>
          <table:table-cell table:formula="of:=ROUND((([$Master.D$6]+[$Master.D$2]*([.H129]-1))*(1+[$Master.D$9])*[$Gran.D$13]))" office:value-type="float" office:value="76" calcext:value-type="float">
            <text:p>76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11</text:p>
          </table:table-cell>
          <table:table-cell office:value-type="string" calcext:value-type="string">
            <text:p>Tiny 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red1</text:p>
          </table:table-cell>
          <table:table-cell table:formula="of:=INT([$Gran.$D$2]+[$Gran.$D$3]*((ROW()-119)))" office:value-type="float" office:value="12" calcext:value-type="float">
            <text:p>12</text:p>
          </table:table-cell>
          <table:table-cell table:formula="of:=ROUND([$Master.B$6]*([$Master.B$2]^([.H130]-1))*[$Gran.D$5])"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table:formula="of:=ROUND(SQRT([.I130]))*[$Master.E$2]" office:value-type="float" office:value="26" calcext:value-type="float">
            <text:p>26</text:p>
          </table:table-cell>
          <table:table-cell office:value-type="float" office:value="0.232" calcext:value-type="float">
            <text:p>0.232</text:p>
          </table:table-cell>
          <table:table-cell office:value-type="float" office:value="0.52" calcext:value-type="float">
            <text:p>0.52</text:p>
          </table:table-cell>
          <table:table-cell office:value-type="float" office:value="1.07" calcext:value-type="float">
            <text:p>1.0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0.93" calcext:value-type="float">
            <text:p>0.93</text:p>
          </table:table-cell>
          <table:table-cell table:formula="of:=ROUND((([$Master.D$6]+[$Master.D$2]*([.H130]-1))*(1-[$Master.D$9])*[$Gran.D$13]))" office:value-type="float" office:value="75" calcext:value-type="float">
            <text:p>75</text:p>
          </table:table-cell>
          <table:table-cell table:formula="of:=ROUND((([$Master.D$6]+[$Master.D$2]*([.H130]-1))*(1+[$Master.D$9])*[$Gran.D$13]))" office:value-type="float" office:value="83" calcext:value-type="float">
            <text:p>83</text:p>
          </table:table-cell>
          <table:table-cell office:value-type="float" office:value="0.657" calcext:value-type="float">
            <text:p>0.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12</text:p>
          </table:table-cell>
          <table:table-cell office:value-type="string" calcext:value-type="string">
            <text:p>Large 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green1</text:p>
          </table:table-cell>
          <table:table-cell table:formula="of:=INT([$Gran.$D$2]+[$Gran.$D$3]*((ROW()-119)))" office:value-type="float" office:value="13" calcext:value-type="float">
            <text:p>13</text:p>
          </table:table-cell>
          <table:table-cell table:formula="of:=ROUND([$Master.B$6]*([$Master.B$2]^([.H131]-1))*[$Gran.D$5])"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table:formula="of:=ROUND(SQRT([.I131]))*[$Master.E$2]" office:value-type="float" office:value="30" calcext:value-type="float">
            <text:p>30</text:p>
          </table:table-cell>
          <table:table-cell office:value-type="float" office:value="0.234" calcext:value-type="float">
            <text:p>0.234</text:p>
          </table:table-cell>
          <table:table-cell office:value-type="float" office:value="0.54" calcext:value-type="float">
            <text:p>0.54</text:p>
          </table:table-cell>
          <table:table-cell office:value-type="float" office:value="1.14" calcext:value-type="float">
            <text:p>1.1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96" calcext:value-type="float">
            <text:p>0.96</text:p>
          </table:table-cell>
          <table:table-cell table:formula="of:=ROUND((([$Master.D$6]+[$Master.D$2]*([.H131]-1))*(1-[$Master.D$9])*[$Gran.D$13]))" office:value-type="float" office:value="81" calcext:value-type="float">
            <text:p>81</text:p>
          </table:table-cell>
          <table:table-cell table:formula="of:=ROUND((([$Master.D$6]+[$Master.D$2]*([.H131]-1))*(1+[$Master.D$9])*[$Gran.D$13]))" office:value-type="float" office:value="90" calcext:value-type="float">
            <text:p>90</text:p>
          </table:table-cell>
          <table:table-cell office:value-type="float" office:value="0.644" calcext:value-type="float">
            <text:p>0.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13</text:p>
          </table:table-cell>
          <table:table-cell office:value-type="string" calcext:value-type="string">
            <text:p>Small Wolf 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rown1</text:p>
          </table:table-cell>
          <table:table-cell table:formula="of:=INT([$Gran.$D$2]+[$Gran.$D$3]*((ROW()-119)))" office:value-type="float" office:value="14" calcext:value-type="float">
            <text:p>14</text:p>
          </table:table-cell>
          <table:table-cell table:formula="of:=ROUND([$Master.B$6]*([$Master.B$2]^([.H132]-1))*[$Gran.D$5])"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table:formula="of:=ROUND(SQRT([.I132]))*[$Master.E$2]" office:value-type="float" office:value="34" calcext:value-type="float">
            <text:p>34</text:p>
          </table:table-cell>
          <table:table-cell office:value-type="float" office:value="0.236" calcext:value-type="float">
            <text:p>0.236</text:p>
          </table:table-cell>
          <table:table-cell office:value-type="float" office:value="0.56" calcext:value-type="float">
            <text:p>0.56</text:p>
          </table:table-cell>
          <table:table-cell office:value-type="float" office:value="1.21" calcext:value-type="float">
            <text:p>1.21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0.99" calcext:value-type="float">
            <text:p>0.99</text:p>
          </table:table-cell>
          <table:table-cell table:formula="of:=ROUND((([$Master.D$6]+[$Master.D$2]*([.H132]-1))*(1-[$Master.D$9])*[$Gran.D$13]))" office:value-type="float" office:value="88" calcext:value-type="float">
            <text:p>88</text:p>
          </table:table-cell>
          <table:table-cell table:formula="of:=ROUND((([$Master.D$6]+[$Master.D$2]*([.H132]-1))*(1+[$Master.D$9])*[$Gran.D$13]))" office:value-type="float" office:value="97" calcext:value-type="float">
            <text:p>97</text:p>
          </table:table-cell>
          <table:table-cell office:value-type="float" office:value="0.631" calcext:value-type="float">
            <text:p>0.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14</text:p>
          </table:table-cell>
          <table:table-cell office:value-type="string" calcext:value-type="string">
            <text:p>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purple1</text:p>
          </table:table-cell>
          <table:table-cell table:formula="of:=INT([$Gran.$D$2]+[$Gran.$D$3]*((ROW()-119)))" office:value-type="float" office:value="15" calcext:value-type="float">
            <text:p>15</text:p>
          </table:table-cell>
          <table:table-cell table:formula="of:=ROUND([$Master.B$6]*([$Master.B$2]^([.H133]-1))*[$Gran.D$5])"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table:formula="of:=ROUND(SQRT([.I133]))*[$Master.E$2]" office:value-type="float" office:value="40" calcext:value-type="float">
            <text:p>40</text:p>
          </table:table-cell>
          <table:table-cell office:value-type="float" office:value="0.238" calcext:value-type="float">
            <text:p>0.238</text:p>
          </table:table-cell>
          <table:table-cell office:value-type="float" office:value="0.58" calcext:value-type="float">
            <text:p>0.58</text:p>
          </table:table-cell>
          <table:table-cell office:value-type="float" office:value="1.28" calcext:value-type="float">
            <text:p>1.28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02" calcext:value-type="float">
            <text:p>1.02</text:p>
          </table:table-cell>
          <table:table-cell table:formula="of:=ROUND((([$Master.D$6]+[$Master.D$2]*([.H133]-1))*(1-[$Master.D$9])*[$Gran.D$13]))" office:value-type="float" office:value="94" calcext:value-type="float">
            <text:p>94</text:p>
          </table:table-cell>
          <table:table-cell table:formula="of:=ROUND((([$Master.D$6]+[$Master.D$2]*([.H133]-1))*(1+[$Master.D$9])*[$Gran.D$13]))" office:value-type="float" office:value="104" calcext:value-type="float">
            <text:p>104</text:p>
          </table:table-cell>
          <table:table-cell office:value-type="float" office:value="0.618" calcext:value-type="float">
            <text:p>0.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15</text:p>
          </table:table-cell>
          <table:table-cell office:value-type="string" calcext:value-type="string">
            <text:p>Tarantula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black1</text:p>
          </table:table-cell>
          <table:table-cell table:formula="of:=INT([$Gran.$D$2]+[$Gran.$D$3]*((ROW()-119)))" office:value-type="float" office:value="16" calcext:value-type="float">
            <text:p>16</text:p>
          </table:table-cell>
          <table:table-cell table:formula="of:=ROUND([$Master.B$6]*([$Master.B$2]^([.H134]-1))*[$Gran.D$5])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.5" calcext:value-type="float">
            <text:p>25.5</text:p>
          </table:table-cell>
          <table:table-cell table:formula="of:=ROUND(SQRT([.I134]))*[$Master.E$2]" office:value-type="float" office:value="46" calcext:value-type="float">
            <text:p>46</text:p>
          </table:table-cell>
          <table:table-cell office:value-type="float" office:value="0.24" calcext:value-type="float">
            <text:p>0.24</text:p>
          </table:table-cell>
          <table:table-cell office:value-type="float" office:value="0.6" calcext:value-type="float">
            <text:p>0.6</text:p>
          </table:table-cell>
          <table:table-cell office:value-type="float" office:value="1.35" calcext:value-type="float">
            <text:p>1.35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.05" calcext:value-type="float">
            <text:p>1.05</text:p>
          </table:table-cell>
          <table:table-cell table:formula="of:=ROUND((([$Master.D$6]+[$Master.D$2]*([.H134]-1))*(1-[$Master.D$9])*[$Gran.D$13]))" office:value-type="float" office:value="101" calcext:value-type="float">
            <text:p>101</text:p>
          </table:table-cell>
          <table:table-cell table:formula="of:=ROUND((([$Master.D$6]+[$Master.D$2]*([.H134]-1))*(1+[$Master.D$9])*[$Gran.D$13]))" office:value-type="float" office:value="111" calcext:value-type="float">
            <text:p>111</text:p>
          </table:table-cell>
          <table:table-cell office:value-type="float" office:value="0.605" calcext:value-type="float">
            <text:p>0.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16</text:p>
          </table:table-cell>
          <table:table-cell office:value-type="string" calcext:value-type="string">
            <text:p>Mutated 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red</text:p>
          </table:table-cell>
          <table:table-cell table:formula="of:=INT([$Gran.$D$2]+[$Gran.$D$3]*((ROW()-119)))" office:value-type="float" office:value="17" calcext:value-type="float">
            <text:p>17</text:p>
          </table:table-cell>
          <table:table-cell table:formula="of:=ROUND([$Master.B$6]*([$Master.B$2]^([.H135]-1))*[$Gran.D$5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.6" calcext:value-type="float">
            <text:p>26.6</text:p>
          </table:table-cell>
          <table:table-cell table:formula="of:=ROUND(SQRT([.I135]))*[$Master.E$2]" office:value-type="float" office:value="52" calcext:value-type="float">
            <text:p>52</text:p>
          </table:table-cell>
          <table:table-cell office:value-type="float" office:value="0.242" calcext:value-type="float">
            <text:p>0.242</text:p>
          </table:table-cell>
          <table:table-cell office:value-type="float" office:value="0.62" calcext:value-type="float">
            <text:p>0.62</text:p>
          </table:table-cell>
          <table:table-cell office:value-type="float" office:value="1.42" calcext:value-type="float">
            <text:p>1.4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.08" calcext:value-type="float">
            <text:p>1.08</text:p>
          </table:table-cell>
          <table:table-cell table:formula="of:=ROUND((([$Master.D$6]+[$Master.D$2]*([.H135]-1))*(1-[$Master.D$9])*[$Gran.D$13]))" office:value-type="float" office:value="107" calcext:value-type="float">
            <text:p>107</text:p>
          </table:table-cell>
          <table:table-cell table:formula="of:=ROUND((([$Master.D$6]+[$Master.D$2]*([.H135]-1))*(1+[$Master.D$9])*[$Gran.D$13]))" office:value-type="float" office:value="118" calcext:value-type="float">
            <text:p>118</text:p>
          </table:table-cell>
          <table:table-cell office:value-type="float" office:value="0.592" calcext:value-type="float">
            <text:p>0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17</text:p>
          </table:table-cell>
          <table:table-cell office:value-type="string" calcext:value-type="string">
            <text:p>Vicious Spider II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green</text:p>
          </table:table-cell>
          <table:table-cell table:formula="of:=INT([$Gran.$D$2]+[$Gran.$D$3]*((ROW()-119)))" office:value-type="float" office:value="18" calcext:value-type="float">
            <text:p>18</text:p>
          </table:table-cell>
          <table:table-cell table:formula="of:=ROUND([$Master.B$6]*([$Master.B$2]^([.H136]-1))*[$Gran.D$5])"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.7" calcext:value-type="float">
            <text:p>27.7</text:p>
          </table:table-cell>
          <table:table-cell table:formula="of:=ROUND(SQRT([.I136]))*[$Master.E$2]" office:value-type="float" office:value="58" calcext:value-type="float">
            <text:p>58</text:p>
          </table:table-cell>
          <table:table-cell office:value-type="float" office:value="0.244" calcext:value-type="float">
            <text:p>0.244</text:p>
          </table:table-cell>
          <table:table-cell office:value-type="float" office:value="0.64" calcext:value-type="float">
            <text:p>0.64</text:p>
          </table:table-cell>
          <table:table-cell office:value-type="float" office:value="1.49" calcext:value-type="float">
            <text:p>1.49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.11" calcext:value-type="float">
            <text:p>1.11</text:p>
          </table:table-cell>
          <table:table-cell table:formula="of:=ROUND((([$Master.D$6]+[$Master.D$2]*([.H136]-1))*(1-[$Master.D$9])*[$Gran.D$13]))" office:value-type="float" office:value="114" calcext:value-type="float">
            <text:p>114</text:p>
          </table:table-cell>
          <table:table-cell table:formula="of:=ROUND((([$Master.D$6]+[$Master.D$2]*([.H136]-1))*(1+[$Master.D$9])*[$Gran.D$13]))" office:value-type="float" office:value="126" calcext:value-type="float">
            <text:p>126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18</text:p>
          </table:table-cell>
          <table:table-cell office:value-type="string" calcext:value-type="string">
            <text:p>Venom Lord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blue</text:p>
          </table:table-cell>
          <table:table-cell table:formula="of:=INT([$Gran.$D$2]+[$Gran.$D$3]*((ROW()-119)))" office:value-type="float" office:value="19" calcext:value-type="float">
            <text:p>19</text:p>
          </table:table-cell>
          <table:table-cell table:formula="of:=ROUND([$Master.B$6]*([$Master.B$2]^([.H137]-1))*[$Gran.D$5])"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.8" calcext:value-type="float">
            <text:p>28.8</text:p>
          </table:table-cell>
          <table:table-cell table:formula="of:=ROUND(SQRT([.I137]))*[$Master.E$2]" office:value-type="float" office:value="68" calcext:value-type="float">
            <text:p>68</text:p>
          </table:table-cell>
          <table:table-cell office:value-type="float" office:value="0.246" calcext:value-type="float">
            <text:p>0.246</text:p>
          </table:table-cell>
          <table:table-cell office:value-type="float" office:value="0.66" calcext:value-type="float">
            <text:p>0.66</text:p>
          </table:table-cell>
          <table:table-cell office:value-type="float" office:value="1.56" calcext:value-type="float">
            <text:p>1.5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.14" calcext:value-type="float">
            <text:p>1.14</text:p>
          </table:table-cell>
          <table:table-cell table:formula="of:=ROUND((([$Master.D$6]+[$Master.D$2]*([.H137]-1))*(1-[$Master.D$9])*[$Gran.D$13]))" office:value-type="float" office:value="120" calcext:value-type="float">
            <text:p>120</text:p>
          </table:table-cell>
          <table:table-cell table:formula="of:=ROUND((([$Master.D$6]+[$Master.D$2]*([.H137]-1))*(1+[$Master.D$9])*[$Gran.D$13]))" office:value-type="float" office:value="133" calcext:value-type="float">
            <text:p>133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19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purple</text:p>
          </table:table-cell>
          <table:table-cell table:formula="of:=INT([$Gran.$D$2]+[$Gran.$D$3]*((ROW()-119)))" office:value-type="float" office:value="20" calcext:value-type="float">
            <text:p>20</text:p>
          </table:table-cell>
          <table:table-cell table:formula="of:=ROUND([$Master.B$6]*([$Master.B$2]^([.H138]-1))*[$Gran.D$5])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.9" calcext:value-type="float">
            <text:p>29.9</text:p>
          </table:table-cell>
          <table:table-cell table:formula="of:=ROUND(SQRT([.I138]))*[$Master.E$2]" office:value-type="float" office:value="76" calcext:value-type="float">
            <text:p>76</text:p>
          </table:table-cell>
          <table:table-cell office:value-type="float" office:value="0.248" calcext:value-type="float">
            <text:p>0.248</text:p>
          </table:table-cell>
          <table:table-cell office:value-type="float" office:value="0.68" calcext:value-type="float">
            <text:p>0.68</text:p>
          </table:table-cell>
          <table:table-cell office:value-type="float" office:value="1.63" calcext:value-type="float">
            <text:p>1.63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1.17" calcext:value-type="float">
            <text:p>1.17</text:p>
          </table:table-cell>
          <table:table-cell table:formula="of:=ROUND((([$Master.D$6]+[$Master.D$2]*([.H138]-1))*(1-[$Master.D$9])*[$Gran.D$13]))" office:value-type="float" office:value="127" calcext:value-type="float">
            <text:p>127</text:p>
          </table:table-cell>
          <table:table-cell table:formula="of:=ROUND((([$Master.D$6]+[$Master.D$2]*([.H138]-1))*(1+[$Master.D$9])*[$Gran.D$13]))" office:value-type="float" office:value="140" calcext:value-type="float">
            <text:p>140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20</text:p>
          </table:table-cell>
          <table:table-cell office:value-type="string" calcext:value-type="string">
            <text:p>Demon Spider</text:p>
          </table:table-cell>
          <table:table-cell office:value-type="string" calcext:value-type="string">
            <text:p>spider0</text:p>
          </table:table-cell>
          <table:table-cell/>
          <table:table-cell office:value-type="string" calcext:value-type="string">
            <text:p>spider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dark</text:p>
          </table:table-cell>
          <table:table-cell table:formula="of:=INT([$Gran.$D$2]+[$Gran.$D$3]*((ROW()-119)))" office:value-type="float" office:value="21" calcext:value-type="float">
            <text:p>21</text:p>
          </table:table-cell>
          <table:table-cell table:formula="of:=ROUND([$Master.B$6]*([$Master.B$2]^([.H139]-1))*[$Gran.D$5])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ROUND(SQRT([.I139]))*[$Master.E$2]" office:value-type="float" office:value="88" calcext:value-type="float">
            <text:p>88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.2" calcext:value-type="float">
            <text:p>1.2</text:p>
          </table:table-cell>
          <table:table-cell table:formula="of:=ROUND((([$Master.D$6]+[$Master.D$2]*([.H139]-1))*(1-[$Master.D$9])*[$Gran.D$13]))" office:value-type="float" office:value="133" calcext:value-type="float">
            <text:p>133</text:p>
          </table:table-cell>
          <table:table-cell table:formula="of:=ROUND((([$Master.D$6]+[$Master.D$2]*([.H139]-1))*(1+[$Master.D$9])*[$Gran.D$13]))" office:value-type="float" office:value="147" calcext:value-type="float">
            <text:p>147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0</text:p>
          </table:table-cell>
          <table:table-cell office:value-type="string" calcext:value-type="string">
            <text:p>Small Skeleton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black0</text:p>
          </table:table-cell>
          <table:table-cell table:formula="of:=INT([$Gran.$E$2]+[$Gran.$E$3]*((ROW()-140)))" office:value-type="float" office:value="4" calcext:value-type="float">
            <text:p>4</text:p>
          </table:table-cell>
          <table:table-cell table:formula="of:=ROUND([$Master.B$6]*([$Master.B$2]^([.H140]-1))*[$Gran.E$5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ROUND(SQRT([.I140]))*[$Master.E$2]" office:value-type="float" office:value="16" calcext:value-type="float">
            <text:p>16</text:p>
          </table:table-cell>
          <table:table-cell office:value-type="float" office:value="0.08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 table:formula="of:=ROUND((([$Master.D$6]+[$Master.D$2]*([.H140]-1))*(1-[$Master.D$9])*[$Gran.E$13]))" office:value-type="float" office:value="42" calcext:value-type="float">
            <text:p>42</text:p>
          </table:table-cell>
          <table:table-cell table:formula="of:=ROUND((([$Master.D$6]+[$Master.D$2]*([.H140]-1))*(1+[$Master.D$9])*[$Gran.E$13]))" office:value-type="float" office:value="46" calcext:value-type="float">
            <text:p>4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1</text:p>
          </table:table-cell>
          <table:table-cell office:value-type="string" calcext:value-type="string">
            <text:p>Soulless Skeleton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hade_red0</text:p>
          </table:table-cell>
          <table:table-cell table:formula="of:=INT([$Gran.$E$2]+[$Gran.$E$3]*(1+(ROW()-140)))" office:value-type="float" office:value="6" calcext:value-type="float">
            <text:p>6</text:p>
          </table:table-cell>
          <table:table-cell table:formula="of:=ROUND([$Master.B$6]*([$Master.B$2]^([.H141]-1))*[$Gran.E$5])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ROUND(SQRT([.I141]))*[$Master.E$2]" office:value-type="float" office:value="22" calcext:value-type="float">
            <text:p>22</text:p>
          </table:table-cell>
          <table:table-cell office:value-type="float" office:value="0.084" calcext:value-type="float">
            <text:p>0.084</text:p>
          </table:table-cell>
          <table:table-cell office:value-type="float" office:value="0.28" calcext:value-type="float">
            <text:p>0.28</text:p>
          </table:table-cell>
          <table:table-cell office:value-type="float" office:value="0.87" calcext:value-type="float">
            <text:p>0.87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0.75" calcext:value-type="float">
            <text:p>0.75</text:p>
          </table:table-cell>
          <table:table-cell table:formula="of:=ROUND((([$Master.D$6]+[$Master.D$2]*([.H141]-1))*(1-[$Master.D$9])*[$Gran.E$13]))" office:value-type="float" office:value="65" calcext:value-type="float">
            <text:p>65</text:p>
          </table:table-cell>
          <table:table-cell table:formula="of:=ROUND((([$Master.D$6]+[$Master.D$2]*([.H141]-1))*(1+[$Master.D$9])*[$Gran.E$13]))" office:value-type="float" office:value="72" calcext:value-type="float">
            <text:p>72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2</text:p>
          </table:table-cell>
          <table:table-cell office:value-type="string" calcext:value-type="string">
            <text:p>Dirty Bones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brown0</text:p>
          </table:table-cell>
          <table:table-cell table:formula="of:=INT([$Gran.$E$2]+[$Gran.$E$3]*(1+(ROW()-140)))" office:value-type="float" office:value="7" calcext:value-type="float">
            <text:p>7</text:p>
          </table:table-cell>
          <table:table-cell table:formula="of:=ROUND([$Master.B$6]*([$Master.B$2]^([.H142]-1))*[$Gran.E$5])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ROUND(SQRT([.I142]))*[$Master.E$2]" office:value-type="float" office:value="24" calcext:value-type="float">
            <text:p>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</text:p>
          </table:table-cell>
          <table:table-cell table:formula="of:=ROUND((([$Master.D$6]+[$Master.D$2]*([.H142]-1))*(1-[$Master.D$9])*[$Gran.E$13]))" office:value-type="float" office:value="77" calcext:value-type="float">
            <text:p>77</text:p>
          </table:table-cell>
          <table:table-cell table:formula="of:=ROUND((([$Master.D$6]+[$Master.D$2]*([.H142]-1))*(1+[$Master.D$9])*[$Gran.E$13]))" office:value-type="float" office:value="85" calcext:value-type="float">
            <text:p>85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3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green0</text:p>
          </table:table-cell>
          <table:table-cell table:formula="of:=INT([$Gran.$E$2]+[$Gran.$E$3]*(1+(ROW()-140)))" office:value-type="float" office:value="8" calcext:value-type="float">
            <text:p>8</text:p>
          </table:table-cell>
          <table:table-cell table:formula="of:=ROUND([$Master.B$6]*([$Master.B$2]^([.H143]-1))*[$Gran.E$5])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ROUND(SQRT([.I143]))*[$Master.E$2]" office:value-type="float" office:value="28" calcext:value-type="float">
            <text:p>28</text:p>
          </table:table-cell>
          <table:table-cell office:value-type="float" office:value="0.092" calcext:value-type="float">
            <text:p>0.092</text:p>
          </table:table-cell>
          <table:table-cell office:value-type="float" office:value="0.34" calcext:value-type="float">
            <text:p>0.34</text:p>
          </table:table-cell>
          <table:table-cell office:value-type="float" office:value="1.01" calcext:value-type="float">
            <text:p>1.01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0.85" calcext:value-type="float">
            <text:p>0.85</text:p>
          </table:table-cell>
          <table:table-cell table:formula="of:=ROUND((([$Master.D$6]+[$Master.D$2]*([.H143]-1))*(1-[$Master.D$9])*[$Gran.E$13]))" office:value-type="float" office:value="89" calcext:value-type="float">
            <text:p>89</text:p>
          </table:table-cell>
          <table:table-cell table:formula="of:=ROUND((([$Master.D$6]+[$Master.D$2]*([.H143]-1))*(1+[$Master.D$9])*[$Gran.E$13]))" office:value-type="float" office:value="98" calcext:value-type="float">
            <text:p>98</text:p>
          </table:table-cell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4</text:p>
          </table:table-cell>
          <table:table-cell office:value-type="string" calcext:value-type="string">
            <text:p>Reanimated Bones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purple0</text:p>
          </table:table-cell>
          <table:table-cell table:formula="of:=INT([$Gran.$E$2]+[$Gran.$E$3]*(1+(ROW()-140)))" office:value-type="float" office:value="9" calcext:value-type="float">
            <text:p>9</text:p>
          </table:table-cell>
          <table:table-cell table:formula="of:=ROUND([$Master.B$6]*([$Master.B$2]^([.H144]-1))*[$Gran.E$5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ROUND(SQRT([.I144]))*[$Master.E$2]" office:value-type="float" office:value="32" calcext:value-type="float">
            <text:p>32</text:p>
          </table:table-cell>
          <table:table-cell office:value-type="float" office:value="0.096" calcext:value-type="float">
            <text:p>0.096</text:p>
          </table:table-cell>
          <table:table-cell office:value-type="float" office:value="0.37" calcext:value-type="float">
            <text:p>0.37</text:p>
          </table:table-cell>
          <table:table-cell office:value-type="float" office:value="1.08" calcext:value-type="float">
            <text:p>1.0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0.9" calcext:value-type="float">
            <text:p>0.9</text:p>
          </table:table-cell>
          <table:table-cell table:formula="of:=ROUND((([$Master.D$6]+[$Master.D$2]*([.H144]-1))*(1-[$Master.D$9])*[$Gran.E$13]))" office:value-type="float" office:value="101" calcext:value-type="float">
            <text:p>101</text:p>
          </table:table-cell>
          <table:table-cell table:formula="of:=ROUND((([$Master.D$6]+[$Master.D$2]*([.H144]-1))*(1+[$Master.D$9])*[$Gran.E$13]))" office:value-type="float" office:value="111" calcext:value-type="float">
            <text:p>11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5</text:p>
          </table:table-cell>
          <table:table-cell office:value-type="string" calcext:value-type="string">
            <text:p>Skeleton Warrior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black0</text:p>
          </table:table-cell>
          <table:table-cell table:formula="of:=INT([$Gran.$E$2]+[$Gran.$E$3]*(1+(ROW()-140)))" office:value-type="float" office:value="10" calcext:value-type="float">
            <text:p>10</text:p>
          </table:table-cell>
          <table:table-cell table:formula="of:=ROUND([$Master.B$6]*([$Master.B$2]^([.H145]-1))*[$Gran.E$5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ROUND(SQRT([.I145]))*[$Master.E$2]"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15" calcext:value-type="float">
            <text:p>1.1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0.95" calcext:value-type="float">
            <text:p>0.95</text:p>
          </table:table-cell>
          <table:table-cell table:formula="of:=ROUND((([$Master.D$6]+[$Master.D$2]*([.H145]-1))*(1-[$Master.D$9])*[$Gran.E$13]))" office:value-type="float" office:value="112" calcext:value-type="float">
            <text:p>112</text:p>
          </table:table-cell>
          <table:table-cell table:formula="of:=ROUND((([$Master.D$6]+[$Master.D$2]*([.H145]-1))*(1+[$Master.D$9])*[$Gran.E$13]))" office:value-type="float" office:value="124" calcext:value-type="float">
            <text:p>124</text:p>
          </table:table-cell>
          <table:table-cell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6</text:p>
          </table:table-cell>
          <table:table-cell office:value-type="string" calcext:value-type="string">
            <text:p>Angry Skeleton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red1</text:p>
          </table:table-cell>
          <table:table-cell table:formula="of:=INT([$Gran.$E$2]+[$Gran.$E$3]*(1+(ROW()-140)))" office:value-type="float" office:value="11" calcext:value-type="float">
            <text:p>11</text:p>
          </table:table-cell>
          <table:table-cell table:formula="of:=ROUND([$Master.B$6]*([$Master.B$2]^([.H146]-1))*[$Gran.E$5])"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ROUND(SQRT([.I146]))*[$Master.E$2]" office:value-type="float" office:value="40" calcext:value-type="float">
            <text:p>40</text:p>
          </table:table-cell>
          <table:table-cell office:value-type="float" office:value="0.104" calcext:value-type="float">
            <text:p>0.104</text:p>
          </table:table-cell>
          <table:table-cell office:value-type="float" office:value="0.43" calcext:value-type="float">
            <text:p>0.43</text:p>
          </table:table-cell>
          <table:table-cell office:value-type="float" office:value="1.22" calcext:value-type="float">
            <text:p>1.2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ROUND((([$Master.D$6]+[$Master.D$2]*([.H146]-1))*(1-[$Master.D$9])*[$Gran.E$13]))" office:value-type="float" office:value="124" calcext:value-type="float">
            <text:p>124</text:p>
          </table:table-cell>
          <table:table-cell table:formula="of:=ROUND((([$Master.D$6]+[$Master.D$2]*([.H146]-1))*(1+[$Master.D$9])*[$Gran.E$13]))" office:value-type="float" office:value="137" calcext:value-type="float">
            <text:p>137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7</text:p>
          </table:table-cell>
          <table:table-cell office:value-type="string" calcext:value-type="string">
            <text:p>Fallen Warrior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rown1</text:p>
          </table:table-cell>
          <table:table-cell table:formula="of:=INT([$Gran.$E$2]+[$Gran.$E$3]*(1+(ROW()-140)))" office:value-type="float" office:value="12" calcext:value-type="float">
            <text:p>12</text:p>
          </table:table-cell>
          <table:table-cell table:formula="of:=ROUND([$Master.B$6]*([$Master.B$2]^([.H147]-1))*[$Gran.E$5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ROUND(SQRT([.I147]))*[$Master.E$2]" office:value-type="float" office:value="46" calcext:value-type="float">
            <text:p>46</text:p>
          </table:table-cell>
          <table:table-cell office:value-type="float" office:value="0.108" calcext:value-type="float">
            <text:p>0.108</text:p>
          </table:table-cell>
          <table:table-cell office:value-type="float" office:value="0.46" calcext:value-type="float">
            <text:p>0.46</text:p>
          </table:table-cell>
          <table:table-cell office:value-type="float" office:value="1.29" calcext:value-type="float">
            <text:p>1.29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.05" calcext:value-type="float">
            <text:p>1.05</text:p>
          </table:table-cell>
          <table:table-cell table:formula="of:=ROUND((([$Master.D$6]+[$Master.D$2]*([.H147]-1))*(1-[$Master.D$9])*[$Gran.E$13]))" office:value-type="float" office:value="136" calcext:value-type="float">
            <text:p>136</text:p>
          </table:table-cell>
          <table:table-cell table:formula="of:=ROUND((([$Master.D$6]+[$Master.D$2]*([.H147]-1))*(1+[$Master.D$9])*[$Gran.E$13]))" office:value-type="float" office:value="150" calcext:value-type="float">
            <text:p>150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8</text:p>
          </table:table-cell>
          <table:table-cell office:value-type="string" calcext:value-type="string">
            <text:p>Bone Man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green1</text:p>
          </table:table-cell>
          <table:table-cell table:formula="of:=INT([$Gran.$E$2]+[$Gran.$E$3]*(1+(ROW()-140)))" office:value-type="float" office:value="13" calcext:value-type="float">
            <text:p>13</text:p>
          </table:table-cell>
          <table:table-cell table:formula="of:=ROUND([$Master.B$6]*([$Master.B$2]^([.H148]-1))*[$Gran.E$5])"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ROUND(SQRT([.I148]))*[$Master.E$2]" office:value-type="float" office:value="52" calcext:value-type="float">
            <text:p>52</text:p>
          </table:table-cell>
          <table:table-cell office:value-type="float" office:value="0.112" calcext:value-type="float">
            <text:p>0.112</text:p>
          </table:table-cell>
          <table:table-cell office:value-type="float" office:value="0.49" calcext:value-type="float">
            <text:p>0.49</text:p>
          </table:table-cell>
          <table:table-cell office:value-type="float" office:value="1.36" calcext:value-type="float">
            <text:p>1.3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.1" calcext:value-type="float">
            <text:p>1.1</text:p>
          </table:table-cell>
          <table:table-cell table:formula="of:=ROUND((([$Master.D$6]+[$Master.D$2]*([.H148]-1))*(1-[$Master.D$9])*[$Gran.E$13]))" office:value-type="float" office:value="147" calcext:value-type="float">
            <text:p>147</text:p>
          </table:table-cell>
          <table:table-cell table:formula="of:=ROUND((([$Master.D$6]+[$Master.D$2]*([.H148]-1))*(1+[$Master.D$9])*[$Gran.E$13]))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9</text:p>
          </table:table-cell>
          <table:table-cell office:value-type="string" calcext:value-type="string">
            <text:p>Small Skeleton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purple1</text:p>
          </table:table-cell>
          <table:table-cell table:formula="of:=INT([$Gran.$E$2]+[$Gran.$E$3]*(1+(ROW()-140)))" office:value-type="float" office:value="14" calcext:value-type="float">
            <text:p>14</text:p>
          </table:table-cell>
          <table:table-cell table:formula="of:=ROUND([$Master.B$6]*([$Master.B$2]^([.H149]-1))*[$Gran.E$5])" office:value-type="float" office:value="909" calcext:value-type="float">
            <text:p>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ROUND(SQRT([.I149]))*[$Master.E$2]" office:value-type="float" office:value="60" calcext:value-type="float">
            <text:p>60</text:p>
          </table:table-cell>
          <table:table-cell office:value-type="float" office:value="0.116" calcext:value-type="float">
            <text:p>0.116</text:p>
          </table:table-cell>
          <table:table-cell office:value-type="float" office:value="0.52" calcext:value-type="float">
            <text:p>0.52</text:p>
          </table:table-cell>
          <table:table-cell office:value-type="float" office:value="1.43" calcext:value-type="float">
            <text:p>1.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.15" calcext:value-type="float">
            <text:p>1.15</text:p>
          </table:table-cell>
          <table:table-cell table:formula="of:=ROUND((([$Master.D$6]+[$Master.D$2]*([.H149]-1))*(1-[$Master.D$9])*[$Gran.E$13]))" office:value-type="float" office:value="159" calcext:value-type="float">
            <text:p>159</text:p>
          </table:table-cell>
          <table:table-cell table:formula="of:=ROUND((([$Master.D$6]+[$Master.D$2]*([.H149]-1))*(1+[$Master.D$9])*[$Gran.E$13]))" office:value-type="float" office:value="176" calcext:value-type="float">
            <text:p>176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10</text:p>
          </table:table-cell>
          <table:table-cell office:value-type="string" calcext:value-type="string">
            <text:p>Soulless Skeleton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black1</text:p>
          </table:table-cell>
          <table:table-cell table:formula="of:=INT([$Gran.$E$2]+[$Gran.$E$3]*(1+(ROW()-140)))" office:value-type="float" office:value="15" calcext:value-type="float">
            <text:p>15</text:p>
          </table:table-cell>
          <table:table-cell table:formula="of:=ROUND([$Master.B$6]*([$Master.B$2]^([.H150]-1))*[$Gran.E$5])" office:value-type="float" office:value="1181" calcext:value-type="float">
            <text:p>1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ROUND(SQRT([.I150]))*[$Master.E$2]" office:value-type="float" office:value="68" calcext:value-type="float">
            <text:p>68</text:p>
          </table:table-cell>
          <table:table-cell office:value-type="float" office:value="0.12" calcext:value-type="float">
            <text:p>0.12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.2" calcext:value-type="float">
            <text:p>1.2</text:p>
          </table:table-cell>
          <table:table-cell table:formula="of:=ROUND((([$Master.D$6]+[$Master.D$2]*([.H150]-1))*(1-[$Master.D$9])*[$Gran.E$13]))" office:value-type="float" office:value="171" calcext:value-type="float">
            <text:p>171</text:p>
          </table:table-cell>
          <table:table-cell table:formula="of:=ROUND((([$Master.D$6]+[$Master.D$2]*([.H150]-1))*(1+[$Master.D$9])*[$Gran.E$13]))" office:value-type="float" office:value="189" calcext:value-type="float">
            <text:p>189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11</text:p>
          </table:table-cell>
          <table:table-cell office:value-type="string" calcext:value-type="string">
            <text:p>Dirty Bones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red1</text:p>
          </table:table-cell>
          <table:table-cell table:formula="of:=INT([$Gran.$E$2]+[$Gran.$E$3]*(1+(ROW()-140)))" office:value-type="float" office:value="16" calcext:value-type="float">
            <text:p>16</text:p>
          </table:table-cell>
          <table:table-cell table:formula="of:=ROUND([$Master.B$6]*([$Master.B$2]^([.H151]-1))*[$Gran.E$5])" office:value-type="float" office:value="1536" calcext:value-type="float">
            <text:p>1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ROUND(SQRT([.I151]))*[$Master.E$2]" office:value-type="float" office:value="78" calcext:value-type="float">
            <text:p>78</text:p>
          </table:table-cell>
          <table:table-cell office:value-type="float" office:value="0.124" calcext:value-type="float">
            <text:p>0.124</text:p>
          </table:table-cell>
          <table:table-cell office:value-type="float" office:value="0.58" calcext:value-type="float">
            <text:p>0.58</text:p>
          </table:table-cell>
          <table:table-cell office:value-type="float" office:value="1.57" calcext:value-type="float">
            <text:p>1.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.25" calcext:value-type="float">
            <text:p>1.25</text:p>
          </table:table-cell>
          <table:table-cell table:formula="of:=ROUND((([$Master.D$6]+[$Master.D$2]*([.H151]-1))*(1-[$Master.D$9])*[$Gran.E$13]))" office:value-type="float" office:value="183" calcext:value-type="float">
            <text:p>183</text:p>
          </table:table-cell>
          <table:table-cell table:formula="of:=ROUND((([$Master.D$6]+[$Master.D$2]*([.H151]-1))*(1+[$Master.D$9])*[$Gran.E$13]))" office:value-type="float" office:value="202" calcext:value-type="float">
            <text:p>202</text:p>
          </table:table-cell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12</text:p>
          </table:table-cell>
          <table:table-cell office:value-type="string" calcext:value-type="string">
            <text:p>Skeleton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hade_green1</text:p>
          </table:table-cell>
          <table:table-cell table:formula="of:=INT([$Gran.$E$2]+[$Gran.$E$3]*(1+(ROW()-140)))" office:value-type="float" office:value="17" calcext:value-type="float">
            <text:p>17</text:p>
          </table:table-cell>
          <table:table-cell table:formula="of:=ROUND([$Master.B$6]*([$Master.B$2]^([.H152]-1))*[$Gran.E$5])" office:value-type="float" office:value="1996" calcext:value-type="float">
            <text:p>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ROUND(SQRT([.I152]))*[$Master.E$2]" office:value-type="float" office:value="90" calcext:value-type="float">
            <text:p>90</text:p>
          </table:table-cell>
          <table:table-cell office:value-type="float" office:value="0.128" calcext:value-type="float">
            <text:p>0.128</text:p>
          </table:table-cell>
          <table:table-cell office:value-type="float" office:value="0.61" calcext:value-type="float">
            <text:p>0.61</text:p>
          </table:table-cell>
          <table:table-cell office:value-type="float" office:value="1.64" calcext:value-type="float">
            <text:p>1.6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  <table:table-cell table:formula="of:=ROUND((([$Master.D$6]+[$Master.D$2]*([.H152]-1))*(1-[$Master.D$9])*[$Gran.E$13]))" office:value-type="float" office:value="194" calcext:value-type="float">
            <text:p>194</text:p>
          </table:table-cell>
          <table:table-cell table:formula="of:=ROUND((([$Master.D$6]+[$Master.D$2]*([.H152]-1))*(1+[$Master.D$9])*[$Gran.E$13]))" office:value-type="float" office:value="215" calcext:value-type="float">
            <text:p>21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13</text:p>
          </table:table-cell>
          <table:table-cell office:value-type="string" calcext:value-type="string">
            <text:p>Reanimated Bones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hade_brown1</text:p>
          </table:table-cell>
          <table:table-cell table:formula="of:=INT([$Gran.$E$2]+[$Gran.$E$3]*(1+(ROW()-140)))" office:value-type="float" office:value="18" calcext:value-type="float">
            <text:p>18</text:p>
          </table:table-cell>
          <table:table-cell table:formula="of:=ROUND([$Master.B$6]*([$Master.B$2]^([.H153]-1))*[$Gran.E$5])" office:value-type="float" office:value="2595" calcext:value-type="float">
            <text:p>2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ROUND(SQRT([.I153]))*[$Master.E$2]" office:value-type="float" office:value="102" calcext:value-type="float">
            <text:p>102</text:p>
          </table:table-cell>
          <table:table-cell office:value-type="float" office:value="0.132" calcext:value-type="float">
            <text:p>0.132</text:p>
          </table:table-cell>
          <table:table-cell office:value-type="float" office:value="0.64" calcext:value-type="float">
            <text:p>0.64</text:p>
          </table:table-cell>
          <table:table-cell office:value-type="float" office:value="1.71" calcext:value-type="float">
            <text:p>1.7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.35" calcext:value-type="float">
            <text:p>1.35</text:p>
          </table:table-cell>
          <table:table-cell table:formula="of:=ROUND((([$Master.D$6]+[$Master.D$2]*([.H153]-1))*(1-[$Master.D$9])*[$Gran.E$13]))" office:value-type="float" office:value="206" calcext:value-type="float">
            <text:p>206</text:p>
          </table:table-cell>
          <table:table-cell table:formula="of:=ROUND((([$Master.D$6]+[$Master.D$2]*([.H153]-1))*(1+[$Master.D$9])*[$Gran.E$13]))" office:value-type="float" office:value="228" calcext:value-type="float">
            <text:p>228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14</text:p>
          </table:table-cell>
          <table:table-cell office:value-type="string" calcext:value-type="string">
            <text:p>Skeleton Warrior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hade_purple1</text:p>
          </table:table-cell>
          <table:table-cell table:formula="of:=INT([$Gran.$E$2]+[$Gran.$E$3]*(1+(ROW()-140)))" office:value-type="float" office:value="19" calcext:value-type="float">
            <text:p>19</text:p>
          </table:table-cell>
          <table:table-cell table:formula="of:=ROUND([$Master.B$6]*([$Master.B$2]^([.H154]-1))*[$Gran.E$5])" office:value-type="float" office:value="3374" calcext:value-type="float">
            <text:p>3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ROUND(SQRT([.I154]))*[$Master.E$2]" office:value-type="float" office:value="116" calcext:value-type="float">
            <text:p>116</text:p>
          </table:table-cell>
          <table:table-cell office:value-type="float" office:value="0.136" calcext:value-type="float">
            <text:p>0.136</text:p>
          </table:table-cell>
          <table:table-cell office:value-type="float" office:value="0.67" calcext:value-type="float">
            <text:p>0.67</text:p>
          </table:table-cell>
          <table:table-cell office:value-type="float" office:value="1.78" calcext:value-type="float">
            <text:p>1.78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1.4" calcext:value-type="float">
            <text:p>1.4</text:p>
          </table:table-cell>
          <table:table-cell table:formula="of:=ROUND((([$Master.D$6]+[$Master.D$2]*([.H154]-1))*(1-[$Master.D$9])*[$Gran.E$13]))" office:value-type="float" office:value="218" calcext:value-type="float">
            <text:p>218</text:p>
          </table:table-cell>
          <table:table-cell table:formula="of:=ROUND((([$Master.D$6]+[$Master.D$2]*([.H154]-1))*(1+[$Master.D$9])*[$Gran.E$13]))" office:value-type="float" office:value="241" calcext:value-type="float">
            <text:p>241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15</text:p>
          </table:table-cell>
          <table:table-cell office:value-type="string" calcext:value-type="string">
            <text:p>Angry Skeleton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hade_black1</text:p>
          </table:table-cell>
          <table:table-cell table:formula="of:=INT([$Gran.$E$2]+[$Gran.$E$3]*(1+(ROW()-140)))" office:value-type="float" office:value="20" calcext:value-type="float">
            <text:p>20</text:p>
          </table:table-cell>
          <table:table-cell table:formula="of:=ROUND([$Master.B$6]*([$Master.B$2]^([.H155]-1))*[$Gran.E$5])" office:value-type="float" office:value="4386" calcext:value-type="float">
            <text:p>43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ROUND(SQRT([.I155]))*[$Master.E$2]" office:value-type="float" office:value="132" calcext:value-type="float">
            <text:p>132</text:p>
          </table:table-cell>
          <table:table-cell office:value-type="float" office:value="0.14" calcext:value-type="float">
            <text:p>0.14</text:p>
          </table:table-cell>
          <table:table-cell office:value-type="float" office:value="0.7" calcext:value-type="float">
            <text:p>0.7</text:p>
          </table:table-cell>
          <table:table-cell office:value-type="float" office:value="1.85" calcext:value-type="float">
            <text:p>1.8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.45" calcext:value-type="float">
            <text:p>1.45</text:p>
          </table:table-cell>
          <table:table-cell table:formula="of:=ROUND((([$Master.D$6]+[$Master.D$2]*([.H155]-1))*(1-[$Master.D$9])*[$Gran.E$13]))" office:value-type="float" office:value="229" calcext:value-type="float">
            <text:p>229</text:p>
          </table:table-cell>
          <table:table-cell table:formula="of:=ROUND((([$Master.D$6]+[$Master.D$2]*([.H155]-1))*(1+[$Master.D$9])*[$Gran.E$13]))" office:value-type="float" office:value="253" calcext:value-type="float">
            <text:p>253</text:p>
          </table:table-cell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16</text:p>
          </table:table-cell>
          <table:table-cell office:value-type="string" calcext:value-type="string">
            <text:p>Fallen Warrior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red</text:p>
          </table:table-cell>
          <table:table-cell table:formula="of:=INT([$Gran.$E$2]+[$Gran.$E$3]*(1+(ROW()-140)))" office:value-type="float" office:value="21" calcext:value-type="float">
            <text:p>21</text:p>
          </table:table-cell>
          <table:table-cell table:formula="of:=ROUND([$Master.B$6]*([$Master.B$2]^([.H156]-1))*[$Gran.E$5])" office:value-type="float" office:value="5701" calcext:value-type="float">
            <text:p>57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ROUND(SQRT([.I156]))*[$Master.E$2]" office:value-type="float" office:value="152" calcext:value-type="float">
            <text:p>152</text:p>
          </table:table-cell>
          <table:table-cell office:value-type="float" office:value="0.144" calcext:value-type="float">
            <text:p>0.144</text:p>
          </table:table-cell>
          <table:table-cell office:value-type="float" office:value="0.73" calcext:value-type="float">
            <text:p>0.73</text:p>
          </table:table-cell>
          <table:table-cell office:value-type="float" office:value="1.92" calcext:value-type="float">
            <text:p>1.9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.5" calcext:value-type="float">
            <text:p>1.5</text:p>
          </table:table-cell>
          <table:table-cell table:formula="of:=ROUND((([$Master.D$6]+[$Master.D$2]*([.H156]-1))*(1-[$Master.D$9])*[$Gran.E$13]))" office:value-type="float" office:value="241" calcext:value-type="float">
            <text:p>241</text:p>
          </table:table-cell>
          <table:table-cell table:formula="of:=ROUND((([$Master.D$6]+[$Master.D$2]*([.H156]-1))*(1+[$Master.D$9])*[$Gran.E$13]))" office:value-type="float" office:value="266" calcext:value-type="float">
            <text:p>26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17</text:p>
          </table:table-cell>
          <table:table-cell office:value-type="string" calcext:value-type="string">
            <text:p>Bone Man II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green</text:p>
          </table:table-cell>
          <table:table-cell table:formula="of:=INT([$Gran.$E$2]+[$Gran.$E$3]*(1+(ROW()-140)))" office:value-type="float" office:value="22" calcext:value-type="float">
            <text:p>22</text:p>
          </table:table-cell>
          <table:table-cell table:formula="of:=ROUND([$Master.B$6]*([$Master.B$2]^([.H157]-1))*[$Gran.E$5])" office:value-type="float" office:value="7412" calcext:value-type="float">
            <text:p>74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ROUND(SQRT([.I157]))*[$Master.E$2]" office:value-type="float" office:value="172" calcext:value-type="float">
            <text:p>172</text:p>
          </table:table-cell>
          <table:table-cell office:value-type="float" office:value="0.148" calcext:value-type="float">
            <text:p>0.148</text:p>
          </table:table-cell>
          <table:table-cell office:value-type="float" office:value="0.76" calcext:value-type="float">
            <text:p>0.76</text:p>
          </table:table-cell>
          <table:table-cell office:value-type="float" office:value="1.99" calcext:value-type="float">
            <text:p>1.9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1.55" calcext:value-type="float">
            <text:p>1.55</text:p>
          </table:table-cell>
          <table:table-cell table:formula="of:=ROUND((([$Master.D$6]+[$Master.D$2]*([.H157]-1))*(1-[$Master.D$9])*[$Gran.E$13]))" office:value-type="float" office:value="253" calcext:value-type="float">
            <text:p>253</text:p>
          </table:table-cell>
          <table:table-cell table:formula="of:=ROUND((([$Master.D$6]+[$Master.D$2]*([.H157]-1))*(1+[$Master.D$9])*[$Gran.E$13]))" office:value-type="float" office:value="279" calcext:value-type="float">
            <text:p>279</text:p>
          </table:table-cell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18</text:p>
          </table:table-cell>
          <table:table-cell office:value-type="string" calcext:value-type="string">
            <text:p>Bone Master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blue</text:p>
          </table:table-cell>
          <table:table-cell table:formula="of:=INT([$Gran.$E$2]+[$Gran.$E$3]*(1+(ROW()-140)))" office:value-type="float" office:value="23" calcext:value-type="float">
            <text:p>23</text:p>
          </table:table-cell>
          <table:table-cell table:formula="of:=ROUND([$Master.B$6]*([$Master.B$2]^([.H158]-1))*[$Gran.E$5])" office:value-type="float" office:value="9636" calcext:value-type="float">
            <text:p>96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ROUND(SQRT([.I158]))*[$Master.E$2]" office:value-type="float" office:value="196" calcext:value-type="float">
            <text:p>1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79" calcext:value-type="float">
            <text:p>0.79</text:p>
          </table:table-cell>
          <table:table-cell office:value-type="float" office:value="2.06" calcext:value-type="float">
            <text:p>2.06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.6" calcext:value-type="float">
            <text:p>1.6</text:p>
          </table:table-cell>
          <table:table-cell table:formula="of:=ROUND((([$Master.D$6]+[$Master.D$2]*([.H158]-1))*(1-[$Master.D$9])*[$Gran.E$13]))" office:value-type="float" office:value="264" calcext:value-type="float">
            <text:p>264</text:p>
          </table:table-cell>
          <table:table-cell table:formula="of:=ROUND((([$Master.D$6]+[$Master.D$2]*([.H158]-1))*(1+[$Master.D$9])*[$Gran.E$13]))" office:value-type="float" office:value="292" calcext:value-type="float">
            <text:p>292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19</text:p>
          </table:table-cell>
          <table:table-cell office:value-type="string" calcext:value-type="string">
            <text:p>Undead Lord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purple</text:p>
          </table:table-cell>
          <table:table-cell table:formula="of:=INT([$Gran.$E$2]+[$Gran.$E$3]*(1+(ROW()-140)))" office:value-type="float" office:value="24" calcext:value-type="float">
            <text:p>24</text:p>
          </table:table-cell>
          <table:table-cell table:formula="of:=ROUND([$Master.B$6]*([$Master.B$2]^([.H159]-1))*[$Gran.E$5])" office:value-type="float" office:value="12526" calcext:value-type="float">
            <text:p>125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ROUND(SQRT([.I159]))*[$Master.E$2]" office:value-type="float" office:value="224" calcext:value-type="float">
            <text:p>224</text:p>
          </table:table-cell>
          <table:table-cell office:value-type="float" office:value="0.156" calcext:value-type="float">
            <text:p>0.156</text:p>
          </table:table-cell>
          <table:table-cell office:value-type="float" office:value="0.82" calcext:value-type="float">
            <text:p>0.82</text:p>
          </table:table-cell>
          <table:table-cell office:value-type="float" office:value="2.13" calcext:value-type="float">
            <text:p>2.1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.65" calcext:value-type="float">
            <text:p>1.65</text:p>
          </table:table-cell>
          <table:table-cell table:formula="of:=ROUND((([$Master.D$6]+[$Master.D$2]*([.H159]-1))*(1-[$Master.D$9])*[$Gran.E$13]))" office:value-type="float" office:value="276" calcext:value-type="float">
            <text:p>276</text:p>
          </table:table-cell>
          <table:table-cell table:formula="of:=ROUND((([$Master.D$6]+[$Master.D$2]*([.H159]-1))*(1+[$Master.D$9])*[$Gran.E$13]))" office:value-type="float" office:value="305" calcext:value-type="float">
            <text:p>30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20</text:p>
          </table:table-cell>
          <table:table-cell office:value-type="string" calcext:value-type="string">
            <text:p>Skeleton King</text:p>
          </table:table-cell>
          <table:table-cell office:value-type="string" calcext:value-type="string">
            <text:p>skeleton0</text:p>
          </table:table-cell>
          <table:table-cell/>
          <table:table-cell office:value-type="string" calcext:value-type="string">
            <text:p>skeleton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ark</text:p>
          </table:table-cell>
          <table:table-cell table:formula="of:=INT([$Gran.$E$2]+[$Gran.$E$3]*(1+(ROW()-140)))" office:value-type="float" office:value="25" calcext:value-type="float">
            <text:p>25</text:p>
          </table:table-cell>
          <table:table-cell table:formula="of:=ROUND([$Master.B$6]*([$Master.B$2]^([.H160]-1))*[$Gran.E$5])" office:value-type="float" office:value="16284" calcext:value-type="float">
            <text:p>162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ROUND(SQRT([.I160]))*[$Master.E$2]" office:value-type="float" office:value="256" calcext:value-type="float">
            <text:p>256</text:p>
          </table:table-cell>
          <table:table-cell office:value-type="float" office:value="0.16" calcext:value-type="float">
            <text:p>0.16</text:p>
          </table:table-cell>
          <table:table-cell office:value-type="float" office:value="0.85" calcext:value-type="float">
            <text:p>0.85</text:p>
          </table:table-cell>
          <table:table-cell office:value-type="float" office:value="2.2" calcext:value-type="float">
            <text:p>2.2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.7</text:p>
          </table:table-cell>
          <table:table-cell table:formula="of:=ROUND((([$Master.D$6]+[$Master.D$2]*([.H160]-1))*(1-[$Master.D$9])*[$Gran.E$13]))" office:value-type="float" office:value="288" calcext:value-type="float">
            <text:p>288</text:p>
          </table:table-cell>
          <table:table-cell table:formula="of:=ROUND((([$Master.D$6]+[$Master.D$2]*([.H160]-1))*(1+[$Master.D$9])*[$Gran.E$13]))" office:value-type="float" office:value="318" calcext:value-type="float">
            <text:p>31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0</text:p>
          </table:table-cell>
          <table:table-cell office:value-type="string" calcext:value-type="string">
            <text:p>Bull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0</text:p>
          </table:table-cell>
          <table:table-cell/>
          <table:table-cell table:formula="of:=INT([$Gran.$F$2]+[$Gran.$F$3]*((ROW()-161)))" office:value-type="float" office:value="1" calcext:value-type="float">
            <text:p>1</text:p>
          </table:table-cell>
          <table:table-cell table:formula="of:=ROUND([$Master.B$6]*([$Master.B$2]^([.H161]-1))*[$Gran.F$5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ROUND(SQRT([.I161]))*[$Master.E$2]" office:value-type="float" office:value="6" calcext:value-type="float">
            <text:p>6</text:p>
          </table:table-cell>
          <table:table-cell office:value-type="float" office:value="0.21" calcext:value-type="float">
            <text:p>0.21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table:formula="of:=ROUND((([$Master.D$6]+[$Master.D$2]*([.H161]-1))*(1-[$Master.D$9])*[$Gran.F$13]))" office:value-type="float" office:value="10" calcext:value-type="float">
            <text:p>10</text:p>
          </table:table-cell>
          <table:table-cell table:formula="of:=ROUND((([$Master.D$6]+[$Master.D$2]*([.H161]-1))*(1+[$Master.D$9])*[$Gran.F$13]))"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1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red0</text:p>
          </table:table-cell>
          <table:table-cell table:formula="of:=INT([$Gran.$F$2]+[$Gran.$F$3]*((ROW()-161)))" office:value-type="float" office:value="2" calcext:value-type="float">
            <text:p>2</text:p>
          </table:table-cell>
          <table:table-cell table:formula="of:=ROUND([$Master.B$6]*([$Master.B$2]^([.H162]-1))*[$Gran.F$5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ROUND(SQRT([.I162]))*[$Master.E$2]" office:value-type="float" office:value="6" calcext:value-type="float">
            <text:p>6</text:p>
          </table:table-cell>
          <table:table-cell office:value-type="float" office:value="0.212" calcext:value-type="float">
            <text:p>0.212</text:p>
          </table:table-cell>
          <table:table-cell office:value-type="float" office:value="0.32" calcext:value-type="float">
            <text:p>0.32</text:p>
          </table:table-cell>
          <table:table-cell office:value-type="float" office:value="0.73" calcext:value-type="float">
            <text:p>0.7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0.93" calcext:value-type="float">
            <text:p>0.93</text:p>
          </table:table-cell>
          <table:table-cell table:formula="of:=ROUND((([$Master.D$6]+[$Master.D$2]*([.H162]-1))*(1-[$Master.D$9])*[$Gran.F$13]))" office:value-type="float" office:value="26" calcext:value-type="float">
            <text:p>26</text:p>
          </table:table-cell>
          <table:table-cell table:formula="of:=ROUND((([$Master.D$6]+[$Master.D$2]*([.H162]-1))*(1+[$Master.D$9])*[$Gran.F$13]))" office:value-type="float" office:value="28" calcext:value-type="float">
            <text:p>28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2</text:p>
          </table:table-cell>
          <table:table-cell office:value-type="string" calcext:value-type="string">
            <text:p>Guard 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shade_brown0</text:p>
          </table:table-cell>
          <table:table-cell table:formula="of:=INT([$Gran.$F$2]+[$Gran.$F$3]*((ROW()-161)))" office:value-type="float" office:value="3" calcext:value-type="float">
            <text:p>3</text:p>
          </table:table-cell>
          <table:table-cell table:formula="of:=ROUND([$Master.B$6]*([$Master.B$2]^([.H163]-1))*[$Gran.F$5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ROUND(SQRT([.I163]))*[$Master.E$2]" office:value-type="float" office:value="8" calcext:value-type="float">
            <text:p>8</text:p>
          </table:table-cell>
          <table:table-cell office:value-type="float" office:value="0.214" calcext:value-type="float">
            <text:p>0.214</text:p>
          </table:table-cell>
          <table:table-cell office:value-type="float" office:value="0.34" calcext:value-type="float">
            <text:p>0.34</text:p>
          </table:table-cell>
          <table:table-cell office:value-type="float" office:value="0.76" calcext:value-type="float">
            <text:p>0.7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0.96" calcext:value-type="float">
            <text:p>0.96</text:p>
          </table:table-cell>
          <table:table-cell table:formula="of:=ROUND((([$Master.D$6]+[$Master.D$2]*([.H163]-1))*(1-[$Master.D$9])*[$Gran.F$13]))" office:value-type="float" office:value="42" calcext:value-type="float">
            <text:p>42</text:p>
          </table:table-cell>
          <table:table-cell table:formula="of:=ROUND((([$Master.D$6]+[$Master.D$2]*([.H163]-1))*(1+[$Master.D$9])*[$Gran.F$13]))" office:value-type="float" office:value="46" calcext:value-type="float">
            <text:p>46</text:p>
          </table:table-cell>
          <table:table-cell office:value-type="float" office:value="0.774" calcext:value-type="float">
            <text:p>0.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3</text:p>
          </table:table-cell>
          <table:table-cell office:value-type="string" calcext:value-type="string">
            <text:p>Zombie 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green0</text:p>
          </table:table-cell>
          <table:table-cell table:formula="of:=INT([$Gran.$F$2]+[$Gran.$F$3]*((ROW()-161)))" office:value-type="float" office:value="4" calcext:value-type="float">
            <text:p>4</text:p>
          </table:table-cell>
          <table:table-cell table:formula="of:=ROUND([$Master.B$6]*([$Master.B$2]^([.H164]-1))*[$Gran.F$5])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ROUND(SQRT([.I164]))*[$Master.E$2]" office:value-type="float" office:value="8" calcext:value-type="float">
            <text:p>8</text:p>
          </table:table-cell>
          <table:table-cell office:value-type="float" office:value="0.216" calcext:value-type="float">
            <text:p>0.216</text:p>
          </table:table-cell>
          <table:table-cell office:value-type="float" office:value="0.36" calcext:value-type="float">
            <text:p>0.36</text:p>
          </table:table-cell>
          <table:table-cell office:value-type="float" office:value="0.79" calcext:value-type="float">
            <text:p>0.7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0.99" calcext:value-type="float">
            <text:p>0.99</text:p>
          </table:table-cell>
          <table:table-cell table:formula="of:=ROUND((([$Master.D$6]+[$Master.D$2]*([.H164]-1))*(1-[$Master.D$9])*[$Gran.F$13]))" office:value-type="float" office:value="58" calcext:value-type="float">
            <text:p>58</text:p>
          </table:table-cell>
          <table:table-cell table:formula="of:=ROUND((([$Master.D$6]+[$Master.D$2]*([.H164]-1))*(1+[$Master.D$9])*[$Gran.F$13]))" office:value-type="float" office:value="64" calcext:value-type="float">
            <text:p>64</text:p>
          </table:table-cell>
          <table:table-cell office:value-type="float" office:value="0.761" calcext:value-type="float">
            <text:p>0.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4</text:p>
          </table:table-cell>
          <table:table-cell office:value-type="string" calcext:value-type="string">
            <text:p>Diseased 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shade_purple0</text:p>
          </table:table-cell>
          <table:table-cell table:formula="of:=INT([$Gran.$F$2]+[$Gran.$F$3]*((ROW()-161)))" office:value-type="float" office:value="5" calcext:value-type="float">
            <text:p>5</text:p>
          </table:table-cell>
          <table:table-cell table:formula="of:=ROUND([$Master.B$6]*([$Master.B$2]^([.H165]-1))*[$Gran.F$5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ROUND(SQRT([.I165]))*[$Master.E$2]" office:value-type="float" office:value="10" calcext:value-type="float">
            <text:p>10</text:p>
          </table:table-cell>
          <table:table-cell office:value-type="float" office:value="0.218" calcext:value-type="float">
            <text:p>0.218</text:p>
          </table:table-cell>
          <table:table-cell office:value-type="float" office:value="0.38" calcext:value-type="float">
            <text:p>0.38</text:p>
          </table:table-cell>
          <table:table-cell office:value-type="float" office:value="0.82" calcext:value-type="float">
            <text:p>0.8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.02" calcext:value-type="float">
            <text:p>1.02</text:p>
          </table:table-cell>
          <table:table-cell table:formula="of:=ROUND((([$Master.D$6]+[$Master.D$2]*([.H165]-1))*(1-[$Master.D$9])*[$Gran.F$13]))" office:value-type="float" office:value="74" calcext:value-type="float">
            <text:p>74</text:p>
          </table:table-cell>
          <table:table-cell table:formula="of:=ROUND((([$Master.D$6]+[$Master.D$2]*([.H165]-1))*(1+[$Master.D$9])*[$Gran.F$13]))" office:value-type="float" office:value="82" calcext:value-type="float">
            <text:p>82</text:p>
          </table:table-cell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5</text:p>
          </table:table-cell>
          <table:table-cell office:value-type="string" calcext:value-type="string">
            <text:p>Twisted 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hade_black0</text:p>
          </table:table-cell>
          <table:table-cell table:formula="of:=INT([$Gran.$F$2]+[$Gran.$F$3]*((ROW()-161)))" office:value-type="float" office:value="6" calcext:value-type="float">
            <text:p>6</text:p>
          </table:table-cell>
          <table:table-cell table:formula="of:=ROUND([$Master.B$6]*([$Master.B$2]^([.H166]-1))*[$Gran.F$5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ROUND(SQRT([.I166]))*[$Master.E$2]" office:value-type="float" office:value="10" calcext:value-type="float">
            <text:p>10</text:p>
          </table:table-cell>
          <table:table-cell office:value-type="float" office:value="0.22" calcext:value-type="float">
            <text:p>0.22</text:p>
          </table:table-cell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.05" calcext:value-type="float">
            <text:p>1.05</text:p>
          </table:table-cell>
          <table:table-cell table:formula="of:=ROUND((([$Master.D$6]+[$Master.D$2]*([.H166]-1))*(1-[$Master.D$9])*[$Gran.F$13]))" office:value-type="float" office:value="90" calcext:value-type="float">
            <text:p>90</text:p>
          </table:table-cell>
          <table:table-cell table:formula="of:=ROUND((([$Master.D$6]+[$Master.D$2]*([.H166]-1))*(1+[$Master.D$9])*[$Gran.F$13]))" office:value-type="float" office:value="100" calcext:value-type="float">
            <text:p>100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6</text:p>
          </table:table-cell>
          <table:table-cell office:value-type="string" calcext:value-type="string">
            <text:p>Demon Canine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shade_red1</text:p>
          </table:table-cell>
          <table:table-cell table:formula="of:=INT([$Gran.$F$2]+[$Gran.$F$3]*((ROW()-161)))" office:value-type="float" office:value="7" calcext:value-type="float">
            <text:p>7</text:p>
          </table:table-cell>
          <table:table-cell table:formula="of:=ROUND([$Master.B$6]*([$Master.B$2]^([.H167]-1))*[$Gran.F$5])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ROUND(SQRT([.I167]))*[$Master.E$2]" office:value-type="float" office:value="12" calcext:value-type="float">
            <text:p>12</text:p>
          </table:table-cell>
          <table:table-cell office:value-type="float" office:value="0.222" calcext:value-type="float">
            <text:p>0.222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.08" calcext:value-type="float">
            <text:p>1.08</text:p>
          </table:table-cell>
          <table:table-cell table:formula="of:=ROUND((([$Master.D$6]+[$Master.D$2]*([.H167]-1))*(1-[$Master.D$9])*[$Gran.F$13]))" office:value-type="float" office:value="106" calcext:value-type="float">
            <text:p>106</text:p>
          </table:table-cell>
          <table:table-cell table:formula="of:=ROUND((([$Master.D$6]+[$Master.D$2]*([.H167]-1))*(1+[$Master.D$9])*[$Gran.F$13]))" office:value-type="float" office:value="118" calcext:value-type="float">
            <text:p>118</text:p>
          </table:table-cell>
          <table:table-cell office:value-type="float" office:value="0.722" calcext:value-type="float">
            <text:p>0.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7</text:p>
          </table:table-cell>
          <table:table-cell office:value-type="string" calcext:value-type="string">
            <text:p>Sly 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brown1</text:p>
          </table:table-cell>
          <table:table-cell table:formula="of:=INT([$Gran.$F$2]+[$Gran.$F$3]*((ROW()-161)))" office:value-type="float" office:value="8" calcext:value-type="float">
            <text:p>8</text:p>
          </table:table-cell>
          <table:table-cell table:formula="of:=ROUND([$Master.B$6]*([$Master.B$2]^([.H168]-1))*[$Gran.F$5])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ROUND(SQRT([.I168]))*[$Master.E$2]" office:value-type="float" office:value="14" calcext:value-type="float">
            <text:p>14</text:p>
          </table:table-cell>
          <table:table-cell office:value-type="float" office:value="0.224" calcext:value-type="float">
            <text:p>0.224</text:p>
          </table:table-cell>
          <table:table-cell office:value-type="float" office:value="0.44" calcext:value-type="float">
            <text:p>0.44</text:p>
          </table:table-cell>
          <table:table-cell office:value-type="float" office:value="0.91" calcext:value-type="float">
            <text:p>0.91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.11" calcext:value-type="float">
            <text:p>1.11</text:p>
          </table:table-cell>
          <table:table-cell table:formula="of:=ROUND((([$Master.D$6]+[$Master.D$2]*([.H168]-1))*(1-[$Master.D$9])*[$Gran.F$13]))" office:value-type="float" office:value="123" calcext:value-type="float">
            <text:p>123</text:p>
          </table:table-cell>
          <table:table-cell table:formula="of:=ROUND((([$Master.D$6]+[$Master.D$2]*([.H168]-1))*(1+[$Master.D$9])*[$Gran.F$13]))" office:value-type="float" office:value="135" calcext:value-type="float">
            <text:p>135</text:p>
          </table:table-cell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8</text:p>
          </table:table-cell>
          <table:table-cell office:value-type="string" calcext:value-type="string">
            <text:p>Vicious 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green1</text:p>
          </table:table-cell>
          <table:table-cell table:formula="of:=INT([$Gran.$F$2]+[$Gran.$F$3]*((ROW()-161)))" office:value-type="float" office:value="9" calcext:value-type="float">
            <text:p>9</text:p>
          </table:table-cell>
          <table:table-cell table:formula="of:=ROUND([$Master.B$6]*([$Master.B$2]^([.H169]-1))*[$Gran.F$5])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ROUND(SQRT([.I169]))*[$Master.E$2]" office:value-type="float" office:value="16" calcext:value-type="float">
            <text:p>16</text:p>
          </table:table-cell>
          <table:table-cell office:value-type="float" office:value="0.226" calcext:value-type="float">
            <text:p>0.226</text:p>
          </table:table-cell>
          <table:table-cell office:value-type="float" office:value="0.46" calcext:value-type="float">
            <text:p>0.46</text:p>
          </table:table-cell>
          <table:table-cell office:value-type="float" office:value="0.94" calcext:value-type="float">
            <text:p>0.9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.14" calcext:value-type="float">
            <text:p>1.14</text:p>
          </table:table-cell>
          <table:table-cell table:formula="of:=ROUND((([$Master.D$6]+[$Master.D$2]*([.H169]-1))*(1-[$Master.D$9])*[$Gran.F$13]))" office:value-type="float" office:value="139" calcext:value-type="float">
            <text:p>139</text:p>
          </table:table-cell>
          <table:table-cell table:formula="of:=ROUND((([$Master.D$6]+[$Master.D$2]*([.H169]-1))*(1+[$Master.D$9])*[$Gran.F$13]))" office:value-type="float" office:value="153" calcext:value-type="float">
            <text:p>153</text:p>
          </table:table-cell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9</text:p>
          </table:table-cell>
          <table:table-cell office:value-type="string" calcext:value-type="string">
            <text:p>Bull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purple1</text:p>
          </table:table-cell>
          <table:table-cell table:formula="of:=INT([$Gran.$F$2]+[$Gran.$F$3]*((ROW()-161)))" office:value-type="float" office:value="10" calcext:value-type="float">
            <text:p>10</text:p>
          </table:table-cell>
          <table:table-cell table:formula="of:=ROUND([$Master.B$6]*([$Master.B$2]^([.H170]-1))*[$Gran.F$5])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ROUND(SQRT([.I170]))*[$Master.E$2]" office:value-type="float" office:value="18" calcext:value-type="float">
            <text:p>18</text:p>
          </table:table-cell>
          <table:table-cell office:value-type="float" office:value="0.228" calcext:value-type="float">
            <text:p>0.228</text:p>
          </table:table-cell>
          <table:table-cell office:value-type="float" office:value="0.48" calcext:value-type="float">
            <text:p>0.48</text:p>
          </table:table-cell>
          <table:table-cell office:value-type="float" office:value="0.97" calcext:value-type="float">
            <text:p>0.97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.17" calcext:value-type="float">
            <text:p>1.17</text:p>
          </table:table-cell>
          <table:table-cell table:formula="of:=ROUND((([$Master.D$6]+[$Master.D$2]*([.H170]-1))*(1-[$Master.D$9])*[$Gran.F$13]))" office:value-type="float" office:value="155" calcext:value-type="float">
            <text:p>155</text:p>
          </table:table-cell>
          <table:table-cell table:formula="of:=ROUND((([$Master.D$6]+[$Master.D$2]*([.H170]-1))*(1+[$Master.D$9])*[$Gran.F$13]))" office:value-type="float" office:value="171" calcext:value-type="float">
            <text:p>171</text:p>
          </table:table-cell>
          <table:table-cell office:value-type="float" office:value="0.683" calcext:value-type="float">
            <text:p>0.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10</text:p>
          </table:table-cell>
          <table:table-cell office:value-type="string" calcext:value-type="string">
            <text:p>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lack1</text:p>
          </table:table-cell>
          <table:table-cell table:formula="of:=INT([$Gran.$F$2]+[$Gran.$F$3]*((ROW()-161)))" office:value-type="float" office:value="11" calcext:value-type="float">
            <text:p>11</text:p>
          </table:table-cell>
          <table:table-cell table:formula="of:=ROUND([$Master.B$6]*([$Master.B$2]^([.H171]-1))*[$Gran.F$5])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ROUND(SQRT([.I171]))*[$Master.E$2]" office:value-type="float" office:value="20" calcext:value-type="float">
            <text:p>20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.2" calcext:value-type="float">
            <text:p>1.2</text:p>
          </table:table-cell>
          <table:table-cell table:formula="of:=ROUND((([$Master.D$6]+[$Master.D$2]*([.H171]-1))*(1-[$Master.D$9])*[$Gran.F$13]))" office:value-type="float" office:value="171" calcext:value-type="float">
            <text:p>171</text:p>
          </table:table-cell>
          <table:table-cell table:formula="of:=ROUND((([$Master.D$6]+[$Master.D$2]*([.H171]-1))*(1+[$Master.D$9])*[$Gran.F$13]))" office:value-type="float" office:value="189" calcext:value-type="float">
            <text:p>189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11</text:p>
          </table:table-cell>
          <table:table-cell office:value-type="string" calcext:value-type="string">
            <text:p>Guard 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red1</text:p>
          </table:table-cell>
          <table:table-cell table:formula="of:=INT([$Gran.$F$2]+[$Gran.$F$3]*((ROW()-161)))" office:value-type="float" office:value="12" calcext:value-type="float">
            <text:p>12</text:p>
          </table:table-cell>
          <table:table-cell table:formula="of:=ROUND([$Master.B$6]*([$Master.B$2]^([.H172]-1))*[$Gran.F$5])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ROUND(SQRT([.I172]))*[$Master.E$2]" office:value-type="float" office:value="24" calcext:value-type="float">
            <text:p>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52" calcext:value-type="float">
            <text:p>0.52</text:p>
          </table:table-cell>
          <table:table-cell office:value-type="float" office:value="1.03" calcext:value-type="float">
            <text:p>1.03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.23" calcext:value-type="float">
            <text:p>1.23</text:p>
          </table:table-cell>
          <table:table-cell table:formula="of:=ROUND((([$Master.D$6]+[$Master.D$2]*([.H172]-1))*(1-[$Master.D$9])*[$Gran.F$13]))" office:value-type="float" office:value="187" calcext:value-type="float">
            <text:p>187</text:p>
          </table:table-cell>
          <table:table-cell table:formula="of:=ROUND((([$Master.D$6]+[$Master.D$2]*([.H172]-1))*(1+[$Master.D$9])*[$Gran.F$13]))" office:value-type="float" office:value="207" calcext:value-type="float">
            <text:p>207</text:p>
          </table:table-cell>
          <table:table-cell office:value-type="float" office:value="0.657" calcext:value-type="float">
            <text:p>0.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12</text:p>
          </table:table-cell>
          <table:table-cell office:value-type="string" calcext:value-type="string">
            <text:p>Zombie 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green1</text:p>
          </table:table-cell>
          <table:table-cell table:formula="of:=INT([$Gran.$F$2]+[$Gran.$F$3]*((ROW()-161)))" office:value-type="float" office:value="13" calcext:value-type="float">
            <text:p>13</text:p>
          </table:table-cell>
          <table:table-cell table:formula="of:=ROUND([$Master.B$6]*([$Master.B$2]^([.H173]-1))*[$Gran.F$5])"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ROUND(SQRT([.I173]))*[$Master.E$2]" office:value-type="float" office:value="28" calcext:value-type="float">
            <text:p>28</text:p>
          </table:table-cell>
          <table:table-cell office:value-type="float" office:value="0.234" calcext:value-type="float">
            <text:p>0.234</text:p>
          </table:table-cell>
          <table:table-cell office:value-type="float" office:value="0.54" calcext:value-type="float">
            <text:p>0.54</text:p>
          </table:table-cell>
          <table:table-cell office:value-type="float" office:value="1.06" calcext:value-type="float">
            <text:p>1.06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.26" calcext:value-type="float">
            <text:p>1.26</text:p>
          </table:table-cell>
          <table:table-cell table:formula="of:=ROUND((([$Master.D$6]+[$Master.D$2]*([.H173]-1))*(1-[$Master.D$9])*[$Gran.F$13]))" office:value-type="float" office:value="203" calcext:value-type="float">
            <text:p>203</text:p>
          </table:table-cell>
          <table:table-cell table:formula="of:=ROUND((([$Master.D$6]+[$Master.D$2]*([.H173]-1))*(1+[$Master.D$9])*[$Gran.F$13]))" office:value-type="float" office:value="225" calcext:value-type="float">
            <text:p>225</text:p>
          </table:table-cell>
          <table:table-cell office:value-type="float" office:value="0.644" calcext:value-type="float">
            <text:p>0.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13</text:p>
          </table:table-cell>
          <table:table-cell office:value-type="string" calcext:value-type="string">
            <text:p>Diseased 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rown1</text:p>
          </table:table-cell>
          <table:table-cell table:formula="of:=INT([$Gran.$F$2]+[$Gran.$F$3]*((ROW()-161)))" office:value-type="float" office:value="14" calcext:value-type="float">
            <text:p>14</text:p>
          </table:table-cell>
          <table:table-cell table:formula="of:=ROUND([$Master.B$6]*([$Master.B$2]^([.H174]-1))*[$Gran.F$5])"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ROUND(SQRT([.I174]))*[$Master.E$2]" office:value-type="float" office:value="32" calcext:value-type="float">
            <text:p>32</text:p>
          </table:table-cell>
          <table:table-cell office:value-type="float" office:value="0.236" calcext:value-type="float">
            <text:p>0.236</text:p>
          </table:table-cell>
          <table:table-cell office:value-type="float" office:value="0.56" calcext:value-type="float">
            <text:p>0.56</text:p>
          </table:table-cell>
          <table:table-cell office:value-type="float" office:value="1.09" calcext:value-type="float">
            <text:p>1.09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.29" calcext:value-type="float">
            <text:p>1.29</text:p>
          </table:table-cell>
          <table:table-cell table:formula="of:=ROUND((([$Master.D$6]+[$Master.D$2]*([.H174]-1))*(1-[$Master.D$9])*[$Gran.F$13]))" office:value-type="float" office:value="219" calcext:value-type="float">
            <text:p>219</text:p>
          </table:table-cell>
          <table:table-cell table:formula="of:=ROUND((([$Master.D$6]+[$Master.D$2]*([.H174]-1))*(1+[$Master.D$9])*[$Gran.F$13]))" office:value-type="float" office:value="243" calcext:value-type="float">
            <text:p>243</text:p>
          </table:table-cell>
          <table:table-cell office:value-type="float" office:value="0.631" calcext:value-type="float">
            <text:p>0.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14</text:p>
          </table:table-cell>
          <table:table-cell office:value-type="string" calcext:value-type="string">
            <text:p>Twisted 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purple1</text:p>
          </table:table-cell>
          <table:table-cell table:formula="of:=INT([$Gran.$F$2]+[$Gran.$F$3]*((ROW()-161)))" office:value-type="float" office:value="15" calcext:value-type="float">
            <text:p>15</text:p>
          </table:table-cell>
          <table:table-cell table:formula="of:=ROUND([$Master.B$6]*([$Master.B$2]^([.H175]-1))*[$Gran.F$5])"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ROUND(SQRT([.I175]))*[$Master.E$2]" office:value-type="float" office:value="36" calcext:value-type="float">
            <text:p>36</text:p>
          </table:table-cell>
          <table:table-cell office:value-type="float" office:value="0.238" calcext:value-type="float">
            <text:p>0.238</text:p>
          </table:table-cell>
          <table:table-cell office:value-type="float" office:value="0.58" calcext:value-type="float">
            <text:p>0.58</text:p>
          </table:table-cell>
          <table:table-cell office:value-type="float" office:value="1.12" calcext:value-type="float">
            <text:p>1.1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32" calcext:value-type="float">
            <text:p>1.32</text:p>
          </table:table-cell>
          <table:table-cell table:formula="of:=ROUND((([$Master.D$6]+[$Master.D$2]*([.H175]-1))*(1-[$Master.D$9])*[$Gran.F$13]))" office:value-type="float" office:value="236" calcext:value-type="float">
            <text:p>236</text:p>
          </table:table-cell>
          <table:table-cell table:formula="of:=ROUND((([$Master.D$6]+[$Master.D$2]*([.H175]-1))*(1+[$Master.D$9])*[$Gran.F$13]))" office:value-type="float" office:value="260" calcext:value-type="float">
            <text:p>260</text:p>
          </table:table-cell>
          <table:table-cell office:value-type="float" office:value="0.618" calcext:value-type="float">
            <text:p>0.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15</text:p>
          </table:table-cell>
          <table:table-cell office:value-type="string" calcext:value-type="string">
            <text:p>Demon Canine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black1</text:p>
          </table:table-cell>
          <table:table-cell table:formula="of:=INT([$Gran.$F$2]+[$Gran.$F$3]*((ROW()-161)))" office:value-type="float" office:value="16" calcext:value-type="float">
            <text:p>16</text:p>
          </table:table-cell>
          <table:table-cell table:formula="of:=ROUND([$Master.B$6]*([$Master.B$2]^([.H176]-1))*[$Gran.F$5])" office:value-type="float" office:value="409" calcext:value-type="float">
            <text:p>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ROUND(SQRT([.I176]))*[$Master.E$2]" office:value-type="float" office:value="40" calcext:value-type="float">
            <text:p>40</text:p>
          </table:table-cell>
          <table:table-cell office:value-type="float" office:value="0.24" calcext:value-type="float">
            <text:p>0.24</text:p>
          </table:table-cell>
          <table:table-cell office:value-type="float" office:value="0.6" calcext:value-type="float">
            <text:p>0.6</text:p>
          </table:table-cell>
          <table:table-cell office:value-type="float" office:value="1.15" calcext:value-type="float">
            <text:p>1.15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.35" calcext:value-type="float">
            <text:p>1.35</text:p>
          </table:table-cell>
          <table:table-cell table:formula="of:=ROUND((([$Master.D$6]+[$Master.D$2]*([.H176]-1))*(1-[$Master.D$9])*[$Gran.F$13]))" office:value-type="float" office:value="252" calcext:value-type="float">
            <text:p>252</text:p>
          </table:table-cell>
          <table:table-cell table:formula="of:=ROUND((([$Master.D$6]+[$Master.D$2]*([.H176]-1))*(1+[$Master.D$9])*[$Gran.F$13]))" office:value-type="float" office:value="278" calcext:value-type="float">
            <text:p>278</text:p>
          </table:table-cell>
          <table:table-cell office:value-type="float" office:value="0.605" calcext:value-type="float">
            <text:p>0.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16</text:p>
          </table:table-cell>
          <table:table-cell office:value-type="string" calcext:value-type="string">
            <text:p>Sly 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red</text:p>
          </table:table-cell>
          <table:table-cell table:formula="of:=INT([$Gran.$F$2]+[$Gran.$F$3]*((ROW()-161)))" office:value-type="float" office:value="17" calcext:value-type="float">
            <text:p>17</text:p>
          </table:table-cell>
          <table:table-cell table:formula="of:=ROUND([$Master.B$6]*([$Master.B$2]^([.H177]-1))*[$Gran.F$5])"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ROUND(SQRT([.I177]))*[$Master.E$2]" office:value-type="float" office:value="46" calcext:value-type="float">
            <text:p>46</text:p>
          </table:table-cell>
          <table:table-cell office:value-type="float" office:value="0.242" calcext:value-type="float">
            <text:p>0.242</text:p>
          </table:table-cell>
          <table:table-cell office:value-type="float" office:value="0.62" calcext:value-type="float">
            <text:p>0.62</text:p>
          </table:table-cell>
          <table:table-cell office:value-type="float" office:value="1.18" calcext:value-type="float">
            <text:p>1.18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.38" calcext:value-type="float">
            <text:p>1.38</text:p>
          </table:table-cell>
          <table:table-cell table:formula="of:=ROUND((([$Master.D$6]+[$Master.D$2]*([.H177]-1))*(1-[$Master.D$9])*[$Gran.F$13]))" office:value-type="float" office:value="268" calcext:value-type="float">
            <text:p>268</text:p>
          </table:table-cell>
          <table:table-cell table:formula="of:=ROUND((([$Master.D$6]+[$Master.D$2]*([.H177]-1))*(1+[$Master.D$9])*[$Gran.F$13]))" office:value-type="float" office:value="296" calcext:value-type="float">
            <text:p>296</text:p>
          </table:table-cell>
          <table:table-cell office:value-type="float" office:value="0.592" calcext:value-type="float">
            <text:p>0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17</text:p>
          </table:table-cell>
          <table:table-cell office:value-type="string" calcext:value-type="string">
            <text:p>Vicious Dog II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green</text:p>
          </table:table-cell>
          <table:table-cell table:formula="of:=INT([$Gran.$F$2]+[$Gran.$F$3]*((ROW()-161)))" office:value-type="float" office:value="18" calcext:value-type="float">
            <text:p>18</text:p>
          </table:table-cell>
          <table:table-cell table:formula="of:=ROUND([$Master.B$6]*([$Master.B$2]^([.H178]-1))*[$Gran.F$5])"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ROUND(SQRT([.I178]))*[$Master.E$2]" office:value-type="float" office:value="52" calcext:value-type="float">
            <text:p>52</text:p>
          </table:table-cell>
          <table:table-cell office:value-type="float" office:value="0.244" calcext:value-type="float">
            <text:p>0.244</text:p>
          </table:table-cell>
          <table:table-cell office:value-type="float" office:value="0.64" calcext:value-type="float">
            <text:p>0.64</text:p>
          </table:table-cell>
          <table:table-cell office:value-type="float" office:value="1.21" calcext:value-type="float">
            <text:p>1.21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.41" calcext:value-type="float">
            <text:p>1.41</text:p>
          </table:table-cell>
          <table:table-cell table:formula="of:=ROUND((([$Master.D$6]+[$Master.D$2]*([.H178]-1))*(1-[$Master.D$9])*[$Gran.F$13]))" office:value-type="float" office:value="284" calcext:value-type="float">
            <text:p>284</text:p>
          </table:table-cell>
          <table:table-cell table:formula="of:=ROUND((([$Master.D$6]+[$Master.D$2]*([.H178]-1))*(1+[$Master.D$9])*[$Gran.F$13]))" office:value-type="float" office:value="314" calcext:value-type="float">
            <text:p>314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18</text:p>
          </table:table-cell>
          <table:table-cell office:value-type="string" calcext:value-type="string">
            <text:p>Deadly Dog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lue</text:p>
          </table:table-cell>
          <table:table-cell table:formula="of:=INT([$Gran.$F$2]+[$Gran.$F$3]*((ROW()-161)))" office:value-type="float" office:value="19" calcext:value-type="float">
            <text:p>19</text:p>
          </table:table-cell>
          <table:table-cell table:formula="of:=ROUND([$Master.B$6]*([$Master.B$2]^([.H179]-1))*[$Gran.F$5])"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ROUND(SQRT([.I179]))*[$Master.E$2]" office:value-type="float" office:value="60" calcext:value-type="float">
            <text:p>60</text:p>
          </table:table-cell>
          <table:table-cell office:value-type="float" office:value="0.246" calcext:value-type="float">
            <text:p>0.246</text:p>
          </table:table-cell>
          <table:table-cell office:value-type="float" office:value="0.66" calcext:value-type="float">
            <text:p>0.66</text:p>
          </table:table-cell>
          <table:table-cell office:value-type="float" office:value="1.24" calcext:value-type="float">
            <text:p>1.24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.44" calcext:value-type="float">
            <text:p>1.44</text:p>
          </table:table-cell>
          <table:table-cell table:formula="of:=ROUND((([$Master.D$6]+[$Master.D$2]*([.H179]-1))*(1-[$Master.D$9])*[$Gran.F$13]))" office:value-type="float" office:value="300" calcext:value-type="float">
            <text:p>300</text:p>
          </table:table-cell>
          <table:table-cell table:formula="of:=ROUND((([$Master.D$6]+[$Master.D$2]*([.H179]-1))*(1+[$Master.D$9])*[$Gran.F$13]))" office:value-type="float" office:value="332" calcext:value-type="float">
            <text:p>332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19</text:p>
          </table:table-cell>
          <table:table-cell office:value-type="string" calcext:value-type="string">
            <text:p>Canine Lord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purple</text:p>
          </table:table-cell>
          <table:table-cell table:formula="of:=INT([$Gran.$F$2]+[$Gran.$F$3]*((ROW()-161)))" office:value-type="float" office:value="20" calcext:value-type="float">
            <text:p>20</text:p>
          </table:table-cell>
          <table:table-cell table:formula="of:=ROUND([$Master.B$6]*([$Master.B$2]^([.H180]-1))*[$Gran.F$5])"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ROUND(SQRT([.I180]))*[$Master.E$2]" office:value-type="float" office:value="68" calcext:value-type="float">
            <text:p>68</text:p>
          </table:table-cell>
          <table:table-cell office:value-type="float" office:value="0.248" calcext:value-type="float">
            <text:p>0.248</text:p>
          </table:table-cell>
          <table:table-cell office:value-type="float" office:value="0.68" calcext:value-type="float">
            <text:p>0.68</text:p>
          </table:table-cell>
          <table:table-cell office:value-type="float" office:value="1.27" calcext:value-type="float">
            <text:p>1.27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1.47" calcext:value-type="float">
            <text:p>1.47</text:p>
          </table:table-cell>
          <table:table-cell table:formula="of:=ROUND((([$Master.D$6]+[$Master.D$2]*([.H180]-1))*(1-[$Master.D$9])*[$Gran.F$13]))" office:value-type="float" office:value="316" calcext:value-type="float">
            <text:p>316</text:p>
          </table:table-cell>
          <table:table-cell table:formula="of:=ROUND((([$Master.D$6]+[$Master.D$2]*([.H180]-1))*(1+[$Master.D$9])*[$Gran.F$13]))" office:value-type="float" office:value="350" calcext:value-type="float">
            <text:p>350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20</text:p>
          </table:table-cell>
          <table:table-cell office:value-type="string" calcext:value-type="string">
            <text:p>Dog Master</text:p>
          </table:table-cell>
          <table:table-cell office:value-type="string" calcext:value-type="string">
            <text:p>dog0</text:p>
          </table:table-cell>
          <table:table-cell/>
          <table:table-cell office:value-type="string" calcext:value-type="string">
            <text:p>dog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ark</text:p>
          </table:table-cell>
          <table:table-cell table:formula="of:=INT([$Gran.$F$2]+[$Gran.$F$3]*((ROW()-161)))" office:value-type="float" office:value="21" calcext:value-type="float">
            <text:p>21</text:p>
          </table:table-cell>
          <table:table-cell table:formula="of:=ROUND([$Master.B$6]*([$Master.B$2]^([.H181]-1))*[$Gran.F$5])" office:value-type="float" office:value="1520" calcext:value-type="float">
            <text:p>1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ROUND(SQRT([.I181]))*[$Master.E$2]" office:value-type="float" office:value="78" calcext:value-type="float">
            <text:p>78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.5" calcext:value-type="float">
            <text:p>1.5</text:p>
          </table:table-cell>
          <table:table-cell table:formula="of:=ROUND((([$Master.D$6]+[$Master.D$2]*([.H181]-1))*(1-[$Master.D$9])*[$Gran.F$13]))" office:value-type="float" office:value="333" calcext:value-type="float">
            <text:p>333</text:p>
          </table:table-cell>
          <table:table-cell table:formula="of:=ROUND((([$Master.D$6]+[$Master.D$2]*([.H181]-1))*(1+[$Master.D$9])*[$Gran.F$13]))" office:value-type="float" office:value="368" calcext:value-type="float">
            <text:p>36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0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6</text:p>
          </table:table-cell>
          <table:table-cell/>
          <table:table-cell table:formula="of:=INT([$Gran.$G$2]+[$Gran.$G$3]*((ROW()-182)))" office:value-type="float" office:value="13" calcext:value-type="float">
            <text:p>13</text:p>
          </table:table-cell>
          <table:table-cell table:formula="of:=ROUND([$Master.B$6]*([$Master.B$2]^([.H182]-1))*[$Gran.G$5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ROUND(SQRT([.I182]))*[$Master.E$2]" office:value-type="float" office:value="40" calcext:value-type="float">
            <text:p>40</text:p>
          </table:table-cell>
          <table:table-cell office:value-type="float" office:value="0.14" calcext:value-type="float">
            <text:p>0.14</text:p>
          </table:table-cell>
          <table:table-cell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table:formula="of:=ROUND((([$Master.D$6]+[$Master.D$2]*([.H182]-1))*(1-[$Master.D$9])*[$Gran.G$13]))" office:value-type="float" office:value="203" calcext:value-type="float">
            <text:p>203</text:p>
          </table:table-cell>
          <table:table-cell table:formula="of:=ROUND((([$Master.D$6]+[$Master.D$2]*([.H182]-1))*(1+[$Master.D$9])*[$Gran.G$13]))" office:value-type="float" office:value="225" calcext:value-type="float">
            <text:p>22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1</text:p>
          </table:table-cell>
          <table:table-cell office:value-type="string" calcext:value-type="string">
            <text:p>Martial Artist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red0</text:p>
          </table:table-cell>
          <table:table-cell table:formula="of:=INT([$Gran.$G$2]+[$Gran.$G$3]*((ROW()-182)))" office:value-type="float" office:value="14" calcext:value-type="float">
            <text:p>14</text:p>
          </table:table-cell>
          <table:table-cell table:formula="of:=ROUND([$Master.B$6]*([$Master.B$2]^([.H183]-1))*[$Gran.G$5])"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ROUND(SQRT([.I183]))*[$Master.E$2]" office:value-type="float" office:value="46" calcext:value-type="float">
            <text:p>46</text:p>
          </table:table-cell>
          <table:table-cell office:value-type="float" office:value="0.144" calcext:value-type="float">
            <text:p>0.144</text:p>
          </table:table-cell>
          <table:table-cell office:value-type="float" office:value="0.36" calcext:value-type="float">
            <text:p>0.36</text:p>
          </table:table-cell>
          <table:table-cell office:value-type="float" office:value="0.91" calcext:value-type="float">
            <text:p>0.91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0.93" calcext:value-type="float">
            <text:p>0.93</text:p>
          </table:table-cell>
          <table:table-cell table:formula="of:=ROUND((([$Master.D$6]+[$Master.D$2]*([.H183]-1))*(1-[$Master.D$9])*[$Gran.G$13]))" office:value-type="float" office:value="219" calcext:value-type="float">
            <text:p>219</text:p>
          </table:table-cell>
          <table:table-cell table:formula="of:=ROUND((([$Master.D$6]+[$Master.D$2]*([.H183]-1))*(1+[$Master.D$9])*[$Gran.G$13]))" office:value-type="float" office:value="243" calcext:value-type="float">
            <text:p>243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2</text:p>
          </table:table-cell>
          <table:table-cell office:value-type="string" calcext:value-type="string">
            <text:p>Villain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brown0</text:p>
          </table:table-cell>
          <table:table-cell table:formula="of:=INT([$Gran.$G$2]+[$Gran.$G$3]*((ROW()-182)))" office:value-type="float" office:value="15" calcext:value-type="float">
            <text:p>15</text:p>
          </table:table-cell>
          <table:table-cell table:formula="of:=ROUND([$Master.B$6]*([$Master.B$2]^([.H184]-1))*[$Gran.G$5])"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ROUND(SQRT([.I184]))*[$Master.E$2]" office:value-type="float" office:value="52" calcext:value-type="float">
            <text:p>52</text:p>
          </table:table-cell>
          <table:table-cell office:value-type="float" office:value="0.148" calcext:value-type="float">
            <text:p>0.148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0.96" calcext:value-type="float">
            <text:p>0.96</text:p>
          </table:table-cell>
          <table:table-cell table:formula="of:=ROUND((([$Master.D$6]+[$Master.D$2]*([.H184]-1))*(1-[$Master.D$9])*[$Gran.G$13]))" office:value-type="float" office:value="236" calcext:value-type="float">
            <text:p>236</text:p>
          </table:table-cell>
          <table:table-cell table:formula="of:=ROUND((([$Master.D$6]+[$Master.D$2]*([.H184]-1))*(1+[$Master.D$9])*[$Gran.G$13]))" office:value-type="float" office:value="260" calcext:value-type="float">
            <text:p>260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3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green0</text:p>
          </table:table-cell>
          <table:table-cell table:formula="of:=INT([$Gran.$G$2]+[$Gran.$G$3]*((ROW()-182)))" office:value-type="float" office:value="16" calcext:value-type="float">
            <text:p>16</text:p>
          </table:table-cell>
          <table:table-cell table:formula="of:=ROUND([$Master.B$6]*([$Master.B$2]^([.H185]-1))*[$Gran.G$5])"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ROUND(SQRT([.I185]))*[$Master.E$2]" office:value-type="float" office:value="58" calcext:value-type="float">
            <text:p>58</text:p>
          </table:table-cell>
          <table:table-cell office:value-type="float" office:value="0.152" calcext:value-type="float">
            <text:p>0.152</text:p>
          </table:table-cell>
          <table:table-cell office:value-type="float" office:value="0.38" calcext:value-type="float">
            <text:p>0.38</text:p>
          </table:table-cell>
          <table:table-cell office:value-type="float" office:value="0.93" calcext:value-type="float">
            <text:p>0.9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0.99" calcext:value-type="float">
            <text:p>0.99</text:p>
          </table:table-cell>
          <table:table-cell table:formula="of:=ROUND((([$Master.D$6]+[$Master.D$2]*([.H185]-1))*(1-[$Master.D$9])*[$Gran.G$13]))" office:value-type="float" office:value="252" calcext:value-type="float">
            <text:p>252</text:p>
          </table:table-cell>
          <table:table-cell table:formula="of:=ROUND((([$Master.D$6]+[$Master.D$2]*([.H185]-1))*(1+[$Master.D$9])*[$Gran.G$13]))" office:value-type="float" office:value="278" calcext:value-type="float">
            <text:p>278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4</text:p>
          </table:table-cell>
          <table:table-cell office:value-type="string" calcext:value-type="string">
            <text:p>Beast Man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purple0</text:p>
          </table:table-cell>
          <table:table-cell table:formula="of:=INT([$Gran.$G$2]+[$Gran.$G$3]*((ROW()-182)))" office:value-type="float" office:value="17" calcext:value-type="float">
            <text:p>17</text:p>
          </table:table-cell>
          <table:table-cell table:formula="of:=ROUND([$Master.B$6]*([$Master.B$2]^([.H186]-1))*[$Gran.G$5])"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ROUND(SQRT([.I186]))*[$Master.E$2]" office:value-type="float" office:value="68" calcext:value-type="float">
            <text:p>68</text:p>
          </table:table-cell>
          <table:table-cell office:value-type="float" office:value="0.156" calcext:value-type="float">
            <text:p>0.156</text:p>
          </table:table-cell>
          <table:table-cell office:value-type="float" office:value="0.39" calcext:value-type="float">
            <text:p>0.39</text:p>
          </table:table-cell>
          <table:table-cell office:value-type="float" office:value="0.94" calcext:value-type="float">
            <text:p>0.94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.02" calcext:value-type="float">
            <text:p>1.02</text:p>
          </table:table-cell>
          <table:table-cell table:formula="of:=ROUND((([$Master.D$6]+[$Master.D$2]*([.H186]-1))*(1-[$Master.D$9])*[$Gran.G$13]))" office:value-type="float" office:value="268" calcext:value-type="float">
            <text:p>268</text:p>
          </table:table-cell>
          <table:table-cell table:formula="of:=ROUND((([$Master.D$6]+[$Master.D$2]*([.H186]-1))*(1+[$Master.D$9])*[$Gran.G$13]))" office:value-type="float" office:value="296" calcext:value-type="float">
            <text:p>296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5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lack0</text:p>
          </table:table-cell>
          <table:table-cell table:formula="of:=INT([$Gran.$G$2]+[$Gran.$G$3]*((ROW()-182)))" office:value-type="float" office:value="18" calcext:value-type="float">
            <text:p>18</text:p>
          </table:table-cell>
          <table:table-cell table:formula="of:=ROUND([$Master.B$6]*([$Master.B$2]^([.H187]-1))*[$Gran.G$5])"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ROUND(SQRT([.I187]))*[$Master.E$2]" office:value-type="float" office:value="76" calcext:value-type="float">
            <text:p>76</text:p>
          </table:table-cell>
          <table:table-cell office:value-type="float" office:value="0.16" calcext:value-type="float">
            <text:p>0.16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.05" calcext:value-type="float">
            <text:p>1.05</text:p>
          </table:table-cell>
          <table:table-cell table:formula="of:=ROUND((([$Master.D$6]+[$Master.D$2]*([.H187]-1))*(1-[$Master.D$9])*[$Gran.G$13]))" office:value-type="float" office:value="284" calcext:value-type="float">
            <text:p>284</text:p>
          </table:table-cell>
          <table:table-cell table:formula="of:=ROUND((([$Master.D$6]+[$Master.D$2]*([.H187]-1))*(1+[$Master.D$9])*[$Gran.G$13]))" office:value-type="float" office:value="314" calcext:value-type="float">
            <text:p>314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6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red1</text:p>
          </table:table-cell>
          <table:table-cell table:formula="of:=INT([$Gran.$G$2]+[$Gran.$G$3]*((ROW()-182)))" office:value-type="float" office:value="19" calcext:value-type="float">
            <text:p>19</text:p>
          </table:table-cell>
          <table:table-cell table:formula="of:=ROUND([$Master.B$6]*([$Master.B$2]^([.H188]-1))*[$Gran.G$5])"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ROUND(SQRT([.I188]))*[$Master.E$2]" office:value-type="float" office:value="88" calcext:value-type="float">
            <text:p>88</text:p>
          </table:table-cell>
          <table:table-cell office:value-type="float" office:value="0.164" calcext:value-type="float">
            <text:p>0.164</text:p>
          </table:table-cell>
          <table:table-cell office:value-type="float" office:value="0.41" calcext:value-type="float">
            <text:p>0.41</text:p>
          </table:table-cell>
          <table:table-cell office:value-type="float" office:value="0.96" calcext:value-type="float">
            <text:p>0.96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.08" calcext:value-type="float">
            <text:p>1.08</text:p>
          </table:table-cell>
          <table:table-cell table:formula="of:=ROUND((([$Master.D$6]+[$Master.D$2]*([.H188]-1))*(1-[$Master.D$9])*[$Gran.G$13]))" office:value-type="float" office:value="300" calcext:value-type="float">
            <text:p>300</text:p>
          </table:table-cell>
          <table:table-cell table:formula="of:=ROUND((([$Master.D$6]+[$Master.D$2]*([.H188]-1))*(1+[$Master.D$9])*[$Gran.G$13]))" office:value-type="float" office:value="332" calcext:value-type="float">
            <text:p>332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7</text:p>
          </table:table-cell>
          <table:table-cell office:value-type="string" calcext:value-type="string">
            <text:p>Tough Guy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rown1</text:p>
          </table:table-cell>
          <table:table-cell table:formula="of:=INT([$Gran.$G$2]+[$Gran.$G$3]*((ROW()-182)))" office:value-type="float" office:value="20" calcext:value-type="float">
            <text:p>20</text:p>
          </table:table-cell>
          <table:table-cell table:formula="of:=ROUND([$Master.B$6]*([$Master.B$2]^([.H189]-1))*[$Gran.G$5])"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ROUND(SQRT([.I189]))*[$Master.E$2]" office:value-type="float" office:value="100" calcext:value-type="float">
            <text:p>100</text:p>
          </table:table-cell>
          <table:table-cell office:value-type="float" office:value="0.168" calcext:value-type="float">
            <text:p>0.168</text:p>
          </table:table-cell>
          <table:table-cell office:value-type="float" office:value="0.42" calcext:value-type="float">
            <text:p>0.42</text:p>
          </table:table-cell>
          <table:table-cell office:value-type="float" office:value="0.97" calcext:value-type="float">
            <text:p>0.97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.11" calcext:value-type="float">
            <text:p>1.11</text:p>
          </table:table-cell>
          <table:table-cell table:formula="of:=ROUND((([$Master.D$6]+[$Master.D$2]*([.H189]-1))*(1-[$Master.D$9])*[$Gran.G$13]))" office:value-type="float" office:value="316" calcext:value-type="float">
            <text:p>316</text:p>
          </table:table-cell>
          <table:table-cell table:formula="of:=ROUND((([$Master.D$6]+[$Master.D$2]*([.H189]-1))*(1+[$Master.D$9])*[$Gran.G$13]))" office:value-type="float" office:value="350" calcext:value-type="float">
            <text:p>350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8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green1</text:p>
          </table:table-cell>
          <table:table-cell table:formula="of:=INT([$Gran.$G$2]+[$Gran.$G$3]*((ROW()-182)))" office:value-type="float" office:value="21" calcext:value-type="float">
            <text:p>21</text:p>
          </table:table-cell>
          <table:table-cell table:formula="of:=ROUND([$Master.B$6]*([$Master.B$2]^([.H190]-1))*[$Gran.G$5])" office:value-type="float" office:value="3231" calcext:value-type="float">
            <text:p>3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ROUND(SQRT([.I190]))*[$Master.E$2]" office:value-type="float" office:value="114" calcext:value-type="float">
            <text:p>114</text:p>
          </table:table-cell>
          <table:table-cell office:value-type="float" office:value="0.172" calcext:value-type="float">
            <text:p>0.172</text:p>
          </table:table-cell>
          <table:table-cell office:value-type="float" office:value="0.43" calcext:value-type="float">
            <text:p>0.43</text:p>
          </table:table-cell>
          <table:table-cell office:value-type="float" office:value="0.98" calcext:value-type="float">
            <text:p>0.98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.14" calcext:value-type="float">
            <text:p>1.14</text:p>
          </table:table-cell>
          <table:table-cell table:formula="of:=ROUND((([$Master.D$6]+[$Master.D$2]*([.H190]-1))*(1-[$Master.D$9])*[$Gran.G$13]))" office:value-type="float" office:value="333" calcext:value-type="float">
            <text:p>333</text:p>
          </table:table-cell>
          <table:table-cell table:formula="of:=ROUND((([$Master.D$6]+[$Master.D$2]*([.H190]-1))*(1+[$Master.D$9])*[$Gran.G$13]))" office:value-type="float" office:value="368" calcext:value-type="float">
            <text:p>368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9</text:p>
          </table:table-cell>
          <table:table-cell office:value-type="string" calcext:value-type="string">
            <text:p>Boxer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purple1</text:p>
          </table:table-cell>
          <table:table-cell table:formula="of:=INT([$Gran.$G$2]+[$Gran.$G$3]*((ROW()-182)))" office:value-type="float" office:value="22" calcext:value-type="float">
            <text:p>22</text:p>
          </table:table-cell>
          <table:table-cell table:formula="of:=ROUND([$Master.B$6]*([$Master.B$2]^([.H191]-1))*[$Gran.G$5])" office:value-type="float" office:value="4200" calcext:value-type="float">
            <text:p>4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ROUND(SQRT([.I191]))*[$Master.E$2]" office:value-type="float" office:value="130" calcext:value-type="float">
            <text:p>130</text:p>
          </table:table-cell>
          <table:table-cell office:value-type="float" office:value="0.176" calcext:value-type="float">
            <text:p>0.176</text:p>
          </table:table-cell>
          <table:table-cell office:value-type="float" office:value="0.44" calcext:value-type="float">
            <text:p>0.44</text:p>
          </table:table-cell>
          <table:table-cell office:value-type="float" office:value="0.99" calcext:value-type="float">
            <text:p>0.99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.17" calcext:value-type="float">
            <text:p>1.17</text:p>
          </table:table-cell>
          <table:table-cell table:formula="of:=ROUND((([$Master.D$6]+[$Master.D$2]*([.H191]-1))*(1-[$Master.D$9])*[$Gran.G$13]))" office:value-type="float" office:value="349" calcext:value-type="float">
            <text:p>349</text:p>
          </table:table-cell>
          <table:table-cell table:formula="of:=ROUND((([$Master.D$6]+[$Master.D$2]*([.H191]-1))*(1+[$Master.D$9])*[$Gran.G$13]))" office:value-type="float" office:value="385" calcext:value-type="float">
            <text:p>385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10</text:p>
          </table:table-cell>
          <table:table-cell office:value-type="string" calcext:value-type="string">
            <text:p>Martial Artist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lack1</text:p>
          </table:table-cell>
          <table:table-cell table:formula="of:=INT([$Gran.$G$2]+[$Gran.$G$3]*((ROW()-182)))" office:value-type="float" office:value="23" calcext:value-type="float">
            <text:p>23</text:p>
          </table:table-cell>
          <table:table-cell table:formula="of:=ROUND([$Master.B$6]*([$Master.B$2]^([.H192]-1))*[$Gran.G$5])" office:value-type="float" office:value="5460" calcext:value-type="float">
            <text:p>5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ROUND(SQRT([.I192]))*[$Master.E$2]" office:value-type="float" office:value="148" calcext:value-type="float">
            <text:p>148</text:p>
          </table:table-cell>
          <table:table-cell office:value-type="float" office:value="0.18" calcext:value-type="float">
            <text:p>0.18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.2</text:p>
          </table:table-cell>
          <table:table-cell table:formula="of:=ROUND((([$Master.D$6]+[$Master.D$2]*([.H192]-1))*(1-[$Master.D$9])*[$Gran.G$13]))" office:value-type="float" office:value="365" calcext:value-type="float">
            <text:p>365</text:p>
          </table:table-cell>
          <table:table-cell table:formula="of:=ROUND((([$Master.D$6]+[$Master.D$2]*([.H192]-1))*(1+[$Master.D$9])*[$Gran.G$13]))" office:value-type="float" office:value="403" calcext:value-type="float">
            <text:p>40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11</text:p>
          </table:table-cell>
          <table:table-cell office:value-type="string" calcext:value-type="string">
            <text:p>Villain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red1</text:p>
          </table:table-cell>
          <table:table-cell table:formula="of:=INT([$Gran.$G$2]+[$Gran.$G$3]*((ROW()-182)))" office:value-type="float" office:value="24" calcext:value-type="float">
            <text:p>24</text:p>
          </table:table-cell>
          <table:table-cell table:formula="of:=ROUND([$Master.B$6]*([$Master.B$2]^([.H193]-1))*[$Gran.G$5])" office:value-type="float" office:value="7098" calcext:value-type="float">
            <text:p>7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ROUND(SQRT([.I193]))*[$Master.E$2]" office:value-type="float" office:value="168" calcext:value-type="float">
            <text:p>168</text:p>
          </table:table-cell>
          <table:table-cell office:value-type="float" office:value="0.184" calcext:value-type="float">
            <text:p>0.184</text:p>
          </table:table-cell>
          <table:table-cell office:value-type="float" office:value="0.46" calcext:value-type="float">
            <text:p>0.46</text:p>
          </table:table-cell>
          <table:table-cell office:value-type="float" office:value="1.01" calcext:value-type="float">
            <text:p>1.0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.23" calcext:value-type="float">
            <text:p>1.23</text:p>
          </table:table-cell>
          <table:table-cell table:formula="of:=ROUND((([$Master.D$6]+[$Master.D$2]*([.H193]-1))*(1-[$Master.D$9])*[$Gran.G$13]))" office:value-type="float" office:value="381" calcext:value-type="float">
            <text:p>381</text:p>
          </table:table-cell>
          <table:table-cell table:formula="of:=ROUND((([$Master.D$6]+[$Master.D$2]*([.H193]-1))*(1+[$Master.D$9])*[$Gran.G$13]))" office:value-type="float" office:value="421" calcext:value-type="float">
            <text:p>421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12</text:p>
          </table:table-cell>
          <table:table-cell office:value-type="string" calcext:value-type="string">
            <text:p>Warrior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green1</text:p>
          </table:table-cell>
          <table:table-cell table:formula="of:=INT([$Gran.$G$2]+[$Gran.$G$3]*((ROW()-182)))" office:value-type="float" office:value="25" calcext:value-type="float">
            <text:p>25</text:p>
          </table:table-cell>
          <table:table-cell table:formula="of:=ROUND([$Master.B$6]*([$Master.B$2]^([.H194]-1))*[$Gran.G$5])" office:value-type="float" office:value="9228" calcext:value-type="float">
            <text:p>9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ROUND(SQRT([.I194]))*[$Master.E$2]" office:value-type="float" office:value="192" calcext:value-type="float">
            <text:p>192</text:p>
          </table:table-cell>
          <table:table-cell office:value-type="float" office:value="0.188" calcext:value-type="float">
            <text:p>0.188</text:p>
          </table:table-cell>
          <table:table-cell office:value-type="float" office:value="0.47" calcext:value-type="float">
            <text:p>0.47</text:p>
          </table:table-cell>
          <table:table-cell office:value-type="float" office:value="1.02" calcext:value-type="float">
            <text:p>1.02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.26" calcext:value-type="float">
            <text:p>1.26</text:p>
          </table:table-cell>
          <table:table-cell table:formula="of:=ROUND((([$Master.D$6]+[$Master.D$2]*([.H194]-1))*(1-[$Master.D$9])*[$Gran.G$13]))" office:value-type="float" office:value="397" calcext:value-type="float">
            <text:p>397</text:p>
          </table:table-cell>
          <table:table-cell table:formula="of:=ROUND((([$Master.D$6]+[$Master.D$2]*([.H194]-1))*(1+[$Master.D$9])*[$Gran.G$13]))" office:value-type="float" office:value="439" calcext:value-type="float">
            <text:p>439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13</text:p>
          </table:table-cell>
          <table:table-cell office:value-type="string" calcext:value-type="string">
            <text:p>Beast Man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rown1</text:p>
          </table:table-cell>
          <table:table-cell table:formula="of:=INT([$Gran.$G$2]+[$Gran.$G$3]*((ROW()-182)))" office:value-type="float" office:value="26" calcext:value-type="float">
            <text:p>26</text:p>
          </table:table-cell>
          <table:table-cell table:formula="of:=ROUND([$Master.B$6]*([$Master.B$2]^([.H195]-1))*[$Gran.G$5])" office:value-type="float" office:value="11996" calcext:value-type="float">
            <text:p>1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ROUND(SQRT([.I195]))*[$Master.E$2]" office:value-type="float" office:value="220" calcext:value-type="float">
            <text:p>220</text:p>
          </table:table-cell>
          <table:table-cell office:value-type="float" office:value="0.192" calcext:value-type="float">
            <text:p>0.192</text:p>
          </table:table-cell>
          <table:table-cell office:value-type="float" office:value="0.48" calcext:value-type="float">
            <text:p>0.48</text:p>
          </table:table-cell>
          <table:table-cell office:value-type="float" office:value="1.03" calcext:value-type="float">
            <text:p>1.03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.29" calcext:value-type="float">
            <text:p>1.29</text:p>
          </table:table-cell>
          <table:table-cell table:formula="of:=ROUND((([$Master.D$6]+[$Master.D$2]*([.H195]-1))*(1-[$Master.D$9])*[$Gran.G$13]))" office:value-type="float" office:value="413" calcext:value-type="float">
            <text:p>413</text:p>
          </table:table-cell>
          <table:table-cell table:formula="of:=ROUND((([$Master.D$6]+[$Master.D$2]*([.H195]-1))*(1+[$Master.D$9])*[$Gran.G$13]))" office:value-type="float" office:value="457" calcext:value-type="float">
            <text:p>457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14</text:p>
          </table:table-cell>
          <table:table-cell office:value-type="string" calcext:value-type="string">
            <text:p>Brute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purple1</text:p>
          </table:table-cell>
          <table:table-cell table:formula="of:=INT([$Gran.$G$2]+[$Gran.$G$3]*((ROW()-182)))" office:value-type="float" office:value="27" calcext:value-type="float">
            <text:p>27</text:p>
          </table:table-cell>
          <table:table-cell table:formula="of:=ROUND([$Master.B$6]*([$Master.B$2]^([.H196]-1))*[$Gran.G$5])" office:value-type="float" office:value="15595" calcext:value-type="float">
            <text:p>15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ROUND(SQRT([.I196]))*[$Master.E$2]" office:value-type="float" office:value="250" calcext:value-type="float">
            <text:p>250</text:p>
          </table:table-cell>
          <table:table-cell office:value-type="float" office:value="0.196" calcext:value-type="float">
            <text:p>0.196</text:p>
          </table:table-cell>
          <table:table-cell office:value-type="float" office:value="0.49" calcext:value-type="float">
            <text:p>0.49</text:p>
          </table:table-cell>
          <table:table-cell office:value-type="float" office:value="1.04" calcext:value-type="float">
            <text:p>1.04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.32" calcext:value-type="float">
            <text:p>1.32</text:p>
          </table:table-cell>
          <table:table-cell table:formula="of:=ROUND((([$Master.D$6]+[$Master.D$2]*([.H196]-1))*(1-[$Master.D$9])*[$Gran.G$13]))" office:value-type="float" office:value="429" calcext:value-type="float">
            <text:p>429</text:p>
          </table:table-cell>
          <table:table-cell table:formula="of:=ROUND((([$Master.D$6]+[$Master.D$2]*([.H196]-1))*(1+[$Master.D$9])*[$Gran.G$13]))" office:value-type="float" office:value="475" calcext:value-type="float">
            <text:p>475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15</text:p>
          </table:table-cell>
          <table:table-cell office:value-type="string" calcext:value-type="string">
            <text:p>Fighter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black1</text:p>
          </table:table-cell>
          <table:table-cell table:formula="of:=INT([$Gran.$G$2]+[$Gran.$G$3]*((ROW()-182)))" office:value-type="float" office:value="28" calcext:value-type="float">
            <text:p>28</text:p>
          </table:table-cell>
          <table:table-cell table:formula="of:=ROUND([$Master.B$6]*([$Master.B$2]^([.H197]-1))*[$Gran.G$5])" office:value-type="float" office:value="20273" calcext:value-type="float">
            <text:p>202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ROUND(SQRT([.I197]))*[$Master.E$2]" office:value-type="float" office:value="284" calcext:value-type="float">
            <text:p>28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 table:formula="of:=ROUND((([$Master.D$6]+[$Master.D$2]*([.H197]-1))*(1-[$Master.D$9])*[$Gran.G$13]))" office:value-type="float" office:value="446" calcext:value-type="float">
            <text:p>446</text:p>
          </table:table-cell>
          <table:table-cell table:formula="of:=ROUND((([$Master.D$6]+[$Master.D$2]*([.H197]-1))*(1+[$Master.D$9])*[$Gran.G$13]))" office:value-type="float" office:value="492" calcext:value-type="float">
            <text:p>492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16</text:p>
          </table:table-cell>
          <table:table-cell office:value-type="string" calcext:value-type="string">
            <text:p>Tough Guy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red</text:p>
          </table:table-cell>
          <table:table-cell table:formula="of:=INT([$Gran.$G$2]+[$Gran.$G$3]*((ROW()-182)))" office:value-type="float" office:value="29" calcext:value-type="float">
            <text:p>29</text:p>
          </table:table-cell>
          <table:table-cell table:formula="of:=ROUND([$Master.B$6]*([$Master.B$2]^([.H198]-1))*[$Gran.G$5])" office:value-type="float" office:value="26355" calcext:value-type="float">
            <text:p>263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ROUND(SQRT([.I198]))*[$Master.E$2]" office:value-type="float" office:value="324" calcext:value-type="float">
            <text:p>324</text:p>
          </table:table-cell>
          <table:table-cell office:value-type="float" office:value="0.204" calcext:value-type="float">
            <text:p>0.204</text:p>
          </table:table-cell>
          <table:table-cell office:value-type="float" office:value="0.51" calcext:value-type="float">
            <text:p>0.51</text:p>
          </table:table-cell>
          <table:table-cell office:value-type="float" office:value="1.06" calcext:value-type="float">
            <text:p>1.06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1.38" calcext:value-type="float">
            <text:p>1.38</text:p>
          </table:table-cell>
          <table:table-cell table:formula="of:=ROUND((([$Master.D$6]+[$Master.D$2]*([.H198]-1))*(1-[$Master.D$9])*[$Gran.G$13]))" office:value-type="float" office:value="462" calcext:value-type="float">
            <text:p>462</text:p>
          </table:table-cell>
          <table:table-cell table:formula="of:=ROUND((([$Master.D$6]+[$Master.D$2]*([.H198]-1))*(1+[$Master.D$9])*[$Gran.G$13]))" office:value-type="float" office:value="510" calcext:value-type="float">
            <text:p>510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17</text:p>
          </table:table-cell>
          <table:table-cell office:value-type="string" calcext:value-type="string">
            <text:p>Mercenary II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green</text:p>
          </table:table-cell>
          <table:table-cell table:formula="of:=INT([$Gran.$G$2]+[$Gran.$G$3]*((ROW()-182)))" office:value-type="float" office:value="30" calcext:value-type="float">
            <text:p>30</text:p>
          </table:table-cell>
          <table:table-cell table:formula="of:=ROUND([$Master.B$6]*([$Master.B$2]^([.H199]-1))*[$Gran.G$5])" office:value-type="float" office:value="34261" calcext:value-type="float">
            <text:p>342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ROUND(SQRT([.I199]))*[$Master.E$2]" office:value-type="float" office:value="370" calcext:value-type="float">
            <text:p>370</text:p>
          </table:table-cell>
          <table:table-cell office:value-type="float" office:value="0.208" calcext:value-type="float">
            <text:p>0.208</text:p>
          </table:table-cell>
          <table:table-cell office:value-type="float" office:value="0.52" calcext:value-type="float">
            <text:p>0.52</text:p>
          </table:table-cell>
          <table:table-cell office:value-type="float" office:value="1.07" calcext:value-type="float">
            <text:p>1.0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.41" calcext:value-type="float">
            <text:p>1.41</text:p>
          </table:table-cell>
          <table:table-cell table:formula="of:=ROUND((([$Master.D$6]+[$Master.D$2]*([.H199]-1))*(1-[$Master.D$9])*[$Gran.G$13]))" office:value-type="float" office:value="478" calcext:value-type="float">
            <text:p>478</text:p>
          </table:table-cell>
          <table:table-cell table:formula="of:=ROUND((([$Master.D$6]+[$Master.D$2]*([.H199]-1))*(1+[$Master.D$9])*[$Gran.G$13]))" office:value-type="float" office:value="528" calcext:value-type="float">
            <text:p>528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18</text:p>
          </table:table-cell>
          <table:table-cell office:value-type="string" calcext:value-type="string">
            <text:p>Street Fighter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blue</text:p>
          </table:table-cell>
          <table:table-cell table:formula="of:=INT([$Gran.$G$2]+[$Gran.$G$3]*((ROW()-182)))" office:value-type="float" office:value="31" calcext:value-type="float">
            <text:p>31</text:p>
          </table:table-cell>
          <table:table-cell table:formula="of:=ROUND([$Master.B$6]*([$Master.B$2]^([.H200]-1))*[$Gran.G$5])" office:value-type="float" office:value="44540" calcext:value-type="float">
            <text:p>445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ROUND(SQRT([.I200]))*[$Master.E$2]" office:value-type="float" office:value="422" calcext:value-type="float">
            <text:p>422</text:p>
          </table:table-cell>
          <table:table-cell office:value-type="float" office:value="0.212" calcext:value-type="float">
            <text:p>0.212</text:p>
          </table:table-cell>
          <table:table-cell office:value-type="float" office:value="0.53" calcext:value-type="float">
            <text:p>0.53</text:p>
          </table:table-cell>
          <table:table-cell office:value-type="float" office:value="1.08" calcext:value-type="float">
            <text:p>1.08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.44" calcext:value-type="float">
            <text:p>1.44</text:p>
          </table:table-cell>
          <table:table-cell table:formula="of:=ROUND((([$Master.D$6]+[$Master.D$2]*([.H200]-1))*(1-[$Master.D$9])*[$Gran.G$13]))" office:value-type="float" office:value="494" calcext:value-type="float">
            <text:p>494</text:p>
          </table:table-cell>
          <table:table-cell table:formula="of:=ROUND((([$Master.D$6]+[$Master.D$2]*([.H200]-1))*(1+[$Master.D$9])*[$Gran.G$13]))" office:value-type="float" office:value="546" calcext:value-type="float">
            <text:p>546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19</text:p>
          </table:table-cell>
          <table:table-cell office:value-type="string" calcext:value-type="string">
            <text:p>Ruffian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purple</text:p>
          </table:table-cell>
          <table:table-cell table:formula="of:=INT([$Gran.$G$2]+[$Gran.$G$3]*((ROW()-182)))" office:value-type="float" office:value="32" calcext:value-type="float">
            <text:p>32</text:p>
          </table:table-cell>
          <table:table-cell table:formula="of:=ROUND([$Master.B$6]*([$Master.B$2]^([.H201]-1))*[$Gran.G$5])" office:value-type="float" office:value="57902" calcext:value-type="float">
            <text:p>579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ROUND(SQRT([.I201]))*[$Master.E$2]" office:value-type="float" office:value="482" calcext:value-type="float">
            <text:p>482</text:p>
          </table:table-cell>
          <table:table-cell office:value-type="float" office:value="0.216" calcext:value-type="float">
            <text:p>0.216</text:p>
          </table:table-cell>
          <table:table-cell office:value-type="float" office:value="0.54" calcext:value-type="float">
            <text:p>0.54</text:p>
          </table:table-cell>
          <table:table-cell office:value-type="float" office:value="1.09" calcext:value-type="float">
            <text:p>1.09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.47" calcext:value-type="float">
            <text:p>1.47</text:p>
          </table:table-cell>
          <table:table-cell table:formula="of:=ROUND((([$Master.D$6]+[$Master.D$2]*([.H201]-1))*(1-[$Master.D$9])*[$Gran.G$13]))" office:value-type="float" office:value="510" calcext:value-type="float">
            <text:p>510</text:p>
          </table:table-cell>
          <table:table-cell table:formula="of:=ROUND((([$Master.D$6]+[$Master.D$2]*([.H201]-1))*(1+[$Master.D$9])*[$Gran.G$13]))" office:value-type="float" office:value="564" calcext:value-type="float">
            <text:p>564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20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ercenary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dark</text:p>
          </table:table-cell>
          <table:table-cell table:formula="of:=INT([$Gran.$G$2]+[$Gran.$G$3]*((ROW()-182)))" office:value-type="float" office:value="33" calcext:value-type="float">
            <text:p>33</text:p>
          </table:table-cell>
          <table:table-cell table:formula="of:=ROUND([$Master.B$6]*([$Master.B$2]^([.H202]-1))*[$Gran.G$5])" office:value-type="float" office:value="75272" calcext:value-type="float">
            <text:p>752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ROUND(SQRT([.I202]))*[$Master.E$2]" office:value-type="float" office:value="548" calcext:value-type="float">
            <text:p>548</text:p>
          </table:table-cell>
          <table:table-cell office:value-type="float" office:value="0.22" calcext:value-type="float">
            <text:p>0.22</text:p>
          </table:table-cell>
          <table:table-cell office:value-type="float" office:value="0.55" calcext:value-type="float">
            <text:p>0.55</text:p>
          </table:table-cell>
          <table:table-cell office:value-type="float" office:value="1.1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table:formula="of:=ROUND((([$Master.D$6]+[$Master.D$2]*([.H202]-1))*(1-[$Master.D$9])*[$Gran.G$13]))" office:value-type="float" office:value="526" calcext:value-type="float">
            <text:p>526</text:p>
          </table:table-cell>
          <table:table-cell table:formula="of:=ROUND((([$Master.D$6]+[$Master.D$2]*([.H202]-1))*(1+[$Master.D$9])*[$Gran.G$13]))" office:value-type="float" office:value="582" calcext:value-type="float">
            <text:p>58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0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3</text:p>
          </table:table-cell>
          <table:table-cell/>
          <table:table-cell table:formula="of:=INT([$Gran.$H$2]+[$Gran.$H$3]*((ROW()-203)))" office:value-type="float" office:value="7" calcext:value-type="float">
            <text:p>7</text:p>
          </table:table-cell>
          <table:table-cell table:formula="of:=ROUND([$Master.B$6]*([$Master.B$2]^([.H203]-1))*[$Gran.H$5]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ROUND(SQRT([.I203]))*[$Master.E$2]" office:value-type="float" office:value="18" calcext:value-type="float">
            <text:p>18</text:p>
          </table:table-cell>
          <table:table-cell office:value-type="float" office:value="0.12" calcext:value-type="float">
            <text:p>0.12</text:p>
          </table:table-cell>
          <table:table-cell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ROUND((([$Master.D$6]+[$Master.D$2]*([.H203]-1))*(1-[$Master.D$9])*[$Gran.H$13]))" office:value-type="float" office:value="53" calcext:value-type="float">
            <text:p>53</text:p>
          </table:table-cell>
          <table:table-cell table:formula="of:=ROUND((([$Master.D$6]+[$Master.D$2]*([.H203]-1))*(1+[$Master.D$9])*[$Gran.H$13]))" office:value-type="float" office:value="59" calcext:value-type="float">
            <text:p>5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1</text:p>
          </table:table-cell>
          <table:table-cell office:value-type="string" calcext:value-type="string">
            <text:p>Hireling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red0</text:p>
          </table:table-cell>
          <table:table-cell table:formula="of:=INT([$Gran.$H$2]+[$Gran.$H$3]*((ROW()-203)))" office:value-type="float" office:value="8" calcext:value-type="float">
            <text:p>8</text:p>
          </table:table-cell>
          <table:table-cell table:formula="of:=ROUND([$Master.B$6]*([$Master.B$2]^([.H204]-1))*[$Gran.H$5])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ROUND(SQRT([.I204]))*[$Master.E$2]" office:value-type="float" office:value="20" calcext:value-type="float">
            <text:p>20</text:p>
          </table:table-cell>
          <table:table-cell office:value-type="float" office:value="0.124" calcext:value-type="float">
            <text:p>0.124</text:p>
          </table:table-cell>
          <table:table-cell office:value-type="float" office:value="0.36" calcext:value-type="float">
            <text:p>0.36</text:p>
          </table:table-cell>
          <table:table-cell office:value-type="float" office:value="0.91" calcext:value-type="float">
            <text:p>0.91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.4" calcext:value-type="float">
            <text:p>9.4</text:p>
          </table:table-cell>
          <table:table-cell table:formula="of:=ROUND((([$Master.D$6]+[$Master.D$2]*([.H204]-1))*(1-[$Master.D$9])*[$Gran.H$13]))" office:value-type="float" office:value="61" calcext:value-type="float">
            <text:p>61</text:p>
          </table:table-cell>
          <table:table-cell table:formula="of:=ROUND((([$Master.D$6]+[$Master.D$2]*([.H204]-1))*(1+[$Master.D$9])*[$Gran.H$13]))" office:value-type="float" office:value="68" calcext:value-type="float">
            <text:p>68</text:p>
          </table:table-cell>
          <table:table-cell office:value-type="float" office:value="1.46" calcext:value-type="float">
            <text:p>1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2</text:p>
          </table:table-cell>
          <table:table-cell office:value-type="string" calcext:value-type="string">
            <text:p>Fugitive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rown0</text:p>
          </table:table-cell>
          <table:table-cell table:formula="of:=INT([$Gran.$H$2]+[$Gran.$H$3]*((ROW()-203)))" office:value-type="float" office:value="9" calcext:value-type="float">
            <text:p>9</text:p>
          </table:table-cell>
          <table:table-cell table:formula="of:=ROUND([$Master.B$6]*([$Master.B$2]^([.H205]-1))*[$Gran.H$5])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ROUND(SQRT([.I205]))*[$Master.E$2]" office:value-type="float" office:value="24" calcext:value-type="float">
            <text:p>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9.8" calcext:value-type="float">
            <text:p>9.8</text:p>
          </table:table-cell>
          <table:table-cell table:formula="of:=ROUND((([$Master.D$6]+[$Master.D$2]*([.H205]-1))*(1-[$Master.D$9])*[$Gran.H$13]))" office:value-type="float" office:value="69" calcext:value-type="float">
            <text:p>69</text:p>
          </table:table-cell>
          <table:table-cell table:formula="of:=ROUND((([$Master.D$6]+[$Master.D$2]*([.H205]-1))*(1+[$Master.D$9])*[$Gran.H$13]))" office:value-type="float" office:value="77" calcext:value-type="float">
            <text:p>77</text:p>
          </table:table-cell>
          <table:table-cell office:value-type="float" office:value="1.42" calcext:value-type="float">
            <text:p>1.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3</text:p>
          </table:table-cell>
          <table:table-cell office:value-type="string" calcext:value-type="string">
            <text:p>Rifleman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green0</text:p>
          </table:table-cell>
          <table:table-cell table:formula="of:=INT([$Gran.$H$2]+[$Gran.$H$3]*((ROW()-203)))" office:value-type="float" office:value="10" calcext:value-type="float">
            <text:p>10</text:p>
          </table:table-cell>
          <table:table-cell table:formula="of:=ROUND([$Master.B$6]*([$Master.B$2]^([.H206]-1))*[$Gran.H$5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ROUND(SQRT([.I206]))*[$Master.E$2]" office:value-type="float" office:value="26" calcext:value-type="float">
            <text:p>2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" calcext:value-type="float">
            <text:p>0.38</text:p>
          </table:table-cell>
          <table:table-cell office:value-type="float" office:value="0.93" calcext:value-type="float">
            <text:p>0.9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10.2" calcext:value-type="float">
            <text:p>10.2</text:p>
          </table:table-cell>
          <table:table-cell table:formula="of:=ROUND((([$Master.D$6]+[$Master.D$2]*([.H206]-1))*(1-[$Master.D$9])*[$Gran.H$13]))" office:value-type="float" office:value="77" calcext:value-type="float">
            <text:p>77</text:p>
          </table:table-cell>
          <table:table-cell table:formula="of:=ROUND((([$Master.D$6]+[$Master.D$2]*([.H206]-1))*(1+[$Master.D$9])*[$Gran.H$13]))" office:value-type="float" office:value="86" calcext:value-type="float">
            <text:p>86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4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purple0</text:p>
          </table:table-cell>
          <table:table-cell table:formula="of:=INT([$Gran.$H$2]+[$Gran.$H$3]*((ROW()-203)))" office:value-type="float" office:value="11" calcext:value-type="float">
            <text:p>11</text:p>
          </table:table-cell>
          <table:table-cell table:formula="of:=ROUND([$Master.B$6]*([$Master.B$2]^([.H207]-1))*[$Gran.H$5])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ROUND(SQRT([.I207]))*[$Master.E$2]" office:value-type="float" office:value="30" calcext:value-type="float">
            <text:p>30</text:p>
          </table:table-cell>
          <table:table-cell office:value-type="float" office:value="0.136" calcext:value-type="float">
            <text:p>0.136</text:p>
          </table:table-cell>
          <table:table-cell office:value-type="float" office:value="0.39" calcext:value-type="float">
            <text:p>0.39</text:p>
          </table:table-cell>
          <table:table-cell office:value-type="float" office:value="0.94" calcext:value-type="float">
            <text:p>0.94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0.6" calcext:value-type="float">
            <text:p>10.6</text:p>
          </table:table-cell>
          <table:table-cell table:formula="of:=ROUND((([$Master.D$6]+[$Master.D$2]*([.H207]-1))*(1-[$Master.D$9])*[$Gran.H$13]))" office:value-type="float" office:value="86" calcext:value-type="float">
            <text:p>86</text:p>
          </table:table-cell>
          <table:table-cell table:formula="of:=ROUND((([$Master.D$6]+[$Master.D$2]*([.H207]-1))*(1+[$Master.D$9])*[$Gran.H$13]))" office:value-type="float" office:value="95" calcext:value-type="float">
            <text:p>95</text:p>
          </table:table-cell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5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lack0</text:p>
          </table:table-cell>
          <table:table-cell table:formula="of:=INT([$Gran.$H$2]+[$Gran.$H$3]*((ROW()-203)))" office:value-type="float" office:value="12" calcext:value-type="float">
            <text:p>12</text:p>
          </table:table-cell>
          <table:table-cell table:formula="of:=ROUND([$Master.B$6]*([$Master.B$2]^([.H208]-1))*[$Gran.H$5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ROUND(SQRT([.I208]))*[$Master.E$2]" office:value-type="float" office:value="34" calcext:value-type="float">
            <text:p>34</text:p>
          </table:table-cell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ROUND((([$Master.D$6]+[$Master.D$2]*([.H208]-1))*(1-[$Master.D$9])*[$Gran.H$13]))" office:value-type="float" office:value="94" calcext:value-type="float">
            <text:p>94</text:p>
          </table:table-cell>
          <table:table-cell table:formula="of:=ROUND((([$Master.D$6]+[$Master.D$2]*([.H208]-1))*(1+[$Master.D$9])*[$Gran.H$13]))" office:value-type="float" office:value="103" calcext:value-type="float">
            <text:p>103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6</text:p>
          </table:table-cell>
          <table:table-cell office:value-type="string" calcext:value-type="string">
            <text:p>Hired Gun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red1</text:p>
          </table:table-cell>
          <table:table-cell table:formula="of:=INT([$Gran.$H$2]+[$Gran.$H$3]*((ROW()-203)))" office:value-type="float" office:value="13" calcext:value-type="float">
            <text:p>13</text:p>
          </table:table-cell>
          <table:table-cell table:formula="of:=ROUND([$Master.B$6]*([$Master.B$2]^([.H209]-1))*[$Gran.H$5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ROUND(SQRT([.I209]))*[$Master.E$2]" office:value-type="float" office:value="40" calcext:value-type="float">
            <text:p>40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" calcext:value-type="float">
            <text:p>0.41</text:p>
          </table:table-cell>
          <table:table-cell office:value-type="float" office:value="0.96" calcext:value-type="float">
            <text:p>0.96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1.4" calcext:value-type="float">
            <text:p>11.4</text:p>
          </table:table-cell>
          <table:table-cell table:formula="of:=ROUND((([$Master.D$6]+[$Master.D$2]*([.H209]-1))*(1-[$Master.D$9])*[$Gran.H$13]))" office:value-type="float" office:value="102" calcext:value-type="float">
            <text:p>102</text:p>
          </table:table-cell>
          <table:table-cell table:formula="of:=ROUND((([$Master.D$6]+[$Master.D$2]*([.H209]-1))*(1+[$Master.D$9])*[$Gran.H$13]))" office:value-type="float" office:value="112" calcext:value-type="float">
            <text:p>112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7</text:p>
          </table:table-cell>
          <table:table-cell office:value-type="string" calcext:value-type="string">
            <text:p>Wild Shooter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rown1</text:p>
          </table:table-cell>
          <table:table-cell table:formula="of:=INT([$Gran.$H$2]+[$Gran.$H$3]*((ROW()-203)))" office:value-type="float" office:value="14" calcext:value-type="float">
            <text:p>14</text:p>
          </table:table-cell>
          <table:table-cell table:formula="of:=ROUND([$Master.B$6]*([$Master.B$2]^([.H210]-1))*[$Gran.H$5])"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ROUND(SQRT([.I210]))*[$Master.E$2]" office:value-type="float" office:value="46" calcext:value-type="float">
            <text:p>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42" calcext:value-type="float">
            <text:p>0.42</text:p>
          </table:table-cell>
          <table:table-cell office:value-type="float" office:value="0.97" calcext:value-type="float">
            <text:p>0.97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1.8" calcext:value-type="float">
            <text:p>11.8</text:p>
          </table:table-cell>
          <table:table-cell table:formula="of:=ROUND((([$Master.D$6]+[$Master.D$2]*([.H210]-1))*(1-[$Master.D$9])*[$Gran.H$13]))" office:value-type="float" office:value="110" calcext:value-type="float">
            <text:p>110</text:p>
          </table:table-cell>
          <table:table-cell table:formula="of:=ROUND((([$Master.D$6]+[$Master.D$2]*([.H210]-1))*(1+[$Master.D$9])*[$Gran.H$13]))" office:value-type="float" office:value="121" calcext:value-type="float">
            <text:p>121</text:p>
          </table:table-cell>
          <table:table-cell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8</text:p>
          </table:table-cell>
          <table:table-cell office:value-type="string" calcext:value-type="string">
            <text:p>Madman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green1</text:p>
          </table:table-cell>
          <table:table-cell table:formula="of:=INT([$Gran.$H$2]+[$Gran.$H$3]*((ROW()-203)))" office:value-type="float" office:value="15" calcext:value-type="float">
            <text:p>15</text:p>
          </table:table-cell>
          <table:table-cell table:formula="of:=ROUND([$Master.B$6]*([$Master.B$2]^([.H211]-1))*[$Gran.H$5])"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ROUND(SQRT([.I211]))*[$Master.E$2]" office:value-type="float" office:value="52" calcext:value-type="float">
            <text:p>5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3" calcext:value-type="float">
            <text:p>0.43</text:p>
          </table:table-cell>
          <table:table-cell office:value-type="float" office:value="0.98" calcext:value-type="float">
            <text:p>0.98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2.2" calcext:value-type="float">
            <text:p>12.2</text:p>
          </table:table-cell>
          <table:table-cell table:formula="of:=ROUND((([$Master.D$6]+[$Master.D$2]*([.H211]-1))*(1-[$Master.D$9])*[$Gran.H$13]))" office:value-type="float" office:value="118" calcext:value-type="float">
            <text:p>118</text:p>
          </table:table-cell>
          <table:table-cell table:formula="of:=ROUND((([$Master.D$6]+[$Master.D$2]*([.H211]-1))*(1+[$Master.D$9])*[$Gran.H$13]))" office:value-type="float" office:value="130" calcext:value-type="float">
            <text:p>130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9</text:p>
          </table:table-cell>
          <table:table-cell office:value-type="string" calcext:value-type="string">
            <text:p>Grunt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purple1</text:p>
          </table:table-cell>
          <table:table-cell table:formula="of:=INT([$Gran.$H$2]+[$Gran.$H$3]*((ROW()-203)))" office:value-type="float" office:value="16" calcext:value-type="float">
            <text:p>16</text:p>
          </table:table-cell>
          <table:table-cell table:formula="of:=ROUND([$Master.B$6]*([$Master.B$2]^([.H212]-1))*[$Gran.H$5])"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ROUND(SQRT([.I212]))*[$Master.E$2]" office:value-type="float" office:value="58" calcext:value-type="float">
            <text:p>58</text:p>
          </table:table-cell>
          <table:table-cell office:value-type="float" office:value="0.156" calcext:value-type="float">
            <text:p>0.156</text:p>
          </table:table-cell>
          <table:table-cell office:value-type="float" office:value="0.44" calcext:value-type="float">
            <text:p>0.44</text:p>
          </table:table-cell>
          <table:table-cell office:value-type="float" office:value="0.99" calcext:value-type="float">
            <text:p>0.99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2.6" calcext:value-type="float">
            <text:p>12.6</text:p>
          </table:table-cell>
          <table:table-cell table:formula="of:=ROUND((([$Master.D$6]+[$Master.D$2]*([.H212]-1))*(1-[$Master.D$9])*[$Gran.H$13]))" office:value-type="float" office:value="126" calcext:value-type="float">
            <text:p>126</text:p>
          </table:table-cell>
          <table:table-cell table:formula="of:=ROUND((([$Master.D$6]+[$Master.D$2]*([.H212]-1))*(1+[$Master.D$9])*[$Gran.H$13]))" office:value-type="float" office:value="139" calcext:value-type="float">
            <text:p>139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10</text:p>
          </table:table-cell>
          <table:table-cell office:value-type="string" calcext:value-type="string">
            <text:p>Hireling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black1</text:p>
          </table:table-cell>
          <table:table-cell table:formula="of:=INT([$Gran.$H$2]+[$Gran.$H$3]*((ROW()-203)))" office:value-type="float" office:value="17" calcext:value-type="float">
            <text:p>17</text:p>
          </table:table-cell>
          <table:table-cell table:formula="of:=ROUND([$Master.B$6]*([$Master.B$2]^([.H213]-1))*[$Gran.H$5])" office:value-type="float" office:value="1131" calcext:value-type="float">
            <text:p>1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ROUND(SQRT([.I213]))*[$Master.E$2]" office:value-type="float" office:value="68" calcext:value-type="float">
            <text:p>68</text:p>
          </table:table-cell>
          <table:table-cell office:value-type="float" office:value="0.16" calcext:value-type="float">
            <text:p>0.16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ROUND((([$Master.D$6]+[$Master.D$2]*([.H213]-1))*(1-[$Master.D$9])*[$Gran.H$13]))" office:value-type="float" office:value="134" calcext:value-type="float">
            <text:p>134</text:p>
          </table:table-cell>
          <table:table-cell table:formula="of:=ROUND((([$Master.D$6]+[$Master.D$2]*([.H213]-1))*(1+[$Master.D$9])*[$Gran.H$13]))" office:value-type="float" office:value="148" calcext:value-type="float">
            <text:p>14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11</text:p>
          </table:table-cell>
          <table:table-cell office:value-type="string" calcext:value-type="string">
            <text:p>Fugitive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0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red1</text:p>
          </table:table-cell>
          <table:table-cell table:formula="of:=INT([$Gran.$H$2]+[$Gran.$H$3]*((ROW()-203)))" office:value-type="float" office:value="18" calcext:value-type="float">
            <text:p>18</text:p>
          </table:table-cell>
          <table:table-cell table:formula="of:=ROUND([$Master.B$6]*([$Master.B$2]^([.H214]-1))*[$Gran.H$5])" office:value-type="float" office:value="1471" calcext:value-type="float">
            <text:p>1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ROUND(SQRT([.I214]))*[$Master.E$2]" office:value-type="float" office:value="76" calcext:value-type="float">
            <text:p>76</text:p>
          </table:table-cell>
          <table:table-cell office:value-type="float" office:value="0.164" calcext:value-type="float">
            <text:p>0.164</text:p>
          </table:table-cell>
          <table:table-cell office:value-type="float" office:value="0.46" calcext:value-type="float">
            <text:p>0.46</text:p>
          </table:table-cell>
          <table:table-cell office:value-type="float" office:value="1.01" calcext:value-type="float">
            <text:p>1.0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3.4" calcext:value-type="float">
            <text:p>13.4</text:p>
          </table:table-cell>
          <table:table-cell table:formula="of:=ROUND((([$Master.D$6]+[$Master.D$2]*([.H214]-1))*(1-[$Master.D$9])*[$Gran.H$13]))" office:value-type="float" office:value="142" calcext:value-type="float">
            <text:p>142</text:p>
          </table:table-cell>
          <table:table-cell table:formula="of:=ROUND((([$Master.D$6]+[$Master.D$2]*([.H214]-1))*(1+[$Master.D$9])*[$Gran.H$13]))" office:value-type="float" office:value="157" calcext:value-type="float">
            <text:p>157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12</text:p>
          </table:table-cell>
          <table:table-cell office:value-type="string" calcext:value-type="string">
            <text:p>Rifleman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green1</text:p>
          </table:table-cell>
          <table:table-cell table:formula="of:=INT([$Gran.$H$2]+[$Gran.$H$3]*((ROW()-203)))" office:value-type="float" office:value="19" calcext:value-type="float">
            <text:p>19</text:p>
          </table:table-cell>
          <table:table-cell table:formula="of:=ROUND([$Master.B$6]*([$Master.B$2]^([.H215]-1))*[$Gran.H$5])"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ROUND(SQRT([.I215]))*[$Master.E$2]" office:value-type="float" office:value="88" calcext:value-type="float">
            <text:p>88</text:p>
          </table:table-cell>
          <table:table-cell office:value-type="float" office:value="0.168" calcext:value-type="float">
            <text:p>0.168</text:p>
          </table:table-cell>
          <table:table-cell office:value-type="float" office:value="0.47" calcext:value-type="float">
            <text:p>0.47</text:p>
          </table:table-cell>
          <table:table-cell office:value-type="float" office:value="1.02" calcext:value-type="float">
            <text:p>1.02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3.8" calcext:value-type="float">
            <text:p>13.8</text:p>
          </table:table-cell>
          <table:table-cell table:formula="of:=ROUND((([$Master.D$6]+[$Master.D$2]*([.H215]-1))*(1-[$Master.D$9])*[$Gran.H$13]))" office:value-type="float" office:value="150" calcext:value-type="float">
            <text:p>150</text:p>
          </table:table-cell>
          <table:table-cell table:formula="of:=ROUND((([$Master.D$6]+[$Master.D$2]*([.H215]-1))*(1+[$Master.D$9])*[$Gran.H$13]))" office:value-type="float" office:value="166" calcext:value-type="float">
            <text:p>166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13</text:p>
          </table:table-cell>
          <table:table-cell office:value-type="string" calcext:value-type="string">
            <text:p>Outlaw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rown1</text:p>
          </table:table-cell>
          <table:table-cell table:formula="of:=INT([$Gran.$H$2]+[$Gran.$H$3]*((ROW()-203)))" office:value-type="float" office:value="20" calcext:value-type="float">
            <text:p>20</text:p>
          </table:table-cell>
          <table:table-cell table:formula="of:=ROUND([$Master.B$6]*([$Master.B$2]^([.H216]-1))*[$Gran.H$5])" office:value-type="float" office:value="2485" calcext:value-type="float">
            <text:p>2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ROUND(SQRT([.I216]))*[$Master.E$2]" office:value-type="float" office:value="100" calcext:value-type="float">
            <text:p>100</text:p>
          </table:table-cell>
          <table:table-cell office:value-type="float" office:value="0.172" calcext:value-type="float">
            <text:p>0.172</text:p>
          </table:table-cell>
          <table:table-cell office:value-type="float" office:value="0.48" calcext:value-type="float">
            <text:p>0.48</text:p>
          </table:table-cell>
          <table:table-cell office:value-type="float" office:value="1.03" calcext:value-type="float">
            <text:p>1.03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14.2" calcext:value-type="float">
            <text:p>14.2</text:p>
          </table:table-cell>
          <table:table-cell table:formula="of:=ROUND((([$Master.D$6]+[$Master.D$2]*([.H216]-1))*(1-[$Master.D$9])*[$Gran.H$13]))" office:value-type="float" office:value="158" calcext:value-type="float">
            <text:p>158</text:p>
          </table:table-cell>
          <table:table-cell table:formula="of:=ROUND((([$Master.D$6]+[$Master.D$2]*([.H216]-1))*(1+[$Master.D$9])*[$Gran.H$13]))" office:value-type="float" office:value="175" calcext:value-type="float">
            <text:p>17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14</text:p>
          </table:table-cell>
          <table:table-cell office:value-type="string" calcext:value-type="string">
            <text:p>Mercenary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purple1</text:p>
          </table:table-cell>
          <table:table-cell table:formula="of:=INT([$Gran.$H$2]+[$Gran.$H$3]*((ROW()-203)))" office:value-type="float" office:value="21" calcext:value-type="float">
            <text:p>21</text:p>
          </table:table-cell>
          <table:table-cell table:formula="of:=ROUND([$Master.B$6]*([$Master.B$2]^([.H217]-1))*[$Gran.H$5])" office:value-type="float" office:value="3231" calcext:value-type="float">
            <text:p>3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ROUND(SQRT([.I217]))*[$Master.E$2]" office:value-type="float" office:value="114" calcext:value-type="float">
            <text:p>114</text:p>
          </table:table-cell>
          <table:table-cell office:value-type="float" office:value="0.176" calcext:value-type="float">
            <text:p>0.176</text:p>
          </table:table-cell>
          <table:table-cell office:value-type="float" office:value="0.49" calcext:value-type="float">
            <text:p>0.49</text:p>
          </table:table-cell>
          <table:table-cell office:value-type="float" office:value="1.04" calcext:value-type="float">
            <text:p>1.04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4.6" calcext:value-type="float">
            <text:p>14.6</text:p>
          </table:table-cell>
          <table:table-cell table:formula="of:=ROUND((([$Master.D$6]+[$Master.D$2]*([.H217]-1))*(1-[$Master.D$9])*[$Gran.H$13]))" office:value-type="float" office:value="166" calcext:value-type="float">
            <text:p>166</text:p>
          </table:table-cell>
          <table:table-cell table:formula="of:=ROUND((([$Master.D$6]+[$Master.D$2]*([.H217]-1))*(1+[$Master.D$9])*[$Gran.H$13]))" office:value-type="float" office:value="184" calcext:value-type="float">
            <text:p>184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15</text:p>
          </table:table-cell>
          <table:table-cell office:value-type="string" calcext:value-type="string">
            <text:p>Hired Gun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lack1</text:p>
          </table:table-cell>
          <table:table-cell table:formula="of:=INT([$Gran.$H$2]+[$Gran.$H$3]*((ROW()-203)))" office:value-type="float" office:value="22" calcext:value-type="float">
            <text:p>22</text:p>
          </table:table-cell>
          <table:table-cell table:formula="of:=ROUND([$Master.B$6]*([$Master.B$2]^([.H218]-1))*[$Gran.H$5])"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ROUND(SQRT([.I218]))*[$Master.E$2]" office:value-type="float" office:value="130" calcext:value-type="float">
            <text:p>130</text:p>
          </table:table-cell>
          <table:table-cell office:value-type="float" office:value="0.18" calcext:value-type="float">
            <text:p>0.18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ROUND((([$Master.D$6]+[$Master.D$2]*([.H218]-1))*(1-[$Master.D$9])*[$Gran.H$13]))" office:value-type="float" office:value="174" calcext:value-type="float">
            <text:p>174</text:p>
          </table:table-cell>
          <table:table-cell table:formula="of:=ROUND((([$Master.D$6]+[$Master.D$2]*([.H218]-1))*(1+[$Master.D$9])*[$Gran.H$13]))" office:value-type="float" office:value="193" calcext:value-type="float">
            <text:p>19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16</text:p>
          </table:table-cell>
          <table:table-cell office:value-type="string" calcext:value-type="string">
            <text:p>Wild Shooter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red</text:p>
          </table:table-cell>
          <table:table-cell table:formula="of:=INT([$Gran.$H$2]+[$Gran.$H$3]*((ROW()-203)))" office:value-type="float" office:value="23" calcext:value-type="float">
            <text:p>23</text:p>
          </table:table-cell>
          <table:table-cell table:formula="of:=ROUND([$Master.B$6]*([$Master.B$2]^([.H219]-1))*[$Gran.H$5])" office:value-type="float" office:value="5460" calcext:value-type="float">
            <text:p>54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ROUND(SQRT([.I219]))*[$Master.E$2]" office:value-type="float" office:value="148" calcext:value-type="float">
            <text:p>148</text:p>
          </table:table-cell>
          <table:table-cell office:value-type="float" office:value="0.184" calcext:value-type="float">
            <text:p>0.184</text:p>
          </table:table-cell>
          <table:table-cell office:value-type="float" office:value="0.51" calcext:value-type="float">
            <text:p>0.51</text:p>
          </table:table-cell>
          <table:table-cell office:value-type="float" office:value="1.06" calcext:value-type="float">
            <text:p>1.06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15.4" calcext:value-type="float">
            <text:p>15.4</text:p>
          </table:table-cell>
          <table:table-cell table:formula="of:=ROUND((([$Master.D$6]+[$Master.D$2]*([.H219]-1))*(1-[$Master.D$9])*[$Gran.H$13]))" office:value-type="float" office:value="182" calcext:value-type="float">
            <text:p>182</text:p>
          </table:table-cell>
          <table:table-cell table:formula="of:=ROUND((([$Master.D$6]+[$Master.D$2]*([.H219]-1))*(1+[$Master.D$9])*[$Gran.H$13]))" office:value-type="float" office:value="202" calcext:value-type="float">
            <text:p>202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17</text:p>
          </table:table-cell>
          <table:table-cell office:value-type="string" calcext:value-type="string">
            <text:p>Madman II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green</text:p>
          </table:table-cell>
          <table:table-cell table:formula="of:=INT([$Gran.$H$2]+[$Gran.$H$3]*((ROW()-203)))" office:value-type="float" office:value="24" calcext:value-type="float">
            <text:p>24</text:p>
          </table:table-cell>
          <table:table-cell table:formula="of:=ROUND([$Master.B$6]*([$Master.B$2]^([.H220]-1))*[$Gran.H$5])" office:value-type="float" office:value="7098" calcext:value-type="float">
            <text:p>70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ROUND(SQRT([.I220]))*[$Master.E$2]" office:value-type="float" office:value="168" calcext:value-type="float">
            <text:p>168</text:p>
          </table:table-cell>
          <table:table-cell office:value-type="float" office:value="0.188" calcext:value-type="float">
            <text:p>0.188</text:p>
          </table:table-cell>
          <table:table-cell office:value-type="float" office:value="0.52" calcext:value-type="float">
            <text:p>0.52</text:p>
          </table:table-cell>
          <table:table-cell office:value-type="float" office:value="1.07" calcext:value-type="float">
            <text:p>1.0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5.8" calcext:value-type="float">
            <text:p>15.8</text:p>
          </table:table-cell>
          <table:table-cell table:formula="of:=ROUND((([$Master.D$6]+[$Master.D$2]*([.H220]-1))*(1-[$Master.D$9])*[$Gran.H$13]))" office:value-type="float" office:value="190" calcext:value-type="float">
            <text:p>190</text:p>
          </table:table-cell>
          <table:table-cell table:formula="of:=ROUND((([$Master.D$6]+[$Master.D$2]*([.H220]-1))*(1+[$Master.D$9])*[$Gran.H$13]))" office:value-type="float" office:value="211" calcext:value-type="float">
            <text:p>211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18</text:p>
          </table:table-cell>
          <table:table-cell office:value-type="string" calcext:value-type="string">
            <text:p>Special Op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blue</text:p>
          </table:table-cell>
          <table:table-cell table:formula="of:=INT([$Gran.$H$2]+[$Gran.$H$3]*((ROW()-203)))" office:value-type="float" office:value="25" calcext:value-type="float">
            <text:p>25</text:p>
          </table:table-cell>
          <table:table-cell table:formula="of:=ROUND([$Master.B$6]*([$Master.B$2]^([.H221]-1))*[$Gran.H$5])" office:value-type="float" office:value="9228" calcext:value-type="float">
            <text:p>92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ROUND(SQRT([.I221]))*[$Master.E$2]" office:value-type="float" office:value="192" calcext:value-type="float">
            <text:p>192</text:p>
          </table:table-cell>
          <table:table-cell office:value-type="float" office:value="0.192" calcext:value-type="float">
            <text:p>0.192</text:p>
          </table:table-cell>
          <table:table-cell office:value-type="float" office:value="0.53" calcext:value-type="float">
            <text:p>0.53</text:p>
          </table:table-cell>
          <table:table-cell office:value-type="float" office:value="1.08" calcext:value-type="float">
            <text:p>1.08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6.2" calcext:value-type="float">
            <text:p>16.2</text:p>
          </table:table-cell>
          <table:table-cell table:formula="of:=ROUND((([$Master.D$6]+[$Master.D$2]*([.H221]-1))*(1-[$Master.D$9])*[$Gran.H$13]))" office:value-type="float" office:value="199" calcext:value-type="float">
            <text:p>199</text:p>
          </table:table-cell>
          <table:table-cell table:formula="of:=ROUND((([$Master.D$6]+[$Master.D$2]*([.H221]-1))*(1+[$Master.D$9])*[$Gran.H$13]))" office:value-type="float" office:value="219" calcext:value-type="float">
            <text:p>219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19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purple</text:p>
          </table:table-cell>
          <table:table-cell table:formula="of:=INT([$Gran.$H$2]+[$Gran.$H$3]*((ROW()-203)))" office:value-type="float" office:value="26" calcext:value-type="float">
            <text:p>26</text:p>
          </table:table-cell>
          <table:table-cell table:formula="of:=ROUND([$Master.B$6]*([$Master.B$2]^([.H222]-1))*[$Gran.H$5])" office:value-type="float" office:value="11996" calcext:value-type="float">
            <text:p>119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ROUND(SQRT([.I222]))*[$Master.E$2]" office:value-type="float" office:value="220" calcext:value-type="float">
            <text:p>220</text:p>
          </table:table-cell>
          <table:table-cell office:value-type="float" office:value="0.196" calcext:value-type="float">
            <text:p>0.196</text:p>
          </table:table-cell>
          <table:table-cell office:value-type="float" office:value="0.54" calcext:value-type="float">
            <text:p>0.54</text:p>
          </table:table-cell>
          <table:table-cell office:value-type="float" office:value="1.09" calcext:value-type="float">
            <text:p>1.09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6.6" calcext:value-type="float">
            <text:p>16.6</text:p>
          </table:table-cell>
          <table:table-cell table:formula="of:=ROUND((([$Master.D$6]+[$Master.D$2]*([.H222]-1))*(1-[$Master.D$9])*[$Gran.H$13]))" office:value-type="float" office:value="207" calcext:value-type="float">
            <text:p>207</text:p>
          </table:table-cell>
          <table:table-cell table:formula="of:=ROUND((([$Master.D$6]+[$Master.D$2]*([.H222]-1))*(1+[$Master.D$9])*[$Gran.H$13]))" office:value-type="float" office:value="228" calcext:value-type="float">
            <text:p>228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otmerc20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shootmercenary0</text:p>
          </table:table-cell>
          <table:table-cell office:value-type="string" calcext:value-type="string">
            <text:p>gun1</text:p>
          </table:table-cell>
          <table:table-cell office:value-type="string" calcext:value-type="string">
            <text:p>mercenary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dark</text:p>
          </table:table-cell>
          <table:table-cell table:formula="of:=INT([$Gran.$H$2]+[$Gran.$H$3]*((ROW()-203)))" office:value-type="float" office:value="27" calcext:value-type="float">
            <text:p>27</text:p>
          </table:table-cell>
          <table:table-cell table:formula="of:=ROUND([$Master.B$6]*([$Master.B$2]^([.H223]-1))*[$Gran.H$5])" office:value-type="float" office:value="15595" calcext:value-type="float">
            <text:p>155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ROUND(SQRT([.I223]))*[$Master.E$2]" office:value-type="float" office:value="250" calcext:value-type="float">
            <text:p>250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1.1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ROUND((([$Master.D$6]+[$Master.D$2]*([.H223]-1))*(1-[$Master.D$9])*[$Gran.H$13]))" office:value-type="float" office:value="215" calcext:value-type="float">
            <text:p>215</text:p>
          </table:table-cell>
          <table:table-cell table:formula="of:=ROUND((([$Master.D$6]+[$Master.D$2]*([.H223]-1))*(1+[$Master.D$9])*[$Gran.H$13]))" office:value-type="float" office:value="237" calcext:value-type="float">
            <text:p>23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st0</text:p>
          </table:table-cell>
          <table:table-cell office:value-type="string" calcext:value-type="string">
            <text:p>Baby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3</text:p>
          </table:table-cell>
          <table:table-cell/>
          <table:table-cell table:formula="of:=INT([$Gran.$I$2]+[$Gran.$I$3]*((ROW()-224)))" office:value-type="float" office:value="8" calcext:value-type="float">
            <text:p>8</text:p>
          </table:table-cell>
          <table:table-cell table:formula="of:=ROUND([$Master.B$6]*([$Master.B$2]^([.H224]-1))*[$Gran.I$5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ROUND(SQRT([.I224]))*[$Master.E$2]"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.8</text:p>
          </table:table-cell>
          <table:table-cell table:formula="of:=ROUND((([$Master.D$6]+[$Master.D$2]*([.H224]-1))*(1-[$Master.D$9])*[$Gran.I$13]))" office:value-type="float" office:value="67" calcext:value-type="float">
            <text:p>67</text:p>
          </table:table-cell>
          <table:table-cell table:formula="of:=ROUND((([$Master.D$6]+[$Master.D$2]*([.H224]-1))*(1+[$Master.D$9])*[$Gran.I$13]))" office:value-type="float" office:value="74" calcext:value-type="float">
            <text:p>74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1</text:p>
          </table:table-cell>
          <table:table-cell office:value-type="string" calcext:value-type="string">
            <text:p>Tiny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shade_red0</text:p>
          </table:table-cell>
          <table:table-cell table:formula="of:=INT([$Gran.$I$2]+[$Gran.$I$3]*((ROW()-224)))" office:value-type="float" office:value="9" calcext:value-type="float">
            <text:p>9</text:p>
          </table:table-cell>
          <table:table-cell table:formula="of:=ROUND([$Master.B$6]*([$Master.B$2]^([.H225]-1))*[$Gran.I$5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.2" calcext:value-type="float">
            <text:p>16.2</text:p>
          </table:table-cell>
          <table:table-cell table:formula="of:=ROUND(SQRT([.I225]))*[$Master.E$2]" office:value-type="float" office:value="44" calcext:value-type="float">
            <text:p>44</text:p>
          </table:table-cell>
          <table:table-cell office:value-type="float" office:value="0.084" calcext:value-type="float">
            <text:p>0.084</text:p>
          </table:table-cell>
          <table:table-cell office:value-type="float" office:value="0.43" calcext:value-type="float">
            <text:p>0.43</text:p>
          </table:table-cell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0.87" calcext:value-type="float">
            <text:p>0.87</text:p>
          </table:table-cell>
          <table:table-cell table:formula="of:=ROUND((([$Master.D$6]+[$Master.D$2]*([.H225]-1))*(1-[$Master.D$9])*[$Gran.I$13]))" office:value-type="float" office:value="76" calcext:value-type="float">
            <text:p>76</text:p>
          </table:table-cell>
          <table:table-cell table:formula="of:=ROUND((([$Master.D$6]+[$Master.D$2]*([.H225]-1))*(1+[$Master.D$9])*[$Gran.I$13]))" office:value-type="float" office:value="84" calcext:value-type="float">
            <text:p>84</text:p>
          </table:table-cell>
          <table:table-cell office:value-type="float" office:value="1.275" calcext:value-type="float">
            <text:p>1.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2</text:p>
          </table:table-cell>
          <table:table-cell office:value-type="string" calcext:value-type="string">
            <text:p>Beast Child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shade_brown0</text:p>
          </table:table-cell>
          <table:table-cell table:formula="of:=INT([$Gran.$I$2]+[$Gran.$I$3]*((ROW()-224)))" office:value-type="float" office:value="10" calcext:value-type="float">
            <text:p>10</text:p>
          </table:table-cell>
          <table:table-cell table:formula="of:=ROUND([$Master.B$6]*([$Master.B$2]^([.H226]-1))*[$Gran.I$5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.4" calcext:value-type="float">
            <text:p>17.4</text:p>
          </table:table-cell>
          <table:table-cell table:formula="of:=ROUND(SQRT([.I226]))*[$Master.E$2]" office:value-type="float" office:value="50" calcext:value-type="float">
            <text:p>50</text:p>
          </table:table-cell>
          <table:table-cell office:value-type="float" office:value="0.088" calcext:value-type="float">
            <text:p>0.088</text:p>
          </table:table-cell>
          <table:table-cell office:value-type="float" office:value="0.46" calcext:value-type="float">
            <text:p>0.46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0.94" calcext:value-type="float">
            <text:p>0.94</text:p>
          </table:table-cell>
          <table:table-cell table:formula="of:=ROUND((([$Master.D$6]+[$Master.D$2]*([.H226]-1))*(1-[$Master.D$9])*[$Gran.I$13]))" office:value-type="float" office:value="85" calcext:value-type="float">
            <text:p>85</text:p>
          </table:table-cell>
          <table:table-cell table:formula="of:=ROUND((([$Master.D$6]+[$Master.D$2]*([.H226]-1))*(1+[$Master.D$9])*[$Gran.I$13]))" office:value-type="float" office:value="94" calcext:value-type="float">
            <text:p>9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3</text:p>
          </table:table-cell>
          <table:table-cell office:value-type="string" calcext:value-type="string">
            <text:p>Beast Spawn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shade_green0</text:p>
          </table:table-cell>
          <table:table-cell table:formula="of:=INT([$Gran.$I$2]+[$Gran.$I$3]*((ROW()-224)))" office:value-type="float" office:value="11" calcext:value-type="float">
            <text:p>11</text:p>
          </table:table-cell>
          <table:table-cell table:formula="of:=ROUND([$Master.B$6]*([$Master.B$2]^([.H227]-1))*[$Gran.I$5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6" calcext:value-type="float">
            <text:p>18.6</text:p>
          </table:table-cell>
          <table:table-cell table:formula="of:=ROUND(SQRT([.I227]))*[$Master.E$2]" office:value-type="float" office:value="58" calcext:value-type="float">
            <text:p>58</text:p>
          </table:table-cell>
          <table:table-cell office:value-type="float" office:value="0.092" calcext:value-type="float">
            <text:p>0.092</text:p>
          </table:table-cell>
          <table:table-cell office:value-type="float" office:value="0.49" calcext:value-type="float">
            <text:p>0.49</text:p>
          </table:table-cell>
          <table:table-cell office:value-type="float" office:value="1.3" calcext:value-type="float">
            <text:p>1.3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1.01" calcext:value-type="float">
            <text:p>1.01</text:p>
          </table:table-cell>
          <table:table-cell table:formula="of:=ROUND((([$Master.D$6]+[$Master.D$2]*([.H227]-1))*(1-[$Master.D$9])*[$Gran.I$13]))" office:value-type="float" office:value="94" calcext:value-type="float">
            <text:p>94</text:p>
          </table:table-cell>
          <table:table-cell table:formula="of:=ROUND((([$Master.D$6]+[$Master.D$2]*([.H227]-1))*(1+[$Master.D$9])*[$Gran.I$13]))" office:value-type="float" office:value="104" calcext:value-type="float">
            <text:p>104</text:p>
          </table:table-cell>
          <table:table-cell office:value-type="float" office:value="1.225" calcext:value-type="float">
            <text:p>1.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4</text:p>
          </table:table-cell>
          <table:table-cell office:value-type="string" calcext:value-type="string">
            <text:p>Beast Child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shade_purple0</text:p>
          </table:table-cell>
          <table:table-cell table:formula="of:=INT([$Gran.$I$2]+[$Gran.$I$3]*((ROW()-224)))" office:value-type="float" office:value="12" calcext:value-type="float">
            <text:p>12</text:p>
          </table:table-cell>
          <table:table-cell table:formula="of:=ROUND([$Master.B$6]*([$Master.B$2]^([.H228]-1))*[$Gran.I$5])"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.8" calcext:value-type="float">
            <text:p>19.8</text:p>
          </table:table-cell>
          <table:table-cell table:formula="of:=ROUND(SQRT([.I228]))*[$Master.E$2]" office:value-type="float" office:value="66" calcext:value-type="float">
            <text:p>66</text:p>
          </table:table-cell>
          <table:table-cell office:value-type="float" office:value="0.096" calcext:value-type="float">
            <text:p>0.096</text:p>
          </table:table-cell>
          <table:table-cell office:value-type="float" office:value="0.52" calcext:value-type="float">
            <text:p>0.52</text:p>
          </table:table-cell>
          <table:table-cell office:value-type="float" office:value="1.4" calcext:value-type="float">
            <text:p>1.4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office:value-type="float" office:value="1.08" calcext:value-type="float">
            <text:p>1.08</text:p>
          </table:table-cell>
          <table:table-cell table:formula="of:=ROUND((([$Master.D$6]+[$Master.D$2]*([.H228]-1))*(1-[$Master.D$9])*[$Gran.I$13]))" office:value-type="float" office:value="103" calcext:value-type="float">
            <text:p>103</text:p>
          </table:table-cell>
          <table:table-cell table:formula="of:=ROUND((([$Master.D$6]+[$Master.D$2]*([.H228]-1))*(1+[$Master.D$9])*[$Gran.I$13]))" office:value-type="float" office:value="114" calcext:value-type="float">
            <text:p>11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5</text:p>
          </table:table-cell>
          <table:table-cell office:value-type="string" calcext:value-type="string">
            <text:p>Vile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black0</text:p>
          </table:table-cell>
          <table:table-cell table:formula="of:=INT([$Gran.$I$2]+[$Gran.$I$3]*((ROW()-224)))" office:value-type="float" office:value="13" calcext:value-type="float">
            <text:p>13</text:p>
          </table:table-cell>
          <table:table-cell table:formula="of:=ROUND([$Master.B$6]*([$Master.B$2]^([.H229]-1))*[$Gran.I$5])"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ROUND(SQRT([.I229]))*[$Master.E$2]" office:value-type="float" office:value="74" calcext:value-type="float">
            <text:p>74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1.15" calcext:value-type="float">
            <text:p>1.15</text:p>
          </table:table-cell>
          <table:table-cell table:formula="of:=ROUND((([$Master.D$6]+[$Master.D$2]*([.H229]-1))*(1-[$Master.D$9])*[$Gran.I$13]))" office:value-type="float" office:value="112" calcext:value-type="float">
            <text:p>112</text:p>
          </table:table-cell>
          <table:table-cell table:formula="of:=ROUND((([$Master.D$6]+[$Master.D$2]*([.H229]-1))*(1+[$Master.D$9])*[$Gran.I$13]))" office:value-type="float" office:value="124" calcext:value-type="float">
            <text:p>124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6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red1</text:p>
          </table:table-cell>
          <table:table-cell table:formula="of:=INT([$Gran.$I$2]+[$Gran.$I$3]*((ROW()-224)))" office:value-type="float" office:value="14" calcext:value-type="float">
            <text:p>14</text:p>
          </table:table-cell>
          <table:table-cell table:formula="of:=ROUND([$Master.B$6]*([$Master.B$2]^([.H230]-1))*[$Gran.I$5])"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.2" calcext:value-type="float">
            <text:p>22.2</text:p>
          </table:table-cell>
          <table:table-cell table:formula="of:=ROUND(SQRT([.I230]))*[$Master.E$2]" office:value-type="float" office:value="86" calcext:value-type="float">
            <text:p>86</text:p>
          </table:table-cell>
          <table:table-cell office:value-type="float" office:value="0.104" calcext:value-type="float">
            <text:p>0.104</text:p>
          </table:table-cell>
          <table:table-cell office:value-type="float" office:value="0.58" calcext:value-type="float">
            <text:p>0.58</text:p>
          </table:table-cell>
          <table:table-cell office:value-type="float" office:value="1.6" calcext:value-type="float">
            <text:p>1.6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1.22" calcext:value-type="float">
            <text:p>1.22</text:p>
          </table:table-cell>
          <table:table-cell table:formula="of:=ROUND((([$Master.D$6]+[$Master.D$2]*([.H230]-1))*(1-[$Master.D$9])*[$Gran.I$13]))" office:value-type="float" office:value="121" calcext:value-type="float">
            <text:p>121</text:p>
          </table:table-cell>
          <table:table-cell table:formula="of:=ROUND((([$Master.D$6]+[$Master.D$2]*([.H230]-1))*(1+[$Master.D$9])*[$Gran.I$13]))" office:value-type="float" office:value="133" calcext:value-type="float">
            <text:p>133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7</text:p>
          </table:table-cell>
          <table:table-cell office:value-type="string" calcext:value-type="string">
            <text:p>Angry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brown1</text:p>
          </table:table-cell>
          <table:table-cell table:formula="of:=INT([$Gran.$I$2]+[$Gran.$I$3]*((ROW()-224)))" office:value-type="float" office:value="15" calcext:value-type="float">
            <text:p>15</text:p>
          </table:table-cell>
          <table:table-cell table:formula="of:=ROUND([$Master.B$6]*([$Master.B$2]^([.H231]-1))*[$Gran.I$5])"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.4" calcext:value-type="float">
            <text:p>23.4</text:p>
          </table:table-cell>
          <table:table-cell table:formula="of:=ROUND(SQRT([.I231]))*[$Master.E$2]" office:value-type="float" office:value="98" calcext:value-type="float">
            <text:p>98</text:p>
          </table:table-cell>
          <table:table-cell office:value-type="float" office:value="0.108" calcext:value-type="float">
            <text:p>0.108</text:p>
          </table:table-cell>
          <table:table-cell office:value-type="float" office:value="0.61" calcext:value-type="float">
            <text:p>0.61</text:p>
          </table:table-cell>
          <table:table-cell office:value-type="float" office:value="1.7" calcext:value-type="float">
            <text:p>1.7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1.29" calcext:value-type="float">
            <text:p>1.29</text:p>
          </table:table-cell>
          <table:table-cell table:formula="of:=ROUND((([$Master.D$6]+[$Master.D$2]*([.H231]-1))*(1-[$Master.D$9])*[$Gran.I$13]))" office:value-type="float" office:value="130" calcext:value-type="float">
            <text:p>130</text:p>
          </table:table-cell>
          <table:table-cell table:formula="of:=ROUND((([$Master.D$6]+[$Master.D$2]*([.H231]-1))*(1+[$Master.D$9])*[$Gran.I$13]))" office:value-type="float" office:value="143" calcext:value-type="float">
            <text:p>143</text:p>
          </table:table-cell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8</text:p>
          </table:table-cell>
          <table:table-cell office:value-type="string" calcext:value-type="string">
            <text:p>Demon Beast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green1</text:p>
          </table:table-cell>
          <table:table-cell table:formula="of:=INT([$Gran.$I$2]+[$Gran.$I$3]*((ROW()-224)))" office:value-type="float" office:value="16" calcext:value-type="float">
            <text:p>16</text:p>
          </table:table-cell>
          <table:table-cell table:formula="of:=ROUND([$Master.B$6]*([$Master.B$2]^([.H232]-1))*[$Gran.I$5])"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.6" calcext:value-type="float">
            <text:p>24.6</text:p>
          </table:table-cell>
          <table:table-cell table:formula="of:=ROUND(SQRT([.I232]))*[$Master.E$2]" office:value-type="float" office:value="110" calcext:value-type="float">
            <text:p>110</text:p>
          </table:table-cell>
          <table:table-cell office:value-type="float" office:value="0.112" calcext:value-type="float">
            <text:p>0.112</text:p>
          </table:table-cell>
          <table:table-cell office:value-type="float" office:value="0.64" calcext:value-type="float">
            <text:p>0.64</text:p>
          </table:table-cell>
          <table:table-cell office:value-type="float" office:value="1.8" calcext:value-type="float">
            <text:p>1.8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1.36" calcext:value-type="float">
            <text:p>1.36</text:p>
          </table:table-cell>
          <table:table-cell table:formula="of:=ROUND((([$Master.D$6]+[$Master.D$2]*([.H232]-1))*(1-[$Master.D$9])*[$Gran.I$13]))" office:value-type="float" office:value="138" calcext:value-type="float">
            <text:p>138</text:p>
          </table:table-cell>
          <table:table-cell table:formula="of:=ROUND((([$Master.D$6]+[$Master.D$2]*([.H232]-1))*(1+[$Master.D$9])*[$Gran.I$13]))" office:value-type="float" office:value="153" calcext:value-type="float">
            <text:p>15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9</text:p>
          </table:table-cell>
          <table:table-cell office:value-type="string" calcext:value-type="string">
            <text:p>Baby Beast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purple1</text:p>
          </table:table-cell>
          <table:table-cell table:formula="of:=INT([$Gran.$I$2]+[$Gran.$I$3]*((ROW()-224)))" office:value-type="float" office:value="17" calcext:value-type="float">
            <text:p>17</text:p>
          </table:table-cell>
          <table:table-cell table:formula="of:=ROUND([$Master.B$6]*([$Master.B$2]^([.H233]-1))*[$Gran.I$5])" office:value-type="float" office:value="3992" calcext:value-type="float">
            <text:p>39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.8" calcext:value-type="float">
            <text:p>25.8</text:p>
          </table:table-cell>
          <table:table-cell table:formula="of:=ROUND(SQRT([.I233]))*[$Master.E$2]" office:value-type="float" office:value="126" calcext:value-type="float">
            <text:p>126</text:p>
          </table:table-cell>
          <table:table-cell office:value-type="float" office:value="0.116" calcext:value-type="float">
            <text:p>0.116</text:p>
          </table:table-cell>
          <table:table-cell office:value-type="float" office:value="0.67" calcext:value-type="float">
            <text:p>0.67</text:p>
          </table:table-cell>
          <table:table-cell office:value-type="float" office:value="1.9" calcext:value-type="float">
            <text:p>1.9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float" office:value="1.43" calcext:value-type="float">
            <text:p>1.43</text:p>
          </table:table-cell>
          <table:table-cell table:formula="of:=ROUND((([$Master.D$6]+[$Master.D$2]*([.H233]-1))*(1-[$Master.D$9])*[$Gran.I$13]))" office:value-type="float" office:value="147" calcext:value-type="float">
            <text:p>147</text:p>
          </table:table-cell>
          <table:table-cell table:formula="of:=ROUND((([$Master.D$6]+[$Master.D$2]*([.H233]-1))*(1+[$Master.D$9])*[$Gran.I$13]))" office:value-type="float" office:value="163" calcext:value-type="float">
            <text:p>163</text:p>
          </table:table-cell>
          <table:table-cell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10</text:p>
          </table:table-cell>
          <table:table-cell office:value-type="string" calcext:value-type="string">
            <text:p>Tiny Beast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lack1</text:p>
          </table:table-cell>
          <table:table-cell table:formula="of:=INT([$Gran.$I$2]+[$Gran.$I$3]*((ROW()-224)))" office:value-type="float" office:value="18" calcext:value-type="float">
            <text:p>18</text:p>
          </table:table-cell>
          <table:table-cell table:formula="of:=ROUND([$Master.B$6]*([$Master.B$2]^([.H234]-1))*[$Gran.I$5])"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ROUND(SQRT([.I234]))*[$Master.E$2]" office:value-type="float" office:value="144" calcext:value-type="float">
            <text:p>144</text:p>
          </table:table-cell>
          <table:table-cell office:value-type="float" office:value="0.12" calcext:value-type="float">
            <text:p>0.12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office:value-type="float" office:value="1.5" calcext:value-type="float">
            <text:p>1.5</text:p>
          </table:table-cell>
          <table:table-cell table:formula="of:=ROUND((([$Master.D$6]+[$Master.D$2]*([.H234]-1))*(1-[$Master.D$9])*[$Gran.I$13]))" office:value-type="float" office:value="156" calcext:value-type="float">
            <text:p>156</text:p>
          </table:table-cell>
          <table:table-cell table:formula="of:=ROUND((([$Master.D$6]+[$Master.D$2]*([.H234]-1))*(1+[$Master.D$9])*[$Gran.I$13]))" office:value-type="float" office:value="173" calcext:value-type="float">
            <text:p>17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11</text:p>
          </table:table-cell>
          <table:table-cell office:value-type="string" calcext:value-type="string">
            <text:p>Beast Child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red1</text:p>
          </table:table-cell>
          <table:table-cell table:formula="of:=INT([$Gran.$I$2]+[$Gran.$I$3]*((ROW()-224)))" office:value-type="float" office:value="19" calcext:value-type="float">
            <text:p>19</text:p>
          </table:table-cell>
          <table:table-cell table:formula="of:=ROUND([$Master.B$6]*([$Master.B$2]^([.H235]-1))*[$Gran.I$5])" office:value-type="float" office:value="6747" calcext:value-type="float">
            <text:p>67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.2" calcext:value-type="float">
            <text:p>28.2</text:p>
          </table:table-cell>
          <table:table-cell table:formula="of:=ROUND(SQRT([.I235]))*[$Master.E$2]" office:value-type="float" office:value="164" calcext:value-type="float">
            <text:p>164</text:p>
          </table:table-cell>
          <table:table-cell office:value-type="float" office:value="0.124" calcext:value-type="float">
            <text:p>0.124</text:p>
          </table:table-cell>
          <table:table-cell office:value-type="float" office:value="0.73" calcext:value-type="float">
            <text:p>0.73</text:p>
          </table:table-cell>
          <table:table-cell office:value-type="float" office:value="2.1" calcext:value-type="float">
            <text:p>2.1</text:p>
          </table:table-cell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office:value-type="float" office:value="1.57" calcext:value-type="float">
            <text:p>1.57</text:p>
          </table:table-cell>
          <table:table-cell table:formula="of:=ROUND((([$Master.D$6]+[$Master.D$2]*([.H235]-1))*(1-[$Master.D$9])*[$Gran.I$13]))" office:value-type="float" office:value="165" calcext:value-type="float">
            <text:p>165</text:p>
          </table:table-cell>
          <table:table-cell table:formula="of:=ROUND((([$Master.D$6]+[$Master.D$2]*([.H235]-1))*(1+[$Master.D$9])*[$Gran.I$13]))" office:value-type="float" office:value="182" calcext:value-type="float">
            <text:p>182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12</text:p>
          </table:table-cell>
          <table:table-cell office:value-type="string" calcext:value-type="string">
            <text:p>Beast Spawn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green1</text:p>
          </table:table-cell>
          <table:table-cell table:formula="of:=INT([$Gran.$I$2]+[$Gran.$I$3]*((ROW()-224)))" office:value-type="float" office:value="20" calcext:value-type="float">
            <text:p>20</text:p>
          </table:table-cell>
          <table:table-cell table:formula="of:=ROUND([$Master.B$6]*([$Master.B$2]^([.H236]-1))*[$Gran.I$5])" office:value-type="float" office:value="8772" calcext:value-type="float">
            <text:p>87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.4" calcext:value-type="float">
            <text:p>29.4</text:p>
          </table:table-cell>
          <table:table-cell table:formula="of:=ROUND(SQRT([.I236]))*[$Master.E$2]" office:value-type="float" office:value="188" calcext:value-type="float">
            <text:p>188</text:p>
          </table:table-cell>
          <table:table-cell office:value-type="float" office:value="0.128" calcext:value-type="float">
            <text:p>0.128</text:p>
          </table:table-cell>
          <table:table-cell office:value-type="float" office:value="0.76" calcext:value-type="float">
            <text:p>0.76</text:p>
          </table:table-cell>
          <table:table-cell office:value-type="float" office:value="2.2" calcext:value-type="float">
            <text:p>2.2</text:p>
          </table:table-cell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.64" calcext:value-type="float">
            <text:p>1.64</text:p>
          </table:table-cell>
          <table:table-cell table:formula="of:=ROUND((([$Master.D$6]+[$Master.D$2]*([.H236]-1))*(1-[$Master.D$9])*[$Gran.I$13]))" office:value-type="float" office:value="174" calcext:value-type="float">
            <text:p>174</text:p>
          </table:table-cell>
          <table:table-cell table:formula="of:=ROUND((([$Master.D$6]+[$Master.D$2]*([.H236]-1))*(1+[$Master.D$9])*[$Gran.I$13]))"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13</text:p>
          </table:table-cell>
          <table:table-cell office:value-type="string" calcext:value-type="string">
            <text:p>Beast Child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rown1</text:p>
          </table:table-cell>
          <table:table-cell table:formula="of:=INT([$Gran.$I$2]+[$Gran.$I$3]*((ROW()-224)))" office:value-type="float" office:value="21" calcext:value-type="float">
            <text:p>21</text:p>
          </table:table-cell>
          <table:table-cell table:formula="of:=ROUND([$Master.B$6]*([$Master.B$2]^([.H237]-1))*[$Gran.I$5])" office:value-type="float" office:value="11403" calcext:value-type="float">
            <text:p>114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.6" calcext:value-type="float">
            <text:p>30.6</text:p>
          </table:table-cell>
          <table:table-cell table:formula="of:=ROUND(SQRT([.I237]))*[$Master.E$2]" office:value-type="float" office:value="214" calcext:value-type="float">
            <text:p>214</text:p>
          </table:table-cell>
          <table:table-cell office:value-type="float" office:value="0.132" calcext:value-type="float">
            <text:p>0.132</text:p>
          </table:table-cell>
          <table:table-cell office:value-type="float" office:value="0.79" calcext:value-type="float">
            <text:p>0.79</text:p>
          </table:table-cell>
          <table:table-cell office:value-type="float" office:value="2.3" calcext:value-type="float">
            <text:p>2.3</text:p>
          </table:table-cell>
          <table:table-cell office:value-type="float" office:value="77" calcext:value-type="float">
            <text:p>77</text:p>
          </table:table-cell>
          <table:table-cell office:value-type="float" office:value="143" calcext:value-type="float">
            <text:p>143</text:p>
          </table:table-cell>
          <table:table-cell office:value-type="float" office:value="1.71" calcext:value-type="float">
            <text:p>1.71</text:p>
          </table:table-cell>
          <table:table-cell table:formula="of:=ROUND((([$Master.D$6]+[$Master.D$2]*([.H237]-1))*(1-[$Master.D$9])*[$Gran.I$13]))" office:value-type="float" office:value="183" calcext:value-type="float">
            <text:p>183</text:p>
          </table:table-cell>
          <table:table-cell table:formula="of:=ROUND((([$Master.D$6]+[$Master.D$2]*([.H237]-1))*(1+[$Master.D$9])*[$Gran.I$13]))" office:value-type="float" office:value="202" calcext:value-type="float">
            <text:p>202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14</text:p>
          </table:table-cell>
          <table:table-cell office:value-type="string" calcext:value-type="string">
            <text:p>Vile Beast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purple1</text:p>
          </table:table-cell>
          <table:table-cell table:formula="of:=INT([$Gran.$I$2]+[$Gran.$I$3]*((ROW()-224)))" office:value-type="float" office:value="22" calcext:value-type="float">
            <text:p>22</text:p>
          </table:table-cell>
          <table:table-cell table:formula="of:=ROUND([$Master.B$6]*([$Master.B$2]^([.H238]-1))*[$Gran.I$5])" office:value-type="float" office:value="14824" calcext:value-type="float">
            <text:p>148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.8" calcext:value-type="float">
            <text:p>31.8</text:p>
          </table:table-cell>
          <table:table-cell table:formula="of:=ROUND(SQRT([.I238]))*[$Master.E$2]" office:value-type="float" office:value="244" calcext:value-type="float">
            <text:p>244</text:p>
          </table:table-cell>
          <table:table-cell office:value-type="float" office:value="0.136" calcext:value-type="float">
            <text:p>0.136</text:p>
          </table:table-cell>
          <table:table-cell office:value-type="float" office:value="0.82" calcext:value-type="float">
            <text:p>0.82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  <table:table-cell office:value-type="float" office:value="144" calcext:value-type="float">
            <text:p>144</text:p>
          </table:table-cell>
          <table:table-cell office:value-type="float" office:value="1.78" calcext:value-type="float">
            <text:p>1.78</text:p>
          </table:table-cell>
          <table:table-cell table:formula="of:=ROUND((([$Master.D$6]+[$Master.D$2]*([.H238]-1))*(1-[$Master.D$9])*[$Gran.I$13]))" office:value-type="float" office:value="192" calcext:value-type="float">
            <text:p>192</text:p>
          </table:table-cell>
          <table:table-cell table:formula="of:=ROUND((([$Master.D$6]+[$Master.D$2]*([.H238]-1))*(1+[$Master.D$9])*[$Gran.I$13]))" office:value-type="float" office:value="212" calcext:value-type="float">
            <text:p>212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15</text:p>
          </table:table-cell>
          <table:table-cell office:value-type="string" calcext:value-type="string">
            <text:p>Beast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black1</text:p>
          </table:table-cell>
          <table:table-cell table:formula="of:=INT([$Gran.$I$2]+[$Gran.$I$3]*((ROW()-224)))" office:value-type="float" office:value="23" calcext:value-type="float">
            <text:p>23</text:p>
          </table:table-cell>
          <table:table-cell table:formula="of:=ROUND([$Master.B$6]*([$Master.B$2]^([.H239]-1))*[$Gran.I$5])" office:value-type="float" office:value="19271" calcext:value-type="float">
            <text:p>192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ROUND(SQRT([.I239]))*[$Master.E$2]" office:value-type="float" office:value="278" calcext:value-type="float">
            <text:p>278</text:p>
          </table:table-cell>
          <table:table-cell office:value-type="float" office:value="0.14" calcext:value-type="float">
            <text:p>0.14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1.85" calcext:value-type="float">
            <text:p>1.85</text:p>
          </table:table-cell>
          <table:table-cell table:formula="of:=ROUND((([$Master.D$6]+[$Master.D$2]*([.H239]-1))*(1-[$Master.D$9])*[$Gran.I$13]))" office:value-type="float" office:value="201" calcext:value-type="float">
            <text:p>201</text:p>
          </table:table-cell>
          <table:table-cell table:formula="of:=ROUND((([$Master.D$6]+[$Master.D$2]*([.H239]-1))*(1+[$Master.D$9])*[$Gran.I$13]))" office:value-type="float" office:value="222" calcext:value-type="float">
            <text:p>222</text:p>
          </table:table-cell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16</text:p>
          </table:table-cell>
          <table:table-cell office:value-type="string" calcext:value-type="string">
            <text:p>Angry Beast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red</text:p>
          </table:table-cell>
          <table:table-cell table:formula="of:=INT([$Gran.$I$2]+[$Gran.$I$3]*((ROW()-224)))" office:value-type="float" office:value="24" calcext:value-type="float">
            <text:p>24</text:p>
          </table:table-cell>
          <table:table-cell table:formula="of:=ROUND([$Master.B$6]*([$Master.B$2]^([.H240]-1))*[$Gran.I$5])" office:value-type="float" office:value="25052" calcext:value-type="float">
            <text:p>250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.2" calcext:value-type="float">
            <text:p>34.2</text:p>
          </table:table-cell>
          <table:table-cell table:formula="of:=ROUND(SQRT([.I240]))*[$Master.E$2]" office:value-type="float" office:value="316" calcext:value-type="float">
            <text:p>316</text:p>
          </table:table-cell>
          <table:table-cell office:value-type="float" office:value="0.144" calcext:value-type="float">
            <text:p>0.144</text:p>
          </table:table-cell>
          <table:table-cell office:value-type="float" office:value="0.88" calcext:value-type="float">
            <text:p>0.88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1.92" calcext:value-type="float">
            <text:p>1.92</text:p>
          </table:table-cell>
          <table:table-cell table:formula="of:=ROUND((([$Master.D$6]+[$Master.D$2]*([.H240]-1))*(1-[$Master.D$9])*[$Gran.I$13]))" office:value-type="float" office:value="210" calcext:value-type="float">
            <text:p>210</text:p>
          </table:table-cell>
          <table:table-cell table:formula="of:=ROUND((([$Master.D$6]+[$Master.D$2]*([.H240]-1))*(1+[$Master.D$9])*[$Gran.I$13]))" office:value-type="float" office:value="232" calcext:value-type="float">
            <text:p>23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17</text:p>
          </table:table-cell>
          <table:table-cell office:value-type="string" calcext:value-type="string">
            <text:p>Demon Beast II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green</text:p>
          </table:table-cell>
          <table:table-cell table:formula="of:=INT([$Gran.$I$2]+[$Gran.$I$3]*((ROW()-224)))" office:value-type="float" office:value="25" calcext:value-type="float">
            <text:p>25</text:p>
          </table:table-cell>
          <table:table-cell table:formula="of:=ROUND([$Master.B$6]*([$Master.B$2]^([.H241]-1))*[$Gran.I$5])" office:value-type="float" office:value="32568" calcext:value-type="float">
            <text:p>325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.4" calcext:value-type="float">
            <text:p>35.4</text:p>
          </table:table-cell>
          <table:table-cell table:formula="of:=ROUND(SQRT([.I241]))*[$Master.E$2]" office:value-type="float" office:value="360" calcext:value-type="float">
            <text:p>360</text:p>
          </table:table-cell>
          <table:table-cell office:value-type="float" office:value="0.148" calcext:value-type="float">
            <text:p>0.148</text:p>
          </table:table-cell>
          <table:table-cell office:value-type="float" office:value="0.91" calcext:value-type="float">
            <text:p>0.91</text:p>
          </table:table-cell>
          <table:table-cell office:value-type="float" office:value="2.7" calcext:value-type="float">
            <text:p>2.7</text:p>
          </table:table-cell>
          <table:table-cell office:value-type="float" office:value="77" calcext:value-type="float">
            <text:p>77</text:p>
          </table:table-cell>
          <table:table-cell office:value-type="float" office:value="147" calcext:value-type="float">
            <text:p>147</text:p>
          </table:table-cell>
          <table:table-cell office:value-type="float" office:value="1.99" calcext:value-type="float">
            <text:p>1.99</text:p>
          </table:table-cell>
          <table:table-cell table:formula="of:=ROUND((([$Master.D$6]+[$Master.D$2]*([.H241]-1))*(1-[$Master.D$9])*[$Gran.I$13]))" office:value-type="float" office:value="218" calcext:value-type="float">
            <text:p>218</text:p>
          </table:table-cell>
          <table:table-cell table:formula="of:=ROUND((([$Master.D$6]+[$Master.D$2]*([.H241]-1))*(1+[$Master.D$9])*[$Gran.I$13]))" office:value-type="float" office:value="241" calcext:value-type="float">
            <text:p>24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18</text:p>
          </table:table-cell>
          <table:table-cell office:value-type="string" calcext:value-type="string">
            <text:p>Beast Lord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blue</text:p>
          </table:table-cell>
          <table:table-cell table:formula="of:=INT([$Gran.$I$2]+[$Gran.$I$3]*((ROW()-224)))" office:value-type="float" office:value="26" calcext:value-type="float">
            <text:p>26</text:p>
          </table:table-cell>
          <table:table-cell table:formula="of:=ROUND([$Master.B$6]*([$Master.B$2]^([.H242]-1))*[$Gran.I$5])" office:value-type="float" office:value="42338" calcext:value-type="float">
            <text:p>42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.6" calcext:value-type="float">
            <text:p>36.6</text:p>
          </table:table-cell>
          <table:table-cell table:formula="of:=ROUND(SQRT([.I242]))*[$Master.E$2]" office:value-type="float" office:value="412" calcext:value-type="float">
            <text:p>412</text:p>
          </table:table-cell>
          <table:table-cell office:value-type="float" office:value="0.152" calcext:value-type="float">
            <text:p>0.152</text:p>
          </table:table-cell>
          <table:table-cell office:value-type="float" office:value="0.94" calcext:value-type="float">
            <text:p>0.94</text:p>
          </table:table-cell>
          <table:table-cell office:value-type="float" office:value="2.8" calcext:value-type="float">
            <text:p>2.8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2.06" calcext:value-type="float">
            <text:p>2.06</text:p>
          </table:table-cell>
          <table:table-cell table:formula="of:=ROUND((([$Master.D$6]+[$Master.D$2]*([.H242]-1))*(1-[$Master.D$9])*[$Gran.I$13]))" office:value-type="float" office:value="227" calcext:value-type="float">
            <text:p>227</text:p>
          </table:table-cell>
          <table:table-cell table:formula="of:=ROUND((([$Master.D$6]+[$Master.D$2]*([.H242]-1))*(1+[$Master.D$9])*[$Gran.I$13]))" office:value-type="float" office:value="251" calcext:value-type="float">
            <text:p>251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19</text:p>
          </table:table-cell>
          <table:table-cell office:value-type="string" calcext:value-type="string">
            <text:p>Beast Master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purple</text:p>
          </table:table-cell>
          <table:table-cell table:formula="of:=INT([$Gran.$I$2]+[$Gran.$I$3]*((ROW()-224)))" office:value-type="float" office:value="27" calcext:value-type="float">
            <text:p>27</text:p>
          </table:table-cell>
          <table:table-cell table:formula="of:=ROUND([$Master.B$6]*([$Master.B$2]^([.H243]-1))*[$Gran.I$5])" office:value-type="float" office:value="55040" calcext:value-type="float">
            <text:p>550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.8" calcext:value-type="float">
            <text:p>37.8</text:p>
          </table:table-cell>
          <table:table-cell table:formula="of:=ROUND(SQRT([.I243]))*[$Master.E$2]" office:value-type="float" office:value="470" calcext:value-type="float">
            <text:p>470</text:p>
          </table:table-cell>
          <table:table-cell office:value-type="float" office:value="0.156" calcext:value-type="float">
            <text:p>0.156</text:p>
          </table:table-cell>
          <table:table-cell office:value-type="float" office:value="0.97" calcext:value-type="float">
            <text:p>0.97</text:p>
          </table:table-cell>
          <table:table-cell office:value-type="float" office:value="2.9" calcext:value-type="float">
            <text:p>2.9</text:p>
          </table:table-cell>
          <table:table-cell office:value-type="float" office:value="76" calcext:value-type="float">
            <text:p>76</text:p>
          </table:table-cell>
          <table:table-cell office:value-type="float" office:value="149" calcext:value-type="float">
            <text:p>149</text:p>
          </table:table-cell>
          <table:table-cell office:value-type="float" office:value="2.13" calcext:value-type="float">
            <text:p>2.13</text:p>
          </table:table-cell>
          <table:table-cell table:formula="of:=ROUND((([$Master.D$6]+[$Master.D$2]*([.H243]-1))*(1-[$Master.D$9])*[$Gran.I$13]))" office:value-type="float" office:value="236" calcext:value-type="float">
            <text:p>236</text:p>
          </table:table-cell>
          <table:table-cell table:formula="of:=ROUND((([$Master.D$6]+[$Master.D$2]*([.H243]-1))*(1+[$Master.D$9])*[$Gran.I$13]))" office:value-type="float" office:value="261" calcext:value-type="float">
            <text:p>261</text:p>
          </table:table-cell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20</text:p>
          </table:table-cell>
          <table:table-cell office:value-type="string" calcext:value-type="string">
            <text:p>Beast God</text:p>
          </table:table-cell>
          <table:table-cell office:value-type="string" calcext:value-type="string">
            <text:p>beast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ark</text:p>
          </table:table-cell>
          <table:table-cell table:formula="of:=INT([$Gran.$I$2]+[$Gran.$I$3]*((ROW()-224)))" office:value-type="float" office:value="28" calcext:value-type="float">
            <text:p>28</text:p>
          </table:table-cell>
          <table:table-cell table:formula="of:=ROUND([$Master.B$6]*([$Master.B$2]^([.H244]-1))*[$Gran.I$5])" office:value-type="float" office:value="71552" calcext:value-type="float">
            <text:p>715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ROUND(SQRT([.I244]))*[$Master.E$2]" office:value-type="float" office:value="534" calcext:value-type="float">
            <text:p>534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2.2" calcext:value-type="float">
            <text:p>2.2</text:p>
          </table:table-cell>
          <table:table-cell table:formula="of:=ROUND((([$Master.D$6]+[$Master.D$2]*([.H244]-1))*(1-[$Master.D$9])*[$Gran.I$13]))" office:value-type="float" office:value="245" calcext:value-type="float">
            <text:p>245</text:p>
          </table:table-cell>
          <table:table-cell table:formula="of:=ROUND((([$Master.D$6]+[$Master.D$2]*([.H244]-1))*(1+[$Master.D$9])*[$Gran.I$13]))" office:value-type="float" office:value="271" calcext:value-type="float">
            <text:p>27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0</text:p>
          </table:table-cell>
          <table:table-cell office:value-type="string" calcext:value-type="string">
            <text:p>Lowly Mist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/>
          <table:table-cell table:formula="of:=INT([$Gran.$J$2]+[$Gran.$J$3]*((ROW()-245)))" office:value-type="float" office:value="20" calcext:value-type="float">
            <text:p>20</text:p>
          </table:table-cell>
          <table:table-cell table:formula="of:=ROUND([$Master.B$6]*([$Master.B$2]^([.H245]-1))*[$Gran.J$5])" office:value-type="float" office:value="11695" calcext:value-type="float">
            <text:p>116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ROUND(SQRT([.I245]))*[$Master.E$2]" office:value-type="float" office:value="216" calcext:value-type="float">
            <text:p>216</text:p>
          </table:table-cell>
          <table:table-cell office:value-type="float" office:value="0.21" calcext:value-type="float">
            <text:p>0.2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ROUND((([$Master.D$6]+[$Master.D$2]*([.H245]-1))*(1-[$Master.D$9])*[$Gran.J$13]))" office:value-type="float" office:value="198" calcext:value-type="float">
            <text:p>198</text:p>
          </table:table-cell>
          <table:table-cell table:formula="of:=ROUND((([$Master.D$6]+[$Master.D$2]*([.H245]-1))*(1+[$Master.D$9])*[$Gran.J$13]))" office:value-type="float" office:value="219" calcext:value-type="float">
            <text:p>219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1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hade_red0</text:p>
          </table:table-cell>
          <table:table-cell table:formula="of:=INT([$Gran.$J$2]+[$Gran.$J$3]*((ROW()-245)))" office:value-type="float" office:value="21" calcext:value-type="float">
            <text:p>21</text:p>
          </table:table-cell>
          <table:table-cell table:formula="of:=ROUND([$Master.B$6]*([$Master.B$2]^([.H246]-1))*[$Gran.J$5])" office:value-type="float" office:value="15204" calcext:value-type="float">
            <text:p>152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.2" calcext:value-type="float">
            <text:p>16.2</text:p>
          </table:table-cell>
          <table:table-cell table:formula="of:=ROUND(SQRT([.I246]))*[$Master.E$2]" office:value-type="float" office:value="246" calcext:value-type="float">
            <text:p>246</text:p>
          </table:table-cell>
          <table:table-cell office:value-type="float" office:value="0.214" calcext:value-type="float">
            <text:p>0.214</text:p>
          </table:table-cell>
          <table:table-cell office:value-type="float" office:value="0.43" calcext:value-type="float">
            <text:p>0.43</text:p>
          </table:table-cell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3.07" calcext:value-type="float">
            <text:p>3.07</text:p>
          </table:table-cell>
          <table:table-cell table:formula="of:=ROUND((([$Master.D$6]+[$Master.D$2]*([.H246]-1))*(1-[$Master.D$9])*[$Gran.J$13]))" office:value-type="float" office:value="208" calcext:value-type="float">
            <text:p>208</text:p>
          </table:table-cell>
          <table:table-cell table:formula="of:=ROUND((([$Master.D$6]+[$Master.D$2]*([.H246]-1))*(1+[$Master.D$9])*[$Gran.J$13]))" office:value-type="float" office:value="230" calcext:value-type="float">
            <text:p>230</text:p>
          </table:table-cell>
          <table:table-cell office:value-type="float" office:value="1.275" calcext:value-type="float">
            <text:p>1.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2</text:p>
          </table:table-cell>
          <table:table-cell office:value-type="string" calcext:value-type="string">
            <text:p>Lesser Demon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brown0</text:p>
          </table:table-cell>
          <table:table-cell table:formula="of:=INT([$Gran.$J$2]+[$Gran.$J$3]*((ROW()-245)))" office:value-type="float" office:value="22" calcext:value-type="float">
            <text:p>22</text:p>
          </table:table-cell>
          <table:table-cell table:formula="of:=ROUND([$Master.B$6]*([$Master.B$2]^([.H247]-1))*[$Gran.J$5])" office:value-type="float" office:value="19765" calcext:value-type="float">
            <text:p>197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.4" calcext:value-type="float">
            <text:p>17.4</text:p>
          </table:table-cell>
          <table:table-cell table:formula="of:=ROUND(SQRT([.I247]))*[$Master.E$2]" office:value-type="float" office:value="282" calcext:value-type="float">
            <text:p>282</text:p>
          </table:table-cell>
          <table:table-cell office:value-type="float" office:value="0.218" calcext:value-type="float">
            <text:p>0.218</text:p>
          </table:table-cell>
          <table:table-cell office:value-type="float" office:value="0.46" calcext:value-type="float">
            <text:p>0.46</text:p>
          </table:table-cell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3.14" calcext:value-type="float">
            <text:p>3.14</text:p>
          </table:table-cell>
          <table:table-cell table:formula="of:=ROUND((([$Master.D$6]+[$Master.D$2]*([.H247]-1))*(1-[$Master.D$9])*[$Gran.J$13]))" office:value-type="float" office:value="218" calcext:value-type="float">
            <text:p>218</text:p>
          </table:table-cell>
          <table:table-cell table:formula="of:=ROUND((([$Master.D$6]+[$Master.D$2]*([.H247]-1))*(1+[$Master.D$9])*[$Gran.J$13]))" office:value-type="float" office:value="241" calcext:value-type="float">
            <text:p>241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3</text:p>
          </table:table-cell>
          <table:table-cell office:value-type="string" calcext:value-type="string">
            <text:p>Mist Form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hade_green0</text:p>
          </table:table-cell>
          <table:table-cell table:formula="of:=INT([$Gran.$J$2]+[$Gran.$J$3]*((ROW()-245)))" office:value-type="float" office:value="23" calcext:value-type="float">
            <text:p>23</text:p>
          </table:table-cell>
          <table:table-cell table:formula="of:=ROUND([$Master.B$6]*([$Master.B$2]^([.H248]-1))*[$Gran.J$5])" office:value-type="float" office:value="25695" calcext:value-type="float">
            <text:p>256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.6" calcext:value-type="float">
            <text:p>18.6</text:p>
          </table:table-cell>
          <table:table-cell table:formula="of:=ROUND(SQRT([.I248]))*[$Master.E$2]" office:value-type="float" office:value="320" calcext:value-type="float">
            <text:p>320</text:p>
          </table:table-cell>
          <table:table-cell office:value-type="float" office:value="0.222" calcext:value-type="float">
            <text:p>0.222</text:p>
          </table:table-cell>
          <table:table-cell office:value-type="float" office:value="0.49" calcext:value-type="float">
            <text:p>0.49</text:p>
          </table:table-cell>
          <table:table-cell office:value-type="float" office:value="1.3" calcext:value-type="float">
            <text:p>1.3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3.21" calcext:value-type="float">
            <text:p>3.21</text:p>
          </table:table-cell>
          <table:table-cell table:formula="of:=ROUND((([$Master.D$6]+[$Master.D$2]*([.H248]-1))*(1-[$Master.D$9])*[$Gran.J$13]))" office:value-type="float" office:value="228" calcext:value-type="float">
            <text:p>228</text:p>
          </table:table-cell>
          <table:table-cell table:formula="of:=ROUND((([$Master.D$6]+[$Master.D$2]*([.H248]-1))*(1+[$Master.D$9])*[$Gran.J$13]))" office:value-type="float" office:value="252" calcext:value-type="float">
            <text:p>252</text:p>
          </table:table-cell>
          <table:table-cell office:value-type="float" office:value="1.225" calcext:value-type="float">
            <text:p>1.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4</text:p>
          </table:table-cell>
          <table:table-cell office:value-type="string" calcext:value-type="string">
            <text:p>Glowing Beast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purple0</text:p>
          </table:table-cell>
          <table:table-cell table:formula="of:=INT([$Gran.$J$2]+[$Gran.$J$3]*((ROW()-245)))" office:value-type="float" office:value="24" calcext:value-type="float">
            <text:p>24</text:p>
          </table:table-cell>
          <table:table-cell table:formula="of:=ROUND([$Master.B$6]*([$Master.B$2]^([.H249]-1))*[$Gran.J$5])" office:value-type="float" office:value="33403" calcext:value-type="float">
            <text:p>334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.8" calcext:value-type="float">
            <text:p>19.8</text:p>
          </table:table-cell>
          <table:table-cell table:formula="of:=ROUND(SQRT([.I249]))*[$Master.E$2]" office:value-type="float" office:value="366" calcext:value-type="float">
            <text:p>366</text:p>
          </table:table-cell>
          <table:table-cell office:value-type="float" office:value="0.226" calcext:value-type="float">
            <text:p>0.226</text:p>
          </table:table-cell>
          <table:table-cell office:value-type="float" office:value="0.52" calcext:value-type="float">
            <text:p>0.52</text:p>
          </table:table-cell>
          <table:table-cell office:value-type="float" office:value="1.4" calcext:value-type="float">
            <text:p>1.4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office:value-type="float" office:value="3.28" calcext:value-type="float">
            <text:p>3.28</text:p>
          </table:table-cell>
          <table:table-cell table:formula="of:=ROUND((([$Master.D$6]+[$Master.D$2]*([.H249]-1))*(1-[$Master.D$9])*[$Gran.J$13]))" office:value-type="float" office:value="238" calcext:value-type="float">
            <text:p>238</text:p>
          </table:table-cell>
          <table:table-cell table:formula="of:=ROUND((([$Master.D$6]+[$Master.D$2]*([.H249]-1))*(1+[$Master.D$9])*[$Gran.J$13]))" office:value-type="float" office:value="263" calcext:value-type="float">
            <text:p>263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5</text:p>
          </table:table-cell>
          <table:table-cell office:value-type="string" calcext:value-type="string">
            <text:p>Dark Mist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lack0</text:p>
          </table:table-cell>
          <table:table-cell table:formula="of:=INT([$Gran.$J$2]+[$Gran.$J$3]*((ROW()-245)))" office:value-type="float" office:value="25" calcext:value-type="float">
            <text:p>25</text:p>
          </table:table-cell>
          <table:table-cell table:formula="of:=ROUND([$Master.B$6]*([$Master.B$2]^([.H250]-1))*[$Gran.J$5])" office:value-type="float" office:value="43424" calcext:value-type="float">
            <text:p>434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ROUND(SQRT([.I250]))*[$Master.E$2]" office:value-type="float" office:value="416" calcext:value-type="float">
            <text:p>416</text:p>
          </table:table-cell>
          <table:table-cell office:value-type="float" office:value="0.23" calcext:value-type="float">
            <text:p>0.23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3.35" calcext:value-type="float">
            <text:p>3.35</text:p>
          </table:table-cell>
          <table:table-cell table:formula="of:=ROUND((([$Master.D$6]+[$Master.D$2]*([.H250]-1))*(1-[$Master.D$9])*[$Gran.J$13]))" office:value-type="float" office:value="248" calcext:value-type="float">
            <text:p>248</text:p>
          </table:table-cell>
          <table:table-cell table:formula="of:=ROUND((([$Master.D$6]+[$Master.D$2]*([.H250]-1))*(1+[$Master.D$9])*[$Gran.J$13]))" office:value-type="float" office:value="274" calcext:value-type="float">
            <text:p>274</text:p>
          </table:table-cell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6</text:p>
          </table:table-cell>
          <table:table-cell office:value-type="string" calcext:value-type="string">
            <text:p>Shadow Demon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red1</text:p>
          </table:table-cell>
          <table:table-cell table:formula="of:=INT([$Gran.$J$2]+[$Gran.$J$3]*((ROW()-245)))" office:value-type="float" office:value="26" calcext:value-type="float">
            <text:p>26</text:p>
          </table:table-cell>
          <table:table-cell table:formula="of:=ROUND([$Master.B$6]*([$Master.B$2]^([.H251]-1))*[$Gran.J$5])" office:value-type="float" office:value="56451" calcext:value-type="float">
            <text:p>564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.2" calcext:value-type="float">
            <text:p>22.2</text:p>
          </table:table-cell>
          <table:table-cell table:formula="of:=ROUND(SQRT([.I251]))*[$Master.E$2]" office:value-type="float" office:value="476" calcext:value-type="float">
            <text:p>476</text:p>
          </table:table-cell>
          <table:table-cell office:value-type="float" office:value="0.234" calcext:value-type="float">
            <text:p>0.234</text:p>
          </table:table-cell>
          <table:table-cell office:value-type="float" office:value="0.58" calcext:value-type="float">
            <text:p>0.58</text:p>
          </table:table-cell>
          <table:table-cell office:value-type="float" office:value="1.6" calcext:value-type="float">
            <text:p>1.6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  <table:table-cell office:value-type="float" office:value="3.42" calcext:value-type="float">
            <text:p>3.42</text:p>
          </table:table-cell>
          <table:table-cell table:formula="of:=ROUND((([$Master.D$6]+[$Master.D$2]*([.H251]-1))*(1-[$Master.D$9])*[$Gran.J$13]))" office:value-type="float" office:value="258" calcext:value-type="float">
            <text:p>258</text:p>
          </table:table-cell>
          <table:table-cell table:formula="of:=ROUND((([$Master.D$6]+[$Master.D$2]*([.H251]-1))*(1+[$Master.D$9])*[$Gran.J$13]))" office:value-type="float" office:value="285" calcext:value-type="float">
            <text:p>285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7</text:p>
          </table:table-cell>
          <table:table-cell office:value-type="string" calcext:value-type="string">
            <text:p>Dark Stalker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brown1</text:p>
          </table:table-cell>
          <table:table-cell table:formula="of:=INT([$Gran.$J$2]+[$Gran.$J$3]*((ROW()-245)))" office:value-type="float" office:value="27" calcext:value-type="float">
            <text:p>27</text:p>
          </table:table-cell>
          <table:table-cell table:formula="of:=ROUND([$Master.B$6]*([$Master.B$2]^([.H252]-1))*[$Gran.J$5])" office:value-type="float" office:value="73387" calcext:value-type="float">
            <text:p>733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.4" calcext:value-type="float">
            <text:p>23.4</text:p>
          </table:table-cell>
          <table:table-cell table:formula="of:=ROUND(SQRT([.I252]))*[$Master.E$2]" office:value-type="float" office:value="542" calcext:value-type="float">
            <text:p>542</text:p>
          </table:table-cell>
          <table:table-cell office:value-type="float" office:value="0.238" calcext:value-type="float">
            <text:p>0.238</text:p>
          </table:table-cell>
          <table:table-cell office:value-type="float" office:value="0.61" calcext:value-type="float">
            <text:p>0.61</text:p>
          </table:table-cell>
          <table:table-cell office:value-type="float" office:value="1.7" calcext:value-type="float">
            <text:p>1.7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3.49" calcext:value-type="float">
            <text:p>3.49</text:p>
          </table:table-cell>
          <table:table-cell table:formula="of:=ROUND((([$Master.D$6]+[$Master.D$2]*([.H252]-1))*(1-[$Master.D$9])*[$Gran.J$13]))" office:value-type="float" office:value="268" calcext:value-type="float">
            <text:p>268</text:p>
          </table:table-cell>
          <table:table-cell table:formula="of:=ROUND((([$Master.D$6]+[$Master.D$2]*([.H252]-1))*(1+[$Master.D$9])*[$Gran.J$13]))" office:value-type="float" office:value="297" calcext:value-type="float">
            <text:p>297</text:p>
          </table:table-cell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8</text:p>
          </table:table-cell>
          <table:table-cell office:value-type="string" calcext:value-type="string">
            <text:p>Hell Mist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green1</text:p>
          </table:table-cell>
          <table:table-cell table:formula="of:=INT([$Gran.$J$2]+[$Gran.$J$3]*((ROW()-245)))" office:value-type="float" office:value="28" calcext:value-type="float">
            <text:p>28</text:p>
          </table:table-cell>
          <table:table-cell table:formula="of:=ROUND([$Master.B$6]*([$Master.B$2]^([.H253]-1))*[$Gran.J$5])" office:value-type="float" office:value="95403" calcext:value-type="float">
            <text:p>954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.6" calcext:value-type="float">
            <text:p>24.6</text:p>
          </table:table-cell>
          <table:table-cell table:formula="of:=ROUND(SQRT([.I253]))*[$Master.E$2]" office:value-type="float" office:value="618" calcext:value-type="float">
            <text:p>618</text:p>
          </table:table-cell>
          <table:table-cell office:value-type="float" office:value="0.242" calcext:value-type="float">
            <text:p>0.242</text:p>
          </table:table-cell>
          <table:table-cell office:value-type="float" office:value="0.64" calcext:value-type="float">
            <text:p>0.64</text:p>
          </table:table-cell>
          <table:table-cell office:value-type="float" office:value="1.8" calcext:value-type="float">
            <text:p>1.8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3.56" calcext:value-type="float">
            <text:p>3.56</text:p>
          </table:table-cell>
          <table:table-cell table:formula="of:=ROUND((([$Master.D$6]+[$Master.D$2]*([.H253]-1))*(1-[$Master.D$9])*[$Gran.J$13]))" office:value-type="float" office:value="278" calcext:value-type="float">
            <text:p>278</text:p>
          </table:table-cell>
          <table:table-cell table:formula="of:=ROUND((([$Master.D$6]+[$Master.D$2]*([.H253]-1))*(1+[$Master.D$9])*[$Gran.J$13]))" office:value-type="float" office:value="308" calcext:value-type="float">
            <text:p>30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9</text:p>
          </table:table-cell>
          <table:table-cell office:value-type="string" calcext:value-type="string">
            <text:p>Lowly Mist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purple1</text:p>
          </table:table-cell>
          <table:table-cell table:formula="of:=INT([$Gran.$J$2]+[$Gran.$J$3]*((ROW()-245)))" office:value-type="float" office:value="29" calcext:value-type="float">
            <text:p>29</text:p>
          </table:table-cell>
          <table:table-cell table:formula="of:=ROUND([$Master.B$6]*([$Master.B$2]^([.H254]-1))*[$Gran.J$5])" office:value-type="float" office:value="124023" calcext:value-type="float">
            <text:p>1240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.8" calcext:value-type="float">
            <text:p>25.8</text:p>
          </table:table-cell>
          <table:table-cell table:formula="of:=ROUND(SQRT([.I254]))*[$Master.E$2]" office:value-type="float" office:value="704" calcext:value-type="float">
            <text:p>704</text:p>
          </table:table-cell>
          <table:table-cell office:value-type="float" office:value="0.246" calcext:value-type="float">
            <text:p>0.246</text:p>
          </table:table-cell>
          <table:table-cell office:value-type="float" office:value="0.67" calcext:value-type="float">
            <text:p>0.67</text:p>
          </table:table-cell>
          <table:table-cell office:value-type="float" office:value="1.9" calcext:value-type="float">
            <text:p>1.9</text:p>
          </table:table-cell>
          <table:table-cell office:value-type="float" office:value="78" calcext:value-type="float">
            <text:p>78</text:p>
          </table:table-cell>
          <table:table-cell office:value-type="float" office:value="139" calcext:value-type="float">
            <text:p>139</text:p>
          </table:table-cell>
          <table:table-cell office:value-type="float" office:value="3.63" calcext:value-type="float">
            <text:p>3.63</text:p>
          </table:table-cell>
          <table:table-cell table:formula="of:=ROUND((([$Master.D$6]+[$Master.D$2]*([.H254]-1))*(1-[$Master.D$9])*[$Gran.J$13]))" office:value-type="float" office:value="289" calcext:value-type="float">
            <text:p>289</text:p>
          </table:table-cell>
          <table:table-cell table:formula="of:=ROUND((([$Master.D$6]+[$Master.D$2]*([.H254]-1))*(1+[$Master.D$9])*[$Gran.J$13]))" office:value-type="float" office:value="319" calcext:value-type="float">
            <text:p>319</text:p>
          </table:table-cell>
          <table:table-cell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10</text:p>
          </table:table-cell>
          <table:table-cell office:value-type="string" calcext:value-type="string">
            <text:p>Stalker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black1</text:p>
          </table:table-cell>
          <table:table-cell table:formula="of:=INT([$Gran.$J$2]+[$Gran.$J$3]*((ROW()-245)))" office:value-type="float" office:value="30" calcext:value-type="float">
            <text:p>30</text:p>
          </table:table-cell>
          <table:table-cell table:formula="of:=ROUND([$Master.B$6]*([$Master.B$2]^([.H255]-1))*[$Gran.J$5])" office:value-type="float" office:value="161231" calcext:value-type="float">
            <text:p>1612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ROUND(SQRT([.I255]))*[$Master.E$2]" office:value-type="float" office:value="804" calcext:value-type="float">
            <text:p>804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office:value-type="float" office:value="3.7" calcext:value-type="float">
            <text:p>3.7</text:p>
          </table:table-cell>
          <table:table-cell table:formula="of:=ROUND((([$Master.D$6]+[$Master.D$2]*([.H255]-1))*(1-[$Master.D$9])*[$Gran.J$13]))" office:value-type="float" office:value="299" calcext:value-type="float">
            <text:p>299</text:p>
          </table:table-cell>
          <table:table-cell table:formula="of:=ROUND((([$Master.D$6]+[$Master.D$2]*([.H255]-1))*(1+[$Master.D$9])*[$Gran.J$13]))" office:value-type="float" office:value="330" calcext:value-type="float">
            <text:p>33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11</text:p>
          </table:table-cell>
          <table:table-cell office:value-type="string" calcext:value-type="string">
            <text:p>Lesser Demon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hade_red1</text:p>
          </table:table-cell>
          <table:table-cell table:formula="of:=INT([$Gran.$J$2]+[$Gran.$J$3]*((ROW()-245)))" office:value-type="float" office:value="31" calcext:value-type="float">
            <text:p>31</text:p>
          </table:table-cell>
          <table:table-cell table:formula="of:=ROUND([$Master.B$6]*([$Master.B$2]^([.H256]-1))*[$Gran.J$5])" office:value-type="float" office:value="209600" calcext:value-type="float">
            <text:p>209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.2" calcext:value-type="float">
            <text:p>28.2</text:p>
          </table:table-cell>
          <table:table-cell table:formula="of:=ROUND(SQRT([.I256]))*[$Master.E$2]" office:value-type="float" office:value="916" calcext:value-type="float">
            <text:p>916</text:p>
          </table:table-cell>
          <table:table-cell office:value-type="float" office:value="0.254" calcext:value-type="float">
            <text:p>0.254</text:p>
          </table:table-cell>
          <table:table-cell office:value-type="float" office:value="0.73" calcext:value-type="float">
            <text:p>0.73</text:p>
          </table:table-cell>
          <table:table-cell office:value-type="float" office:value="2.1" calcext:value-type="float">
            <text:p>2.1</text:p>
          </table:table-cell>
          <table:table-cell office:value-type="float" office:value="78" calcext:value-type="float">
            <text:p>78</text:p>
          </table:table-cell>
          <table:table-cell office:value-type="float" office:value="141" calcext:value-type="float">
            <text:p>141</text:p>
          </table:table-cell>
          <table:table-cell office:value-type="float" office:value="3.77" calcext:value-type="float">
            <text:p>3.77</text:p>
          </table:table-cell>
          <table:table-cell table:formula="of:=ROUND((([$Master.D$6]+[$Master.D$2]*([.H256]-1))*(1-[$Master.D$9])*[$Gran.J$13]))" office:value-type="float" office:value="309" calcext:value-type="float">
            <text:p>309</text:p>
          </table:table-cell>
          <table:table-cell table:formula="of:=ROUND((([$Master.D$6]+[$Master.D$2]*([.H256]-1))*(1+[$Master.D$9])*[$Gran.J$13]))" office:value-type="float" office:value="341" calcext:value-type="float">
            <text:p>341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12</text:p>
          </table:table-cell>
          <table:table-cell office:value-type="string" calcext:value-type="string">
            <text:p>Mist Form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hade_green1</text:p>
          </table:table-cell>
          <table:table-cell table:formula="of:=INT([$Gran.$J$2]+[$Gran.$J$3]*((ROW()-245)))" office:value-type="float" office:value="32" calcext:value-type="float">
            <text:p>32</text:p>
          </table:table-cell>
          <table:table-cell table:formula="of:=ROUND([$Master.B$6]*([$Master.B$2]^([.H257]-1))*[$Gran.J$5])" office:value-type="float" office:value="272480" calcext:value-type="float">
            <text:p>2724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.4" calcext:value-type="float">
            <text:p>29.4</text:p>
          </table:table-cell>
          <table:table-cell table:formula="of:=ROUND(SQRT([.I257]))*[$Master.E$2]" office:value-type="float" office:value="1044" calcext:value-type="float">
            <text:p>1044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" calcext:value-type="float">
            <text:p>0.76</text:p>
          </table:table-cell>
          <table:table-cell office:value-type="float" office:value="2.2" calcext:value-type="float">
            <text:p>2.2</text:p>
          </table:table-cell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3.84" calcext:value-type="float">
            <text:p>3.84</text:p>
          </table:table-cell>
          <table:table-cell table:formula="of:=ROUND((([$Master.D$6]+[$Master.D$2]*([.H257]-1))*(1-[$Master.D$9])*[$Gran.J$13]))" office:value-type="float" office:value="319" calcext:value-type="float">
            <text:p>319</text:p>
          </table:table-cell>
          <table:table-cell table:formula="of:=ROUND((([$Master.D$6]+[$Master.D$2]*([.H257]-1))*(1+[$Master.D$9])*[$Gran.J$13]))"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13</text:p>
          </table:table-cell>
          <table:table-cell office:value-type="string" calcext:value-type="string">
            <text:p>Glowing Beast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hade_brown1</text:p>
          </table:table-cell>
          <table:table-cell table:formula="of:=INT([$Gran.$J$2]+[$Gran.$J$3]*((ROW()-245)))" office:value-type="float" office:value="33" calcext:value-type="float">
            <text:p>33</text:p>
          </table:table-cell>
          <table:table-cell table:formula="of:=ROUND([$Master.B$6]*([$Master.B$2]^([.H258]-1))*[$Gran.J$5])" office:value-type="float" office:value="354223" calcext:value-type="float">
            <text:p>3542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.6" calcext:value-type="float">
            <text:p>30.6</text:p>
          </table:table-cell>
          <table:table-cell table:formula="of:=ROUND(SQRT([.I258]))*[$Master.E$2]" office:value-type="float" office:value="1190" calcext:value-type="float">
            <text:p>1190</text:p>
          </table:table-cell>
          <table:table-cell office:value-type="float" office:value="0.262" calcext:value-type="float">
            <text:p>0.262</text:p>
          </table:table-cell>
          <table:table-cell office:value-type="float" office:value="0.79" calcext:value-type="float">
            <text:p>0.79</text:p>
          </table:table-cell>
          <table:table-cell office:value-type="float" office:value="2.3" calcext:value-type="float">
            <text:p>2.3</text:p>
          </table:table-cell>
          <table:table-cell office:value-type="float" office:value="77" calcext:value-type="float">
            <text:p>77</text:p>
          </table:table-cell>
          <table:table-cell office:value-type="float" office:value="143" calcext:value-type="float">
            <text:p>143</text:p>
          </table:table-cell>
          <table:table-cell office:value-type="float" office:value="3.91" calcext:value-type="float">
            <text:p>3.91</text:p>
          </table:table-cell>
          <table:table-cell table:formula="of:=ROUND((([$Master.D$6]+[$Master.D$2]*([.H258]-1))*(1-[$Master.D$9])*[$Gran.J$13]))" office:value-type="float" office:value="329" calcext:value-type="float">
            <text:p>329</text:p>
          </table:table-cell>
          <table:table-cell table:formula="of:=ROUND((([$Master.D$6]+[$Master.D$2]*([.H258]-1))*(1+[$Master.D$9])*[$Gran.J$13]))" office:value-type="float" office:value="364" calcext:value-type="float">
            <text:p>364</text:p>
          </table:table-cell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14</text:p>
          </table:table-cell>
          <table:table-cell office:value-type="string" calcext:value-type="string">
            <text:p>Dark Mist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hade_purple1</text:p>
          </table:table-cell>
          <table:table-cell table:formula="of:=INT([$Gran.$J$2]+[$Gran.$J$3]*((ROW()-245)))" office:value-type="float" office:value="34" calcext:value-type="float">
            <text:p>34</text:p>
          </table:table-cell>
          <table:table-cell table:formula="of:=ROUND([$Master.B$6]*([$Master.B$2]^([.H259]-1))*[$Gran.J$5])" office:value-type="float" office:value="460490" calcext:value-type="float">
            <text:p>4604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.8" calcext:value-type="float">
            <text:p>31.8</text:p>
          </table:table-cell>
          <table:table-cell table:formula="of:=ROUND(SQRT([.I259]))*[$Master.E$2]" office:value-type="float" office:value="1358" calcext:value-type="float">
            <text:p>1358</text:p>
          </table:table-cell>
          <table:table-cell office:value-type="float" office:value="0.266" calcext:value-type="float">
            <text:p>0.266</text:p>
          </table:table-cell>
          <table:table-cell office:value-type="float" office:value="0.82" calcext:value-type="float">
            <text:p>0.82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  <table:table-cell office:value-type="float" office:value="144" calcext:value-type="float">
            <text:p>144</text:p>
          </table:table-cell>
          <table:table-cell office:value-type="float" office:value="3.98" calcext:value-type="float">
            <text:p>3.98</text:p>
          </table:table-cell>
          <table:table-cell table:formula="of:=ROUND((([$Master.D$6]+[$Master.D$2]*([.H259]-1))*(1-[$Master.D$9])*[$Gran.J$13]))" office:value-type="float" office:value="339" calcext:value-type="float">
            <text:p>339</text:p>
          </table:table-cell>
          <table:table-cell table:formula="of:=ROUND((([$Master.D$6]+[$Master.D$2]*([.H259]-1))*(1+[$Master.D$9])*[$Gran.J$13]))" office:value-type="float" office:value="375" calcext:value-type="float">
            <text:p>375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15</text:p>
          </table:table-cell>
          <table:table-cell office:value-type="string" calcext:value-type="string">
            <text:p>Shadow Demon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hade_black1</text:p>
          </table:table-cell>
          <table:table-cell table:formula="of:=INT([$Gran.$J$2]+[$Gran.$J$3]*((ROW()-245)))" office:value-type="float" office:value="35" calcext:value-type="float">
            <text:p>35</text:p>
          </table:table-cell>
          <table:table-cell table:formula="of:=ROUND([$Master.B$6]*([$Master.B$2]^([.H260]-1))*[$Gran.J$5])" office:value-type="float" office:value="598638" calcext:value-type="float">
            <text:p>5986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ROUND(SQRT([.I260]))*[$Master.E$2]" office:value-type="float" office:value="1548" calcext:value-type="float">
            <text:p>1548</text:p>
          </table:table-cell>
          <table:table-cell office:value-type="float" office:value="0.27" calcext:value-type="float">
            <text:p>0.27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4.05" calcext:value-type="float">
            <text:p>4.05</text:p>
          </table:table-cell>
          <table:table-cell table:formula="of:=ROUND((([$Master.D$6]+[$Master.D$2]*([.H260]-1))*(1-[$Master.D$9])*[$Gran.J$13]))" office:value-type="float" office:value="349" calcext:value-type="float">
            <text:p>349</text:p>
          </table:table-cell>
          <table:table-cell table:formula="of:=ROUND((([$Master.D$6]+[$Master.D$2]*([.H260]-1))*(1+[$Master.D$9])*[$Gran.J$13]))" office:value-type="float" office:value="386" calcext:value-type="float">
            <text:p>386</text:p>
          </table:table-cell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16</text:p>
          </table:table-cell>
          <table:table-cell office:value-type="string" calcext:value-type="string">
            <text:p>Dark Stalker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red</text:p>
          </table:table-cell>
          <table:table-cell table:formula="of:=INT([$Gran.$J$2]+[$Gran.$J$3]*((ROW()-245)))" office:value-type="float" office:value="36" calcext:value-type="float">
            <text:p>36</text:p>
          </table:table-cell>
          <table:table-cell table:formula="of:=ROUND([$Master.B$6]*([$Master.B$2]^([.H261]-1))*[$Gran.J$5])" office:value-type="float" office:value="778229" calcext:value-type="float">
            <text:p>7782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.2" calcext:value-type="float">
            <text:p>34.2</text:p>
          </table:table-cell>
          <table:table-cell table:formula="of:=ROUND(SQRT([.I261]))*[$Master.E$2]" office:value-type="float" office:value="1764" calcext:value-type="float">
            <text:p>1764</text:p>
          </table:table-cell>
          <table:table-cell office:value-type="float" office:value="0.274" calcext:value-type="float">
            <text:p>0.274</text:p>
          </table:table-cell>
          <table:table-cell office:value-type="float" office:value="0.88" calcext:value-type="float">
            <text:p>0.88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4.12" calcext:value-type="float">
            <text:p>4.12</text:p>
          </table:table-cell>
          <table:table-cell table:formula="of:=ROUND((([$Master.D$6]+[$Master.D$2]*([.H261]-1))*(1-[$Master.D$9])*[$Gran.J$13]))" office:value-type="float" office:value="359" calcext:value-type="float">
            <text:p>359</text:p>
          </table:table-cell>
          <table:table-cell table:formula="of:=ROUND((([$Master.D$6]+[$Master.D$2]*([.H261]-1))*(1+[$Master.D$9])*[$Gran.J$13]))" office:value-type="float" office:value="397" calcext:value-type="float">
            <text:p>39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17</text:p>
          </table:table-cell>
          <table:table-cell office:value-type="string" calcext:value-type="string">
            <text:p>Hell Mist II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green</text:p>
          </table:table-cell>
          <table:table-cell table:formula="of:=INT([$Gran.$J$2]+[$Gran.$J$3]*((ROW()-245)))" office:value-type="float" office:value="37" calcext:value-type="float">
            <text:p>37</text:p>
          </table:table-cell>
          <table:table-cell table:formula="of:=ROUND([$Master.B$6]*([$Master.B$2]^([.H262]-1))*[$Gran.J$5])" office:value-type="float" office:value="1011697" calcext:value-type="float">
            <text:p>10116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.4" calcext:value-type="float">
            <text:p>35.4</text:p>
          </table:table-cell>
          <table:table-cell table:formula="of:=ROUND(SQRT([.I262]))*[$Master.E$2]" office:value-type="float" office:value="2012" calcext:value-type="float">
            <text:p>2012</text:p>
          </table:table-cell>
          <table:table-cell office:value-type="float" office:value="0.278" calcext:value-type="float">
            <text:p>0.278</text:p>
          </table:table-cell>
          <table:table-cell office:value-type="float" office:value="0.91" calcext:value-type="float">
            <text:p>0.91</text:p>
          </table:table-cell>
          <table:table-cell office:value-type="float" office:value="2.7" calcext:value-type="float">
            <text:p>2.7</text:p>
          </table:table-cell>
          <table:table-cell office:value-type="float" office:value="77" calcext:value-type="float">
            <text:p>77</text:p>
          </table:table-cell>
          <table:table-cell office:value-type="float" office:value="147" calcext:value-type="float">
            <text:p>147</text:p>
          </table:table-cell>
          <table:table-cell office:value-type="float" office:value="4.19" calcext:value-type="float">
            <text:p>4.19</text:p>
          </table:table-cell>
          <table:table-cell table:formula="of:=ROUND((([$Master.D$6]+[$Master.D$2]*([.H262]-1))*(1-[$Master.D$9])*[$Gran.J$13]))" office:value-type="float" office:value="369" calcext:value-type="float">
            <text:p>369</text:p>
          </table:table-cell>
          <table:table-cell table:formula="of:=ROUND((([$Master.D$6]+[$Master.D$2]*([.H262]-1))*(1+[$Master.D$9])*[$Gran.J$13]))" office:value-type="float" office:value="408" calcext:value-type="float">
            <text:p>408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18</text:p>
          </table:table-cell>
          <table:table-cell office:value-type="string" calcext:value-type="string">
            <text:p>Shadow Wrath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blue</text:p>
          </table:table-cell>
          <table:table-cell table:formula="of:=INT([$Gran.$J$2]+[$Gran.$J$3]*((ROW()-245)))" office:value-type="float" office:value="38" calcext:value-type="float">
            <text:p>38</text:p>
          </table:table-cell>
          <table:table-cell table:formula="of:=ROUND([$Master.B$6]*([$Master.B$2]^([.H263]-1))*[$Gran.J$5])" office:value-type="float" office:value="1315207" calcext:value-type="float">
            <text:p>13152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.6" calcext:value-type="float">
            <text:p>36.6</text:p>
          </table:table-cell>
          <table:table-cell table:formula="of:=ROUND(SQRT([.I263]))*[$Master.E$2]" office:value-type="float" office:value="2294" calcext:value-type="float">
            <text:p>2294</text:p>
          </table:table-cell>
          <table:table-cell office:value-type="float" office:value="0.282" calcext:value-type="float">
            <text:p>0.282</text:p>
          </table:table-cell>
          <table:table-cell office:value-type="float" office:value="0.94" calcext:value-type="float">
            <text:p>0.94</text:p>
          </table:table-cell>
          <table:table-cell office:value-type="float" office:value="2.8" calcext:value-type="float">
            <text:p>2.8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4.26" calcext:value-type="float">
            <text:p>4.26</text:p>
          </table:table-cell>
          <table:table-cell table:formula="of:=ROUND((([$Master.D$6]+[$Master.D$2]*([.H263]-1))*(1-[$Master.D$9])*[$Gran.J$13]))" office:value-type="float" office:value="379" calcext:value-type="float">
            <text:p>379</text:p>
          </table:table-cell>
          <table:table-cell table:formula="of:=ROUND((([$Master.D$6]+[$Master.D$2]*([.H263]-1))*(1+[$Master.D$9])*[$Gran.J$13]))" office:value-type="float" office:value="419" calcext:value-type="float">
            <text:p>419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19</text:p>
          </table:table-cell>
          <table:table-cell office:value-type="string" calcext:value-type="string">
            <text:p>Dark Wraith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purple</text:p>
          </table:table-cell>
          <table:table-cell table:formula="of:=INT([$Gran.$J$2]+[$Gran.$J$3]*((ROW()-245)))" office:value-type="float" office:value="39" calcext:value-type="float">
            <text:p>39</text:p>
          </table:table-cell>
          <table:table-cell table:formula="of:=ROUND([$Master.B$6]*([$Master.B$2]^([.H264]-1))*[$Gran.J$5])" office:value-type="float" office:value="1709769" calcext:value-type="float">
            <text:p>17097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.8" calcext:value-type="float">
            <text:p>37.8</text:p>
          </table:table-cell>
          <table:table-cell table:formula="of:=ROUND(SQRT([.I264]))*[$Master.E$2]" office:value-type="float" office:value="2616" calcext:value-type="float">
            <text:p>2616</text:p>
          </table:table-cell>
          <table:table-cell office:value-type="float" office:value="0.286" calcext:value-type="float">
            <text:p>0.286</text:p>
          </table:table-cell>
          <table:table-cell office:value-type="float" office:value="0.97" calcext:value-type="float">
            <text:p>0.97</text:p>
          </table:table-cell>
          <table:table-cell office:value-type="float" office:value="2.9" calcext:value-type="float">
            <text:p>2.9</text:p>
          </table:table-cell>
          <table:table-cell office:value-type="float" office:value="76" calcext:value-type="float">
            <text:p>76</text:p>
          </table:table-cell>
          <table:table-cell office:value-type="float" office:value="149" calcext:value-type="float">
            <text:p>149</text:p>
          </table:table-cell>
          <table:table-cell office:value-type="float" office:value="4.33" calcext:value-type="float">
            <text:p>4.33</text:p>
          </table:table-cell>
          <table:table-cell table:formula="of:=ROUND((([$Master.D$6]+[$Master.D$2]*([.H264]-1))*(1-[$Master.D$9])*[$Gran.J$13]))" office:value-type="float" office:value="390" calcext:value-type="float">
            <text:p>390</text:p>
          </table:table-cell>
          <table:table-cell table:formula="of:=ROUND((([$Master.D$6]+[$Master.D$2]*([.H264]-1))*(1+[$Master.D$9])*[$Gran.J$13]))" office:value-type="float" office:value="431" calcext:value-type="float">
            <text:p>431</text:p>
          </table:table-cell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on20</text:p>
          </table:table-cell>
          <table:table-cell office:value-type="string" calcext:value-type="string">
            <text:p>Dark Soothsayer</text:p>
          </table:table-cell>
          <table:table-cell office:value-type="string" calcext:value-type="string">
            <text:p>demon0</text:p>
          </table:table-cell>
          <table:table-cell/>
          <table:table-cell office:value-type="string" calcext:value-type="string">
            <text:p>beast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dark</text:p>
          </table:table-cell>
          <table:table-cell table:formula="of:=INT([$Gran.$J$2]+[$Gran.$J$3]*((ROW()-245)))" office:value-type="float" office:value="40" calcext:value-type="float">
            <text:p>40</text:p>
          </table:table-cell>
          <table:table-cell table:formula="of:=ROUND([$Master.B$6]*([$Master.B$2]^([.H265]-1))*[$Gran.J$5])" office:value-type="float" office:value="2222699" calcext:value-type="float">
            <text:p>22226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ROUND(SQRT([.I265]))*[$Master.E$2]" office:value-type="float" office:value="2982" calcext:value-type="float">
            <text:p>2982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float" office:value="4.4" calcext:value-type="float">
            <text:p>4.4</text:p>
          </table:table-cell>
          <table:table-cell table:formula="of:=ROUND((([$Master.D$6]+[$Master.D$2]*([.H265]-1))*(1-[$Master.D$9])*[$Gran.J$13]))" office:value-type="float" office:value="400" calcext:value-type="float">
            <text:p>400</text:p>
          </table:table-cell>
          <table:table-cell table:formula="of:=ROUND((([$Master.D$6]+[$Master.D$2]*([.H265]-1))*(1+[$Master.D$9])*[$Gran.J$13]))" office:value-type="float" office:value="442" calcext:value-type="float">
            <text:p>44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en0</text:p>
          </table:table-cell>
          <table:table-cell office:value-type="string" calcext:value-type="string">
            <text:p>Small Alien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9</text:p>
          </table:table-cell>
          <table:table-cell/>
          <table:table-cell table:formula="of:=INT([$Gran.$K$2]+[$Gran.$K$3]*((ROW()-266)))" office:value-type="float" office:value="25" calcext:value-type="float">
            <text:p>25</text:p>
          </table:table-cell>
          <table:table-cell table:formula="of:=ROUND([$Master.B$6]*([$Master.B$2]^([.H266]-1))*[$Gran.K$5])" office:value-type="float" office:value="27140" calcext:value-type="float">
            <text:p>271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ROUND(SQRT([.I266]))*[$Master.E$2]" office:value-type="float" office:value="330" calcext:value-type="float">
            <text:p>330</text:p>
          </table:table-cell>
          <table:table-cell office:value-type="float" office:value="0.12" calcext:value-type="float">
            <text:p>0.12</text:p>
          </table:table-cell>
          <table:table-cell office:value-type="float" office:value="0.35" calcext:value-type="float">
            <text:p>0.35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ROUND((([$Master.D$6]+[$Master.D$2]*([.H266]-1))*(1-[$Master.D$9])*[$Gran.K$13]))" office:value-type="float" office:value="159" calcext:value-type="float">
            <text:p>159</text:p>
          </table:table-cell>
          <table:table-cell table:formula="of:=ROUND((([$Master.D$6]+[$Master.D$2]*([.H266]-1))*(1+[$Master.D$9])*[$Gran.K$13]))" office:value-type="float" office:value="176" calcext:value-type="float">
            <text:p>17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1</text:p>
          </table:table-cell>
          <table:table-cell office:value-type="string" calcext:value-type="string">
            <text:p>Apple Eyes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red0</text:p>
          </table:table-cell>
          <table:table-cell table:formula="of:=INT([$Gran.$K$2]+[$Gran.$K$3]*((ROW()-266)))" office:value-type="float" office:value="26" calcext:value-type="float">
            <text:p>26</text:p>
          </table:table-cell>
          <table:table-cell table:formula="of:=ROUND([$Master.B$6]*([$Master.B$2]^([.H267]-1))*[$Gran.K$5])" office:value-type="float" office:value="35282" calcext:value-type="float">
            <text:p>35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ROUND(SQRT([.I267]))*[$Master.E$2]" office:value-type="float" office:value="376" calcext:value-type="float">
            <text:p>376</text:p>
          </table:table-cell>
          <table:table-cell office:value-type="float" office:value="0.124" calcext:value-type="float">
            <text:p>0.124</text:p>
          </table:table-cell>
          <table:table-cell office:value-type="float" office:value="0.36" calcext:value-type="float">
            <text:p>0.36</text:p>
          </table:table-cell>
          <table:table-cell office:value-type="float" office:value="0.91" calcext:value-type="float">
            <text:p>0.9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9.4" calcext:value-type="float">
            <text:p>9.4</text:p>
          </table:table-cell>
          <table:table-cell table:formula="of:=ROUND((([$Master.D$6]+[$Master.D$2]*([.H267]-1))*(1-[$Master.D$9])*[$Gran.K$13]))" office:value-type="float" office:value="165" calcext:value-type="float">
            <text:p>165</text:p>
          </table:table-cell>
          <table:table-cell table:formula="of:=ROUND((([$Master.D$6]+[$Master.D$2]*([.H267]-1))*(1+[$Master.D$9])*[$Gran.K$13]))" office:value-type="float" office:value="183" calcext:value-type="float">
            <text:p>183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2</text:p>
          </table:table-cell>
          <table:table-cell office:value-type="string" calcext:value-type="string">
            <text:p>Plasma Shooter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hade_brown0</text:p>
          </table:table-cell>
          <table:table-cell table:formula="of:=INT([$Gran.$K$2]+[$Gran.$K$3]*((ROW()-266)))" office:value-type="float" office:value="27" calcext:value-type="float">
            <text:p>27</text:p>
          </table:table-cell>
          <table:table-cell table:formula="of:=ROUND([$Master.B$6]*([$Master.B$2]^([.H268]-1))*[$Gran.K$5])" office:value-type="float" office:value="45867" calcext:value-type="float">
            <text:p>458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ROUND(SQRT([.I268]))*[$Master.E$2]" office:value-type="float" office:value="428" calcext:value-type="float">
            <text:p>428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9.8" calcext:value-type="float">
            <text:p>9.8</text:p>
          </table:table-cell>
          <table:table-cell table:formula="of:=ROUND((([$Master.D$6]+[$Master.D$2]*([.H268]-1))*(1-[$Master.D$9])*[$Gran.K$13]))" office:value-type="float" office:value="172" calcext:value-type="float">
            <text:p>172</text:p>
          </table:table-cell>
          <table:table-cell table:formula="of:=ROUND((([$Master.D$6]+[$Master.D$2]*([.H268]-1))*(1+[$Master.D$9])*[$Gran.K$13]))" office:value-type="float" office:value="190" calcext:value-type="float">
            <text:p>190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3</text:p>
          </table:table-cell>
          <table:table-cell office:value-type="string" calcext:value-type="string">
            <text:p>Psi Channeler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green0</text:p>
          </table:table-cell>
          <table:table-cell table:formula="of:=INT([$Gran.$K$2]+[$Gran.$K$3]*((ROW()-266)))" office:value-type="float" office:value="28" calcext:value-type="float">
            <text:p>28</text:p>
          </table:table-cell>
          <table:table-cell table:formula="of:=ROUND([$Master.B$6]*([$Master.B$2]^([.H269]-1))*[$Gran.K$5])" office:value-type="float" office:value="59627" calcext:value-type="float">
            <text:p>59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ROUND(SQRT([.I269]))*[$Master.E$2]" office:value-type="float" office:value="488" calcext:value-type="float">
            <text:p>48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" calcext:value-type="float">
            <text:p>0.38</text:p>
          </table:table-cell>
          <table:table-cell office:value-type="float" office:value="0.93" calcext:value-type="float">
            <text:p>0.93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0.2" calcext:value-type="float">
            <text:p>10.2</text:p>
          </table:table-cell>
          <table:table-cell table:formula="of:=ROUND((([$Master.D$6]+[$Master.D$2]*([.H269]-1))*(1-[$Master.D$9])*[$Gran.K$13]))" office:value-type="float" office:value="178" calcext:value-type="float">
            <text:p>178</text:p>
          </table:table-cell>
          <table:table-cell table:formula="of:=ROUND((([$Master.D$6]+[$Master.D$2]*([.H269]-1))*(1+[$Master.D$9])*[$Gran.K$13]))" office:value-type="float" office:value="197" calcext:value-type="float">
            <text:p>197</text:p>
          </table:table-cell>
          <table:table-cell office:value-type="float" office:value="1.08" calcext:value-type="float">
            <text:p>1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4</text:p>
          </table:table-cell>
          <table:table-cell office:value-type="string" calcext:value-type="string">
            <text:p>Alien Warrior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shade_purple0</text:p>
          </table:table-cell>
          <table:table-cell table:formula="of:=INT([$Gran.$K$2]+[$Gran.$K$3]*((ROW()-266)))" office:value-type="float" office:value="29" calcext:value-type="float">
            <text:p>29</text:p>
          </table:table-cell>
          <table:table-cell table:formula="of:=ROUND([$Master.B$6]*([$Master.B$2]^([.H270]-1))*[$Gran.K$5])" office:value-type="float" office:value="77515" calcext:value-type="float">
            <text:p>77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ROUND(SQRT([.I270]))*[$Master.E$2]" office:value-type="float" office:value="556" calcext:value-type="float">
            <text:p>556</text:p>
          </table:table-cell>
          <table:table-cell office:value-type="float" office:value="0.136" calcext:value-type="float">
            <text:p>0.136</text:p>
          </table:table-cell>
          <table:table-cell office:value-type="float" office:value="0.39" calcext:value-type="float">
            <text:p>0.39</text:p>
          </table:table-cell>
          <table:table-cell office:value-type="float" office:value="0.94" calcext:value-type="float">
            <text:p>0.9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0.6" calcext:value-type="float">
            <text:p>10.6</text:p>
          </table:table-cell>
          <table:table-cell table:formula="of:=ROUND((([$Master.D$6]+[$Master.D$2]*([.H270]-1))*(1-[$Master.D$9])*[$Gran.K$13]))" office:value-type="float" office:value="185" calcext:value-type="float">
            <text:p>185</text:p>
          </table:table-cell>
          <table:table-cell table:formula="of:=ROUND((([$Master.D$6]+[$Master.D$2]*([.H270]-1))*(1+[$Master.D$9])*[$Gran.K$13]))" office:value-type="float" office:value="204" calcext:value-type="float">
            <text:p>204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5</text:p>
          </table:table-cell>
          <table:table-cell office:value-type="string" calcext:value-type="string">
            <text:p>Savage Alien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hade_black0</text:p>
          </table:table-cell>
          <table:table-cell table:formula="of:=INT([$Gran.$K$2]+[$Gran.$K$3]*((ROW()-266)))" office:value-type="float" office:value="30" calcext:value-type="float">
            <text:p>30</text:p>
          </table:table-cell>
          <table:table-cell table:formula="of:=ROUND([$Master.B$6]*([$Master.B$2]^([.H271]-1))*[$Gran.K$5])" office:value-type="float" office:value="100769" calcext:value-type="float">
            <text:p>100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ROUND(SQRT([.I271]))*[$Master.E$2]" office:value-type="float" office:value="634" calcext:value-type="float">
            <text:p>634</text:p>
          </table:table-cell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ROUND((([$Master.D$6]+[$Master.D$2]*([.H271]-1))*(1-[$Master.D$9])*[$Gran.K$13]))" office:value-type="float" office:value="191" calcext:value-type="float">
            <text:p>191</text:p>
          </table:table-cell>
          <table:table-cell table:formula="of:=ROUND((([$Master.D$6]+[$Master.D$2]*([.H271]-1))*(1+[$Master.D$9])*[$Gran.K$13]))"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6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hade_red1</text:p>
          </table:table-cell>
          <table:table-cell table:formula="of:=INT([$Gran.$K$2]+[$Gran.$K$3]*((ROW()-266)))" office:value-type="float" office:value="31" calcext:value-type="float">
            <text:p>31</text:p>
          </table:table-cell>
          <table:table-cell table:formula="of:=ROUND([$Master.B$6]*([$Master.B$2]^([.H272]-1))*[$Gran.K$5])" office:value-type="float" office:value="131000" calcext:value-type="float">
            <text:p>13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ROUND(SQRT([.I272]))*[$Master.E$2]" office:value-type="float" office:value="724" calcext:value-type="float">
            <text:p>724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" calcext:value-type="float">
            <text:p>0.41</text:p>
          </table:table-cell>
          <table:table-cell office:value-type="float" office:value="0.96" calcext:value-type="float">
            <text:p>0.96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1.4" calcext:value-type="float">
            <text:p>11.4</text:p>
          </table:table-cell>
          <table:table-cell table:formula="of:=ROUND((([$Master.D$6]+[$Master.D$2]*([.H272]-1))*(1-[$Master.D$9])*[$Gran.K$13]))" office:value-type="float" office:value="198" calcext:value-type="float">
            <text:p>198</text:p>
          </table:table-cell>
          <table:table-cell table:formula="of:=ROUND((([$Master.D$6]+[$Master.D$2]*([.H272]-1))*(1+[$Master.D$9])*[$Gran.K$13]))" office:value-type="float" office:value="218" calcext:value-type="float">
            <text:p>218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7</text:p>
          </table:table-cell>
          <table:table-cell office:value-type="string" calcext:value-type="string">
            <text:p>Psi Emitter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shade_brown1</text:p>
          </table:table-cell>
          <table:table-cell table:formula="of:=INT([$Gran.$K$2]+[$Gran.$K$3]*((ROW()-266)))" office:value-type="float" office:value="32" calcext:value-type="float">
            <text:p>32</text:p>
          </table:table-cell>
          <table:table-cell table:formula="of:=ROUND([$Master.B$6]*([$Master.B$2]^([.H273]-1))*[$Gran.K$5])" office:value-type="float" office:value="170300" calcext:value-type="float">
            <text:p>1703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ROUND(SQRT([.I273]))*[$Master.E$2]" office:value-type="float" office:value="826" calcext:value-type="float">
            <text:p>826</text:p>
          </table:table-cell>
          <table:table-cell office:value-type="float" office:value="0.148" calcext:value-type="float">
            <text:p>0.148</text:p>
          </table:table-cell>
          <table:table-cell office:value-type="float" office:value="0.42" calcext:value-type="float">
            <text:p>0.42</text:p>
          </table:table-cell>
          <table:table-cell office:value-type="float" office:value="0.97" calcext:value-type="float">
            <text:p>0.97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1.8" calcext:value-type="float">
            <text:p>11.8</text:p>
          </table:table-cell>
          <table:table-cell table:formula="of:=ROUND((([$Master.D$6]+[$Master.D$2]*([.H273]-1))*(1-[$Master.D$9])*[$Gran.K$13]))" office:value-type="float" office:value="204" calcext:value-type="float">
            <text:p>204</text:p>
          </table:table-cell>
          <table:table-cell table:formula="of:=ROUND((([$Master.D$6]+[$Master.D$2]*([.H273]-1))*(1+[$Master.D$9])*[$Gran.K$13]))" office:value-type="float" office:value="226" calcext:value-type="float">
            <text:p>226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8</text:p>
          </table:table-cell>
          <table:table-cell office:value-type="string" calcext:value-type="string">
            <text:p>Outsider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hade_green1</text:p>
          </table:table-cell>
          <table:table-cell table:formula="of:=INT([$Gran.$K$2]+[$Gran.$K$3]*((ROW()-266)))" office:value-type="float" office:value="33" calcext:value-type="float">
            <text:p>33</text:p>
          </table:table-cell>
          <table:table-cell table:formula="of:=ROUND([$Master.B$6]*([$Master.B$2]^([.H274]-1))*[$Gran.K$5])" office:value-type="float" office:value="221390" calcext:value-type="float">
            <text:p>2213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ROUND(SQRT([.I274]))*[$Master.E$2]" office:value-type="float" office:value="942" calcext:value-type="float">
            <text:p>94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3" calcext:value-type="float">
            <text:p>0.43</text:p>
          </table:table-cell>
          <table:table-cell office:value-type="float" office:value="0.98" calcext:value-type="float">
            <text:p>0.9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2.2" calcext:value-type="float">
            <text:p>12.2</text:p>
          </table:table-cell>
          <table:table-cell table:formula="of:=ROUND((([$Master.D$6]+[$Master.D$2]*([.H274]-1))*(1-[$Master.D$9])*[$Gran.K$13]))" office:value-type="float" office:value="211" calcext:value-type="float">
            <text:p>211</text:p>
          </table:table-cell>
          <table:table-cell table:formula="of:=ROUND((([$Master.D$6]+[$Master.D$2]*([.H274]-1))*(1+[$Master.D$9])*[$Gran.K$13]))" office:value-type="float" office:value="233" calcext:value-type="float">
            <text:p>233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9</text:p>
          </table:table-cell>
          <table:table-cell office:value-type="string" calcext:value-type="string">
            <text:p>Small Alien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shade_purple1</text:p>
          </table:table-cell>
          <table:table-cell table:formula="of:=INT([$Gran.$K$2]+[$Gran.$K$3]*((ROW()-266)))" office:value-type="float" office:value="34" calcext:value-type="float">
            <text:p>34</text:p>
          </table:table-cell>
          <table:table-cell table:formula="of:=ROUND([$Master.B$6]*([$Master.B$2]^([.H275]-1))*[$Gran.K$5])" office:value-type="float" office:value="287807" calcext:value-type="float">
            <text:p>287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ROUND(SQRT([.I275]))*[$Master.E$2]" office:value-type="float" office:value="1072" calcext:value-type="float">
            <text:p>1072</text:p>
          </table:table-cell>
          <table:table-cell office:value-type="float" office:value="0.156" calcext:value-type="float">
            <text:p>0.156</text:p>
          </table:table-cell>
          <table:table-cell office:value-type="float" office:value="0.44" calcext:value-type="float">
            <text:p>0.44</text:p>
          </table:table-cell>
          <table:table-cell office:value-type="float" office:value="0.99" calcext:value-type="float">
            <text:p>0.9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2.6" calcext:value-type="float">
            <text:p>12.6</text:p>
          </table:table-cell>
          <table:table-cell table:formula="of:=ROUND((([$Master.D$6]+[$Master.D$2]*([.H275]-1))*(1-[$Master.D$9])*[$Gran.K$13]))" office:value-type="float" office:value="217" calcext:value-type="float">
            <text:p>217</text:p>
          </table:table-cell>
          <table:table-cell table:formula="of:=ROUND((([$Master.D$6]+[$Master.D$2]*([.H275]-1))*(1+[$Master.D$9])*[$Gran.K$13]))" office:value-type="float" office:value="240" calcext:value-type="float">
            <text:p>240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10</text:p>
          </table:table-cell>
          <table:table-cell office:value-type="string" calcext:value-type="string">
            <text:p>Apple Eyes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hade_black1</text:p>
          </table:table-cell>
          <table:table-cell table:formula="of:=INT([$Gran.$K$2]+[$Gran.$K$3]*((ROW()-266)))" office:value-type="float" office:value="35" calcext:value-type="float">
            <text:p>35</text:p>
          </table:table-cell>
          <table:table-cell table:formula="of:=ROUND([$Master.B$6]*([$Master.B$2]^([.H276]-1))*[$Gran.K$5])" office:value-type="float" office:value="374148" calcext:value-type="float">
            <text:p>37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ROUND(SQRT([.I276]))*[$Master.E$2]" office:value-type="float" office:value="1224" calcext:value-type="float">
            <text:p>1224</text:p>
          </table:table-cell>
          <table:table-cell office:value-type="float" office:value="0.16" calcext:value-type="float">
            <text:p>0.16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ROUND((([$Master.D$6]+[$Master.D$2]*([.H276]-1))*(1-[$Master.D$9])*[$Gran.K$13]))" office:value-type="float" office:value="223" calcext:value-type="float">
            <text:p>223</text:p>
          </table:table-cell>
          <table:table-cell table:formula="of:=ROUND((([$Master.D$6]+[$Master.D$2]*([.H276]-1))*(1+[$Master.D$9])*[$Gran.K$13]))" office:value-type="float" office:value="247" calcext:value-type="float">
            <text:p>24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11</text:p>
          </table:table-cell>
          <table:table-cell office:value-type="string" calcext:value-type="string">
            <text:p>Plasma Shooter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shade_red1</text:p>
          </table:table-cell>
          <table:table-cell table:formula="of:=INT([$Gran.$K$2]+[$Gran.$K$3]*((ROW()-266)))" office:value-type="float" office:value="36" calcext:value-type="float">
            <text:p>36</text:p>
          </table:table-cell>
          <table:table-cell table:formula="of:=ROUND([$Master.B$6]*([$Master.B$2]^([.H277]-1))*[$Gran.K$5])" office:value-type="float" office:value="486393" calcext:value-type="float">
            <text:p>48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ROUND(SQRT([.I277]))*[$Master.E$2]" office:value-type="float" office:value="1394" calcext:value-type="float">
            <text:p>1394</text:p>
          </table:table-cell>
          <table:table-cell office:value-type="float" office:value="0.164" calcext:value-type="float">
            <text:p>0.164</text:p>
          </table:table-cell>
          <table:table-cell office:value-type="float" office:value="0.46" calcext:value-type="float">
            <text:p>0.46</text:p>
          </table:table-cell>
          <table:table-cell office:value-type="float" office:value="1.01" calcext:value-type="float">
            <text:p>1.01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3.4" calcext:value-type="float">
            <text:p>13.4</text:p>
          </table:table-cell>
          <table:table-cell table:formula="of:=ROUND((([$Master.D$6]+[$Master.D$2]*([.H277]-1))*(1-[$Master.D$9])*[$Gran.K$13]))" office:value-type="float" office:value="230" calcext:value-type="float">
            <text:p>230</text:p>
          </table:table-cell>
          <table:table-cell table:formula="of:=ROUND((([$Master.D$6]+[$Master.D$2]*([.H277]-1))*(1+[$Master.D$9])*[$Gran.K$13]))" office:value-type="float" office:value="254" calcext:value-type="float">
            <text:p>254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12</text:p>
          </table:table-cell>
          <table:table-cell office:value-type="string" calcext:value-type="string">
            <text:p>Psi Channeler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hade_green1</text:p>
          </table:table-cell>
          <table:table-cell table:formula="of:=INT([$Gran.$K$2]+[$Gran.$K$3]*((ROW()-266)))" office:value-type="float" office:value="37" calcext:value-type="float">
            <text:p>37</text:p>
          </table:table-cell>
          <table:table-cell table:formula="of:=ROUND([$Master.B$6]*([$Master.B$2]^([.H278]-1))*[$Gran.K$5])" office:value-type="float" office:value="632311" calcext:value-type="float">
            <text:p>632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ROUND(SQRT([.I278]))*[$Master.E$2]" office:value-type="float" office:value="1590" calcext:value-type="float">
            <text:p>1590</text:p>
          </table:table-cell>
          <table:table-cell office:value-type="float" office:value="0.168" calcext:value-type="float">
            <text:p>0.168</text:p>
          </table:table-cell>
          <table:table-cell office:value-type="float" office:value="0.47" calcext:value-type="float">
            <text:p>0.47</text:p>
          </table:table-cell>
          <table:table-cell office:value-type="float" office:value="1.02" calcext:value-type="float">
            <text:p>1.02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3.8" calcext:value-type="float">
            <text:p>13.8</text:p>
          </table:table-cell>
          <table:table-cell table:formula="of:=ROUND((([$Master.D$6]+[$Master.D$2]*([.H278]-1))*(1-[$Master.D$9])*[$Gran.K$13]))" office:value-type="float" office:value="236" calcext:value-type="float">
            <text:p>236</text:p>
          </table:table-cell>
          <table:table-cell table:formula="of:=ROUND((([$Master.D$6]+[$Master.D$2]*([.H278]-1))*(1+[$Master.D$9])*[$Gran.K$13]))" office:value-type="float" office:value="261" calcext:value-type="float">
            <text:p>261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13</text:p>
          </table:table-cell>
          <table:table-cell office:value-type="string" calcext:value-type="string">
            <text:p>Alien Warrior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shade_brown1</text:p>
          </table:table-cell>
          <table:table-cell table:formula="of:=INT([$Gran.$K$2]+[$Gran.$K$3]*((ROW()-266)))" office:value-type="float" office:value="38" calcext:value-type="float">
            <text:p>38</text:p>
          </table:table-cell>
          <table:table-cell table:formula="of:=ROUND([$Master.B$6]*([$Master.B$2]^([.H279]-1))*[$Gran.K$5])" office:value-type="float" office:value="822004" calcext:value-type="float">
            <text:p>82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ROUND(SQRT([.I279]))*[$Master.E$2]" office:value-type="float" office:value="1814" calcext:value-type="float">
            <text:p>1814</text:p>
          </table:table-cell>
          <table:table-cell office:value-type="float" office:value="0.172" calcext:value-type="float">
            <text:p>0.172</text:p>
          </table:table-cell>
          <table:table-cell office:value-type="float" office:value="0.48" calcext:value-type="float">
            <text:p>0.48</text:p>
          </table:table-cell>
          <table:table-cell office:value-type="float" office:value="1.03" calcext:value-type="float">
            <text:p>1.0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4.2" calcext:value-type="float">
            <text:p>14.2</text:p>
          </table:table-cell>
          <table:table-cell table:formula="of:=ROUND((([$Master.D$6]+[$Master.D$2]*([.H279]-1))*(1-[$Master.D$9])*[$Gran.K$13]))" office:value-type="float" office:value="243" calcext:value-type="float">
            <text:p>243</text:p>
          </table:table-cell>
          <table:table-cell table:formula="of:=ROUND((([$Master.D$6]+[$Master.D$2]*([.H279]-1))*(1+[$Master.D$9])*[$Gran.K$13]))" office:value-type="float" office:value="268" calcext:value-type="float">
            <text:p>268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14</text:p>
          </table:table-cell>
          <table:table-cell office:value-type="string" calcext:value-type="string">
            <text:p>Savage Alien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hade_purple1</text:p>
          </table:table-cell>
          <table:table-cell table:formula="of:=INT([$Gran.$K$2]+[$Gran.$K$3]*((ROW()-266)))" office:value-type="float" office:value="39" calcext:value-type="float">
            <text:p>39</text:p>
          </table:table-cell>
          <table:table-cell table:formula="of:=ROUND([$Master.B$6]*([$Master.B$2]^([.H280]-1))*[$Gran.K$5])" office:value-type="float" office:value="1068605" calcext:value-type="float">
            <text:p>1068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ROUND(SQRT([.I280]))*[$Master.E$2]" office:value-type="float" office:value="2068" calcext:value-type="float">
            <text:p>2068</text:p>
          </table:table-cell>
          <table:table-cell office:value-type="float" office:value="0.176" calcext:value-type="float">
            <text:p>0.176</text:p>
          </table:table-cell>
          <table:table-cell office:value-type="float" office:value="0.49" calcext:value-type="float">
            <text:p>0.49</text:p>
          </table:table-cell>
          <table:table-cell office:value-type="float" office:value="1.04" calcext:value-type="float">
            <text:p>1.04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 table:formula="of:=ROUND((([$Master.D$6]+[$Master.D$2]*([.H280]-1))*(1-[$Master.D$9])*[$Gran.K$13]))" office:value-type="float" office:value="249" calcext:value-type="float">
            <text:p>249</text:p>
          </table:table-cell>
          <table:table-cell table:formula="of:=ROUND((([$Master.D$6]+[$Master.D$2]*([.H280]-1))*(1+[$Master.D$9])*[$Gran.K$13]))" office:value-type="float" office:value="276" calcext:value-type="float">
            <text:p>276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15</text:p>
          </table:table-cell>
          <table:table-cell office:value-type="string" calcext:value-type="string">
            <text:p>Alien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hade_black1</text:p>
          </table:table-cell>
          <table:table-cell table:formula="of:=INT([$Gran.$K$2]+[$Gran.$K$3]*((ROW()-266)))" office:value-type="float" office:value="40" calcext:value-type="float">
            <text:p>40</text:p>
          </table:table-cell>
          <table:table-cell table:formula="of:=ROUND([$Master.B$6]*([$Master.B$2]^([.H281]-1))*[$Gran.K$5])" office:value-type="float" office:value="1389187" calcext:value-type="float">
            <text:p>13891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ROUND(SQRT([.I281]))*[$Master.E$2]" office:value-type="float" office:value="2358" calcext:value-type="float">
            <text:p>2358</text:p>
          </table:table-cell>
          <table:table-cell office:value-type="float" office:value="0.18" calcext:value-type="float">
            <text:p>0.18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ROUND((([$Master.D$6]+[$Master.D$2]*([.H281]-1))*(1-[$Master.D$9])*[$Gran.K$13]))" office:value-type="float" office:value="256" calcext:value-type="float">
            <text:p>256</text:p>
          </table:table-cell>
          <table:table-cell table:formula="of:=ROUND((([$Master.D$6]+[$Master.D$2]*([.H281]-1))*(1+[$Master.D$9])*[$Gran.K$13]))" office:value-type="float" office:value="283" calcext:value-type="float">
            <text:p>28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16</text:p>
          </table:table-cell>
          <table:table-cell office:value-type="string" calcext:value-type="string">
            <text:p>Psi Emitter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red</text:p>
          </table:table-cell>
          <table:table-cell table:formula="of:=INT([$Gran.$K$2]+[$Gran.$K$3]*((ROW()-266)))" office:value-type="float" office:value="41" calcext:value-type="float">
            <text:p>41</text:p>
          </table:table-cell>
          <table:table-cell table:formula="of:=ROUND([$Master.B$6]*([$Master.B$2]^([.H282]-1))*[$Gran.K$5])" office:value-type="float" office:value="1805943" calcext:value-type="float">
            <text:p>18059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ROUND(SQRT([.I282]))*[$Master.E$2]" office:value-type="float" office:value="2688" calcext:value-type="float">
            <text:p>2688</text:p>
          </table:table-cell>
          <table:table-cell office:value-type="float" office:value="0.184" calcext:value-type="float">
            <text:p>0.184</text:p>
          </table:table-cell>
          <table:table-cell office:value-type="float" office:value="0.51" calcext:value-type="float">
            <text:p>0.51</text:p>
          </table:table-cell>
          <table:table-cell office:value-type="float" office:value="1.06" calcext:value-type="float">
            <text:p>1.0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5.4" calcext:value-type="float">
            <text:p>15.4</text:p>
          </table:table-cell>
          <table:table-cell table:formula="of:=ROUND((([$Master.D$6]+[$Master.D$2]*([.H282]-1))*(1-[$Master.D$9])*[$Gran.K$13]))" office:value-type="float" office:value="262" calcext:value-type="float">
            <text:p>262</text:p>
          </table:table-cell>
          <table:table-cell table:formula="of:=ROUND((([$Master.D$6]+[$Master.D$2]*([.H282]-1))*(1+[$Master.D$9])*[$Gran.K$13]))" office:value-type="float" office:value="290" calcext:value-type="float">
            <text:p>290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17</text:p>
          </table:table-cell>
          <table:table-cell office:value-type="string" calcext:value-type="string">
            <text:p>Outsider II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green</text:p>
          </table:table-cell>
          <table:table-cell table:formula="of:=INT([$Gran.$K$2]+[$Gran.$K$3]*((ROW()-266)))" office:value-type="float" office:value="42" calcext:value-type="float">
            <text:p>42</text:p>
          </table:table-cell>
          <table:table-cell table:formula="of:=ROUND([$Master.B$6]*([$Master.B$2]^([.H283]-1))*[$Gran.K$5])" office:value-type="float" office:value="2347726" calcext:value-type="float">
            <text:p>23477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ROUND(SQRT([.I283]))*[$Master.E$2]" office:value-type="float" office:value="3064" calcext:value-type="float">
            <text:p>3064</text:p>
          </table:table-cell>
          <table:table-cell office:value-type="float" office:value="0.188" calcext:value-type="float">
            <text:p>0.188</text:p>
          </table:table-cell>
          <table:table-cell office:value-type="float" office:value="0.52" calcext:value-type="float">
            <text:p>0.52</text:p>
          </table:table-cell>
          <table:table-cell office:value-type="float" office:value="1.07" calcext:value-type="float">
            <text:p>1.0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5.8" calcext:value-type="float">
            <text:p>15.8</text:p>
          </table:table-cell>
          <table:table-cell table:formula="of:=ROUND((([$Master.D$6]+[$Master.D$2]*([.H283]-1))*(1-[$Master.D$9])*[$Gran.K$13]))" office:value-type="float" office:value="269" calcext:value-type="float">
            <text:p>269</text:p>
          </table:table-cell>
          <table:table-cell table:formula="of:=ROUND((([$Master.D$6]+[$Master.D$2]*([.H283]-1))*(1+[$Master.D$9])*[$Gran.K$13]))" office:value-type="float" office:value="297" calcext:value-type="float">
            <text:p>297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18</text:p>
          </table:table-cell>
          <table:table-cell office:value-type="string" calcext:value-type="string">
            <text:p>Weird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blue</text:p>
          </table:table-cell>
          <table:table-cell table:formula="of:=INT([$Gran.$K$2]+[$Gran.$K$3]*((ROW()-266)))" office:value-type="float" office:value="43" calcext:value-type="float">
            <text:p>43</text:p>
          </table:table-cell>
          <table:table-cell table:formula="of:=ROUND([$Master.B$6]*([$Master.B$2]^([.H284]-1))*[$Gran.K$5])" office:value-type="float" office:value="3052044" calcext:value-type="float">
            <text:p>30520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ROUND(SQRT([.I284]))*[$Master.E$2]" office:value-type="float" office:value="3494" calcext:value-type="float">
            <text:p>3494</text:p>
          </table:table-cell>
          <table:table-cell office:value-type="float" office:value="0.192" calcext:value-type="float">
            <text:p>0.192</text:p>
          </table:table-cell>
          <table:table-cell office:value-type="float" office:value="0.53" calcext:value-type="float">
            <text:p>0.53</text:p>
          </table:table-cell>
          <table:table-cell office:value-type="float" office:value="1.08" calcext:value-type="float">
            <text:p>1.0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6.2" calcext:value-type="float">
            <text:p>16.2</text:p>
          </table:table-cell>
          <table:table-cell table:formula="of:=ROUND((([$Master.D$6]+[$Master.D$2]*([.H284]-1))*(1-[$Master.D$9])*[$Gran.K$13]))" office:value-type="float" office:value="275" calcext:value-type="float">
            <text:p>275</text:p>
          </table:table-cell>
          <table:table-cell table:formula="of:=ROUND((([$Master.D$6]+[$Master.D$2]*([.H284]-1))*(1+[$Master.D$9])*[$Gran.K$13]))" office:value-type="float" office:value="304" calcext:value-type="float">
            <text:p>304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19</text:p>
          </table:table-cell>
          <table:table-cell office:value-type="string" calcext:value-type="string">
            <text:p>Alien Mastermind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purple</text:p>
          </table:table-cell>
          <table:table-cell table:formula="of:=INT([$Gran.$K$2]+[$Gran.$K$3]*((ROW()-266)))" office:value-type="float" office:value="44" calcext:value-type="float">
            <text:p>44</text:p>
          </table:table-cell>
          <table:table-cell table:formula="of:=ROUND([$Master.B$6]*([$Master.B$2]^([.H285]-1))*[$Gran.K$5])" office:value-type="float" office:value="3967657" calcext:value-type="float">
            <text:p>39676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ROUND(SQRT([.I285]))*[$Master.E$2]" office:value-type="float" office:value="3984" calcext:value-type="float">
            <text:p>3984</text:p>
          </table:table-cell>
          <table:table-cell office:value-type="float" office:value="0.196" calcext:value-type="float">
            <text:p>0.196</text:p>
          </table:table-cell>
          <table:table-cell office:value-type="float" office:value="0.54" calcext:value-type="float">
            <text:p>0.54</text:p>
          </table:table-cell>
          <table:table-cell office:value-type="float" office:value="1.09" calcext:value-type="float">
            <text:p>1.0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6.6" calcext:value-type="float">
            <text:p>16.6</text:p>
          </table:table-cell>
          <table:table-cell table:formula="of:=ROUND((([$Master.D$6]+[$Master.D$2]*([.H285]-1))*(1-[$Master.D$9])*[$Gran.K$13]))" office:value-type="float" office:value="282" calcext:value-type="float">
            <text:p>282</text:p>
          </table:table-cell>
          <table:table-cell table:formula="of:=ROUND((([$Master.D$6]+[$Master.D$2]*([.H285]-1))*(1+[$Master.D$9])*[$Gran.K$13]))" office:value-type="float" office:value="311" calcext:value-type="float">
            <text:p>311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en20</text:p>
          </table:table-cell>
          <table:table-cell office:value-type="string" calcext:value-type="string">
            <text:p>Mind Reader</text:p>
          </table:table-cell>
          <table:table-cell office:value-type="string" calcext:value-type="string">
            <text:p>alien0</text:p>
          </table:table-cell>
          <table:table-cell office:value-type="string" calcext:value-type="string">
            <text:p>plasma0</text:p>
          </table:table-cell>
          <table:table-cell office:value-type="string" calcext:value-type="string">
            <text:p>skeleton0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dark</text:p>
          </table:table-cell>
          <table:table-cell table:formula="of:=INT([$Gran.$K$2]+[$Gran.$K$3]*((ROW()-266)))" office:value-type="float" office:value="45" calcext:value-type="float">
            <text:p>45</text:p>
          </table:table-cell>
          <table:table-cell table:formula="of:=ROUND([$Master.B$6]*([$Master.B$2]^([.H286]-1))*[$Gran.K$5])" office:value-type="float" office:value="5157954" calcext:value-type="float">
            <text:p>51579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ROUND(SQRT([.I286]))*[$Master.E$2]" office:value-type="float" office:value="4542" calcext:value-type="float">
            <text:p>4542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1.1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ROUND((([$Master.D$6]+[$Master.D$2]*([.H286]-1))*(1-[$Master.D$9])*[$Gran.K$13]))" office:value-type="float" office:value="288" calcext:value-type="float">
            <text:p>288</text:p>
          </table:table-cell>
          <table:table-cell table:formula="of:=ROUND((([$Master.D$6]+[$Master.D$2]*([.H286]-1))*(1+[$Master.D$9])*[$Gran.K$13]))" office:value-type="float" office:value="318" calcext:value-type="float">
            <text:p>31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an" table:style-name="ta1">
        <office:forms form:automatic-focus="false" form:apply-design-mode="false"/>
        <table:table-column table:style-name="co23" table:default-cell-style-name="ce3"/>
        <table:table-column table:style-name="co23" table:number-columns-repeated="10" table:default-cell-style-name="ce2"/>
        <table:table-column table:style-name="co23" table:default-cell-style-name="Default"/>
        <table:table-row table:style-name="ro1">
          <table:table-cell table:style-name="ce2"/>
          <table:table-cell table:style-name="ce3" office:value-type="string" calcext:value-type="string">
            <text:p>Zombie</text:p>
          </table:table-cell>
          <table:table-cell table:style-name="ce3" office:value-type="string" calcext:value-type="string">
            <text:p>bat</text:p>
          </table:table-cell>
          <table:table-cell table:style-name="ce3" office:value-type="string" calcext:value-type="string">
            <text:p>Spider</text:p>
          </table:table-cell>
          <table:table-cell table:style-name="ce3" office:value-type="string" calcext:value-type="string">
            <text:p>Skeleton</text:p>
          </table:table-cell>
          <table:table-cell table:style-name="ce3" office:value-type="string" calcext:value-type="string">
            <text:p>Dog</text:p>
          </table:table-cell>
          <table:table-cell table:style-name="ce3" office:value-type="string" calcext:value-type="string">
            <text:p>Merc</text:p>
          </table:table-cell>
          <table:table-cell table:style-name="ce3" office:value-type="string" calcext:value-type="string">
            <text:p>ShootMerc</text:p>
          </table:table-cell>
          <table:table-cell table:style-name="ce3" office:value-type="string" calcext:value-type="string">
            <text:p>Beast</text:p>
          </table:table-cell>
          <table:table-cell table:style-name="ce3" office:value-type="string" calcext:value-type="string">
            <text:p>Demon </text:p>
          </table:table-cell>
          <table:table-cell table:style-name="ce3" office:value-type="string" calcext:value-type="string">
            <text:p>Alien</text:p>
          </table:table-cell>
          <table:table-cell/>
        </table:table-row>
        <table:table-row table:style-name="ro1">
          <table:table-cell office:value-type="string" calcext:value-type="string">
            <text:p>LevelInit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evelIncrease</text:p>
          </table:table-cell>
          <table:table-cell table:number-columns-repeated="10" table:style-name="ce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HpMultiplier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8" calcext:value-type="float">
            <text:p>0.8</text:p>
          </table:table-cell>
          <table:table-cell table:number-columns-repeated="2" table:style-name="ce21" office:value-type="float" office:value="1.7" calcext:value-type="float">
            <text:p>1.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PAdder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4" office:value-type="string" calcext:value-type="string">
            <text:p>ArmorInit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Not reflected in Monster table atm</text:p>
          </table:table-cell>
        </table:table-row>
        <table:table-row table:style-name="ro1">
          <table:table-cell table:style-name="ce5" office:value-type="string" calcext:value-type="string">
            <text:p>ArmorINC</text:p>
          </table:table-cell>
          <table:table-cell table:number-columns-repeated="9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DamageA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mageScalar</text:p>
          </table:table-cell>
          <table:table-cell table:style-name="ce24" office:value-type="percentage" office:value="1.3" calcext:value-type="percentage">
            <text:p>130.00%</text:p>
          </table:table-cell>
          <table:table-cell table:number-columns-repeated="2" table:style-name="ce24" office:value-type="percentage" office:value="0.8" calcext:value-type="percentage">
            <text:p>80.00%</text:p>
          </table:table-cell>
          <table:table-cell table:style-name="ce24" office:value-type="percentage" office:value="1.45" calcext:value-type="percentage">
            <text:p>145.00%</text:p>
          </table:table-cell>
          <table:table-cell table:number-columns-repeated="2" table:style-name="ce24" office:value-type="percentage" office:value="2" calcext:value-type="percentage">
            <text:p>200.00%</text:p>
          </table:table-cell>
          <table:table-cell table:style-name="ce24" office:value-type="percentage" office:value="1" calcext:value-type="percentage">
            <text:p>100.00%</text:p>
          </table:table-cell>
          <table:table-cell table:style-name="ce24" office:value-type="percentage" office:value="1.1" calcext:value-type="percentage">
            <text:p>110.00%</text:p>
          </table:table-cell>
          <table:table-cell table:style-name="ce24" office:value-type="percentage" office:value="1.25" calcext:value-type="percentage">
            <text:p>125.00%</text:p>
          </table:table-cell>
          <table:table-cell table:style-name="ce24" office:value-type="percentage" office:value="0.8" calcext:value-type="percentage">
            <text:p>80.00%</text:p>
          </table:table-cell>
          <table:table-cell/>
        </table:table-row>
        <table:table-row table:style-name="ro1" table:number-rows-repeated="3">
          <table:table-cell table:style-name="ce2"/>
          <table:table-cell table:number-columns-repeated="11"/>
        </table:table-row>
        <table:table-row table:style-name="ro2">
          <table:table-cell office:value-type="string" calcext:value-type="string">
            <text:p>EXPGrowth/LVL</text:p>
          </table:table-cell>
          <table:table-cell table:number-columns-repeated="11"/>
        </table:table-row>
      </table:table>
      <table:table table:name="Master" table:style-name="ta1">
        <office:forms form:automatic-focus="false" form:apply-design-mode="false"/>
        <table:table-column table:style-name="co23" table:number-columns-repeated="6" table:default-cell-style-name="Default"/>
        <table:table-column table:style-name="co23" table:default-cell-style-name="ce35"/>
        <table:table-column table:style-name="co23" table:default-cell-style-name="ce12"/>
        <table:table-column table:style-name="co23" table:default-cell-style-name="Default"/>
        <table:table-column table:style-name="co23" table:default-cell-style-name="ce41"/>
        <table:table-row table:style-name="ro1">
          <table:table-cell table:style-name="ce3" office:value-type="string" calcext:value-type="string">
            <text:p>Multipliers</text:p>
          </table:table-cell>
          <table:table-cell table:style-name="ce3" office:value-type="string" calcext:value-type="string">
            <text:p>Health</text:p>
          </table:table-cell>
          <table:table-cell table:style-name="ce3" office:value-type="string" calcext:value-type="string">
            <text:p>Armor</text:p>
          </table:table-cell>
          <table:table-cell table:style-name="ce3" office:value-type="string" calcext:value-type="string">
            <text:p>Damage/Level</text:p>
          </table:table-cell>
          <table:table-cell table:style-name="ce3" office:value-type="string" calcext:value-type="string">
            <text:p>EXPMultiplie</text:p>
          </table:table-cell>
          <table:table-cell table:style-name="ce2"/>
          <table:table-cell table:style-name="ce3" office:value-type="string" calcext:value-type="string">
            <text:p>BossHealth</text:p>
          </table:table-cell>
          <table:table-cell table:style-name="ce3" office:value-type="string" calcext:value-type="string">
            <text:p>BossArmor</text:p>
          </table:table-cell>
          <table:table-cell table:style-name="ce3" office:value-type="string" calcext:value-type="string">
            <text:p>BossDamage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per level</text:p>
          </table:table-cell>
          <table:table-cell table:style-name="ce27" office:value-type="percentage" office:value="1.3" calcext:value-type="percentage">
            <text:p>130.00%</text:p>
          </table:table-cell>
          <table:table-cell table:style-name="ce10" office:value-type="percentage" office:value="1.2" calcext:value-type="percentage">
            <text:p>120.00%</text:p>
          </table:table-cell>
          <table:table-cell table:style-name="ce30" office:value-type="float" office:value="8.5" calcext:value-type="float">
            <text:p>8.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Default"/>
        </table:table-row>
        <table:table-row table:style-name="ro1" table:number-rows-repeated="2">
          <table:table-cell table:style-name="ce2" table:number-columns-repeated="9"/>
          <table:table-cell table:style-name="Default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HpAdd</text:p>
          </table:table-cell>
          <table:table-cell table:style-name="ce2" office:value-type="string" calcext:value-type="string">
            <text:p>DamageBase</text:p>
          </table:table-cell>
          <table:table-cell table:style-name="ce2" table:number-columns-repeated="5"/>
          <table:table-cell table:style-name="Default"/>
        </table:table-row>
        <table:table-row table:style-name="ro2">
          <table:table-cell table:style-name="ce3" office:value-type="string" calcext:value-type="string">
            <text:p>StandardMonsterBaseHP</text:p>
          </table:table-cell>
          <table:table-cell table:style-name="ce28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2" table:number-columns-repeated="3"/>
          <table:table-cell table:style-name="ce2" office:value-type="string" calcext:value-type="string">
            <text:p>This doesn’t do anything. Just nice to look at.</text:p>
          </table:table-cell>
          <table:table-cell table:style-name="ce2"/>
          <table:table-cell table:style-name="Default"/>
        </table:table-row>
        <table:table-row table:style-name="ro1">
          <table:table-cell table:number-columns-repeated="6"/>
          <table:table-cell table:style-name="ce34"/>
          <table:table-cell table:style-name="ce37" table:number-columns-repeated="2"/>
          <table:table-cell table:style-name="ce40" office:value-type="string" calcext:value-type="string">
            <text:p>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mageVariation</text:p>
          </table:table-cell>
          <table:table-cell table:number-columns-repeated="3"/>
          <table:table-cell table:style-name="Default"/>
          <table:table-cell/>
          <table:table-cell office:value-type="float" office:value="1.21" calcext:value-type="float">
            <text:p>1.21</text:p>
          </table:table-cell>
        </table:table-row>
        <table:table-row table:style-name="ro1">
          <table:table-cell table:number-columns-repeated="3"/>
          <table:table-cell table:style-name="ce32" office:value-type="percentage" office:value="0.05" calcext:value-type="percentage">
            <text:p>5.00%</text:p>
          </table:table-cell>
          <table:table-cell table:number-columns-repeated="3"/>
          <table:table-cell table:style-name="Default" office:value-type="string" calcext:value-type="string">
            <text:p>BasicHP</text:p>
          </table:table-cell>
          <table:table-cell/>
          <table:table-cell office:value-type="string" calcext:value-type="string">
            <text:p>BasicDamg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[.B$6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INT([.B$6]*[.B$2])" office:value-type="float" office:value="13" calcext:value-type="float">
            <text:p>13</text:p>
          </table:table-cell>
          <table:table-cell table:formula="of:=[.I10]*1.21" office:value-type="float" office:value="12.1" calcext:value-type="float">
            <text:p>12.1</text:p>
          </table:table-cell>
          <table:table-cell table:formula="of:=ROUND([.J10]*[.J$8]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INT([.B$6]*([.B$2]^([.G12]-1)))" office:value-type="float" office:value="16" calcext:value-type="float">
            <text:p>16</text:p>
          </table:table-cell>
          <table:table-cell table:formula="of:=[.I11]*1.21" office:value-type="float" office:value="14.641" calcext:value-type="float">
            <text:p>14.641</text:p>
          </table:table-cell>
          <table:table-cell table:formula="of:=ROUND([.J11]*[.J$8]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INT([.B$6]*([.B$2]^([.G13]-1)))" office:value-type="float" office:value="21" calcext:value-type="float">
            <text:p>21</text:p>
          </table:table-cell>
          <table:table-cell table:formula="of:=[.I12]*1.21" office:value-type="float" office:value="17.71561" calcext:value-type="float">
            <text:p>17.71561</text:p>
          </table:table-cell>
          <table:table-cell table:formula="of:=ROUND([.J12]*[.J$8])"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table:style-name="ce33"/>
          <table:table-cell table:number-columns-repeated="2"/>
          <table:table-cell table:formula="of:=[.G13]+1" office:value-type="float" office:value="5" calcext:value-type="float">
            <text:p>5</text:p>
          </table:table-cell>
          <table:table-cell table:formula="of:=INT([.B$6]*([.B$2]^([.G14]-1)))" office:value-type="float" office:value="28" calcext:value-type="float">
            <text:p>28</text:p>
          </table:table-cell>
          <table:table-cell table:formula="of:=[.I13]*1.21" office:value-type="float" office:value="21.4358881" calcext:value-type="float">
            <text:p>21.4358881</text:p>
          </table:table-cell>
          <table:table-cell table:formula="of:=ROUND([.J13]*[.J$8])" office:value-type="float" office:value="22" calcext:value-type="float">
            <text:p>22</text:p>
          </table:table-cell>
        </table:table-row>
        <table:table-row table:style-name="ro1">
          <table:table-cell table:number-columns-repeated="6"/>
          <table:table-cell table:formula="of:=[.G14]+1" office:value-type="float" office:value="6" calcext:value-type="float">
            <text:p>6</text:p>
          </table:table-cell>
          <table:table-cell table:formula="of:=INT([.B$6]*([.B$2]^([.G15]-1)))" office:value-type="float" office:value="37" calcext:value-type="float">
            <text:p>37</text:p>
          </table:table-cell>
          <table:table-cell table:formula="of:=[.I14]*1.21" office:value-type="float" office:value="25.937424601" calcext:value-type="float">
            <text:p>25.937424601</text:p>
          </table:table-cell>
          <table:table-cell table:formula="of:=ROUND([.J14]*[.J$8])" office:value-type="float" office:value="27" calcext:value-type="float">
            <text:p>27</text:p>
          </table:table-cell>
        </table:table-row>
        <table:table-row table:style-name="ro1">
          <table:table-cell table:number-columns-repeated="6"/>
          <table:table-cell table:formula="of:=[.G15]+1" office:value-type="float" office:value="7" calcext:value-type="float">
            <text:p>7</text:p>
          </table:table-cell>
          <table:table-cell table:formula="of:=INT([.B$6]*([.B$2]^([.G16]-1)))" office:value-type="float" office:value="48" calcext:value-type="float">
            <text:p>48</text:p>
          </table:table-cell>
          <table:table-cell table:formula="of:=[.I15]*1.21" office:value-type="float" office:value="31.38428376721" calcext:value-type="float">
            <text:p>31.38428376721</text:p>
          </table:table-cell>
          <table:table-cell table:formula="of:=ROUND([.J15]*[.J$8])" office:value-type="float" office:value="33" calcext:value-type="float">
            <text:p>33</text:p>
          </table:table-cell>
        </table:table-row>
        <table:table-row table:style-name="ro1">
          <table:table-cell table:number-columns-repeated="6"/>
          <table:table-cell table:formula="of:=[.G16]+1" office:value-type="float" office:value="8" calcext:value-type="float">
            <text:p>8</text:p>
          </table:table-cell>
          <table:table-cell table:formula="of:=INT([.B$6]*([.B$2]^([.G17]-1)))" office:value-type="float" office:value="62" calcext:value-type="float">
            <text:p>62</text:p>
          </table:table-cell>
          <table:table-cell table:formula="of:=[.I16]*1.21" office:value-type="float" office:value="37.9749833583241" calcext:value-type="float">
            <text:p>37.9749833583241</text:p>
          </table:table-cell>
          <table:table-cell table:formula="of:=ROUND([.J16]*[.J$8])" office:value-type="float" office:value="40" calcext:value-type="float">
            <text:p>40</text:p>
          </table:table-cell>
        </table:table-row>
        <table:table-row table:style-name="ro1">
          <table:table-cell table:number-columns-repeated="6"/>
          <table:table-cell table:formula="of:=[.G17]+1" office:value-type="float" office:value="9" calcext:value-type="float">
            <text:p>9</text:p>
          </table:table-cell>
          <table:table-cell table:formula="of:=INT([.B$6]*([.B$2]^([.G18]-1)))" office:value-type="float" office:value="81" calcext:value-type="float">
            <text:p>81</text:p>
          </table:table-cell>
          <table:table-cell table:formula="of:=[.I17]*1.21" office:value-type="float" office:value="45.9497298635722" calcext:value-type="float">
            <text:p>45.9497298635722</text:p>
          </table:table-cell>
          <table:table-cell table:formula="of:=ROUND([.J17]*[.J$8])" office:value-type="float" office:value="48" calcext:value-type="float">
            <text:p>48</text:p>
          </table:table-cell>
        </table:table-row>
        <table:table-row table:style-name="ro1">
          <table:table-cell table:number-columns-repeated="6"/>
          <table:table-cell table:formula="of:=[.G18]+1" office:value-type="float" office:value="10" calcext:value-type="float">
            <text:p>10</text:p>
          </table:table-cell>
          <table:table-cell table:formula="of:=INT([.B$6]*([.B$2]^([.G19]-1)))" office:value-type="float" office:value="106" calcext:value-type="float">
            <text:p>106</text:p>
          </table:table-cell>
          <table:table-cell table:formula="of:=[.I18]*1.21" office:value-type="float" office:value="55.5991731349223" calcext:value-type="float">
            <text:p>55.5991731349223</text:p>
          </table:table-cell>
          <table:table-cell table:formula="of:=ROUND([.J18]*[.J$8])" office:value-type="float" office:value="58" calcext:value-type="float">
            <text:p>58</text:p>
          </table:table-cell>
        </table:table-row>
        <table:table-row table:style-name="ro1">
          <table:table-cell table:number-columns-repeated="6"/>
          <table:table-cell table:formula="of:=[.G19]+1" office:value-type="float" office:value="11" calcext:value-type="float">
            <text:p>11</text:p>
          </table:table-cell>
          <table:table-cell table:formula="of:=INT([.B$6]*([.B$2]^([.G20]-1)))" office:value-type="float" office:value="137" calcext:value-type="float">
            <text:p>137</text:p>
          </table:table-cell>
          <table:table-cell table:formula="of:=[.I19]*1.21" office:value-type="float" office:value="67.274999493256" calcext:value-type="float">
            <text:p>67.274999493256</text:p>
          </table:table-cell>
          <table:table-cell table:formula="of:=ROUND([.J19]*[.J$8])" office:value-type="float" office:value="70" calcext:value-type="float">
            <text:p>70</text:p>
          </table:table-cell>
        </table:table-row>
        <table:table-row table:style-name="ro1">
          <table:table-cell table:number-columns-repeated="6"/>
          <table:table-cell table:formula="of:=[.G20]+1" office:value-type="float" office:value="12" calcext:value-type="float">
            <text:p>12</text:p>
          </table:table-cell>
          <table:table-cell table:formula="of:=INT([.B$6]*([.B$2]^([.G21]-1)))" office:value-type="float" office:value="179" calcext:value-type="float">
            <text:p>179</text:p>
          </table:table-cell>
          <table:table-cell table:formula="of:=[.I20]*1.21" office:value-type="float" office:value="81.4027493868397" calcext:value-type="float">
            <text:p>81.4027493868397</text:p>
          </table:table-cell>
          <table:table-cell table:formula="of:=ROUND([.J20]*[.J$8])" office:value-type="float" office:value="85" calcext:value-type="float">
            <text:p>85</text:p>
          </table:table-cell>
        </table:table-row>
        <table:table-row table:style-name="ro1">
          <table:table-cell table:number-columns-repeated="6"/>
          <table:table-cell table:formula="of:=[.G21]+1" office:value-type="float" office:value="13" calcext:value-type="float">
            <text:p>13</text:p>
          </table:table-cell>
          <table:table-cell table:formula="of:=INT([.B$6]*([.B$2]^([.G22]-1)))" office:value-type="float" office:value="232" calcext:value-type="float">
            <text:p>232</text:p>
          </table:table-cell>
          <table:table-cell table:formula="of:=[.I21]*1.21" office:value-type="float" office:value="98.4973267580761" calcext:value-type="float">
            <text:p>98.4973267580761</text:p>
          </table:table-cell>
          <table:table-cell table:formula="of:=ROUND([.J21]*[.J$8])" office:value-type="float" office:value="103" calcext:value-type="float">
            <text:p>103</text:p>
          </table:table-cell>
        </table:table-row>
        <table:table-row table:style-name="ro1">
          <table:table-cell table:number-columns-repeated="6"/>
          <table:table-cell table:formula="of:=[.G22]+1" office:value-type="float" office:value="14" calcext:value-type="float">
            <text:p>14</text:p>
          </table:table-cell>
          <table:table-cell table:formula="of:=INT([.B$6]*([.B$2]^([.G23]-1)))" office:value-type="float" office:value="302" calcext:value-type="float">
            <text:p>302</text:p>
          </table:table-cell>
          <table:table-cell table:formula="of:=[.I22]*1.21" office:value-type="float" office:value="119.181765377272" calcext:value-type="float">
            <text:p>119.181765377272</text:p>
          </table:table-cell>
          <table:table-cell table:formula="of:=ROUND([.J22]*[.J$8])" office:value-type="float" office:value="125" calcext:value-type="float">
            <text:p>125</text:p>
          </table:table-cell>
        </table:table-row>
        <table:table-row table:style-name="ro1">
          <table:table-cell table:number-columns-repeated="6"/>
          <table:table-cell table:formula="of:=[.G23]+1" office:value-type="float" office:value="15" calcext:value-type="float">
            <text:p>15</text:p>
          </table:table-cell>
          <table:table-cell table:formula="of:=INT([.B$6]*([.B$2]^([.G24]-1)))" office:value-type="float" office:value="393" calcext:value-type="float">
            <text:p>393</text:p>
          </table:table-cell>
          <table:table-cell table:formula="of:=[.I23]*1.21" office:value-type="float" office:value="144.209936106499" calcext:value-type="float">
            <text:p>144.209936106499</text:p>
          </table:table-cell>
          <table:table-cell table:formula="of:=ROUND([.J23]*[.J$8])" office:value-type="float" office:value="151" calcext:value-type="float">
            <text:p>151</text:p>
          </table:table-cell>
        </table:table-row>
        <table:table-row table:style-name="ro1">
          <table:table-cell table:number-columns-repeated="6"/>
          <table:table-cell table:formula="of:=[.G24]+1" office:value-type="float" office:value="16" calcext:value-type="float">
            <text:p>16</text:p>
          </table:table-cell>
          <table:table-cell table:formula="of:=INT([.B$6]*([.B$2]^([.G25]-1)))" office:value-type="float" office:value="511" calcext:value-type="float">
            <text:p>511</text:p>
          </table:table-cell>
          <table:table-cell table:formula="of:=[.I24]*1.21" office:value-type="float" office:value="174.494022688864" calcext:value-type="float">
            <text:p>174.494022688864</text:p>
          </table:table-cell>
          <table:table-cell table:formula="of:=ROUND([.J24]*[.J$8])" office:value-type="float" office:value="183" calcext:value-type="float">
            <text:p>183</text:p>
          </table:table-cell>
        </table:table-row>
        <table:table-row table:style-name="ro1">
          <table:table-cell table:number-columns-repeated="6"/>
          <table:table-cell table:formula="of:=[.G25]+1" office:value-type="float" office:value="17" calcext:value-type="float">
            <text:p>17</text:p>
          </table:table-cell>
          <table:table-cell table:formula="of:=INT([.B$6]*([.B$2]^([.G26]-1)))" office:value-type="float" office:value="665" calcext:value-type="float">
            <text:p>665</text:p>
          </table:table-cell>
          <table:table-cell table:formula="of:=[.I25]*1.21" office:value-type="float" office:value="211.137767453525" calcext:value-type="float">
            <text:p>211.137767453525</text:p>
          </table:table-cell>
          <table:table-cell table:formula="of:=ROUND([.J25]*[.J$8])" office:value-type="float" office:value="221" calcext:value-type="float">
            <text:p>221</text:p>
          </table:table-cell>
        </table:table-row>
        <table:table-row table:style-name="ro1">
          <table:table-cell table:number-columns-repeated="6"/>
          <table:table-cell table:formula="of:=[.G26]+1" office:value-type="float" office:value="18" calcext:value-type="float">
            <text:p>18</text:p>
          </table:table-cell>
          <table:table-cell table:formula="of:=INT([.B$6]*([.B$2]^([.G27]-1)))" office:value-type="float" office:value="865" calcext:value-type="float">
            <text:p>865</text:p>
          </table:table-cell>
          <table:table-cell table:formula="of:=[.I26]*1.21" office:value-type="float" office:value="255.476698618766" calcext:value-type="float">
            <text:p>255.476698618766</text:p>
          </table:table-cell>
          <table:table-cell table:formula="of:=ROUND([.J26]*[.J$8])" office:value-type="float" office:value="267" calcext:value-type="float">
            <text:p>267</text:p>
          </table:table-cell>
        </table:table-row>
        <table:table-row table:style-name="ro1">
          <table:table-cell table:number-columns-repeated="6"/>
          <table:table-cell table:formula="of:=[.G27]+1" office:value-type="float" office:value="19" calcext:value-type="float">
            <text:p>19</text:p>
          </table:table-cell>
          <table:table-cell table:formula="of:=INT([.B$6]*([.B$2]^([.G28]-1)))" office:value-type="float" office:value="1124" calcext:value-type="float">
            <text:p>1124</text:p>
          </table:table-cell>
          <table:table-cell table:formula="of:=[.I27]*1.21" office:value-type="float" office:value="309.126805328706" calcext:value-type="float">
            <text:p>309.126805328706</text:p>
          </table:table-cell>
          <table:table-cell table:formula="of:=ROUND([.J27]*[.J$8])" office:value-type="float" office:value="323" calcext:value-type="float">
            <text:p>323</text:p>
          </table:table-cell>
        </table:table-row>
        <table:table-row table:style-name="ro1">
          <table:table-cell table:number-columns-repeated="6"/>
          <table:table-cell table:formula="of:=[.G28]+1" office:value-type="float" office:value="20" calcext:value-type="float">
            <text:p>20</text:p>
          </table:table-cell>
          <table:table-cell table:formula="of:=INT([.B$6]*([.B$2]^([.G29]-1)))" office:value-type="float" office:value="1461" calcext:value-type="float">
            <text:p>1461</text:p>
          </table:table-cell>
          <table:table-cell table:formula="of:=[.I28]*1.21" office:value-type="float" office:value="374.043434447735" calcext:value-type="float">
            <text:p>374.043434447735</text:p>
          </table:table-cell>
          <table:table-cell table:formula="of:=ROUND([.J28]*[.J$8])" office:value-type="float" office:value="391" calcext:value-type="float">
            <text:p>391</text:p>
          </table:table-cell>
        </table:table-row>
        <table:table-row table:style-name="ro1">
          <table:table-cell table:number-columns-repeated="6"/>
          <table:table-cell table:formula="of:=[.G29]+1" office:value-type="float" office:value="21" calcext:value-type="float">
            <text:p>21</text:p>
          </table:table-cell>
          <table:table-cell table:formula="of:=INT([.B$6]*([.B$2]^([.G30]-1)))" office:value-type="float" office:value="1900" calcext:value-type="float">
            <text:p>1900</text:p>
          </table:table-cell>
          <table:table-cell table:formula="of:=[.I29]*1.21" office:value-type="float" office:value="452.592555681759" calcext:value-type="float">
            <text:p>452.592555681759</text:p>
          </table:table-cell>
          <table:table-cell table:formula="of:=ROUND([.J29]*[.J$8])" office:value-type="float" office:value="473" calcext:value-type="float">
            <text:p>473</text:p>
          </table:table-cell>
        </table:table-row>
        <table:table-row table:style-name="ro1">
          <table:table-cell table:number-columns-repeated="6"/>
          <table:table-cell table:formula="of:=[.G30]+1" office:value-type="float" office:value="22" calcext:value-type="float">
            <text:p>22</text:p>
          </table:table-cell>
          <table:table-cell table:formula="of:=INT([.B$6]*([.B$2]^([.G31]-1)))" office:value-type="float" office:value="2470" calcext:value-type="float">
            <text:p>2470</text:p>
          </table:table-cell>
          <table:table-cell table:formula="of:=[.I30]*1.21" office:value-type="float" office:value="547.636992374929" calcext:value-type="float">
            <text:p>547.636992374929</text:p>
          </table:table-cell>
          <table:table-cell table:formula="of:=ROUND([.J30]*[.J$8])" office:value-type="float" office:value="572" calcext:value-type="float">
            <text:p>572</text:p>
          </table:table-cell>
        </table:table-row>
        <table:table-row table:style-name="ro1">
          <table:table-cell table:number-columns-repeated="6"/>
          <table:table-cell table:formula="of:=[.G31]+1" office:value-type="float" office:value="23" calcext:value-type="float">
            <text:p>23</text:p>
          </table:table-cell>
          <table:table-cell table:formula="of:=INT([.B$6]*([.B$2]^([.G32]-1)))" office:value-type="float" office:value="3211" calcext:value-type="float">
            <text:p>3211</text:p>
          </table:table-cell>
          <table:table-cell table:formula="of:=[.I31]*1.21" office:value-type="float" office:value="662.640760773664" calcext:value-type="float">
            <text:p>662.640760773664</text:p>
          </table:table-cell>
          <table:table-cell table:formula="of:=ROUND([.J31]*[.J$8])" office:value-type="float" office:value="692" calcext:value-type="float">
            <text:p>692</text:p>
          </table:table-cell>
        </table:table-row>
        <table:table-row table:style-name="ro1">
          <table:table-cell table:number-columns-repeated="6"/>
          <table:table-cell table:formula="of:=[.G32]+1" office:value-type="float" office:value="24" calcext:value-type="float">
            <text:p>24</text:p>
          </table:table-cell>
          <table:table-cell table:formula="of:=INT([.B$6]*([.B$2]^([.G33]-1)))" office:value-type="float" office:value="4175" calcext:value-type="float">
            <text:p>4175</text:p>
          </table:table-cell>
          <table:table-cell table:formula="of:=[.I32]*1.21" office:value-type="float" office:value="801.795320536133" calcext:value-type="float">
            <text:p>801.795320536133</text:p>
          </table:table-cell>
          <table:table-cell table:formula="of:=ROUND([.J32]*[.J$8])" office:value-type="float" office:value="837" calcext:value-type="float">
            <text:p>837</text:p>
          </table:table-cell>
        </table:table-row>
        <table:table-row table:style-name="ro1">
          <table:table-cell table:number-columns-repeated="6"/>
          <table:table-cell table:formula="of:=[.G33]+1" office:value-type="float" office:value="25" calcext:value-type="float">
            <text:p>25</text:p>
          </table:table-cell>
          <table:table-cell table:formula="of:=INT([.B$6]*([.B$2]^([.G34]-1)))" office:value-type="float" office:value="5428" calcext:value-type="float">
            <text:p>5428</text:p>
          </table:table-cell>
          <table:table-cell table:formula="of:=[.I33]*1.21" office:value-type="float" office:value="970.172337848721" calcext:value-type="float">
            <text:p>970.172337848721</text:p>
          </table:table-cell>
          <table:table-cell table:formula="of:=ROUND([.J33]*[.J$8])" office:value-type="float" office:value="1013" calcext:value-type="float">
            <text:p>1013</text:p>
          </table:table-cell>
        </table:table-row>
        <table:table-row table:style-name="ro1">
          <table:table-cell table:number-columns-repeated="6"/>
          <table:table-cell table:formula="of:=[.G34]+1" office:value-type="float" office:value="26" calcext:value-type="float">
            <text:p>26</text:p>
          </table:table-cell>
          <table:table-cell table:formula="of:=INT([.B$6]*([.B$2]^([.G35]-1)))" office:value-type="float" office:value="7056" calcext:value-type="float">
            <text:p>7056</text:p>
          </table:table-cell>
          <table:table-cell table:formula="of:=[.I34]*1.21" office:value-type="float" office:value="1173.90852879695" calcext:value-type="float">
            <text:p>1173.90852879695</text:p>
          </table:table-cell>
          <table:table-cell table:formula="of:=ROUND([.J34]*[.J$8])" office:value-type="float" office:value="1226" calcext:value-type="float">
            <text:p>1226</text:p>
          </table:table-cell>
        </table:table-row>
        <table:table-row table:style-name="ro1">
          <table:table-cell table:number-columns-repeated="6"/>
          <table:table-cell table:formula="of:=[.G35]+1" office:value-type="float" office:value="27" calcext:value-type="float">
            <text:p>27</text:p>
          </table:table-cell>
          <table:table-cell table:formula="of:=INT([.B$6]*([.B$2]^([.G36]-1)))" office:value-type="float" office:value="9173" calcext:value-type="float">
            <text:p>9173</text:p>
          </table:table-cell>
          <table:table-cell table:formula="of:=[.I35]*1.21" office:value-type="float" office:value="1420.42931984431" calcext:value-type="float">
            <text:p>1420.42931984431</text:p>
          </table:table-cell>
          <table:table-cell table:formula="of:=ROUND([.J35]*[.J$8])" office:value-type="float" office:value="1483" calcext:value-type="float">
            <text:p>1483</text:p>
          </table:table-cell>
        </table:table-row>
        <table:table-row table:style-name="ro1">
          <table:table-cell table:number-columns-repeated="6"/>
          <table:table-cell table:formula="of:=[.G36]+1" office:value-type="float" office:value="28" calcext:value-type="float">
            <text:p>28</text:p>
          </table:table-cell>
          <table:table-cell table:formula="of:=INT([.B$6]*([.B$2]^([.G37]-1)))" office:value-type="float" office:value="11925" calcext:value-type="float">
            <text:p>11925</text:p>
          </table:table-cell>
          <table:table-cell table:formula="of:=[.I36]*1.21" office:value-type="float" office:value="1718.71947701162" calcext:value-type="float">
            <text:p>1718.71947701162</text:p>
          </table:table-cell>
          <table:table-cell table:formula="of:=ROUND([.J36]*[.J$8])" office:value-type="float" office:value="1794" calcext:value-type="float">
            <text:p>1794</text:p>
          </table:table-cell>
        </table:table-row>
        <table:table-row table:style-name="ro1">
          <table:table-cell table:number-columns-repeated="6"/>
          <table:table-cell table:formula="of:=[.G37]+1" office:value-type="float" office:value="29" calcext:value-type="float">
            <text:p>29</text:p>
          </table:table-cell>
          <table:table-cell table:formula="of:=INT([.B$6]*([.B$2]^([.G38]-1)))" office:value-type="float" office:value="15502" calcext:value-type="float">
            <text:p>15502</text:p>
          </table:table-cell>
          <table:table-cell table:formula="of:=[.I37]*1.21" office:value-type="float" office:value="2079.65056718406" calcext:value-type="float">
            <text:p>2079.65056718406</text:p>
          </table:table-cell>
          <table:table-cell table:formula="of:=ROUND([.J37]*[.J$8])" office:value-type="float" office:value="2171" calcext:value-type="float">
            <text:p>2171</text:p>
          </table:table-cell>
        </table:table-row>
        <table:table-row table:style-name="ro1">
          <table:table-cell table:number-columns-repeated="6"/>
          <table:table-cell table:formula="of:=[.G38]+1" office:value-type="float" office:value="30" calcext:value-type="float">
            <text:p>30</text:p>
          </table:table-cell>
          <table:table-cell table:formula="of:=INT([.B$6]*([.B$2]^([.G39]-1)))" office:value-type="float" office:value="20153" calcext:value-type="float">
            <text:p>20153</text:p>
          </table:table-cell>
          <table:table-cell table:formula="of:=[.I38]*1.21" office:value-type="float" office:value="2516.37718629271" calcext:value-type="float">
            <text:p>2516.37718629271</text:p>
          </table:table-cell>
          <table:table-cell table:formula="of:=ROUND([.J38]*[.J$8])" office:value-type="float" office:value="2627" calcext:value-type="float">
            <text:p>2627</text:p>
          </table:table-cell>
        </table:table-row>
        <table:table-row table:style-name="ro1">
          <table:table-cell table:number-columns-repeated="6"/>
          <table:table-cell table:formula="of:=[.G39]+1" office:value-type="float" office:value="31" calcext:value-type="float">
            <text:p>31</text:p>
          </table:table-cell>
          <table:table-cell table:formula="of:=INT([.B$6]*([.B$2]^([.G40]-1)))" office:value-type="float" office:value="26199" calcext:value-type="float">
            <text:p>26199</text:p>
          </table:table-cell>
          <table:table-cell table:formula="of:=[.I39]*1.21" office:value-type="float" office:value="3044.81639541418" calcext:value-type="float">
            <text:p>3044.81639541418</text:p>
          </table:table-cell>
          <table:table-cell table:formula="of:=ROUND([.J39]*[.J$8])" office:value-type="float" office:value="3179" calcext:value-type="float">
            <text:p>3179</text:p>
          </table:table-cell>
        </table:table-row>
        <table:table-row table:style-name="ro1">
          <table:table-cell table:number-columns-repeated="6"/>
          <table:table-cell table:formula="of:=[.G40]+1" office:value-type="float" office:value="32" calcext:value-type="float">
            <text:p>32</text:p>
          </table:table-cell>
          <table:table-cell table:formula="of:=INT([.B$6]*([.B$2]^([.G41]-1)))" office:value-type="float" office:value="34059" calcext:value-type="float">
            <text:p>34059</text:p>
          </table:table-cell>
          <table:table-cell table:formula="of:=[.I40]*1.21" office:value-type="float" office:value="3684.22783845116" calcext:value-type="float">
            <text:p>3684.22783845116</text:p>
          </table:table-cell>
          <table:table-cell table:formula="of:=ROUND([.J40]*[.J$8])" office:value-type="float" office:value="3847" calcext:value-type="float">
            <text:p>3847</text:p>
          </table:table-cell>
        </table:table-row>
        <table:table-row table:style-name="ro1">
          <table:table-cell table:number-columns-repeated="6"/>
          <table:table-cell table:formula="of:=[.G41]+1" office:value-type="float" office:value="33" calcext:value-type="float">
            <text:p>33</text:p>
          </table:table-cell>
          <table:table-cell table:formula="of:=INT([.B$6]*([.B$2]^([.G42]-1)))" office:value-type="float" office:value="44277" calcext:value-type="float">
            <text:p>44277</text:p>
          </table:table-cell>
          <table:table-cell table:formula="of:=[.I41]*1.21" office:value-type="float" office:value="4457.9156845259" calcext:value-type="float">
            <text:p>4457.9156845259</text:p>
          </table:table-cell>
          <table:table-cell table:formula="of:=ROUND([.J41]*[.J$8])" office:value-type="float" office:value="4655" calcext:value-type="float">
            <text:p>4655</text:p>
          </table:table-cell>
        </table:table-row>
        <table:table-row table:style-name="ro1">
          <table:table-cell table:number-columns-repeated="6"/>
          <table:table-cell table:formula="of:=[.G42]+1" office:value-type="float" office:value="34" calcext:value-type="float">
            <text:p>34</text:p>
          </table:table-cell>
          <table:table-cell table:formula="of:=INT([.B$6]*([.B$2]^([.G43]-1)))" office:value-type="float" office:value="57561" calcext:value-type="float">
            <text:p>57561</text:p>
          </table:table-cell>
          <table:table-cell table:formula="of:=[.I42]*1.21" office:value-type="float" office:value="5394.07797827634" calcext:value-type="float">
            <text:p>5394.07797827634</text:p>
          </table:table-cell>
          <table:table-cell table:formula="of:=ROUND([.J42]*[.J$8])" office:value-type="float" office:value="5633" calcext:value-type="float">
            <text:p>5633</text:p>
          </table:table-cell>
        </table:table-row>
        <table:table-row table:style-name="ro1">
          <table:table-cell table:number-columns-repeated="6"/>
          <table:table-cell table:formula="of:=[.G43]+1" office:value-type="float" office:value="35" calcext:value-type="float">
            <text:p>35</text:p>
          </table:table-cell>
          <table:table-cell table:formula="of:=INT([.B$6]*([.B$2]^([.G44]-1)))" office:value-type="float" office:value="74829" calcext:value-type="float">
            <text:p>74829</text:p>
          </table:table-cell>
          <table:table-cell table:formula="of:=[.I43]*1.21" office:value-type="float" office:value="6526.83435371437" calcext:value-type="float">
            <text:p>6526.83435371437</text:p>
          </table:table-cell>
          <table:table-cell table:formula="of:=ROUND([.J43]*[.J$8])" office:value-type="float" office:value="6816" calcext:value-type="float">
            <text:p>6816</text:p>
          </table:table-cell>
        </table:table-row>
        <table:table-row table:style-name="ro1">
          <table:table-cell table:number-columns-repeated="6"/>
          <table:table-cell table:formula="of:=[.G44]+1" office:value-type="float" office:value="36" calcext:value-type="float">
            <text:p>36</text:p>
          </table:table-cell>
          <table:table-cell table:formula="of:=INT([.B$6]*([.B$2]^([.G45]-1)))" office:value-type="float" office:value="97278" calcext:value-type="float">
            <text:p>97278</text:p>
          </table:table-cell>
          <table:table-cell table:formula="of:=[.I44]*1.21" office:value-type="float" office:value="7897.46956799438" calcext:value-type="float">
            <text:p>7897.46956799438</text:p>
          </table:table-cell>
          <table:table-cell table:formula="of:=ROUND([.J44]*[.J$8])" office:value-type="float" office:value="8247" calcext:value-type="float">
            <text:p>8247</text:p>
          </table:table-cell>
        </table:table-row>
        <table:table-row table:style-name="ro1">
          <table:table-cell table:number-columns-repeated="6"/>
          <table:table-cell table:formula="of:=[.G45]+1" office:value-type="float" office:value="37" calcext:value-type="float">
            <text:p>37</text:p>
          </table:table-cell>
          <table:table-cell table:formula="of:=INT([.B$6]*([.B$2]^([.G46]-1)))" office:value-type="float" office:value="126462" calcext:value-type="float">
            <text:p>126462</text:p>
          </table:table-cell>
          <table:table-cell table:formula="of:=[.I45]*1.21" office:value-type="float" office:value="9555.9381772732" calcext:value-type="float">
            <text:p>9555.9381772732</text:p>
          </table:table-cell>
          <table:table-cell table:formula="of:=ROUND([.J45]*[.J$8])" office:value-type="float" office:value="9979" calcext:value-type="float">
            <text:p>9979</text:p>
          </table:table-cell>
        </table:table-row>
        <table:table-row table:style-name="ro1">
          <table:table-cell table:number-columns-repeated="6"/>
          <table:table-cell table:formula="of:=[.G46]+1" office:value-type="float" office:value="38" calcext:value-type="float">
            <text:p>38</text:p>
          </table:table-cell>
          <table:table-cell table:formula="of:=INT([.B$6]*([.B$2]^([.G47]-1)))" office:value-type="float" office:value="164400" calcext:value-type="float">
            <text:p>164400</text:p>
          </table:table-cell>
          <table:table-cell table:formula="of:=[.I46]*1.21" office:value-type="float" office:value="11562.6851945006" calcext:value-type="float">
            <text:p>11562.6851945006</text:p>
          </table:table-cell>
          <table:table-cell table:formula="of:=ROUND([.J46]*[.J$8])" office:value-type="float" office:value="12075" calcext:value-type="float">
            <text:p>12075</text:p>
          </table:table-cell>
        </table:table-row>
        <table:table-row table:style-name="ro1">
          <table:table-cell table:number-columns-repeated="6"/>
          <table:table-cell table:formula="of:=[.G47]+1" office:value-type="float" office:value="39" calcext:value-type="float">
            <text:p>39</text:p>
          </table:table-cell>
          <table:table-cell table:formula="of:=INT([.B$6]*([.B$2]^([.G48]-1)))" office:value-type="float" office:value="213721" calcext:value-type="float">
            <text:p>213721</text:p>
          </table:table-cell>
          <table:table-cell table:formula="of:=[.I47]*1.21" office:value-type="float" office:value="13990.8490853457" calcext:value-type="float">
            <text:p>13990.8490853457</text:p>
          </table:table-cell>
          <table:table-cell table:formula="of:=ROUND([.J47]*[.J$8])" office:value-type="float" office:value="14611" calcext:value-type="float">
            <text:p>14611</text:p>
          </table:table-cell>
        </table:table-row>
        <table:table-row table:style-name="ro1">
          <table:table-cell table:number-columns-repeated="6"/>
          <table:table-cell table:formula="of:=[.G48]+1" office:value-type="float" office:value="40" calcext:value-type="float">
            <text:p>40</text:p>
          </table:table-cell>
          <table:table-cell table:formula="of:=INT([.B$6]*([.B$2]^([.G49]-1)))" office:value-type="float" office:value="277837" calcext:value-type="float">
            <text:p>277837</text:p>
          </table:table-cell>
          <table:table-cell table:formula="of:=[.I48]*1.21" office:value-type="float" office:value="16928.9273932683" calcext:value-type="float">
            <text:p>16928.9273932683</text:p>
          </table:table-cell>
          <table:table-cell table:formula="of:=ROUND([.J48]*[.J$8])" office:value-type="float" office:value="17679" calcext:value-type="float">
            <text:p>17679</text:p>
          </table:table-cell>
        </table:table-row>
        <table:table-row table:style-name="ro1">
          <table:table-cell table:number-columns-repeated="6"/>
          <table:table-cell table:formula="of:=[.G49]+1" office:value-type="float" office:value="41" calcext:value-type="float">
            <text:p>41</text:p>
          </table:table-cell>
          <table:table-cell table:formula="of:=INT([.B$6]*([.B$2]^([.G50]-1)))" office:value-type="float" office:value="361188" calcext:value-type="float">
            <text:p>361188</text:p>
          </table:table-cell>
          <table:table-cell table:formula="of:=[.I49]*1.21" office:value-type="float" office:value="20484.0021458546" calcext:value-type="float">
            <text:p>20484.0021458546</text:p>
          </table:table-cell>
          <table:table-cell table:formula="of:=ROUND([.J49]*[.J$8])" office:value-type="float" office:value="21392" calcext:value-type="float">
            <text:p>21392</text:p>
          </table:table-cell>
        </table:table-row>
        <table:table-row table:style-name="ro1">
          <table:table-cell table:number-columns-repeated="6"/>
          <table:table-cell table:formula="of:=[.G50]+1" office:value-type="float" office:value="42" calcext:value-type="float">
            <text:p>42</text:p>
          </table:table-cell>
          <table:table-cell table:formula="of:=INT([.B$6]*([.B$2]^([.G51]-1)))" office:value-type="float" office:value="469545" calcext:value-type="float">
            <text:p>469545</text:p>
          </table:table-cell>
          <table:table-cell table:formula="of:=[.I50]*1.21" office:value-type="float" office:value="24785.6425964841" calcext:value-type="float">
            <text:p>24785.6425964841</text:p>
          </table:table-cell>
          <table:table-cell table:formula="of:=ROUND([.J50]*[.J$8])" office:value-type="float" office:value="25884" calcext:value-type="float">
            <text:p>25884</text:p>
          </table:table-cell>
        </table:table-row>
        <table:table-row table:style-name="ro1">
          <table:table-cell table:number-columns-repeated="6"/>
          <table:table-cell table:formula="of:=[.G51]+1" office:value-type="float" office:value="43" calcext:value-type="float">
            <text:p>43</text:p>
          </table:table-cell>
          <table:table-cell table:formula="of:=INT([.B$6]*([.B$2]^([.G52]-1)))" office:value-type="float" office:value="610408" calcext:value-type="float">
            <text:p>610408</text:p>
          </table:table-cell>
          <table:table-cell table:formula="of:=[.I51]*1.21" office:value-type="float" office:value="29990.6275417458" calcext:value-type="float">
            <text:p>29990.6275417458</text:p>
          </table:table-cell>
          <table:table-cell table:formula="of:=ROUND([.J51]*[.J$8])" office:value-type="float" office:value="31320" calcext:value-type="float">
            <text:p>31320</text:p>
          </table:table-cell>
        </table:table-row>
        <table:table-row table:style-name="ro1">
          <table:table-cell table:number-columns-repeated="6"/>
          <table:table-cell table:formula="of:=[.G52]+1" office:value-type="float" office:value="44" calcext:value-type="float">
            <text:p>44</text:p>
          </table:table-cell>
          <table:table-cell table:formula="of:=INT([.B$6]*([.B$2]^([.G53]-1)))" office:value-type="float" office:value="793531" calcext:value-type="float">
            <text:p>793531</text:p>
          </table:table-cell>
          <table:table-cell table:formula="of:=[.I52]*1.21" office:value-type="float" office:value="36288.6593255124" calcext:value-type="float">
            <text:p>36288.6593255124</text:p>
          </table:table-cell>
          <table:table-cell table:formula="of:=ROUND([.J52]*[.J$8])" office:value-type="float" office:value="37897" calcext:value-type="float">
            <text:p>37897</text:p>
          </table:table-cell>
        </table:table-row>
        <table:table-row table:style-name="ro1">
          <table:table-cell table:number-columns-repeated="6"/>
          <table:table-cell table:formula="of:=[.G53]+1" office:value-type="float" office:value="45" calcext:value-type="float">
            <text:p>45</text:p>
          </table:table-cell>
          <table:table-cell table:formula="of:=INT([.B$6]*([.B$2]^([.G54]-1)))" office:value-type="float" office:value="1031590" calcext:value-type="float">
            <text:p>1031590</text:p>
          </table:table-cell>
          <table:table-cell table:formula="of:=[.I53]*1.21" office:value-type="float" office:value="43909.27778387" calcext:value-type="float">
            <text:p>43909.27778387</text:p>
          </table:table-cell>
          <table:table-cell table:formula="of:=ROUND([.J53]*[.J$8])" office:value-type="float" office:value="45855" calcext:value-type="float">
            <text:p>45855</text:p>
          </table:table-cell>
        </table:table-row>
        <table:table-row table:style-name="ro1">
          <table:table-cell table:number-columns-repeated="6"/>
          <table:table-cell table:formula="of:=[.G54]+1" office:value-type="float" office:value="46" calcext:value-type="float">
            <text:p>46</text:p>
          </table:table-cell>
          <table:table-cell table:formula="of:=INT([.B$6]*([.B$2]^([.G55]-1)))" office:value-type="float" office:value="1341068" calcext:value-type="float">
            <text:p>1341068</text:p>
          </table:table-cell>
          <table:table-cell table:formula="of:=[.I54]*1.21" office:value-type="float" office:value="53130.2261184827" calcext:value-type="float">
            <text:p>53130.2261184827</text:p>
          </table:table-cell>
          <table:table-cell table:formula="of:=ROUND([.J54]*[.J$8])" office:value-type="float" office:value="55485" calcext:value-type="float">
            <text:p>55485</text:p>
          </table:table-cell>
        </table:table-row>
        <table:table-row table:style-name="ro1">
          <table:table-cell table:number-columns-repeated="6"/>
          <table:table-cell table:formula="of:=[.G55]+1" office:value-type="float" office:value="47" calcext:value-type="float">
            <text:p>47</text:p>
          </table:table-cell>
          <table:table-cell table:formula="of:=INT([.B$6]*([.B$2]^([.G56]-1)))" office:value-type="float" office:value="1743388" calcext:value-type="float">
            <text:p>1743388</text:p>
          </table:table-cell>
          <table:table-cell table:formula="of:=[.I55]*1.21" office:value-type="float" office:value="64287.573603364" calcext:value-type="float">
            <text:p>64287.573603364</text:p>
          </table:table-cell>
          <table:table-cell table:formula="of:=ROUND([.J55]*[.J$8])" office:value-type="float" office:value="67137" calcext:value-type="float">
            <text:p>67137</text:p>
          </table:table-cell>
        </table:table-row>
        <table:table-row table:style-name="ro1">
          <table:table-cell table:number-columns-repeated="6"/>
          <table:table-cell table:formula="of:=[.G56]+1" office:value-type="float" office:value="48" calcext:value-type="float">
            <text:p>48</text:p>
          </table:table-cell>
          <table:table-cell table:formula="of:=INT([.B$6]*([.B$2]^([.G57]-1)))" office:value-type="float" office:value="2266405" calcext:value-type="float">
            <text:p>2266405</text:p>
          </table:table-cell>
          <table:table-cell table:formula="of:=[.I56]*1.21" office:value-type="float" office:value="77787.9640600705" calcext:value-type="float">
            <text:p>77787.9640600705</text:p>
          </table:table-cell>
          <table:table-cell table:formula="of:=ROUND([.J56]*[.J$8])" office:value-type="float" office:value="81236" calcext:value-type="float">
            <text:p>81236</text:p>
          </table:table-cell>
        </table:table-row>
        <table:table-row table:style-name="ro1">
          <table:table-cell table:number-columns-repeated="6"/>
          <table:table-cell table:style-name="ce36" table:formula="of:=[.G57]+1" office:value-type="float" office:value="49" calcext:value-type="float">
            <text:p>49</text:p>
          </table:table-cell>
          <table:table-cell table:style-name="ce38" table:formula="of:=INT([.B$6]*([.B$2]^([.G58]-1)))" office:value-type="float" office:value="2946326" calcext:value-type="float">
            <text:p>2946326</text:p>
          </table:table-cell>
          <table:table-cell table:style-name="ce39" table:formula="of:=[.I57]*1.21" office:value-type="float" office:value="94123.4365126853" calcext:value-type="float">
            <text:p>94123.4365126853</text:p>
          </table:table-cell>
          <table:table-cell table:style-name="ce42" table:formula="of:=ROUND([.J57]*[.J$8])" office:value-type="float" office:value="98296" calcext:value-type="float">
            <text:p>982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/00/0000</text:date>, <text:time style:data-style-name="N2" text:time-value="12:40:09.5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20:57:35.261000000</dc:date>
    <meta:editing-duration>PT4H12M53S</meta:editing-duration>
    <meta:editing-cycles>17</meta:editing-cycles>
    <meta:generator>LibreOffice/5.4.1.2$Windows_x86 LibreOffice_project/ea7cb86e6eeb2bf3a5af73a8f7777ac570321527</meta:generator>
    <meta:document-statistic meta:table-count="3" meta:cell-count="6617" meta:object-count="0"/>
  </office:meta>
</office:document-meta>
</file>